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igu 2M"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S PMincho" svg:font-family="'MS PMincho'" style:font-adornments="Regular" style:font-pitch="variable"/>
    <style:font-face style:name="Migu 2M1" svg:font-family="'Migu 2M'" style:font-adornments="Bold" style:font-pitch="variable"/>
    <style:font-face style:name="Migu 2M2"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4" style:family="table-cell">
      <style:table-cell-properties fo:padding="0.0625in" fo:border-left="none" fo:border-right="none" fo:border-top="none" fo:border-bottom="0.05pt solid #000000"/>
    </style:style>
    <style:style style:name="Table1.B4"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3.2125in" style:rel-column-width="23*"/>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5" style:family="table-cell">
      <style:table-cell-properties fo:padding="0.0625in" fo:border-left="none" fo:border-right="none" fo:border-top="none" fo:border-bottom="0.05pt solid #000000"/>
    </style:style>
    <style:style style:name="Table2.B5" style:family="table-cell">
      <style:table-cell-properties fo:padding="0.0625in" fo:border-left="none" fo:border-right="none" fo:border-top="none" fo:border-bottom="0.05pt solid #000000"/>
    </style:style>
    <style:style style:name="Table3" style:family="table">
      <style:table-properties style:width="6.425in" style:rel-width="96%" fo:margin-top="0in" fo:margin-bottom="0.0785in" table:align="center"/>
    </style:style>
    <style:style style:name="Table3.A" style:family="table-column">
      <style:table-column-properties style:column-width="3.2125in" style:rel-column-width="23*"/>
    </style:style>
    <style:style style:name="Table3.A1" style:family="table-cell">
      <style:table-cell-properties fo:padding="0.0625in" fo:border-left="none" fo:border-right="none" fo:border-top="0.05pt solid #000000" fo:border-bottom="none"/>
    </style:style>
    <style:style style:name="Table3.A2" style:family="table-cell">
      <style:table-cell-properties fo:padding="0.0625in" fo:border-left="none" fo:border-right="none" fo:border-top="none" fo:border-bottom="0.05pt solid #000000"/>
    </style:style>
    <style:style style:name="Table4" style:family="table">
      <style:table-properties style:width="6.425in" style:rel-width="96%" fo:margin-top="0in" fo:margin-bottom="0.0785in" table:align="center"/>
    </style:style>
    <style:style style:name="Table4.A" style:family="table-column">
      <style:table-column-properties style:column-width="1.6063in" style:rel-column-width="23*"/>
    </style:style>
    <style:style style:name="Table4.A1" style:family="table-cell">
      <style:table-cell-properties fo:padding="0.0625in" fo:border-left="none" fo:border-right="none" fo:border-top="0.05pt solid #000000" fo:border-bottom="none"/>
    </style:style>
    <style:style style:name="Table4.A2" style:family="table-cell">
      <style:table-cell-properties style:vertical-align="top" fo:padding="0.0625in" fo:border="none"/>
    </style:style>
    <style:style style:name="Table4.A3" style:family="table-cell">
      <style:table-cell-properties fo:padding="0.0625in" fo:border-left="none" fo:border-right="none" fo:border-top="none" fo:border-bottom="0.05pt solid #000000"/>
    </style:style>
    <style:style style:name="Table4.B3" style:family="table-cell">
      <style:table-cell-properties fo:padding="0.0625in" fo:border-left="none" fo:border-right="none" fo:border-top="none" fo:border-bottom="0.05pt solid #000000"/>
    </style:style>
    <style:style style:name="Table4.C3" style:family="table-cell">
      <style:table-cell-properties fo:padding="0.0625in" fo:border-left="none" fo:border-right="none" fo:border-top="none" fo:border-bottom="0.05pt solid #000000"/>
    </style:style>
    <style:style style:name="Table4.D3" style:family="table-cell">
      <style:table-cell-properties fo:padding="0.0625in" fo:border-left="none" fo:border-right="none" fo:border-top="none" fo:border-bottom="0.05pt solid #000000"/>
    </style:style>
    <style:style style:name="Table5" style:family="table">
      <style:table-properties style:width="6.425in" style:rel-width="96%" fo:margin-top="0in" fo:margin-bottom="0.0785in" table:align="center"/>
    </style:style>
    <style:style style:name="Table5.A" style:family="table-column">
      <style:table-column-properties style:column-width="1.6063in" style:rel-column-width="23*"/>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3" style:family="table-cell">
      <style:table-cell-properties fo:padding="0.0625in" fo:border-left="none" fo:border-right="none" fo:border-top="none" fo:border-bottom="0.05pt solid #000000"/>
    </style:style>
    <style:style style:name="Table5.B3" style:family="table-cell">
      <style:table-cell-properties fo:padding="0.0625in" fo:border-left="none" fo:border-right="none" fo:border-top="none" fo:border-bottom="0.05pt solid #000000"/>
    </style:style>
    <style:style style:name="Table5.C3" style:family="table-cell">
      <style:table-cell-properties fo:padding="0.0625in" fo:border-left="none" fo:border-right="none" fo:border-top="none" fo:border-bottom="0.05pt solid #000000"/>
    </style:style>
    <style:style style:name="Table5.D3" style:family="table-cell">
      <style:table-cell-properties fo:padding="0.0625in" fo:border-left="none" fo:border-right="none" fo:border-top="none" fo:border-bottom="0.05pt solid #000000"/>
    </style:style>
    <style:style style:name="Table6" style:family="table">
      <style:table-properties style:width="6.425in" style:rel-width="96%" fo:margin-top="0in" fo:margin-bottom="0.0785in" table:align="center"/>
    </style:style>
    <style:style style:name="Table6.A" style:family="table-column">
      <style:table-column-properties style:column-width="1.6063in" style:rel-column-width="23*"/>
    </style:style>
    <style:style style:name="Table6.A1" style:family="table-cell">
      <style:table-cell-properties fo:padding="0.0625in" fo:border-left="none" fo:border-right="none" fo:border-top="0.05pt solid #000000" fo:border-bottom="none"/>
    </style:style>
    <style:style style:name="Table6.A2" style:family="table-cell">
      <style:table-cell-properties style:vertical-align="top" fo:padding="0.0625in" fo:border="none"/>
    </style:style>
    <style:style style:name="Table6.A3" style:family="table-cell">
      <style:table-cell-properties fo:padding="0.0625in" fo:border-left="none" fo:border-right="none" fo:border-top="none" fo:border-bottom="0.05pt solid #000000"/>
    </style:style>
    <style:style style:name="Table6.B3" style:family="table-cell">
      <style:table-cell-properties fo:padding="0.0625in" fo:border-left="none" fo:border-right="none" fo:border-top="none" fo:border-bottom="0.05pt solid #000000"/>
    </style:style>
    <style:style style:name="Table6.C3" style:family="table-cell">
      <style:table-cell-properties fo:padding="0.0625in" fo:border-left="none" fo:border-right="none" fo:border-top="none" fo:border-bottom="0.05pt solid #000000"/>
    </style:style>
    <style:style style:name="Table6.D3" style:family="table-cell">
      <style:table-cell-properties fo:padding="0.0625in" fo:border-left="none" fo:border-right="none" fo:border-top="none" fo:border-bottom="0.05pt solid #000000"/>
    </style:style>
    <style:style style:name="Table7" style:family="table">
      <style:table-properties style:width="6.425in" style:rel-width="96%" fo:margin-top="0in" fo:margin-bottom="0.0785in" table:align="center"/>
    </style:style>
    <style:style style:name="Table7.A" style:family="table-column">
      <style:table-column-properties style:column-width="2.1417in" style:rel-column-width="23*"/>
    </style:style>
    <style:style style:name="Table7.A1" style:family="table-cell">
      <style:table-cell-properties fo:padding="0.0625in" fo:border-left="none" fo:border-right="none" fo:border-top="0.05pt solid #000000" fo:border-bottom="none"/>
    </style:style>
    <style:style style:name="Table7.A2" style:family="table-cell">
      <style:table-cell-properties style:vertical-align="top" fo:padding="0.0625in" fo:border="none"/>
    </style:style>
    <style:style style:name="Table7.A4" style:family="table-cell">
      <style:table-cell-properties fo:padding="0.0625in" fo:border-left="none" fo:border-right="none" fo:border-top="none" fo:border-bottom="0.05pt solid #000000"/>
    </style:style>
    <style:style style:name="Table7.B4" style:family="table-cell">
      <style:table-cell-properties fo:padding="0.0625in" fo:border-left="none" fo:border-right="none" fo:border-top="none" fo:border-bottom="0.05pt solid #000000"/>
    </style:style>
    <style:style style:name="Table7.C4"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Configurations for GNU Emacs</text:title></text:p>
      <text:p text:style-name="OrgTitle"/>
      <text:p text:style-name="OrgSubtitle"><text:initial-creator>Takaaki Ishikawa</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headline1" text:style-name="Internet_20_link" text:visited-style-name="Visited_20_Internet_20_Link">1. はじめに</text:a></text:p>
          <text:p text:style-name="Contents_20_1"><text:a xlink:type="simple" xlink:href="#orgheadline13" text:style-name="Internet_20_link" text:visited-style-name="Visited_20_Internet_20_Link">2. 基本設定</text:a></text:p>
          <text:p text:style-name="Contents_20_2"><text:a xlink:type="simple" xlink:href="#orgheadline2" text:style-name="Internet_20_link" text:visited-style-name="Visited_20_Internet_20_Link">2.1. init.el のヘッダ</text:a></text:p>
          <text:p text:style-name="Contents_20_2"><text:a xlink:type="simple" xlink:href="#orgheadline3" text:style-name="Internet_20_link" text:visited-style-name="Visited_20_Internet_20_Link">2.2. cl を使う</text:a></text:p>
          <text:p text:style-name="Contents_20_2"><text:a xlink:type="simple" xlink:href="#orgheadline4" text:style-name="Internet_20_link" text:visited-style-name="Visited_20_Internet_20_Link">2.3. リストで関数を渡せる autoload-if-found を使う</text:a></text:p>
          <text:p text:style-name="Contents_20_2"><text:a xlink:type="simple" xlink:href="#orgheadline7" text:style-name="Internet_20_link" text:visited-style-name="Visited_20_Internet_20_Link">2.4. [eval-after-autoload-if-found.el] 遅延読み込み</text:a></text:p>
          <text:p text:style-name="Contents_20_3"><text:a xlink:type="simple" xlink:href="#orgheadline5" text:style-name="Internet_20_link" text:visited-style-name="Visited_20_Internet_20_Link">2.4.1. マクロ版</text:a></text:p>
          <text:p text:style-name="Contents_20_3"><text:a xlink:type="simple" xlink:href="#orgheadline6" text:style-name="Internet_20_link" text:visited-style-name="Visited_20_Internet_20_Link">2.4.2. 関数版</text:a></text:p>
          <text:p text:style-name="Contents_20_2"><text:a xlink:type="simple" xlink:href="#orgheadline8" text:style-name="Internet_20_link" text:visited-style-name="Visited_20_Internet_20_Link">2.5. 警告の抑制</text:a></text:p>
          <text:p text:style-name="Contents_20_2"><text:a xlink:type="simple" xlink:href="#orgheadline9" text:style-name="Internet_20_link" text:visited-style-name="Visited_20_Internet_20_Link">2.6. 起動時間の計測</text:a></text:p>
          <text:p text:style-name="Contents_20_2"><text:a xlink:type="simple" xlink:href="#orgheadline11" text:style-name="Internet_20_link" text:visited-style-name="Visited_20_Internet_20_Link">2.7. C-x C-c で容易にEmacsを終了させないように質問する</text:a></text:p>
          <text:p text:style-name="Contents_20_3"><text:a xlink:type="simple" xlink:href="#orgheadline10" text:style-name="Internet_20_link" text:visited-style-name="Visited_20_Internet_20_Link">2.7.1. キーバインド</text:a></text:p>
          <text:p text:style-name="Contents_20_2"><text:a xlink:type="simple" xlink:href="#orgheadline12" text:style-name="Internet_20_link" text:visited-style-name="Visited_20_Internet_20_Link">2.8. Messages 出力を封じるためのマクロ</text:a></text:p>
          <text:p text:style-name="Contents_20_1"><text:a xlink:type="simple" xlink:href="#orgheadline31" text:style-name="Internet_20_link" text:visited-style-name="Visited_20_Internet_20_Link">3. コア設定</text:a></text:p>
          <text:p text:style-name="Contents_20_2"><text:a xlink:type="simple" xlink:href="#orgheadline14" text:style-name="Internet_20_link" text:visited-style-name="Visited_20_Internet_20_Link">3.1. 言語／文字コード</text:a></text:p>
          <text:p text:style-name="Contents_20_2"><text:a xlink:type="simple" xlink:href="#orgheadline15" text:style-name="Internet_20_link" text:visited-style-name="Visited_20_Internet_20_Link">3.2. 日本語入力</text:a></text:p>
          <text:p text:style-name="Contents_20_2"><text:a xlink:type="simple" xlink:href="#orgheadline16" text:style-name="Internet_20_link" text:visited-style-name="Visited_20_Internet_20_Link">3.3. [ag.el] 検索</text:a></text:p>
          <text:p text:style-name="Contents_20_2"><text:a xlink:type="simple" xlink:href="#orgheadline17" text:style-name="Internet_20_link" text:visited-style-name="Visited_20_Internet_20_Link">3.4. 基本キーバインド</text:a></text:p>
          <text:p text:style-name="Contents_20_2"><text:a xlink:type="simple" xlink:href="#orgheadline18" text:style-name="Internet_20_link" text:visited-style-name="Visited_20_Internet_20_Link">3.5. ナローイングするか</text:a></text:p>
          <text:p text:style-name="Contents_20_2"><text:a xlink:type="simple" xlink:href="#orgheadline19" text:style-name="Internet_20_link" text:visited-style-name="Visited_20_Internet_20_Link">3.6. バッファの終わりでのnewlineを禁止する</text:a></text:p>
          <text:p text:style-name="Contents_20_2"><text:a xlink:type="simple" xlink:href="#orgheadline20" text:style-name="Internet_20_link" text:visited-style-name="Visited_20_Internet_20_Link">3.7. 常に最終行に一行追加する</text:a></text:p>
          <text:p text:style-name="Contents_20_2"><text:a xlink:type="simple" xlink:href="#orgheadline21" text:style-name="Internet_20_link" text:visited-style-name="Visited_20_Internet_20_Link">3.8. 長い文章を右端で常に折り返す</text:a></text:p>
          <text:p text:style-name="Contents_20_2"><text:a xlink:type="simple" xlink:href="#orgheadline22" text:style-name="Internet_20_link" text:visited-style-name="Visited_20_Internet_20_Link">3.9. バッファが外部から編集された場合に自動で再読み込みする</text:a></text:p>
          <text:p text:style-name="Contents_20_2"><text:a xlink:type="simple" xlink:href="#orgheadline23" text:style-name="Internet_20_link" text:visited-style-name="Visited_20_Internet_20_Link">3.10. [uniquify.el] 同じバッファ名が開かれた場合に区別する</text:a></text:p>
          <text:p text:style-name="Contents_20_2"><text:a xlink:type="simple" xlink:href="#orgheadline24" text:style-name="Internet_20_link" text:visited-style-name="Visited_20_Internet_20_Link">3.11. マウスで選択した領域を自動コピー</text:a></text:p>
          <text:p text:style-name="Contents_20_2"><text:a xlink:type="simple" xlink:href="#orgheadline27" text:style-name="Internet_20_link" text:visited-style-name="Visited_20_Internet_20_Link">3.12. パッケージ管理</text:a></text:p>
          <text:p text:style-name="Contents_20_3"><text:a xlink:type="simple" xlink:href="#orgheadline25" text:style-name="Internet_20_link" text:visited-style-name="Visited_20_Internet_20_Link">3.12.1. Cask のセットアップ</text:a></text:p>
          <text:p text:style-name="Contents_20_3"><text:a xlink:type="simple" xlink:href="#orgheadline26" text:style-name="Internet_20_link" text:visited-style-name="Visited_20_Internet_20_Link">3.12.2. load-path を一箇所にして起動を高速化</text:a></text:p>
          <text:p text:style-name="Contents_20_2"><text:a xlink:type="simple" xlink:href="#orgheadline28" text:style-name="Internet_20_link" text:visited-style-name="Visited_20_Internet_20_Link">3.13. インデント</text:a></text:p>
          <text:p text:style-name="Contents_20_2"><text:a xlink:type="simple" xlink:href="#orgheadline29" text:style-name="Internet_20_link" text:visited-style-name="Visited_20_Internet_20_Link">3.14. [aggressive-indent] 即時バッファ整形</text:a></text:p>
          <text:p text:style-name="Contents_20_2"><text:a xlink:type="simple" xlink:href="#orgheadline30" text:style-name="Internet_20_link" text:visited-style-name="Visited_20_Internet_20_Link">3.15. ファイルリンクを辿る時に確認のメッセージを出さない</text:a></text:p>
          <text:p text:style-name="Contents_20_1"><text:a xlink:type="simple" xlink:href="#orgheadline45" text:style-name="Internet_20_link" text:visited-style-name="Visited_20_Internet_20_Link">4. カーソル移動</text:a></text:p>
          <text:p text:style-name="Contents_20_2"><text:a xlink:type="simple" xlink:href="#orgheadline32" text:style-name="Internet_20_link" text:visited-style-name="Visited_20_Internet_20_Link">4.1. バッファ内のカーソル移動</text:a></text:p>
          <text:p text:style-name="Contents_20_2"><text:a xlink:type="simple" xlink:href="#orgheadline33" text:style-name="Internet_20_link" text:visited-style-name="Visited_20_Internet_20_Link">4.2. バッファ間のカーソル移動</text:a></text:p>
          <text:p text:style-name="Contents_20_2"><text:a xlink:type="simple" xlink:href="#orgheadline34" text:style-name="Internet_20_link" text:visited-style-name="Visited_20_Internet_20_Link">4.3. スクロールを制御</text:a></text:p>
          <text:p text:style-name="Contents_20_2"><text:a xlink:type="simple" xlink:href="#orgheadline35" text:style-name="Internet_20_link" text:visited-style-name="Visited_20_Internet_20_Link">4.4. スクロールで表示を重複させる行数</text:a></text:p>
          <text:p text:style-name="Contents_20_2"><text:a xlink:type="simple" xlink:href="#orgheadline37" text:style-name="Internet_20_link" text:visited-style-name="Visited_20_Internet_20_Link">4.5. [SmoothScroll.el] カーソル固定でスクロールする</text:a></text:p>
          <text:p text:style-name="Contents_20_3"><text:soft-page-break/><text:a xlink:type="simple" xlink:href="#orgheadline36" text:style-name="Internet_20_link" text:visited-style-name="Visited_20_Internet_20_Link">4.5.1. キーバインド</text:a></text:p>
          <text:p text:style-name="Contents_20_2"><text:a xlink:type="simple" xlink:href="#orgheadline38" text:style-name="Internet_20_link" text:visited-style-name="Visited_20_Internet_20_Link">4.6. [smooth-scroll.el] 滑らかなスクロール</text:a></text:p>
          <text:p text:style-name="Contents_20_2"><text:a xlink:type="simple" xlink:href="#orgheadline40" text:style-name="Internet_20_link" text:visited-style-name="Visited_20_Internet_20_Link">4.7. [point-undo.el] カーソル位置を簡単にたどる</text:a></text:p>
          <text:p text:style-name="Contents_20_3"><text:a xlink:type="simple" xlink:href="#orgheadline39" text:style-name="Internet_20_link" text:visited-style-name="Visited_20_Internet_20_Link">4.7.1. キーバインド</text:a></text:p>
          <text:p text:style-name="Contents_20_2"><text:a xlink:type="simple" xlink:href="#orgheadline42" text:style-name="Internet_20_link" text:visited-style-name="Visited_20_Internet_20_Link">4.8. [cycle-buffer.el] カレントバッファの表示切り替え</text:a></text:p>
          <text:p text:style-name="Contents_20_3"><text:a xlink:type="simple" xlink:href="#orgheadline41" text:style-name="Internet_20_link" text:visited-style-name="Visited_20_Internet_20_Link">4.8.1. キーバインド</text:a></text:p>
          <text:p text:style-name="Contents_20_2"><text:a xlink:type="simple" xlink:href="#orgheadline43" text:style-name="Internet_20_link" text:visited-style-name="Visited_20_Internet_20_Link">4.9. [bm.el] カーソル位置をブックマークして追う</text:a></text:p>
          <text:p text:style-name="Contents_20_2"><text:a xlink:type="simple" xlink:href="#orgheadline44" text:style-name="Internet_20_link" text:visited-style-name="Visited_20_Internet_20_Link">4.10. [centered-cursor-mode.el] カーソル位置を中央に固定</text:a></text:p>
          <text:p text:style-name="Contents_20_1"><text:a xlink:type="simple" xlink:href="#orgheadline85" text:style-name="Internet_20_link" text:visited-style-name="Visited_20_Internet_20_Link">5. 編集サポート</text:a></text:p>
          <text:p text:style-name="Contents_20_2"><text:a xlink:type="simple" xlink:href="#orgheadline46" text:style-name="Internet_20_link" text:visited-style-name="Visited_20_Internet_20_Link">5.1. 矩形編集／連番入力</text:a></text:p>
          <text:p text:style-name="Contents_20_2"><text:a xlink:type="simple" xlink:href="#orgheadline47" text:style-name="Internet_20_link" text:visited-style-name="Visited_20_Internet_20_Link">5.2. Yank時に装飾を取る</text:a></text:p>
          <text:p text:style-name="Contents_20_2"><text:a xlink:type="simple" xlink:href="#orgheadline48" text:style-name="Internet_20_link" text:visited-style-name="Visited_20_Internet_20_Link">5.3. ファイル保存時に時間を記録する</text:a></text:p>
          <text:p text:style-name="Contents_20_2"><text:a xlink:type="simple" xlink:href="#orgheadline49" text:style-name="Internet_20_link" text:visited-style-name="Visited_20_Internet_20_Link">5.4. 選択リージョンを使って検索</text:a></text:p>
          <text:p text:style-name="Contents_20_2"><text:a xlink:type="simple" xlink:href="#orgheadline50" text:style-name="Internet_20_link" text:visited-style-name="Visited_20_Internet_20_Link">5.5. ChangeLog モード</text:a></text:p>
          <text:p text:style-name="Contents_20_2"><text:a xlink:type="simple" xlink:href="#orgheadline51" text:style-name="Internet_20_link" text:visited-style-name="Visited_20_Internet_20_Link">5.6. テキストモード</text:a></text:p>
          <text:p text:style-name="Contents_20_2"><text:a xlink:type="simple" xlink:href="#orgheadline52" text:style-name="Internet_20_link" text:visited-style-name="Visited_20_Internet_20_Link">5.7. C/C++モード</text:a></text:p>
          <text:p text:style-name="Contents_20_2"><text:a xlink:type="simple" xlink:href="#orgheadline53" text:style-name="Internet_20_link" text:visited-style-name="Visited_20_Internet_20_Link">5.8. C#モード</text:a></text:p>
          <text:p text:style-name="Contents_20_2"><text:a xlink:type="simple" xlink:href="#orgheadline54" text:style-name="Internet_20_link" text:visited-style-name="Visited_20_Internet_20_Link">5.9. Infoモード</text:a></text:p>
          <text:p text:style-name="Contents_20_2"><text:a xlink:type="simple" xlink:href="#orgheadline55" text:style-name="Internet_20_link" text:visited-style-name="Visited_20_Internet_20_Link">5.10. Rモード</text:a></text:p>
          <text:p text:style-name="Contents_20_2"><text:a xlink:type="simple" xlink:href="#orgheadline56" text:style-name="Internet_20_link" text:visited-style-name="Visited_20_Internet_20_Link">5.11. nXMLモード</text:a></text:p>
          <text:p text:style-name="Contents_20_2"><text:a xlink:type="simple" xlink:href="#orgheadline57" text:style-name="Internet_20_link" text:visited-style-name="Visited_20_Internet_20_Link">5.12. yamlモード</text:a></text:p>
          <text:p text:style-name="Contents_20_2"><text:a xlink:type="simple" xlink:href="#orgheadline58" text:style-name="Internet_20_link" text:visited-style-name="Visited_20_Internet_20_Link">5.13. jsonモード</text:a></text:p>
          <text:p text:style-name="Contents_20_2"><text:a xlink:type="simple" xlink:href="#orgheadline59" text:style-name="Internet_20_link" text:visited-style-name="Visited_20_Internet_20_Link">5.14. javascriptモード</text:a></text:p>
          <text:p text:style-name="Contents_20_2"><text:a xlink:type="simple" xlink:href="#orgheadline60" text:style-name="Internet_20_link" text:visited-style-name="Visited_20_Internet_20_Link">5.15. csvモード</text:a></text:p>
          <text:p text:style-name="Contents_20_2"><text:a xlink:type="simple" xlink:href="#orgheadline61" text:style-name="Internet_20_link" text:visited-style-name="Visited_20_Internet_20_Link">5.16. asciiモード</text:a></text:p>
          <text:p text:style-name="Contents_20_2"><text:a xlink:type="simple" xlink:href="#orgheadline63" text:style-name="Internet_20_link" text:visited-style-name="Visited_20_Internet_20_Link">5.17. スペルチェック</text:a></text:p>
          <text:p text:style-name="Contents_20_3"><text:a xlink:type="simple" xlink:href="#orgheadline62" text:style-name="Internet_20_link" text:visited-style-name="Visited_20_Internet_20_Link">5.17.1. キーバインド</text:a></text:p>
          <text:p text:style-name="Contents_20_2"><text:a xlink:type="simple" xlink:href="#orgheadline64" text:style-name="Internet_20_link" text:visited-style-name="Visited_20_Internet_20_Link">5.18. リアルタイムスペルチェック</text:a></text:p>
          <text:p text:style-name="Contents_20_2"><text:a xlink:type="simple" xlink:href="#orgheadline65" text:style-name="Internet_20_link" text:visited-style-name="Visited_20_Internet_20_Link">5.19. [latex-math-preview.el] TeX数式をプレビュー</text:a></text:p>
          <text:p text:style-name="Contents_20_2"><text:a xlink:type="simple" xlink:href="#orgheadline66" text:style-name="Internet_20_link" text:visited-style-name="Visited_20_Internet_20_Link">5.20. [po-mode.el] 翻訳ファイルの編集</text:a></text:p>
          <text:p text:style-name="Contents_20_2"><text:a xlink:type="simple" xlink:href="#orgheadline67" text:style-name="Internet_20_link" text:visited-style-name="Visited_20_Internet_20_Link">5.21. [word-count.el] リージョン内の文字をカウントする</text:a></text:p>
          <text:p text:style-name="Contents_20_2"><text:a xlink:type="simple" xlink:href="#orgheadline68" text:style-name="Internet_20_link" text:visited-style-name="Visited_20_Internet_20_Link">5.22. [yatex.el] YaTeXモード</text:a></text:p>
          <text:p text:style-name="Contents_20_2"><text:a xlink:type="simple" xlink:href="#orgheadline69" text:style-name="Internet_20_link" text:visited-style-name="Visited_20_Internet_20_Link">5.23. [wclock.el] 世界時計</text:a></text:p>
          <text:p text:style-name="Contents_20_2"><text:a xlink:type="simple" xlink:href="#orgheadline70" text:style-name="Internet_20_link" text:visited-style-name="Visited_20_Internet_20_Link">5.24. [yasnippet.el] Emacs用のテンプレートシステム</text:a></text:p>
          <text:p text:style-name="Contents_20_2"><text:a xlink:type="simple" xlink:href="#orgheadline72" text:style-name="Internet_20_link" text:visited-style-name="Visited_20_Internet_20_Link">5.25. [sdic.el] 英辞郎で英単語を調べる</text:a></text:p>
          <text:p text:style-name="Contents_20_3"><text:a xlink:type="simple" xlink:href="#orgheadline71" text:style-name="Internet_20_link" text:visited-style-name="Visited_20_Internet_20_Link">5.25.1. キーバインド</text:a></text:p>
          <text:p text:style-name="Contents_20_2"><text:a xlink:type="simple" xlink:href="#orgheadline73" text:style-name="Internet_20_link" text:visited-style-name="Visited_20_Internet_20_Link">5.26. MacOSのdictionary.appで辞書をひく</text:a></text:p>
          <text:p text:style-name="Contents_20_2"><text:a xlink:type="simple" xlink:href="#orgheadline76" text:style-name="Internet_20_link" text:visited-style-name="Visited_20_Internet_20_Link">5.27. MacOSのdictionary.appでCOBUILD5の辞書をひく（旧）</text:a></text:p>
          <text:p text:style-name="Contents_20_3"><text:a xlink:type="simple" xlink:href="#orgheadline74" text:style-name="Internet_20_link" text:visited-style-name="Visited_20_Internet_20_Link">5.27.1. マイナーモード化</text:a></text:p>
          <text:p text:style-name="Contents_20_3"><text:a xlink:type="simple" xlink:href="#orgheadline75" text:style-name="Internet_20_link" text:visited-style-name="Visited_20_Internet_20_Link">5.27.2. キーバインド</text:a></text:p>
          <text:p text:style-name="Contents_20_2"><text:a xlink:type="simple" xlink:href="#orgheadline78" text:style-name="Internet_20_link" text:visited-style-name="Visited_20_Internet_20_Link">5.28. [lookup.el] 辞書</text:a></text:p>
          <text:p text:style-name="Contents_20_3"><text:a xlink:type="simple" xlink:href="#orgheadline77" text:style-name="Internet_20_link" text:visited-style-name="Visited_20_Internet_20_Link">5.28.1. キーバインド</text:a></text:p>
          <text:p text:style-name="Contents_20_2"><text:a xlink:type="simple" xlink:href="#orgheadline79" text:style-name="Internet_20_link" text:visited-style-name="Visited_20_Internet_20_Link">5.29. [cacoo] Cacoo で描く</text:a></text:p>
          <text:p text:style-name="Contents_20_2"><text:a xlink:type="simple" xlink:href="#orgheadline80" text:style-name="Internet_20_link" text:visited-style-name="Visited_20_Internet_20_Link">5.30. [iedit] バッファ内の同じ文字列を一度に編集する</text:a></text:p>
          <text:p text:style-name="Contents_20_2"><text:a xlink:type="simple" xlink:href="#orgheadline81" text:style-name="Internet_20_link" text:visited-style-name="Visited_20_Internet_20_Link">5.31. [web-mode] HTML編集</text:a></text:p>
          <text:p text:style-name="Contents_20_2"><text:a xlink:type="simple" xlink:href="#orgheadline82" text:style-name="Internet_20_link" text:visited-style-name="Visited_20_Internet_20_Link">5.32. [zencoding-mode] HTML編集の高速化</text:a></text:p>
          <text:p text:style-name="Contents_20_2"><text:a xlink:type="simple" xlink:href="#orgheadline83" text:style-name="Internet_20_link" text:visited-style-name="Visited_20_Internet_20_Link">5.33. [emmet-mode] zencoding の後継</text:a></text:p>
          <text:p text:style-name="Contents_20_2"><text:soft-page-break/><text:a xlink:type="simple" xlink:href="#orgheadline84" text:style-name="Internet_20_link" text:visited-style-name="Visited_20_Internet_20_Link">5.34. [describe-number] 16進数などを確認</text:a></text:p>
          <text:p text:style-name="Contents_20_1"><text:a xlink:type="simple" xlink:href="#orgheadline111" text:style-name="Internet_20_link" text:visited-style-name="Visited_20_Internet_20_Link">6. 表示サポート</text:a></text:p>
          <text:p text:style-name="Contents_20_2"><text:a xlink:type="simple" xlink:href="#orgheadline86" text:style-name="Internet_20_link" text:visited-style-name="Visited_20_Internet_20_Link">6.1. モードラインのモード名を短くする</text:a></text:p>
          <text:p text:style-name="Contents_20_2"><text:a xlink:type="simple" xlink:href="#orgheadline87" text:style-name="Internet_20_link" text:visited-style-name="Visited_20_Internet_20_Link">6.2. モードラインのNarrowを短くする</text:a></text:p>
          <text:p text:style-name="Contents_20_2"><text:a xlink:type="simple" xlink:href="#orgheadline88" text:style-name="Internet_20_link" text:visited-style-name="Visited_20_Internet_20_Link">6.3. モードラインの節約（VC-mode編）</text:a></text:p>
          <text:p text:style-name="Contents_20_2"><text:a xlink:type="simple" xlink:href="#orgheadline90" text:style-name="Internet_20_link" text:visited-style-name="Visited_20_Internet_20_Link">6.4. モードラインの色をカスタマイズする</text:a></text:p>
          <text:p text:style-name="Contents_20_3"><text:a xlink:type="simple" xlink:href="#orgheadline89" text:style-name="Internet_20_link" text:visited-style-name="Visited_20_Internet_20_Link">6.4.1. 色セット例</text:a></text:p>
          <text:p text:style-name="Contents_20_2"><text:a xlink:type="simple" xlink:href="#orgheadline91" text:style-name="Internet_20_link" text:visited-style-name="Visited_20_Internet_20_Link">6.5. visible-bell のカスタマイズ</text:a></text:p>
          <text:p text:style-name="Contents_20_2"><text:a xlink:type="simple" xlink:href="#orgheadline92" text:style-name="Internet_20_link" text:visited-style-name="Visited_20_Internet_20_Link">6.6. 常に </text:a><text:a xlink:type="simple" xlink:href="#orgheadline92" text:style-name="Internet_20_link" text:visited-style-name="Visited_20_Internet_20_Link"><text:span text:style-name="Bold">scratch</text:span></text:a><text:a xlink:type="simple" xlink:href="#orgheadline92" text:style-name="Internet_20_link" text:visited-style-name="Visited_20_Internet_20_Link"> を表示して起動する</text:a></text:p>
          <text:p text:style-name="Contents_20_2"><text:a xlink:type="simple" xlink:href="#orgheadline93" text:style-name="Internet_20_link" text:visited-style-name="Visited_20_Internet_20_Link">6.7. バッテリー情報をモードラインに表示する</text:a></text:p>
          <text:p text:style-name="Contents_20_2"><text:a xlink:type="simple" xlink:href="#orgheadline94" text:style-name="Internet_20_link" text:visited-style-name="Visited_20_Internet_20_Link">6.8. スクロールバーを非表示にする</text:a></text:p>
          <text:p text:style-name="Contents_20_2"><text:a xlink:type="simple" xlink:href="#orgheadline95" text:style-name="Internet_20_link" text:visited-style-name="Visited_20_Internet_20_Link">6.9. ツールバーを非表示にする</text:a></text:p>
          <text:p text:style-name="Contents_20_2"><text:a xlink:type="simple" xlink:href="#orgheadline96" text:style-name="Internet_20_link" text:visited-style-name="Visited_20_Internet_20_Link">6.10. 起動時のスプラッシュ画面を表示しない</text:a></text:p>
          <text:p text:style-name="Contents_20_2"><text:a xlink:type="simple" xlink:href="#orgheadline97" text:style-name="Internet_20_link" text:visited-style-name="Visited_20_Internet_20_Link">6.11. カーソル行の行数をモードラインに表示する</text:a></text:p>
          <text:p text:style-name="Contents_20_2"><text:a xlink:type="simple" xlink:href="#orgheadline98" text:style-name="Internet_20_link" text:visited-style-name="Visited_20_Internet_20_Link">6.12. カーソル行の関数名をモードラインに表示する</text:a></text:p>
          <text:p text:style-name="Contents_20_2"><text:a xlink:type="simple" xlink:href="#orgheadline99" text:style-name="Internet_20_link" text:visited-style-name="Visited_20_Internet_20_Link">6.13. 時刻をモードラインに表示する</text:a></text:p>
          <text:p text:style-name="Contents_20_2"><text:a xlink:type="simple" xlink:href="#orgheadline100" text:style-name="Internet_20_link" text:visited-style-name="Visited_20_Internet_20_Link">6.14. 対応するカッコをハイライトする</text:a></text:p>
          <text:p text:style-name="Contents_20_2"><text:a xlink:type="simple" xlink:href="#orgheadline101" text:style-name="Internet_20_link" text:visited-style-name="Visited_20_Internet_20_Link">6.15. 全角スペースと行末タブ／半角スペースを強調表示する</text:a></text:p>
          <text:p text:style-name="Contents_20_2"><text:a xlink:type="simple" xlink:href="#orgheadline102" text:style-name="Internet_20_link" text:visited-style-name="Visited_20_Internet_20_Link">6.16. [migemo.el] ローマ字入力で日本語を検索する</text:a></text:p>
          <text:p text:style-name="Contents_20_2"><text:a xlink:type="simple" xlink:href="#orgheadline104" text:style-name="Internet_20_link" text:visited-style-name="Visited_20_Internet_20_Link">6.17. [anything.el] 何でも絞り込みインターフェイス</text:a></text:p>
          <text:p text:style-name="Contents_20_3"><text:a xlink:type="simple" xlink:href="#orgheadline103" text:style-name="Internet_20_link" text:visited-style-name="Visited_20_Internet_20_Link">6.17.1. キーバインド</text:a></text:p>
          <text:p text:style-name="Contents_20_2"><text:a xlink:type="simple" xlink:href="#orgheadline106" text:style-name="Internet_20_link" text:visited-style-name="Visited_20_Internet_20_Link">6.18. [helm.el] 続・何でも絞り込みインターフェイス</text:a></text:p>
          <text:p text:style-name="Contents_20_3"><text:a xlink:type="simple" xlink:href="#orgheadline105" text:style-name="Internet_20_link" text:visited-style-name="Visited_20_Internet_20_Link">6.18.1. キーバインド</text:a></text:p>
          <text:p text:style-name="Contents_20_2"><text:a xlink:type="simple" xlink:href="#orgheadline107" text:style-name="Internet_20_link" text:visited-style-name="Visited_20_Internet_20_Link">6.19. [stripe-buffer.el] テーブルの色をストライプにする</text:a></text:p>
          <text:p text:style-name="Contents_20_2"><text:a xlink:type="simple" xlink:href="#orgheadline108" text:style-name="Internet_20_link" text:visited-style-name="Visited_20_Internet_20_Link">6.20. [rainbow-delimiters] 対応するカッコに色を付ける</text:a></text:p>
          <text:p text:style-name="Contents_20_2"><text:a xlink:type="simple" xlink:href="#orgheadline109" text:style-name="Internet_20_link" text:visited-style-name="Visited_20_Internet_20_Link">6.21. [git-gutter-fringe] 編集差分をフレーム端で視覚化</text:a></text:p>
          <text:p text:style-name="Contents_20_2"><text:a xlink:type="simple" xlink:href="#orgheadline110" text:style-name="Internet_20_link" text:visited-style-name="Visited_20_Internet_20_Link">6.22. [zlc.el] find-file バッファを zsh ライクにする</text:a></text:p>
          <text:p text:style-name="Contents_20_1"><text:a xlink:type="simple" xlink:href="#orgheadline115" text:style-name="Internet_20_link" text:visited-style-name="Visited_20_Internet_20_Link">7. メディアサポート</text:a></text:p>
          <text:p text:style-name="Contents_20_2"><text:a xlink:type="simple" xlink:href="#orgheadline112" text:style-name="Internet_20_link" text:visited-style-name="Visited_20_Internet_20_Link">7.1. [bongo.el] Emacsのバッファで音楽ライブラリを管理する</text:a></text:p>
          <text:p text:style-name="Contents_20_2"><text:a xlink:type="simple" xlink:href="#orgheadline113" text:style-name="Internet_20_link" text:visited-style-name="Visited_20_Internet_20_Link">7.2. [GoogleMaps.el] GoogleMaps を Emacs 内で使う</text:a></text:p>
          <text:p text:style-name="Contents_20_2"><text:a xlink:type="simple" xlink:href="#orgheadline114" text:style-name="Internet_20_link" text:visited-style-name="Visited_20_Internet_20_Link">7.3. [org-google-weather.el] org-agenda に天気を表示する</text:a></text:p>
          <text:p text:style-name="Contents_20_1"><text:a xlink:type="simple" xlink:href="#orgheadline130" text:style-name="Internet_20_link" text:visited-style-name="Visited_20_Internet_20_Link">8. 履歴／ファイル管理</text:a></text:p>
          <text:p text:style-name="Contents_20_2"><text:a xlink:type="simple" xlink:href="#orgheadline116" text:style-name="Internet_20_link" text:visited-style-name="Visited_20_Internet_20_Link">8.1. Undoバッファを無限に取る</text:a></text:p>
          <text:p text:style-name="Contents_20_2"><text:a xlink:type="simple" xlink:href="#orgheadline117" text:style-name="Internet_20_link" text:visited-style-name="Visited_20_Internet_20_Link">8.2. [undo-tree] 編集履歴をわかりやすくたどる</text:a></text:p>
          <text:p text:style-name="Contents_20_2"><text:a xlink:type="simple" xlink:href="#orgheadline118" text:style-name="Internet_20_link" text:visited-style-name="Visited_20_Internet_20_Link">8.3. バッファ保存時にバックアップファイルを生成する</text:a></text:p>
          <text:p text:style-name="Contents_20_2"><text:a xlink:type="simple" xlink:href="#orgheadline119" text:style-name="Internet_20_link" text:visited-style-name="Visited_20_Internet_20_Link">8.4. バッファ保存時にバックアップを生成させない</text:a></text:p>
          <text:p text:style-name="Contents_20_2"><text:a xlink:type="simple" xlink:href="#orgheadline120" text:style-name="Internet_20_link" text:visited-style-name="Visited_20_Internet_20_Link">8.5. ミニバッファの履歴を保存しリストアする</text:a></text:p>
          <text:p text:style-name="Contents_20_2"><text:a xlink:type="simple" xlink:href="#orgheadline121" text:style-name="Internet_20_link" text:visited-style-name="Visited_20_Internet_20_Link">8.6. 履歴サイズを大きくする</text:a></text:p>
          <text:p text:style-name="Contents_20_2"><text:a xlink:type="simple" xlink:href="#orgheadline122" text:style-name="Internet_20_link" text:visited-style-name="Visited_20_Internet_20_Link">8.7. Emacs終了時に開いていたバッファを起動時に復元する</text:a></text:p>
          <text:p text:style-name="Contents_20_2"><text:a xlink:type="simple" xlink:href="#orgheadline123" text:style-name="Internet_20_link" text:visited-style-name="Visited_20_Internet_20_Link">8.8. 最近開いたファイルリストを保持</text:a></text:p>
          <text:p text:style-name="Contents_20_2"><text:a xlink:type="simple" xlink:href="#orgheadline124" text:style-name="Internet_20_link" text:visited-style-name="Visited_20_Internet_20_Link">8.9. 深夜にバッファを自動整理する</text:a></text:p>
          <text:p text:style-name="Contents_20_2"><text:a xlink:type="simple" xlink:href="#orgheadline125" text:style-name="Internet_20_link" text:visited-style-name="Visited_20_Internet_20_Link">8.10. [auto-save-buffers.el] 一定間隔でバッファを保存する</text:a></text:p>
          <text:p text:style-name="Contents_20_2"><text:a xlink:type="simple" xlink:href="#orgheadline126" text:style-name="Internet_20_link" text:visited-style-name="Visited_20_Internet_20_Link">8.11. [backup-dir.el] バックアップファイルを一箇所に集める</text:a></text:p>
          <text:p text:style-name="Contents_20_2"><text:a xlink:type="simple" xlink:href="#orgheadline127" text:style-name="Internet_20_link" text:visited-style-name="Visited_20_Internet_20_Link">8.12. [backup-each-save] クラッシュに備える</text:a></text:p>
          <text:p text:style-name="Contents_20_2"><text:a xlink:type="simple" xlink:href="#orgheadline128" text:style-name="Internet_20_link" text:visited-style-name="Visited_20_Internet_20_Link">8.13. [session.el] 様々な履歴を保存し復元に利用する</text:a></text:p>
          <text:p text:style-name="Contents_20_2"><text:a xlink:type="simple" xlink:href="#orgheadline129" text:style-name="Internet_20_link" text:visited-style-name="Visited_20_Internet_20_Link">8.14. [wakatime-mode.el] WakaTime を利用して作業記録する</text:a></text:p>
          <text:p text:style-name="Contents_20_1"><text:a xlink:type="simple" xlink:href="#orgheadline141" text:style-name="Internet_20_link" text:visited-style-name="Visited_20_Internet_20_Link">9. 開発サポート</text:a></text:p>
          <text:p text:style-name="Contents_20_2"><text:soft-page-break/><text:a xlink:type="simple" xlink:href="#orgheadline131" text:style-name="Internet_20_link" text:visited-style-name="Visited_20_Internet_20_Link">9.1. 便利キーバインド</text:a></text:p>
          <text:p text:style-name="Contents_20_2"><text:a xlink:type="simple" xlink:href="#orgheadline132" text:style-name="Internet_20_link" text:visited-style-name="Visited_20_Internet_20_Link">9.2. [gist.el] Gist インターフェイス</text:a></text:p>
          <text:p text:style-name="Contents_20_2"><text:a xlink:type="simple" xlink:href="#orgheadline133" text:style-name="Internet_20_link" text:visited-style-name="Visited_20_Internet_20_Link">9.3. [doxymacs.el] Doxygen のコメントを簡単に入力する</text:a></text:p>
          <text:p text:style-name="Contents_20_2"><text:a xlink:type="simple" xlink:href="#orgheadline134" text:style-name="Internet_20_link" text:visited-style-name="Visited_20_Internet_20_Link">9.4. [matlab.el] Matlab用の設定</text:a></text:p>
          <text:p text:style-name="Contents_20_2"><text:a xlink:type="simple" xlink:href="#orgheadline135" text:style-name="Internet_20_link" text:visited-style-name="Visited_20_Internet_20_Link">9.5. [flycheck.el] 構文エラー表示</text:a></text:p>
          <text:p text:style-name="Contents_20_2"><text:a xlink:type="simple" xlink:href="#orgheadline136" text:style-name="Internet_20_link" text:visited-style-name="Visited_20_Internet_20_Link">9.6. [auto-complete.el] 自動補完機能</text:a></text:p>
          <text:p text:style-name="Contents_20_2"><text:a xlink:type="simple" xlink:href="#orgheadline138" text:style-name="Internet_20_link" text:visited-style-name="Visited_20_Internet_20_Link">9.7. [auto-complete-clang.el] オムニ補完</text:a></text:p>
          <text:p text:style-name="Contents_20_3"><text:a xlink:type="simple" xlink:href="#orgheadline137" text:style-name="Internet_20_link" text:visited-style-name="Visited_20_Internet_20_Link">9.7.1. 参考サイト</text:a></text:p>
          <text:p text:style-name="Contents_20_2"><text:a xlink:type="simple" xlink:href="#orgheadline139" text:style-name="Internet_20_link" text:visited-style-name="Visited_20_Internet_20_Link">9.8. [hideshowvis.el] 関数の表示／非表示</text:a></text:p>
          <text:p text:style-name="Contents_20_2"><text:a xlink:type="simple" xlink:href="#orgheadline140" text:style-name="Internet_20_link" text:visited-style-name="Visited_20_Internet_20_Link">9.9. [quickrun.el] お手軽ビルド</text:a></text:p>
          <text:p text:style-name="Contents_20_1"><text:a xlink:type="simple" xlink:href="#orgheadline173" text:style-name="Internet_20_link" text:visited-style-name="Visited_20_Internet_20_Link">10. Org Mode</text:a></text:p>
          <text:p text:style-name="Contents_20_2"><text:a xlink:type="simple" xlink:href="#orgheadline142" text:style-name="Internet_20_link" text:visited-style-name="Visited_20_Internet_20_Link">10.1. 基本設定</text:a></text:p>
          <text:p text:style-name="Contents_20_2"><text:a xlink:type="simple" xlink:href="#orgheadline143" text:style-name="Internet_20_link" text:visited-style-name="Visited_20_Internet_20_Link">10.2. contribution を使う</text:a></text:p>
          <text:p text:style-name="Contents_20_2"><text:a xlink:type="simple" xlink:href="#orgheadline144" text:style-name="Internet_20_link" text:visited-style-name="Visited_20_Internet_20_Link">10.3. iCal との連携</text:a></text:p>
          <text:p text:style-name="Contents_20_2"><text:a xlink:type="simple" xlink:href="#orgheadline145" text:style-name="Internet_20_link" text:visited-style-name="Visited_20_Internet_20_Link">10.4. スピードコマンド</text:a></text:p>
          <text:p text:style-name="Contents_20_2"><text:a xlink:type="simple" xlink:href="#orgheadline146" text:style-name="Internet_20_link" text:visited-style-name="Visited_20_Internet_20_Link">10.5. Pomodoro</text:a></text:p>
          <text:p text:style-name="Contents_20_2"><text:a xlink:type="simple" xlink:href="#orgheadline147" text:style-name="Internet_20_link" text:visited-style-name="Visited_20_Internet_20_Link">10.6. face 関連</text:a></text:p>
          <text:p text:style-name="Contents_20_2"><text:a xlink:type="simple" xlink:href="#orgheadline148" text:style-name="Internet_20_link" text:visited-style-name="Visited_20_Internet_20_Link">10.7. </text:a><text:a xlink:type="simple" xlink:href="#orgheadline148" text:style-name="Internet_20_link" text:visited-style-name="Visited_20_Internet_20_Link"><text:span text:style-name="OrgTodo">TODO</text:span></text:a><text:a xlink:type="simple" xlink:href="#orgheadline148" text:style-name="Internet_20_link" text:visited-style-name="Visited_20_Internet_20_Link"> キーワードのカスタマイズ</text:a></text:p>
          <text:p text:style-name="Contents_20_2"><text:a xlink:type="simple" xlink:href="#orgheadline149" text:style-name="Internet_20_link" text:visited-style-name="Visited_20_Internet_20_Link">10.8. ImageMagick を使って様々な画像をインライン表示する</text:a></text:p>
          <text:p text:style-name="Contents_20_2"><text:a xlink:type="simple" xlink:href="#orgheadline150" text:style-name="Internet_20_link" text:visited-style-name="Visited_20_Internet_20_Link">10.9. [org-agenda]</text:a></text:p>
          <text:p text:style-name="Contents_20_2"><text:a xlink:type="simple" xlink:href="#orgheadline151" text:style-name="Internet_20_link" text:visited-style-name="Visited_20_Internet_20_Link">10.10. [appt.el] アラーム設定</text:a></text:p>
          <text:p text:style-name="Contents_20_2"><text:a xlink:type="simple" xlink:href="#orgheadline152" text:style-name="Internet_20_link" text:visited-style-name="Visited_20_Internet_20_Link">10.11. [org-capture] 高速にメモを取る</text:a></text:p>
          <text:p text:style-name="Contents_20_2"><text:a xlink:type="simple" xlink:href="#orgheadline153" text:style-name="Internet_20_link" text:visited-style-name="Visited_20_Internet_20_Link">10.12. [org-refile]</text:a></text:p>
          <text:p text:style-name="Contents_20_2"><text:a xlink:type="simple" xlink:href="#orgheadline154" text:style-name="Internet_20_link" text:visited-style-name="Visited_20_Internet_20_Link">10.13. [org-babel] 基本設定</text:a></text:p>
          <text:p text:style-name="Contents_20_2"><text:a xlink:type="simple" xlink:href="#orgheadline155" text:style-name="Internet_20_link" text:visited-style-name="Visited_20_Internet_20_Link">10.14. [org-babel] ソースブロックの入力キーをカスタマイズ</text:a></text:p>
          <text:p text:style-name="Contents_20_2"><text:a xlink:type="simple" xlink:href="#orgheadline156" text:style-name="Internet_20_link" text:visited-style-name="Visited_20_Internet_20_Link">10.15. [MobileOrg] iOS との連携</text:a></text:p>
          <text:p text:style-name="Contents_20_2"><text:a xlink:type="simple" xlink:href="#orgheadline157" text:style-name="Internet_20_link" text:visited-style-name="Visited_20_Internet_20_Link">10.16. [org-tree-slide] Org でプレゼンテーション</text:a></text:p>
          <text:p text:style-name="Contents_20_2"><text:a xlink:type="simple" xlink:href="#orgheadline158" text:style-name="Internet_20_link" text:visited-style-name="Visited_20_Internet_20_Link">10.17. [org-tree-slide] クロックインとアウトを自動化する</text:a></text:p>
          <text:p text:style-name="Contents_20_2"><text:a xlink:type="simple" xlink:href="#orgheadline160" text:style-name="Internet_20_link" text:visited-style-name="Visited_20_Internet_20_Link">10.18. [org-tree-slide] 特定のツリーをプロポーショナルフォントで表示する</text:a></text:p>
          <text:p text:style-name="Contents_20_3"><text:a xlink:type="simple" xlink:href="#orgheadline159" text:style-name="Internet_20_link" text:visited-style-name="Visited_20_Internet_20_Link">10.18.1. キーバインド</text:a></text:p>
          <text:p text:style-name="Contents_20_2"><text:a xlink:type="simple" xlink:href="#orgheadline161" text:style-name="Internet_20_link" text:visited-style-name="Visited_20_Internet_20_Link">10.19. [org-fstree] ディレクトリ構造を読み取る</text:a></text:p>
          <text:p text:style-name="Contents_20_2"><text:a xlink:type="simple" xlink:href="#orgheadline162" text:style-name="Internet_20_link" text:visited-style-name="Visited_20_Internet_20_Link">10.20. [calfw-org] calfw に org の予定を表示する</text:a></text:p>
          <text:p text:style-name="Contents_20_2"><text:a xlink:type="simple" xlink:href="#orgheadline163" text:style-name="Internet_20_link" text:visited-style-name="Visited_20_Internet_20_Link">10.21. [org-export-generic] エクスポート機能を拡張する</text:a></text:p>
          <text:p text:style-name="Contents_20_2"><text:a xlink:type="simple" xlink:href="#orgheadline164" text:style-name="Internet_20_link" text:visited-style-name="Visited_20_Internet_20_Link">10.22. [org-odt] ODT形式に出力</text:a></text:p>
          <text:p text:style-name="Contents_20_2"><text:a xlink:type="simple" xlink:href="#orgheadline165" text:style-name="Internet_20_link" text:visited-style-name="Visited_20_Internet_20_Link">10.23. [org-crypt] ツリーを暗号化する</text:a></text:p>
          <text:p text:style-name="Contents_20_2"><text:a xlink:type="simple" xlink:href="#orgheadline166" text:style-name="Internet_20_link" text:visited-style-name="Visited_20_Internet_20_Link">10.24. [org-mac-link] 外部アプリから情報を取る</text:a></text:p>
          <text:p text:style-name="Contents_20_2"><text:a xlink:type="simple" xlink:href="#orgheadline167" text:style-name="Internet_20_link" text:visited-style-name="Visited_20_Internet_20_Link">10.25. [org-notify] 通知</text:a></text:p>
          <text:p text:style-name="Contents_20_2"><text:a xlink:type="simple" xlink:href="#orgheadline168" text:style-name="Internet_20_link" text:visited-style-name="Visited_20_Internet_20_Link">10.26. [org-grep] org ファイルを grep する</text:a></text:p>
          <text:p text:style-name="Contents_20_2"><text:a xlink:type="simple" xlink:href="#orgheadline169" text:style-name="Internet_20_link" text:visited-style-name="Visited_20_Internet_20_Link">10.27. </text:a><text:a xlink:type="simple" xlink:href="#orgheadline169" text:style-name="Internet_20_link" text:visited-style-name="Visited_20_Internet_20_Link"><text:span text:style-name="OrgTodo">READ</text:span></text:a><text:a xlink:type="simple" xlink:href="#orgheadline169" text:style-name="Internet_20_link" text:visited-style-name="Visited_20_Internet_20_Link"> ME を常に org-mode で開く</text:a></text:p>
          <text:p text:style-name="Contents_20_2"><text:a xlink:type="simple" xlink:href="#orgheadline171" text:style-name="Internet_20_link" text:visited-style-name="Visited_20_Internet_20_Link">10.28. Growlnotify と org-mode でアラーム管理</text:a></text:p>
          <text:p text:style-name="Contents_20_3"><text:a xlink:type="simple" xlink:href="#orgheadline170" text:style-name="Internet_20_link" text:visited-style-name="Visited_20_Internet_20_Link">10.28.1. キーバインド</text:a></text:p>
          <text:p text:style-name="Contents_20_2"><text:a xlink:type="simple" xlink:href="#orgheadline172" text:style-name="Internet_20_link" text:visited-style-name="Visited_20_Internet_20_Link">10.29. org-mode の latex エクスポート関数をオーバーライド</text:a></text:p>
          <text:p text:style-name="Contents_20_1"><text:a xlink:type="simple" xlink:href="#orgheadline189" text:style-name="Internet_20_link" text:visited-style-name="Visited_20_Internet_20_Link">11. フォント／配色関連</text:a></text:p>
          <text:p text:style-name="Contents_20_2"><text:a xlink:type="simple" xlink:href="#orgheadline174" text:style-name="Internet_20_link" text:visited-style-name="Visited_20_Internet_20_Link">11.1. 正規表現を見やすくする</text:a></text:p>
          <text:p text:style-name="Contents_20_2"><text:a xlink:type="simple" xlink:href="#orgheadline175" text:style-name="Internet_20_link" text:visited-style-name="Visited_20_Internet_20_Link">11.2. 設定ファイルを見やすくする</text:a></text:p>
          <text:p text:style-name="Contents_20_2"><text:a xlink:type="simple" xlink:href="#orgheadline176" text:style-name="Internet_20_link" text:visited-style-name="Visited_20_Internet_20_Link">11.3. カーソル行に色をつける</text:a></text:p>
          <text:p text:style-name="Contents_20_2"><text:a xlink:type="simple" xlink:href="#orgheadline177" text:style-name="Internet_20_link" text:visited-style-name="Visited_20_Internet_20_Link">11.4. カーソルの色</text:a></text:p>
          <text:p text:style-name="Contents_20_2"><text:soft-page-break/><text:a xlink:type="simple" xlink:href="#orgheadline178" text:style-name="Internet_20_link" text:visited-style-name="Visited_20_Internet_20_Link">11.5. カーソルを点滅させない</text:a></text:p>
          <text:p text:style-name="Contents_20_2"><text:a xlink:type="simple" xlink:href="#orgheadline179" text:style-name="Internet_20_link" text:visited-style-name="Visited_20_Internet_20_Link">11.6. カーソル位置のフォントを確認</text:a></text:p>
          <text:p text:style-name="Contents_20_2"><text:a xlink:type="simple" xlink:href="#orgheadline182" text:style-name="Internet_20_link" text:visited-style-name="Visited_20_Internet_20_Link">11.7. フォント設定</text:a></text:p>
          <text:p text:style-name="Contents_20_3"><text:a xlink:type="simple" xlink:href="#orgheadline180" text:style-name="Internet_20_link" text:visited-style-name="Visited_20_Internet_20_Link">11.7.1. フォントのインストール方法</text:a></text:p>
          <text:p text:style-name="Contents_20_3"><text:a xlink:type="simple" xlink:href="#orgheadline181" text:style-name="Internet_20_link" text:visited-style-name="Visited_20_Internet_20_Link">11.7.2. フォントチェック用コード</text:a></text:p>
          <text:p text:style-name="Contents_20_2"><text:a xlink:type="simple" xlink:href="#orgheadline183" text:style-name="Internet_20_link" text:visited-style-name="Visited_20_Internet_20_Link">11.8. 行間を制御する</text:a></text:p>
          <text:p text:style-name="Contents_20_2"><text:a xlink:type="simple" xlink:href="#orgheadline184" text:style-name="Internet_20_link" text:visited-style-name="Visited_20_Internet_20_Link">11.9. パッチをカラフルに表示する</text:a></text:p>
          <text:p text:style-name="Contents_20_2"><text:a xlink:type="simple" xlink:href="#orgheadline185" text:style-name="Internet_20_link" text:visited-style-name="Visited_20_Internet_20_Link">11.10. 背景を黒系色にする</text:a></text:p>
          <text:p text:style-name="Contents_20_2"><text:a xlink:type="simple" xlink:href="#orgheadline187" text:style-name="Internet_20_link" text:visited-style-name="Visited_20_Internet_20_Link">11.11. [rainbow-mode.el] 配色のリアルタイム確認</text:a></text:p>
          <text:p text:style-name="Contents_20_3"><text:a xlink:type="simple" xlink:href="#orgheadline186" text:style-name="Internet_20_link" text:visited-style-name="Visited_20_Internet_20_Link">11.11.1. 色一覧</text:a></text:p>
          <text:p text:style-name="Contents_20_2"><text:a xlink:type="simple" xlink:href="#orgheadline188" text:style-name="Internet_20_link" text:visited-style-name="Visited_20_Internet_20_Link">11.12. [volatile-highlights] コピペした領域を強調</text:a></text:p>
          <text:p text:style-name="Contents_20_1"><text:a xlink:type="simple" xlink:href="#orgheadline195" text:style-name="Internet_20_link" text:visited-style-name="Visited_20_Internet_20_Link">12. フレーム／ウィンドウ制御</text:a></text:p>
          <text:p text:style-name="Contents_20_2"><text:a xlink:type="simple" xlink:href="#orgheadline190" text:style-name="Internet_20_link" text:visited-style-name="Visited_20_Internet_20_Link">12.1. 起動時の設定</text:a></text:p>
          <text:p text:style-name="Contents_20_2"><text:a xlink:type="simple" xlink:href="#orgheadline191" text:style-name="Internet_20_link" text:visited-style-name="Visited_20_Internet_20_Link">12.2. [elscreen.el] Emacs バッファをタブ化</text:a></text:p>
          <text:p text:style-name="Contents_20_2"><text:a xlink:type="simple" xlink:href="#orgheadline192" text:style-name="Internet_20_link" text:visited-style-name="Visited_20_Internet_20_Link">12.3. [e2wm.el] 二画面表示</text:a></text:p>
          <text:p text:style-name="Contents_20_2"><text:a xlink:type="simple" xlink:href="#orgheadline193" text:style-name="Internet_20_link" text:visited-style-name="Visited_20_Internet_20_Link">12.4. [frame-ctr.el] キーボードでフレームの場所を移す</text:a></text:p>
          <text:p text:style-name="Contents_20_2"><text:a xlink:type="simple" xlink:href="#orgheadline194" text:style-name="Internet_20_link" text:visited-style-name="Visited_20_Internet_20_Link">12.5. [popwin.el] ポップアップウィンドウの制御</text:a></text:p>
          <text:p text:style-name="Contents_20_1"><text:a xlink:type="simple" xlink:href="#orgheadline198" text:style-name="Internet_20_link" text:visited-style-name="Visited_20_Internet_20_Link">13. ユーティリティ関数</text:a></text:p>
          <text:p text:style-name="Contents_20_2"><text:a xlink:type="simple" xlink:href="#orgheadline196" text:style-name="Internet_20_link" text:visited-style-name="Visited_20_Internet_20_Link">13.1. [pomodoro.el] ポモドーロの実践</text:a></text:p>
          <text:p text:style-name="Contents_20_2"><text:a xlink:type="simple" xlink:href="#orgheadline197" text:style-name="Internet_20_link" text:visited-style-name="Visited_20_Internet_20_Link">13.2. [utility.el] 自作してテスト中の便利関数群</text:a></text:p>
          <text:p text:style-name="Contents_20_1"><text:a xlink:type="simple" xlink:href="#orgheadline200" text:style-name="Internet_20_link" text:visited-style-name="Visited_20_Internet_20_Link">14. お試し中</text:a></text:p>
          <text:p text:style-name="Contents_20_2"><text:a xlink:type="simple" xlink:href="#orgheadline199" text:style-name="Internet_20_link" text:visited-style-name="Visited_20_Internet_20_Link">14.1. yascroll</text:a></text:p>
          <text:p text:style-name="Contents_20_1"><text:a xlink:type="simple" xlink:href="#orgheadline201" text:style-name="Internet_20_link" text:visited-style-name="Visited_20_Internet_20_Link">15. provide</text:a></text:p>
        </text:index-body>
      </text:table-of-content>
      <text:h text:style-name="Heading_20_1" text:outline-level="1"><text:bookmark text:name="orgheadline1"/><text:bookmark-start text:name="OrgXref.orgheadline1"/>はじめに <text:bookmark-end text:name="OrgXref.orgheadline1"/></text:h>
      <text:list xml:id="list3886786855976115281" text:style-name="OrgBulletedList">
        <text:list-item>
          <text:p text:style-name="P2">この文章は、<text:a xlink:type="simple" xlink:href="https://gist.github.com/1369417" text:style-name="Internet_20_link" text:visited-style-name="Visited_20_Internet_20_Link">org2dokuwiki.pl</text:a>を使って生成しています。</text:p>
        </text:list-item>
        <text:list-item>
          <text:p text:style-name="P2"><text:a xlink:type="simple" xlink:href="https://github.com/takaxp/emacs.d/blob/master/init.el" text:style-name="Internet_20_link" text:visited-style-name="Visited_20_Internet_20_Link">init.el</text:a> 本体は、<text:a xlink:type="simple" xlink:href="https://github.com/takaxp/emacs.d/" text:style-name="Internet_20_link" text:visited-style-name="Visited_20_Internet_20_Link">github</text:a> に公開しています。</text:p>
        </text:list-item>
        <text:list-item>
          <text:p text:style-name="P2"><text:a xlink:type="simple" xlink:href="https://github.com/takaxp/emacs.d/blob/master/init.org" text:style-name="Internet_20_link" text:visited-style-name="Visited_20_Internet_20_Link">init.org</text:a> から <text:a xlink:type="simple" xlink:href="https://github.com/takaxp/emacs.d/blob/master/init.el" text:style-name="Internet_20_link" text:visited-style-name="Visited_20_Internet_20_Link">init.el</text:a>、<text:a xlink:type="simple" xlink:href="https://github.com/takaxp/emacs.d/raw/master/init.pdf" text:style-name="Internet_20_link" text:visited-style-name="Visited_20_Internet_20_Link">init.pdf</text:a>、<text:a xlink:type="simple" xlink:href="https://github.com/takaxp/emacs.d/raw/master/init.odt" text:style-name="Internet_20_link" text:visited-style-name="Visited_20_Internet_20_Link">init.odt</text:a>、<text:a xlink:type="simple" xlink:href="http://pastelwill.jp/wiki/doku.php?id=emacs:init.el" text:style-name="Internet_20_link" text:visited-style-name="Visited_20_Internet_20_Link">wiki</text:a> を生成しています。</text:p>
        </text:list-item>
        <text:list-item>
          <text:p text:style-name="P2">一部の関数定義を <text:a xlink:type="simple" xlink:href="http://pastelwill.jp/wiki/doku.php?id=emacs:utility.el" text:style-name="Internet_20_link" text:visited-style-name="Visited_20_Internet_20_Link">utility.el</text:a> に分離しています。</text:p>
        </text:list-item>
        <text:list-item>
          <text:p text:style-name="P2">コピペだけで動かなかった場合は、ページ最下部のコメント欄にご意見をどうぞ。</text:p>
        </text:list-item>
      </text:list>
      <text:h text:style-name="Heading_20_1" text:outline-level="1"><text:bookmark text:name="orgheadline13"/><text:bookmark-start text:name="OrgXref.orgheadline13"/>基本設定 <text:bookmark-end text:name="OrgXref.orgheadline13"/></text:h>
      <text:p text:style-name="Text_20_body">この設定群を利用するために設定です。おそらく記述しておかないと動きません。</text:p>
      <text:h text:style-name="Heading_20_2" text:outline-level="2"><text:bookmark text:name="orgheadline2"/><text:bookmark-start text:name="OrgXref.orgheadline2"/>init.el のヘッダ <text:bookmark-end text:name="OrgXref.orgheadline2"/></text:h>
      <text:p text:style-name="OrgSrcBlock"><text:span text:style-name="OrgSrcFontLockCommentDelimiterFace">;;;; </text:span><text:span text:style-name="OrgSrcFontLockCommentFace">Configurations for Emacs</text:span></text:p>
      <text:p text:style-name="OrgSrcBlock"><text:span text:style-name="OrgSrcFontLockCommentDelimiterFace">;;;; <text:s text:c="38"/></text:span><text:span text:style-name="OrgSrcFontLockCommentFace">Takaaki ISHIKAWA <text:s/>&lt;takaxp@ieee.org&gt;</text:span></text:p>
      <text:p text:style-name="OrgSrcBlockLastLine"><text:span text:style-name="OrgSrcFontLockCommentDelimiterFace">;;;; </text:span><text:span text:style-name="OrgSrcFontLockCommentFace">Cite: http://www.mygooglest.com/fni/dot-emacs.html (GREAT!)</text:span></text:p>
      <text:h text:style-name="Heading_20_2" text:outline-level="2"><text:bookmark text:name="orgheadline3"/><text:bookmark-start text:name="OrgXref.orgheadline3"/>cl を使う <text:bookmark-end text:name="OrgXref.orgheadline3"/></text:h>
      <text:p text:style-name="Text_20_body"><text:a xlink:type="simple" xlink:href="http://lisperblog.blogspot.com/2008/12/blog-post_18.html" text:style-name="Internet_20_link" text:visited-style-name="Visited_20_Internet_20_Link">http://lisperblog.blogspot.com/2008/12/blog-post_18.html</text:a></text:p>
      <text:p text:style-name="OrgSrcBlockLastLine">(<text:span text:style-name="OrgSrcFontLockKeywordFace">eval-when-compile</text:span> (<text:span text:style-name="OrgSrcFontLockKeywordFace">require</text:span> '<text:span text:style-name="OrgSrcFontLockConstantFace">cl-lib</text:span>))</text:p>
      <text:h text:style-name="Heading_20_2" text:outline-level="2"><text:bookmark text:name="orgheadline4"/><text:bookmark-start text:name="OrgXref.orgheadline4"/><text:soft-page-break/>リストで関数を渡せる autoload-if-found を使う <text:bookmark-end text:name="OrgXref.orgheadline4"/></text:h>
      <text:p text:style-name="Text_20_body"><text:a xlink:type="simple" xlink:href="http://d.hatena.ne.jp/jimo1001/20090921/1253525484" text:style-name="Internet_20_link" text:visited-style-name="Visited_20_Internet_20_Link">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 text:style-name="Internet_20_link" text:visited-style-name="Visited_20_Internet_20_Link">http://e-arrows.sakura.ne.jp/2010/03/macros-in-emacs-el.html</text:a></text:p>
      <text:p text:style-name="OrgSrcBlock">(<text:span text:style-name="OrgSrcFontLockKeywordFace">defun</text:span> <text:span text:style-name="OrgSrcFontLockFunctionNameFace">autoload-if-found</text:span> (functions file <text:span text:style-name="OrgSrcFontLockTypeFace">&amp;optional</text:span> docstring interactive type)</text:p>
      <text:p text:style-name="OrgSrcBlock"><text:s text:c="2"/><text:span text:style-name="OrgSrcFontLockDocFace">"set autoload iff. FILE has found."</text:span></text:p>
      <text:p text:style-name="OrgSrcBlock"><text:s text:c="2"/>(<text:span text:style-name="OrgSrcFontLockKeywordFace">if</text:span> (not (listp functions))</text:p>
      <text:p text:style-name="OrgSrcBlock"><text:s text:c="6"/>(setq functions (list functions)))</text:p>
      <text:p text:style-name="OrgSrcBlock"><text:s text:c="2"/>(and (locate-library file)</text:p>
      <text:p text:style-name="OrgSrcBlock"><text:s text:c="7"/>(<text:span text:style-name="OrgSrcFontLockKeywordFace">progn</text:span></text:p>
      <text:p text:style-name="OrgSrcBlock"><text:s text:c="9"/>(<text:span text:style-name="OrgSrcFontLockKeywordFace">dolist</text:span> (function functions)</text:p>
      <text:p text:style-name="OrgSrcBlock"><text:s text:c="11"/>(autoload function file docstring interactive type))</text:p>
      <text:p text:style-name="OrgSrcBlockLastLine"><text:s text:c="9"/>t )))</text:p>
      <text:h text:style-name="Heading_20_2" text:outline-level="2"><text:bookmark text:name="orgheadline7"/><text:bookmark-start text:name="OrgXref.orgheadline7"/>[eval-after-autoload-if-found.el] 遅延読み込み <text:bookmark-end text:name="OrgXref.orgheadline7"/></text:h>
      <text:p text:style-name="Text_20_body">Twitterでぼやいていたら <text:a xlink:type="simple" xlink:href="https://twitter.com/cvmat" text:style-name="Internet_20_link" text:visited-style-name="Visited_20_Internet_20_Link">@cvmat</text:a>さんが降臨して次のマクロを作ってくださいました。感謝感謝。</text:p>
      <text:p text:style-name="Text_20_body"><text:a xlink:type="simple" xlink:href="https://gist.github.com/3513287" text:style-name="Internet_20_link" text:visited-style-name="Visited_20_Internet_20_Link">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 (autoload-if-found</text:p>
      <text:p text:style-name="OrgSrcBlock"><text:s text:c="7"/>'(cycle-buffer cycle-buffer-backward) <text:span text:style-name="OrgSrcFontLockStringFace">"cycle-buffer"</text:span> nil t)</text:p>
      <text:p text:style-name="OrgSrcBlock"><text:s text:c="2"/>(eval-after-load <text:span text:style-name="OrgSrcFontLockStringFace">"cycle-buffer"</text:span></text:p>
      <text:p text:style-name="OrgSrcBlock"><text:s text:c="4"/>'(<text:span text:style-name="OrgSrcFontLockKeywordFace">progn</text:span></text:p>
      <text:p text:style-name="OrgSrcBlock"><text:s text:c="7"/>(setq cycle-buffer-allow-visible t)</text:p>
      <text:p text:style-name="OrgSrcBlock"><text:s text:c="7"/>(setq cycle-buffer-show-length 12)</text:p>
      <text:p text:style-name="OrgSrcBlockLastLine"><text:s text:c="7"/>(setq cycle-buffer-show-format '(<text:span text:style-name="OrgSrcFontLockStringFace">" &lt;(%s)&gt;"</text:span> . <text:span text:style-name="OrgSrcFontLockStringFace">" %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 cycle-buffer-backward) <text:span text:style-name="OrgSrcFontLockCommentDelimiterFace">;; </text:span><text:span text:style-name="OrgSrcFontLockCommentFace">autoload で反応させる関数</text:span></text:p>
      <text:p text:style-name="OrgSrcBlock"><text:s/><text:span text:style-name="OrgSrcFontLockStringFace">"cycle-buffer"</text:span> nil t nil <text:s text:c="5"/><text:span text:style-name="OrgSrcFontLockCommentDelimiterFace">;; </text:span><text:span text:style-name="OrgSrcFontLockCommentFace">反応させた関数のコールで読むパッケージ指定</text:span></text:p>
      <text:p text:style-name="OrgSrcBlock"><text:s/>'(<text:span text:style-name="OrgSrcFontLockCommentDelimiterFace">;; </text:span><text:span text:style-name="OrgSrcFontLockCommentFace">パッケージ読み込み後の設定</text:span></text:p>
      <text:p text:style-name="OrgSrcBlock"><text:s text:c="3"/>(setq cycle-buffer-allow-visible t)</text:p>
      <text:p text:style-name="OrgSrcBlock"><text:s text:c="3"/>(setq cycle-buffer-show-length 12)</text:p>
      <text:p text:style-name="OrgSrcBlockLastLine"><text:s text:c="3"/>(setq cycle-buffer-show-format '(<text:span text:style-name="OrgSrcFontLockStringFace">" &lt;(%s)&gt;"</text:span> . <text:span text:style-name="OrgSrcFontLockStringFace">" %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 (eval-after-autoload-if-found</text:p>
      <text:p text:style-name="OrgSrcBlock"><text:s text:c="7"/>'(cycle-buffer cycle-buffer-backward) <text:span text:style-name="OrgSrcFontLockStringFace">"cycle-buffer"</text:span> nil t nil</text:p>
      <text:p text:style-name="OrgSrcBlock"><text:s text:c="7"/>'((setq cycle-buffer-allow-visible t)</text:p>
      <text:p text:style-name="OrgSrcBlock"><text:s text:c="9"/>(setq cycle-buffer-show-length 12)</text:p>
      <text:p text:style-name="OrgSrcBlock"><text:s text:c="9"/>(setq cycle-buffer-show-format '(<text:span text:style-name="OrgSrcFontLockStringFace">" &lt;(%s)&gt;"</text:span> . <text:span text:style-name="OrgSrcFontLockStringFace">" %s"</text:span>))</text:p>
      <text:p text:style-name="OrgSrcBlock"><text:s text:c="9"/><text:span text:style-name="OrgSrcFontLockCommentDelimiterFace">;; </text:span><text:span text:style-name="OrgSrcFontLockCommentFace">パッケージのキーアサインはこちら</text:span></text:p>
      <text:p text:style-name="OrgSrcBlock"><text:s text:c="9"/><text:span text:style-name="OrgSrcFontLockCommentDelimiterFace">;; </text:span><text:span text:style-name="OrgSrcFontLockCommentFace">(define-key xxx-map (kbd "q") 'hoge)</text:span></text:p>
      <text:p text:style-name="OrgSrcBlock"><text:s text:c="9"/>))</text:p>
      <text:p text:style-name="OrgSrcBlock"><text:soft-page-break/><text:s text:c="2"/><text:span text:style-name="OrgSrcFontLockCommentDelimiterFace">;; </text:span><text:span text:style-name="OrgSrcFontLockCommentFace">グローバルはこちら</text:span></text:p>
      <text:p text:style-name="OrgSrcBlock"><text:s text:c="2"/>(global-set-key (kbd <text:span text:style-name="OrgSrcFontLockStringFace">"M-]"</text:span>) 'cycle-buffer)</text:p>
      <text:p text:style-name="OrgSrcBlock"><text:s text:c="2"/>(global-set-key (kbd <text:span text:style-name="OrgSrcFontLockStringFace">"M-["</text:span>) 'cycle-buffer-backward)</text:p>
      <text:p text:style-name="OrgSrcBlock"><text:s text:c="2"/><text:span text:style-name="OrgSrcFontLockCommentDelimiterFace">;; </text:span><text:span text:style-name="OrgSrcFontLockCommentFace">パッケージに紐付いたフックはこちらへ</text:span></text:p>
      <text:p text:style-name="OrgSrcBlock"><text:s text:c="2"/><text:span text:style-name="OrgSrcFontLockCommentDelimiterFace">;; </text:span><text:span text:style-name="OrgSrcFontLockCommentFace">(add-hook 'xxx-hook 'hogehoge)</text:span></text:p>
      <text:p text:style-name="OrgSrcBlock"><text:s text:c="2"/><text:span text:style-name="OrgSrcFontLockCommentDelimiterFace">;;</text:span></text:p>
      <text:p text:style-name="OrgSrcBlock"><text:s text:c="2"/><text:span text:style-name="OrgSrcFontLockCommentDelimiterFace">;; </text:span><text:span text:style-name="OrgSrcFontLockCommentFace">ビルドインではないmodeの auto-mode-alist 設定もこちら</text:span></text:p>
      <text:p text:style-name="OrgSrcBlock"><text:s text:c="2"/><text:span text:style-name="OrgSrcFontLockCommentDelimiterFace">;; </text:span><text:span text:style-name="OrgSrcFontLockCommentFace">(push '("\\.hoge$" . hoge-mode) auto-mode-alist)</text:span></text:p>
      <text:p text:style-name="OrgSrcBlockLastLine"><text:s text:c="2"/>)</text:p>
      <text:h text:style-name="Heading_20_3" text:outline-level="3"><text:bookmark text:name="orgheadline5"/><text:bookmark-start text:name="OrgXref.orgheadline5"/>マクロ版 <text:bookmark-end text:name="OrgXref.orgheadline5"/></text:h>
      <text:p text:style-name="Text_20_body"><text:a xlink:type="simple" xlink:href="https://gist.github.com/3499459" text:style-name="Internet_20_link" text:visited-style-name="Visited_20_Internet_20_Link">https://gist.github.com/3499459</text:a></text:p>
      <text:p text:style-name="OrgSrcBlock">(<text:span text:style-name="OrgSrcFontLockKeywordFace">defmacro</text:span> <text:span text:style-name="OrgSrcFontLockFunctionNameFace">eval-after-autoload-if-found</text:span></text:p>
      <text:p text:style-name="OrgSrcBlock"><text:s text:c="4"/>(functions file <text:span text:style-name="OrgSrcFontLockTypeFace">&amp;optional</text:span> docstring interactive type <text:span text:style-name="OrgSrcFontLockTypeFace">&amp;rest</text:span>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functions ,functions)</text:p>
      <text:p text:style-name="OrgSrcBlock"><text:s text:c="10"/>(docstring ,docstring)</text:p>
      <text:p text:style-name="OrgSrcBlock"><text:s text:c="10"/>(interactive ,interactive)</text:p>
      <text:p text:style-name="OrgSrcBlock"><text:s text:c="10"/>(type ,type)</text:p>
      <text:p text:style-name="OrgSrcBlock"><text:s text:c="10"/>(file ,file))</text:p>
      <text:p text:style-name="OrgSrcBlock"><text:s text:c="5"/>(<text:span text:style-name="OrgSrcFontLockKeywordFace">when</text:span> (locate-library file)</text:p>
      <text:p text:style-name="OrgSrcBlock"><text:s text:c="7"/>(mapc (<text:span text:style-name="OrgSrcFontLockKeywordFace">lambda</text:span> (func)</text:p>
      <text:p text:style-name="OrgSrcBlock"><text:s text:c="15"/>(autoload func file docstring interactive type))</text:p>
      <text:p text:style-name="OrgSrcBlock"><text:s text:c="13"/>(<text:span text:style-name="OrgSrcFontLockKeywordFace">if</text:span> (listp functions)</text:p>
      <text:p text:style-name="OrgSrcBlock"><text:s text:c="17"/>functions</text:p>
      <text:p text:style-name="OrgSrcBlock"><text:s text:c="15"/>(list functions)))</text:p>
      <text:p text:style-name="OrgSrcBlock"><text:s text:c="7"/>,@(<text:span text:style-name="OrgSrcFontLockKeywordFace">when</text:span> after-body</text:p>
      <text:p text:style-name="OrgSrcBlock"><text:s text:c="11"/>`((eval-after-load file '(<text:span text:style-name="OrgSrcFontLockKeywordFace">progn</text:span> ,@after-body))))</text:p>
      <text:p text:style-name="OrgSrcBlockLastLine"><text:s text:c="7"/>t)))</text:p>
      <text:h text:style-name="Heading_20_3" text:outline-level="3"><text:bookmark text:name="orgheadline6"/><text:bookmark-start text:name="OrgXref.orgheadline6"/>関数版 <text:bookmark-end text:name="OrgXref.orgheadline6"/></text:h>
      <text:p text:style-name="Text_20_body">関数版にリスト <text:span text:style-name="OrgCode">disabled-packages</text:span> を追加しました。これは、事前にリストに Lisp ファイル名を入れておくと、一切の設定をスキップするものです。=eval-after-atoload-if-found= を構成する前に次のような変数を設定しておきます。バイトコンパイルしていないファイルに書いて置けば、パッケージのON/OFFを簡単に制御できます。</text:p>
      <text:p text:style-name="OrgSrcBlock">(setq disabled-packages <text:span text:style-name="OrgSrcFontLockCommentDelimiterFace">;; </text:span><text:span text:style-name="OrgSrcFontLockCommentFace">追加されていないものは、有効</text:span></text:p>
      <text:p text:style-name="OrgSrcBlock"><text:s text:c="6"/>'((<text:span text:style-name="OrgSrcFontLockStringFace">"org"</text:span> . t) <text:span text:style-name="OrgSrcFontLockCommentDelimiterFace">;; </text:span><text:span text:style-name="OrgSrcFontLockCommentFace">無効</text:span></text:p>
      <text:p text:style-name="OrgSrcBlock"><text:s text:c="8"/>(<text:span text:style-name="OrgSrcFontLockStringFace">"web-mode"</text:span> . nil) <text:span text:style-name="OrgSrcFontLockCommentDelimiterFace">;; </text:span><text:span text:style-name="OrgSrcFontLockCommentFace">有効</text:span></text:p>
      <text:p text:style-name="OrgSrcBlockLastLine"><text:s text:c="8"/>(<text:span text:style-name="OrgSrcFontLockStringFace">"helm-config"</text:span> . t))) <text:span text:style-name="OrgSrcFontLockCommentDelimiterFace">;; </text:span><text:span text:style-name="OrgSrcFontLockCommentFace">無効</text:span></text:p>
      <text:p text:style-name="Text_20_body"><text:a xlink:type="simple" xlink:href="https://gist.github.com/3513287" text:style-name="Internet_20_link" text:visited-style-name="Visited_20_Internet_20_Link">https://gist.github.com/3513287</text:a></text:p>
      <text:p text:style-name="OrgSrcBlock">(<text:span text:style-name="OrgSrcFontLockKeywordFace">defun</text:span> <text:span text:style-name="OrgSrcFontLockFunctionNameFace">eval-after-autoload-if-found</text:span></text:p>
      <text:p text:style-name="OrgSrcBlock"><text:s text:c="4"/>(functions file <text:span text:style-name="OrgSrcFontLockTypeFace">&amp;optional</text:span> docstring interactive type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enabled t)</text:p>
      <text:p text:style-name="OrgSrcBlock"><text:s text:c="8"/>(package nil))</text:p>
      <text:p text:style-name="OrgSrcBlock"><text:s text:c="4"/>(<text:span text:style-name="OrgSrcFontLockKeywordFace">when</text:span> (boundp 'disabled-packages)</text:p>
      <text:p text:style-name="OrgSrcBlock"><text:s text:c="6"/>(<text:span text:style-name="OrgSrcFontLockKeywordFace">dolist</text:span> (package disabled-packages)</text:p>
      <text:p text:style-name="OrgSrcBlock"><text:s text:c="8"/><text:span text:style-name="OrgSrcFontLockCommentDelimiterFace">;; <text:s text:c="7"/></text:span><text:span text:style-name="OrgSrcFontLockCommentFace">(when (and (stringp package) (equal file package))</text:span></text:p>
      <text:p text:style-name="OrgSrcBlock"><text:s text:c="8"/>(<text:span text:style-name="OrgSrcFontLockKeywordFace">when</text:span> (and (stringp (car package)) (equal file (car package)))</text:p>
      <text:p text:style-name="OrgSrcBlock"><text:s text:c="10"/>(<text:span text:style-name="OrgSrcFontLockKeywordFace">when</text:span> (cdr package)</text:p>
      <text:p text:style-name="OrgSrcBlock"><text:s text:c="12"/>(setq enabled nil)))))</text:p>
      <text:p text:style-name="OrgSrcBlock"><text:s text:c="4"/>(<text:span text:style-name="OrgSrcFontLockKeywordFace">when</text:span> enabled <text:span text:style-name="OrgSrcFontLockCommentDelimiterFace">;; </text:span><text:span text:style-name="OrgSrcFontLockCommentFace">if disabled then return nil</text:span></text:p>
      <text:p text:style-name="OrgSrcBlock"><text:s text:c="6"/>(<text:span text:style-name="OrgSrcFontLockKeywordFace">when</text:span> (locate-library file)</text:p>
      <text:p text:style-name="OrgSrcBlock"><text:soft-page-break/><text:s text:c="8"/>(mapc (<text:span text:style-name="OrgSrcFontLockKeywordFace">lambda</text:span> (func)</text:p>
      <text:p text:style-name="OrgSrcBlock"><text:s text:c="16"/>(autoload func file docstring interactive type))</text:p>
      <text:p text:style-name="OrgSrcBlock"><text:s text:c="14"/>(<text:span text:style-name="OrgSrcFontLockKeywordFace">if</text:span> (listp functions)</text:p>
      <text:p text:style-name="OrgSrcBlock"><text:s text:c="18"/>functions</text:p>
      <text:p text:style-name="OrgSrcBlock"><text:s text:c="16"/>(list functions)))</text:p>
      <text:p text:style-name="OrgSrcBlock"><text:s text:c="8"/>(<text:span text:style-name="OrgSrcFontLockKeywordFace">when</text:span> after-body</text:p>
      <text:p text:style-name="OrgSrcBlock"><text:s text:c="10"/>(eval-after-load file `(<text:span text:style-name="OrgSrcFontLockKeywordFace">progn</text:span> ,@after-body)))</text:p>
      <text:p text:style-name="OrgSrcBlockLastLine"><text:s text:c="8"/>t))))</text:p>
      <text:p text:style-name="OrgSrcBlock">(<text:span text:style-name="OrgSrcFontLockKeywordFace">defun</text:span> <text:span text:style-name="OrgSrcFontLockFunctionNameFace">eval-after-autoload-if-found</text:span></text:p>
      <text:p text:style-name="OrgSrcBlock"><text:s text:c="4"/>(functions file <text:span text:style-name="OrgSrcFontLockTypeFace">&amp;optional</text:span> docstring interactive type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enabled t)</text:p>
      <text:p text:style-name="OrgSrcBlock"><text:s text:c="8"/>(package nil))</text:p>
      <text:p text:style-name="OrgSrcBlock"><text:s text:c="4"/>(<text:span text:style-name="OrgSrcFontLockKeywordFace">when</text:span> (boundp 'disabled-packages)</text:p>
      <text:p text:style-name="OrgSrcBlock"><text:s text:c="6"/>(<text:span text:style-name="OrgSrcFontLockKeywordFace">dolist</text:span> (package disabled-packages)</text:p>
      <text:p text:style-name="OrgSrcBlock"><text:s text:c="8"/>(<text:span text:style-name="OrgSrcFontLockKeywordFace">when</text:span> (and (stringp package) (equal file package))</text:p>
      <text:p text:style-name="OrgSrcBlock"><text:s text:c="10"/>(setq enabled nil))))</text:p>
      <text:p text:style-name="OrgSrcBlock"><text:s text:c="4"/>(<text:span text:style-name="OrgSrcFontLockKeywordFace">when</text:span> enabled <text:span text:style-name="OrgSrcFontLockCommentDelimiterFace">;; </text:span><text:span text:style-name="OrgSrcFontLockCommentFace">if disabled then return nil</text:span></text:p>
      <text:p text:style-name="OrgSrcBlock"><text:s text:c="6"/>(<text:span text:style-name="OrgSrcFontLockKeywordFace">when</text:span> (locate-library file)</text:p>
      <text:p text:style-name="OrgSrcBlock"><text:s text:c="8"/>(mapc (<text:span text:style-name="OrgSrcFontLockKeywordFace">lambda</text:span> (func)</text:p>
      <text:p text:style-name="OrgSrcBlock"><text:s text:c="16"/>(autoload func file docstring interactive type))</text:p>
      <text:p text:style-name="OrgSrcBlock"><text:s text:c="14"/>(<text:span text:style-name="OrgSrcFontLockKeywordFace">if</text:span> (listp functions)</text:p>
      <text:p text:style-name="OrgSrcBlock"><text:s text:c="18"/>functions</text:p>
      <text:p text:style-name="OrgSrcBlock"><text:s text:c="16"/>(list functions)))</text:p>
      <text:p text:style-name="OrgSrcBlock"><text:s text:c="8"/>(<text:span text:style-name="OrgSrcFontLockKeywordFace">when</text:span> after-body</text:p>
      <text:p text:style-name="OrgSrcBlock"><text:s text:c="10"/>(eval-after-load file `(<text:span text:style-name="OrgSrcFontLockKeywordFace">progn</text:span> ,@after-body)))</text:p>
      <text:p text:style-name="OrgSrcBlockLastLine"><text:s text:c="8"/>t))))</text:p>
      <text:h text:style-name="Heading_20_2" text:outline-level="2"><text:bookmark text:name="orgheadline8"/><text:bookmark-start text:name="OrgXref.orgheadline8"/>警告の抑制 <text:bookmark-end text:name="OrgXref.orgheadline8"/></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 text:style-name="Internet_20_link" text:visited-style-name="Visited_20_Internet_20_Link">http://d.hatena.ne.jp/kitokitoki/20100425/p1</text:a></text:p>
      <text:p text:style-name="OrgSrcBlock">(setq byte-compile-warnings</text:p>
      <text:p text:style-name="OrgSrcBlock"><text:s text:c="6"/>'(free-vars unresolved callargs redefine obsolete noruntime</text:p>
      <text:p text:style-name="OrgSrcBlockLastLine"><text:s text:c="18"/>cl-functions interactive-only make-local))</text:p>
      <text:h text:style-name="Heading_20_2" text:outline-level="2"><text:bookmark text:name="orgheadline9"/><text:bookmark-start text:name="OrgXref.orgheadline9"/>起動時間の計測 <text:bookmark-end text:name="OrgXref.orgheadline9"/></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 text:style-name="Internet_20_link" text:visited-style-name="Visited_20_Internet_20_Link">すぎゃーんメモ</text:a>からです。感謝。</text:p>
      <text:p text:style-name="OrgSrcBlock">(add-hook 'after-init-hook</text:p>
      <text:p text:style-name="OrgSrcBlock"><text:s text:c="10"/>(<text:span text:style-name="OrgSrcFontLockKeywordFace">lambda</text:span> ()</text:p>
      <text:p text:style-name="OrgSrcBlock"><text:s text:c="12"/>(message <text:span text:style-name="OrgSrcFontLockStringFace">"--- Emacs booting time: %.0f [msec]"</text:span></text:p>
      <text:p text:style-name="OrgSrcBlock"><text:s text:c="21"/>(* 1000</text:p>
      <text:p text:style-name="OrgSrcBlock"><text:s text:c="24"/>(float-time (time-subtract</text:p>
      <text:p text:style-name="OrgSrcBlock"><text:s text:c="37"/>after-init-time</text:p>
      <text:p text:style-name="OrgSrcBlockLastLine"><text:s text:c="37"/>before-init-time))))))</text:p>
      <text:h text:style-name="Heading_20_2" text:outline-level="2"><text:bookmark text:name="orgheadline11"/><text:bookmark-start text:name="OrgXref.orgheadline11"/>C-x C-c で容易にEmacsを終了させないように質問する <text:bookmark-end text:name="OrgXref.orgheadline11"/></text:h>
      <text:p text:style-name="Text_20_body"><text:span text:style-name="OrgCode">y-or-n-p</text:span> を指定するだけです。</text:p>
      <text:p text:style-name="OrgSrcBlockLastLine">(setq confirm-kill-emacs 'y-or-n-p)</text:p>
      <text:p text:style-name="Text_20_body"><text:soft-page-break/>以前は、 <text:span text:style-name="OrgCode">C-x C-c</text:span> を以下の関数に割り当てて、任意の質問文で入力を求めていました。</text:p>
      <text:p text:style-name="OrgSrcBlock"><text:span text:style-name="OrgSrcFontLockCommentDelimiterFace">;;; </text:span><text:span text:style-name="OrgSrcFontLockCommentFace">Cite: http://flex.ee.uec.ac.jp/texi/emacs-jp/emacs-jp_12.html</text:span></text:p>
      <text:p text:style-name="OrgSrcBlock"><text:span text:style-name="OrgSrcFontLockCommentDelimiterFace">;;; </text:span><text:span text:style-name="OrgSrcFontLockCommentFace">Cite: http://d.hatena.ne.jp/Ubuntu/20090417/1239934416</text:span></text:p>
      <text:p text:style-name="OrgSrcBlock"><text:span text:style-name="OrgSrcFontLockCommentDelimiterFace">;; </text:span><text:span text:style-name="OrgSrcFontLockCommentFace">A simple solution is (setq confirm-kill-emacs 'y-or-n-p).</text:span></text:p>
      <text:p text:style-name="OrgSrcBlock">(<text:span text:style-name="OrgSrcFontLockKeywordFace">defun</text:span> <text:span text:style-name="OrgSrcFontLockFunctionNameFace">confirm-save-buffers-kill-emacs</text:span> (<text:span text:style-name="OrgSrcFontLockTypeFace">&amp;optional</text:span> arg)</text:p>
      <text:p text:style-name="OrgSrcBlock"><text:s text:c="2"/><text:span text:style-name="OrgSrcFontLockDocFace">"Show yes or no when you try to kill Emacs"</text:span></text:p>
      <text:p text:style-name="OrgSrcBlock"><text:s text:c="2"/>(interactive <text:span text:style-name="OrgSrcFontLockStringFace">"P"</text:span>)</text:p>
      <text:p text:style-name="OrgSrcBlock"><text:s text:c="2"/>(<text:span text:style-name="OrgSrcFontLockKeywordFace">cond</text:span> (arg (save-buffers-kill-emacs))</text:p>
      <text:p text:style-name="OrgSrcBlock"><text:s text:c="8"/>(t</text:p>
      <text:p text:style-name="OrgSrcBlock"><text:s text:c="9"/>(<text:span text:style-name="OrgSrcFontLockKeywordFace">when</text:span> (yes-or-no-p <text:span text:style-name="OrgSrcFontLockStringFace">"Are you sure to quit Emacs now? "</text:span>)</text:p>
      <text:p text:style-name="OrgSrcBlockLastLine"><text:s text:c="11"/>(save-buffers-kill-emacs)))))</text:p>
      <text:h text:style-name="Heading_20_3" text:outline-level="3"><text:bookmark text:name="orgheadline10"/><text:bookmark-start text:name="OrgXref.orgheadline10"/>キーバインド <text:bookmark-end text:name="OrgXref.orgheadline10"/></text:h>
      <text:p text:style-name="Text_20_body">Show yes or no when you try to kill Emacs</text:p>
      <text:p text:style-name="OrgSrcBlockLastLine">(global-set-key (kbd <text:span text:style-name="OrgSrcFontLockStringFace">"C-x C-c"</text:span>) 'confirm-save-buffers-kill-emacs)</text:p>
      <text:h text:style-name="Heading_20_2" text:outline-level="2"><text:bookmark text:name="orgheadline12"/><text:bookmark-start text:name="OrgXref.orgheadline12"/>Messages 出力を封じるためのマクロ <text:bookmark-end text:name="OrgXref.orgheadline12"/></text:h>
      <text:p text:style-name="Text_20_body"><text:span text:style-name="OrgCode">shut-up.el</text:span> というマクロがあり、現在はそちらを使っています。</text:p>
      <text:p text:style-name="OrgSrcBlock">(<text:span text:style-name="OrgSrcFontLockKeywordFace">defun</text:span> <text:span text:style-name="OrgSrcFontLockFunctionNameFace">hoge</text:span> ()</text:p>
      <text:p text:style-name="OrgSrcBlock"><text:s text:c="2"/>(interactive)</text:p>
      <text:p text:style-name="OrgSrcBlock"><text:s text:c="2"/>(<text:span text:style-name="OrgSrcFontLockKeywordFace">let</text:span> ((message-log-max nil))</text:p>
      <text:p text:style-name="OrgSrcBlockLastLine"><text:s text:c="4"/>(shut-up (recentf-save-list))))</text:p>
      <text:p text:style-name="Text_20_body">（参考）<text:a xlink:type="simple" xlink:href="http://qiita.com/itiut@github/items/d917eafd6ab255629346" text:style-name="Internet_20_link" text:visited-style-name="Visited_20_Internet_20_Link">Emacs - エコーエリアや </text:a><text:a xlink:type="simple" xlink:href="http://qiita.com/itiut@github/items/d917eafd6ab255629346" text:style-name="Internet_20_link" text:visited-style-name="Visited_20_Internet_20_Link"><text:span text:style-name="Bold">Messages</text:span></text:a><text:a xlink:type="simple" xlink:href="http://qiita.com/itiut@github/items/d917eafd6ab255629346" text:style-name="Internet_20_link" text:visited-style-name="Visited_20_Internet_20_Link">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 <text:span text:style-name="OrgSrcFontLockFunctionNameFace">with-suppressed-message</text:span> (<text:span text:style-name="OrgSrcFontLockTypeFace">&amp;rest</text:span> body)</text:p>
      <text:p text:style-name="OrgSrcBlock"><text:s text:c="2"/><text:span text:style-name="OrgSrcFontLockDocFace">"Suppress new messages temporarily in the echo area and the `</text:span><text:span text:style-name="OrgSrcFontLockConstantFace">*Messages*</text:span><text:span text:style-name="OrgSrcFontLockDocFace">' buffer while BODY is evaluated."</text:span></text:p>
      <text:p text:style-name="OrgSrcBlock"><text:s text:c="2"/>(<text:span text:style-name="OrgSrcFontLockKeywordFace">declare</text:span> (indent 0))</text:p>
      <text:p text:style-name="OrgSrcBlock"><text:s text:c="2"/>(<text:span text:style-name="OrgSrcFontLockKeywordFace">let</text:span> ((message-log-max nil))</text:p>
      <text:p text:style-name="OrgSrcBlockLastLine"><text:s text:c="4"/>`(<text:span text:style-name="OrgSrcFontLockKeywordFace">with-temp-message</text:span> (or (current-message) <text:span text:style-name="OrgSrcFontLockStringFace">""</text:span>) ,@body)))</text:p>
      <text:h text:style-name="Heading_20_1" text:outline-level="1"><text:bookmark text:name="orgheadline31"/><text:bookmark-start text:name="OrgXref.orgheadline31"/>コア設定 <text:bookmark-end text:name="OrgXref.orgheadline31"/></text:h>
      <text:p text:style-name="Text_20_body">Emacs を操作して文書編集する上で欠かせない設定です。</text:p>
      <text:h text:style-name="Heading_20_2" text:outline-level="2"><text:bookmark text:name="orgheadline14"/><text:bookmark-start text:name="OrgXref.orgheadline14"/>言語／文字コード <text:bookmark-end text:name="OrgXref.orgheadline14"/></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oft-page-break/><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 'utf-8-unix)</text:p>
      <text:p text:style-name="OrgSrcBlock">(set-language-environment <text:span text:style-name="OrgSrcFontLockStringFace">"Japanese"</text:span>)</text:p>
      <text:p text:style-name="OrgSrcBlock">(set-locale-environment <text:span text:style-name="OrgSrcFontLockStringFace">"en_US.UTF-8"</text:span>) <text:span text:style-name="OrgSrcFontLockCommentDelimiterFace">; </text:span><text:span text:style-name="OrgSrcFontLockCommentFace">"ja_JP.UTF-8"</text:span></text:p>
      <text:p text:style-name="OrgSrcBlock">(set-default-coding-systems 'utf-8-unix)</text:p>
      <text:p text:style-name="OrgSrcBlock">(set-selection-coding-system 'utf-8-unix)</text:p>
      <text:p text:style-name="OrgSrcBlockLastLine">(set-buffer-file-coding-system 'utf-8-unix)</text:p>
      <text:p text:style-name="OrgSrcBlock">(set-clipboard-coding-system 'utf-8) <text:span text:style-name="OrgSrcFontLockCommentDelimiterFace">; </text:span><text:span text:style-name="OrgSrcFontLockCommentFace">included by set-selection-coding-system</text:span></text:p>
      <text:p text:style-name="OrgSrcBlock">(set-keyboard-coding-system 'utf-8) <text:span text:style-name="OrgSrcFontLockCommentDelimiterFace">; </text:span><text:span text:style-name="OrgSrcFontLockCommentFace">configured by prefer-coding-system</text:span></text:p>
      <text:p text:style-name="OrgSrcBlock">(set-terminal-coding-system 'utf-8) <text:span text:style-name="OrgSrcFontLockCommentDelimiterFace">; </text:span><text:span text:style-name="OrgSrcFontLockCommentFace">configured by prefer-coding-system</text:span></text:p>
      <text:p text:style-name="OrgSrcBlock">(setq buffer-file-coding-system 'utf-8) <text:span text:style-name="OrgSrcFontLockCommentDelimiterFace">; </text:span><text:span text:style-name="OrgSrcFontLockCommentFace">utf-8-unix</text:span></text:p>
      <text:p text:style-name="OrgSrcBlock">(setq save-buffer-coding-system 'utf-8-unix) <text:span text:style-name="OrgSrcFontLockCommentDelimiterFace">; </text:span><text:span text:style-name="OrgSrcFontLockCommentFace">nil</text:span></text:p>
      <text:p text:style-name="OrgSrcBlock">(set-buffer-process-coding-system 'utf-8 'utf-8)</text:p>
      <text:p text:style-name="OrgSrcBlock">(setq process-coding-system-alist</text:p>
      <text:p text:style-name="OrgSrcBlockLastLine"><text:s text:c="6"/>(cons '(<text:span text:style-name="OrgSrcFontLockStringFace">"grep"</text:span> utf-8 . utf-8) process-coding-system-alist))</text:p>
      <text:h text:style-name="Heading_20_2" text:outline-level="2"><text:bookmark text:name="orgheadline15"/><text:bookmark-start text:name="OrgXref.orgheadline15"/>日本語入力 <text:bookmark-end text:name="OrgXref.orgheadline15"/></text:h>
      <text:p text:style-name="Text_20_body">Emacs23用にインラインパッチを適用している場合に使います。<text:line-break/>Lion でも使える自分用にカスタマイズした <text:a xlink:type="simple" xlink:href="https://gist.github.com/1532344" text:style-name="Internet_20_link" text:visited-style-name="Visited_20_Internet_20_Link">inline-patch</text:a> を使っています。</text:p>
      <text:p text:style-name="Text_20_body">Emacs24用には、Mavericks対応した<text:a xlink:type="simple" xlink:href="https://gist.github.com/takaxp/9658281" text:style-name="Internet_20_link" text:visited-style-name="Visited_20_Internet_20_Link">パッチ</text:a>を使っています。</text:p>
      <text:p text:style-name="Text_20_body">Emacs24.5用は<text:a xlink:type="simple" xlink:href="https://gist.github.com/takaxp/1d91107b311b63b57529" text:style-name="Internet_20_link" text:visited-style-name="Visited_20_Internet_20_Link">こちら</text:a>。</text:p>
      <text:p text:style-name="OrgSrcBlock">(<text:span text:style-name="OrgSrcFontLockKeywordFace">when</text:span> (fboundp 'mac-add-key-passed-to-system)</text:p>
      <text:p text:style-name="OrgSrcBlock"><text:s text:c="2"/>(setq default-input-method <text:span text:style-name="OrgSrcFontLockStringFace">"MacOSX"</text:span>)</text:p>
      <text:p text:style-name="OrgSrcBlockLastLine"><text:s text:c="2"/>(mac-add-key-passed-to-system 'shift))</text:p>
      <text:h text:style-name="Heading_20_2" text:outline-level="2"><text:bookmark text:name="orgheadline16"/><text:bookmark-start text:name="OrgXref.orgheadline16"/>[ag.el] 検索 <text:bookmark-end text:name="OrgXref.orgheadline1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text:s text:c="3"/>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 (eval-after-autoload-if-found</text:p>
      <text:p text:style-name="OrgSrcBlock"><text:s text:c="7"/>'(my:ag) <text:span text:style-name="OrgSrcFontLockStringFace">"ag"</text:span> nil t nil</text:p>
      <text:p text:style-name="OrgSrcBlock"><text:s text:c="7"/>'((setq ag-highlight-search t)</text:p>
      <text:p text:style-name="OrgSrcBlock"><text:s text:c="9"/>(setq ag-reuse-buffers t) <text:span text:style-name="OrgSrcFontLockCommentDelimiterFace">;; </text:span><text:span text:style-name="OrgSrcFontLockCommentFace">nil=別ウィンドウが開く</text:span></text:p>
      <text:p text:style-name="OrgSrcBlock"><text:s text:c="9"/>(setq ag-reuse-window t) <text:s/><text:span text:style-name="OrgSrcFontLockCommentDelimiterFace">;; </text:span><text:span text:style-name="OrgSrcFontLockCommentFace">nil=結果を選択時に別ウィンドウに結果:を出す</text:span></text:p>
      <text:p text:style-name="OrgSrcBlock"><text:s text:c="9"/><text:span text:style-name="OrgSrcFontLockCommentDelimiterFace">;; </text:span><text:span text:style-name="OrgSrcFontLockCommentFace">q でウィンドウを抜ける</text:span></text:p>
      <text:p text:style-name="OrgSrcBlock"><text:s text:c="9"/>(define-key ag-mode-map (kbd <text:span text:style-name="OrgSrcFontLockStringFace">"q"</text:span>) 'delete-window)</text:p>
      <text:p text:style-name="OrgSrcBlock"/>
      <text:p text:style-name="OrgSrcBlock"><text:s text:c="9"/>(<text:span text:style-name="OrgSrcFontLockKeywordFace">defun</text:span> <text:span text:style-name="OrgSrcFontLockFunctionNameFace">my:ag</text:span> ()</text:p>
      <text:p text:style-name="OrgSrcBlock"><text:s text:c="11"/>(interactive)</text:p>
      <text:p text:style-name="OrgSrcBlock"><text:s text:c="11"/>(call-interactively 'ag)</text:p>
      <text:p text:style-name="OrgSrcBlock"><text:s text:c="11"/>(switch-to-buffer-other-frame <text:span text:style-name="OrgSrcFontLockStringFace">"*ag search*"</text:span>))))</text:p>
      <text:p text:style-name="OrgSrcBlock"/>
      <text:p text:style-name="OrgSrcBlockLastLine"><text:soft-page-break/><text:s text:c="2"/>(global-set-key (kbd <text:span text:style-name="OrgSrcFontLockStringFace">"C-M-f"</text:span>) 'my:ag))</text:p>
      <text:h text:style-name="Heading_20_2" text:outline-level="2"><text:bookmark text:name="orgheadline17"/><text:bookmark-start text:name="OrgXref.orgheadline17"/>基本キーバインド <text:bookmark-end text:name="OrgXref.orgheadline17"/></text:h>
      <text:p text:style-name="Text_20_body">次の機能にキーバインドを設定する。</text:p>
      <text:list xml:id="list110938819171244" text:style-name="OrgBulletedList">
        <text:list-item>
          <text:p text:style-name="P2">Cmd+V でペースト（Mac用）</text:p>
        </text:list-item>
        <text:list-item>
          <text:p text:style-name="P2">Cmd と Option を逆にする（Mac用）</text:p>
        </text:list-item>
        <text:list-item>
          <text:p text:style-name="P2">削除</text:p>
        </text:list-item>
      </text:list>
      <text:p text:style-name="OrgSrcBlock">(<text:span text:style-name="OrgSrcFontLockKeywordFace">when</text:span> (eq window-system 'ns)</text:p>
      <text:p text:style-name="OrgSrcBlock"><text:s text:c="2"/>(global-set-key (kbd <text:span text:style-name="OrgSrcFontLockStringFace">"M-v"</text:span>) 'yank)</text:p>
      <text:p text:style-name="OrgSrcBlock"><text:s text:c="2"/>(setq ns-command-modifier 'meta)</text:p>
      <text:p text:style-name="OrgSrcBlock"><text:s text:c="2"/>(setq ns-alternate-modifier 'super)</text:p>
      <text:p text:style-name="OrgSrcBlock"><text:s text:c="2"/>(global-set-key [ns-drag-file] 'ns-find-file) <text:span text:style-name="OrgSrcFontLockCommentDelimiterFace">; </text:span><text:span text:style-name="OrgSrcFontLockCommentFace">D&amp;D for Emacs23</text:span></text:p>
      <text:p text:style-name="OrgSrcBlock"><text:s text:c="2"/>(setq ns-pop-up-frames nil)) <text:span text:style-name="OrgSrcFontLockCommentDelimiterFace">; </text:span><text:span text:style-name="OrgSrcFontLockCommentFace">D&amp;D for Emacs23</text:span></text:p>
      <text:p text:style-name="OrgSrcBlock">(global-set-key [delete] 'delete-char)</text:p>
      <text:p text:style-name="OrgSrcBlockLastLine">(global-set-key [kp-delete] 'delete-char)</text:p>
      <text:h text:style-name="Heading_20_2" text:outline-level="2"><text:bookmark text:name="orgheadline18"/><text:bookmark-start text:name="OrgXref.orgheadline18"/>ナローイングするか <text:bookmark-end text:name="OrgXref.orgheadline18"/></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 'narrow-to-region 'disabled nil)</text:p>
      <text:h text:style-name="Heading_20_2" text:outline-level="2"><text:bookmark text:name="orgheadline19"/><text:bookmark-start text:name="OrgXref.orgheadline19"/>バッファの終わりでのnewlineを禁止する <text:bookmark-end text:name="OrgXref.orgheadline19"/></text:h>
      <text:p text:style-name="OrgSrcBlock"><text:span text:style-name="OrgSrcFontLockCommentDelimiterFace">;; </text:span><text:span text:style-name="OrgSrcFontLockCommentFace">Avoid adding a new line at the end of buffer</text:span></text:p>
      <text:p text:style-name="OrgSrcBlockLastLine">(setq next-line-add-newlines nil)</text:p>
      <text:h text:style-name="Heading_20_2" text:outline-level="2"><text:bookmark text:name="orgheadline20"/><text:bookmark-start text:name="OrgXref.orgheadline20"/>常に最終行に一行追加する <text:bookmark-end text:name="OrgXref.orgheadline20"/></text:h>
      <text:p text:style-name="OrgSrcBlock"><text:span text:style-name="OrgSrcFontLockCommentDelimiterFace">;; </text:span><text:span text:style-name="OrgSrcFontLockCommentFace">Limit the final word to a line break code (automatically correct)</text:span></text:p>
      <text:p text:style-name="OrgSrcBlockLastLine">(setq require-final-newline t)</text:p>
      <text:h text:style-name="Heading_20_2" text:outline-level="2"><text:bookmark text:name="orgheadline21"/><text:bookmark-start text:name="OrgXref.orgheadline21"/>長い文章を右端で常に折り返す <text:bookmark-end text:name="OrgXref.orgheadline21"/></text:h>
      <text:p text:style-name="OrgSrcBlock">(setq truncate-lines nil)</text:p>
      <text:p text:style-name="OrgSrcBlockLastLine">(setq truncate-partial-width-windows nil)</text:p>
      <text:h text:style-name="Heading_20_2" text:outline-level="2"><text:bookmark text:name="orgheadline22"/><text:bookmark-start text:name="OrgXref.orgheadline22"/>バッファが外部から編集された場合に自動で再読み込みする <text:bookmark-end text:name="OrgXref.orgheadline22"/></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 1)</text:p>
      <text:h text:style-name="Heading_20_2" text:outline-level="2"><text:bookmark text:name="orgheadline23"/><text:bookmark-start text:name="OrgXref.orgheadline23"/><text:soft-page-break/>[uniquify.el] 同じバッファ名が開かれた場合に区別する <text:bookmark-end text:name="OrgXref.orgheadline23"/></text:h>
      <text:p text:style-name="Text_20_body">ビルトインの <text:span text:style-name="OrgCode">uniquify</text:span> を使います。</text:p>
      <text:p text:style-name="OrgSrcBlockLastLine">(setq uniquify-buffer-name-style 'post-forward-angle-brackets)</text:p>
      <text:h text:style-name="Heading_20_2" text:outline-level="2"><text:bookmark text:name="orgheadline24"/><text:bookmark-start text:name="OrgXref.orgheadline24"/>マウスで選択した領域を自動コピー <text:bookmark-end text:name="OrgXref.orgheadline24"/></text:h>
      <text:p text:style-name="Text_20_body">マウスで選択すると、勝手にペーストボードにデータが流れます。</text:p>
      <text:p text:style-name="OrgSrcBlockLastLine">(setq mouse-drag-copy-region t)</text:p>
      <text:h text:style-name="Heading_20_2" text:outline-level="2"><text:bookmark text:name="orgheadline27"/><text:bookmark-start text:name="OrgXref.orgheadline27"/>パッケージ管理 <text:bookmark-end text:name="OrgXref.orgheadline27"/></text:h>
      <text:p text:style-name="Text_20_body"><text:a xlink:type="simple" xlink:href="https://github.com/cask/cask" text:style-name="Internet_20_link" text:visited-style-name="Visited_20_Internet_20_Lin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text:bookmark text:name="orgheadline25"/><text:bookmark-start text:name="OrgXref.orgheadline25"/>Cask のセットアップ <text:bookmark-end text:name="OrgXref.orgheadline25"/></text:h>
      <text:p text:style-name="Text_20_body">以下は自分用のメモです。</text:p>
      <text:list xml:id="list5475505122451272013" text:style-name="OrgNumberedList">
        <text:list-item>
          <text:p text:style-name="P3">curl -fsSkL <text:a xlink:type="simple" xlink:href="https://raw.github.com/cask/cask/master/go" text:style-name="Internet_20_link" text:visited-style-name="Visited_20_Internet_20_Link">https://raw.github.com/cask/cask/master/go</text:a> | python</text:p>
        </text:list-item>
        <text:list-item>
          <text:p text:style-name="P3">~/.cask/bin に PATH を通す (see .zshenv, export PATH="${HOME}/.cask/bin:{$PATH}")</text:p>
        </text:list-item>
        <text:list-item>
          <text:p text:style-name="P3">cask upgrade</text:p>
        </text:list-item>
        <text:list-item>
          <text:p text:style-name="P3">cd ~/.emacs.d</text:p>
        </text:list-item>
        <text:list-item>
          <text:p text:style-name="P3">cask init ;; ~/.emacs.d/Cask が存在しない場合だけ実行</text:p>
        </text:list-item>
        <text:list-item>
          <text:p text:style-name="P3">cask install</text:p>
        </text:list-item>
      </text:list>
      <text:h text:style-name="Heading_20_3" text:outline-level="3"><text:bookmark text:name="orgheadline26"/><text:bookmark-start text:name="OrgXref.orgheadline26"/>load-path を一箇所にして起動を高速化 <text:bookmark-end text:name="OrgXref.orgheadline26"/></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xml:id="list110938193826454" text:style-name="OrgNumberedList">
        <text:list-item>
          <text:p text:style-name="P3"><text:span text:style-name="OrgCode">~/.emacs.d/.cask/package</text:span> なるフォルダを作る</text:p>
        </text:list-item>
        <text:list-item>
          <text:p text:style-name="P3"><text:span text:style-name="OrgCode">~/.emacs.d/.cask/24.4.1/elpa/*/*</text:span> と <text:soft-page-break/><text:span text:style-name="OrgCode">~/.emacs.d/.cask/24.4.1/elpa/*/lisp/*</text:span> をすべて上記フォルダにコピー</text:p>
        </text:list-item>
        <text:list-item>
          <text:p text:style-name="P3">~/.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 t</text:p>
      <text:p text:style-name="OrgSrcBlock"><text:s text:c="4"/>(load-path-setter '(<text:span text:style-name="OrgSrcFontLockStringFace">"~/.emacs.d/.cask/package"</text:span>) 'load-path)</text:p>
      <text:p text:style-name="OrgSrcBlock"><text:s text:c="2"/>(<text:span text:style-name="OrgSrcFontLockKeywordFace">when</text:span> (<text:span text:style-name="OrgSrcFontLockKeywordFace">require</text:span> '<text:span text:style-name="OrgSrcFontLockConstantFace">cask</text:span> <text:span text:style-name="OrgSrcFontLockStringFace">"~/.cask/cask.el"</text:span> t) (cask-initialize)) <text:span text:style-name="OrgSrcFontLockCommentDelimiterFace">;; </text:span><text:span text:style-name="OrgSrcFontLockCommentFace">800[ms]</text:span></text:p>
      <text:p text:style-name="OrgSrcBlockLastLine"><text:s text:c="2"/>(<text:span text:style-name="OrgSrcFontLockKeywordFace">when</text:span> (<text:span text:style-name="OrgSrcFontLockKeywordFace">require</text:span> '<text:span text:style-name="OrgSrcFontLockConstantFace">pallet</text:span> nil t) (pallet-mode 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 [ -d <text:span text:style-name="OrgSrcFontLockStringFace">"$CASKPATH/$SUBDIR"</text:span> ]; <text:span text:style-name="OrgSrcFontLockKeywordFace">then</text:span></text:p>
      <text:p text:style-name="OrgSrcBlock"><text:s text:c="4"/><text:span text:style-name="OrgSrcFontLockBuiltinFace">echo</text:span> <text:span text:style-name="OrgSrcFontLockStringFace">"--- Remove $CASKPATH/$SUBDIR"</text:span></text:p>
      <text:p text:style-name="OrgSrcBlock"><text:s text:c="4"/>rm -rf $<text:span text:style-name="OrgSrcFontLockVariableNameFace">CASKPATH</text:span>/$<text:span text:style-name="OrgSrcFontLockVariableNameFace">SUBDIR</text:span></text:p>
      <text:p text:style-name="OrgSrcBlock"><text:span text:style-name="OrgSrcFontLockKeywordFace">fi</text:span></text:p>
      <text:p text:style-name="OrgSrcBlock">mkdir -p $<text:span text:style-name="OrgSrcFontLockVariableNameFace">CASKPATH</text:span>/$<text:span text:style-name="OrgSrcFontLockVariableNameFace">SUBDIR</text:span></text:p>
      <text:p text:style-name="OrgSrcBlock"/>
      <text:p text:style-name="OrgSrcBlock"><text:span text:style-name="OrgSrcFontLockBuiltinFace">cd</text:span> ~/.emacs.d</text:p>
      <text:p text:style-name="OrgSrcBlock"><text:span text:style-name="OrgSrcFontLockBuiltinFace">echo</text:span> <text:span text:style-name="OrgSrcFontLockStringFace">"--- Cask install"</text:span></text:p>
      <text:p text:style-name="OrgSrcBlock">cask install</text:p>
      <text:p text:style-name="OrgSrcBlock"/>
      <text:p text:style-name="OrgSrcBlock"><text:span text:style-name="OrgSrcFontLockBuiltinFace">echo</text:span> <text:span text:style-name="OrgSrcFontLockStringFace">"--- Cask update"</text:span></text:p>
      <text:p text:style-name="OrgSrcBlock">cask update</text:p>
      <text:p text:style-name="OrgSrcBlock"/>
      <text:p text:style-name="OrgSrcBlock"><text:span text:style-name="OrgSrcFontLockBuiltinFace">echo</text:span> <text:span text:style-name="OrgSrcFontLockStringFace">"--- Copying elisp files"</text:span></text:p>
      <text:p text:style-name="OrgSrcBlock">/bin/cp -rf /Users/taka/.emacs.d/.cask/$<text:span text:style-name="OrgSrcFontLockVariableNameFace">VERSION</text:span>/elpa/*/* $<text:span text:style-name="OrgSrcFontLockVariableNameFace">CASKPATH</text:span>/$<text:span text:style-name="OrgSrcFontLockVariableNameFace">SUBDIR</text:span></text:p>
      <text:p text:style-name="OrgSrcBlock"><text:span text:style-name="OrgSrcFontLockBuiltinFace">cd</text:span> $<text:span text:style-name="OrgSrcFontLockVariableNameFace">CASKPATH</text:span>/$<text:span text:style-name="OrgSrcFontLockVariableNameFace">SUBDIR</text:span></text:p>
      <text:p text:style-name="OrgSrcBlock"/>
      <text:p text:style-name="OrgSrcBlockLastLine"><text:span text:style-name="OrgSrcFontLockBuiltinFace">echo</text:span> <text:span text:style-name="OrgSrcFontLockStringFace">"--- Done"</text:span></text:p>
      <text:h text:style-name="Heading_20_2" text:outline-level="2"><text:bookmark text:name="orgheadline28"/><text:bookmark-start text:name="OrgXref.orgheadline28"/>インデント <text:bookmark-end text:name="OrgXref.orgheadline28"/></text:h>
      <text:p text:style-name="OrgSrcBlock">(setq-default tab-width 2)</text:p>
      <text:p text:style-name="OrgSrcBlock">(setq-default indent-tabs-mode nil)</text:p>
      <text:p text:style-name="OrgSrcBlock">(setq indent-line-function 'insert-tab)</text:p>
      <text:p text:style-name="OrgSrcBlock"><text:span text:style-name="OrgSrcFontLockCommentDelimiterFace">;; </text:span><text:span text:style-name="OrgSrcFontLockCommentFace">(add-hook 'org-mode-hook</text:span></text:p>
      <text:p text:style-name="OrgSrcBlock"><text:span text:style-name="OrgSrcFontLockCommentDelimiterFace">;; <text:s text:c="10"/></text:span><text:span text:style-name="OrgSrcFontLockCommentFace">'(lambda()</text:span></text:p>
      <text:p text:style-name="OrgSrcBlockLastLine"><text:span text:style-name="OrgSrcFontLockCommentDelimiterFace">;; <text:s text:c="13"/></text:span><text:span text:style-name="OrgSrcFontLockCommentFace">(setq indent-line-function 'insert-tab)))</text:span></text:p>
      <text:h text:style-name="Heading_20_2" text:outline-level="2"><text:bookmark text:name="orgheadline29"/><text:bookmark-start text:name="OrgXref.orgheadline29"/>[aggressive-indent] 即時バッファ整形 <text:bookmark-end text:name="OrgXref.orgheadline29"/></text:h>
      <text:p text:style-name="Text_20_body">特定のメジャーモードで、とにかく整形しまくります。MELPAから入手できます。</text:p>
      <text:p text:style-name="OrgSrcBlock">(<text:span text:style-name="OrgSrcFontLockKeywordFace">when</text:span> (eval-after-autoload-if-found</text:p>
      <text:p text:style-name="OrgSrcBlock"><text:s text:c="7"/>'(aggressive-indent-mode) <text:span text:style-name="OrgSrcFontLockStringFace">"aggressive-indent"</text:span> nil t nil</text:p>
      <text:p text:style-name="OrgSrcBlock"><text:s text:c="7"/>'())</text:p>
      <text:p text:style-name="OrgSrcBlock"><text:s text:c="2"/>(add-hook 'emacs-lisp-mode-hook 'aggressive-indent-mode)</text:p>
      <text:p text:style-name="OrgSrcBlock"><text:s text:c="2"/>(add-hook 'lisp-mode-hook 'aggressive-indent-mode)</text:p>
      <text:p text:style-name="OrgSrcBlock"><text:s text:c="2"/>(add-hook 'perl-mode-hook 'aggressive-indent-mode)</text:p>
      <text:p text:style-name="OrgSrcBlock"><text:soft-page-break/><text:s text:c="2"/>(add-hook 'c-mode-common-hook 'aggressive-indent-mode)</text:p>
      <text:p text:style-name="OrgSrcBlock"><text:s text:c="2"/>(add-hook 'python-mode-hook 'aggressive-indent-mode)</text:p>
      <text:p text:style-name="OrgSrcBlock"><text:s text:c="2"/>(add-hook 'nxml-mode-hook 'aggressive-indent-mode)</text:p>
      <text:p text:style-name="OrgSrcBlockLastLine"><text:s text:c="2"/>(add-hook 'web-mode-hook 'aggressive-indent-mode))</text:p>
      <text:h text:style-name="Heading_20_2" text:outline-level="2"><text:bookmark text:name="orgheadline30"/><text:bookmark-start text:name="OrgXref.orgheadline30"/>ファイルリンクを辿る時に確認のメッセージを出さない <text:bookmark-end text:name="OrgXref.orgheadline30"/></text:h>
      <text:p text:style-name="Text_20_body">そのまま辿ってファイルオープンします。</text:p>
      <text:p text:style-name="OrgSrcBlockLastLine">(setq vc-follow-symlinks t)</text:p>
      <text:p text:style-name="OrgSrcBlock"><text:span text:style-name="OrgSrcFontLockCommentDelimiterFace">;; </text:span><text:span text:style-name="OrgSrcFontLockCommentFace">autorevert.el の読み込みが必要</text:span></text:p>
      <text:p text:style-name="OrgSrcBlockLastLine">(setq auto-revert-check-vc-info t)</text:p>
      <text:h text:style-name="Heading_20_1" text:outline-level="1"><text:bookmark text:name="orgheadline45"/><text:bookmark-start text:name="OrgXref.orgheadline45"/>カーソル移動 <text:bookmark-end text:name="OrgXref.orgheadline45"/></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Sect2" text:name="Section1">
        <table:table table:name="Table1" table:style-name="Table1">
          <table:table-column table:style-name="Table1.A" table:number-columns-repeated="2"/>
          <table:table-row>
            <table:table-cell table:style-name="Table1.A1" office:value-type="string">
              <text:p text:style-name="OrgTableContentsLeft">行移動</text:p>
            </table:table-cell>
            <table:table-cell table:style-name="Table1.A1" office:value-type="string">
              <text:p text:style-name="OrgTableContentsLeft">C-n/C-p</text:p>
            </table:table-cell>
          </table:table-row>
          <table:table-row>
            <table:table-cell table:style-name="Table1.A2" office:value-type="string">
              <text:p text:style-name="OrgTableContentsLeft">ページ移動（スクロール）</text:p>
            </table:table-cell>
            <table:table-cell table:style-name="Table1.A2" office:value-type="string">
              <text:p text:style-name="OrgTableContentsLeft">M-n/M-p</text:p>
            </table:table-cell>
          </table:table-row>
          <table:table-row>
            <table:table-cell table:style-name="Table1.A2" office:value-type="string">
              <text:p text:style-name="OrgTableContentsLeft">ウィンドウ移動</text:p>
            </table:table-cell>
            <table:table-cell table:style-name="Table1.A2" office:value-type="string">
              <text:p text:style-name="OrgTableContentsLeft">C-M-n/C-M-p</text:p>
            </table:table-cell>
          </table:table-row>
          <table:table-row>
            <table:table-cell table:style-name="Table1.B4" office:value-type="string">
              <text:p text:style-name="OrgTableContentsLeft">バッファ切り替え</text:p>
            </table:table-cell>
            <table:table-cell table:style-name="Table1.B4" office:value-type="string">
              <text:p text:style-name="OrgTableContentsLeft">M-]/M-[</text:p>
            </table:table-cell>
          </table:table-row>
        </table:table>
      </text:section>
      <text:h text:style-name="Heading_20_2" text:outline-level="2"><text:bookmark text:name="orgheadline32"/><text:bookmark-start text:name="OrgXref.orgheadline32"/>バッファ内のカーソル移動 <text:bookmark-end text:name="OrgXref.orgheadline32"/></text:h>
      <text:p text:style-name="Text_20_body">先頭に移動、最終行に移動、ページ単位の進む、ページ単位の戻る、行数を指定して移動</text:p>
      <text:p text:style-name="OrgSrcBlock">(global-set-key (kbd <text:span text:style-name="OrgSrcFontLockStringFace">"C-M-t"</text:span>) 'beginning-of-buffer)</text:p>
      <text:p text:style-name="OrgSrcBlock">(global-set-key (kbd <text:span text:style-name="OrgSrcFontLockStringFace">"C-M-b"</text:span>) 'end-of-buffer)</text:p>
      <text:p text:style-name="OrgSrcBlock"><text:span text:style-name="OrgSrcFontLockCommentDelimiterFace">;; </text:span><text:span text:style-name="OrgSrcFontLockCommentFace">Backward page scrolling instead of M-v</text:span></text:p>
      <text:p text:style-name="OrgSrcBlock">(global-set-key (kbd <text:span text:style-name="OrgSrcFontLockStringFace">"M-p"</text:span>) 'scroll-down)</text:p>
      <text:p text:style-name="OrgSrcBlock"><text:span text:style-name="OrgSrcFontLockCommentDelimiterFace">;; </text:span><text:span text:style-name="OrgSrcFontLockCommentFace">Frontward page scrolling instead of C-v</text:span></text:p>
      <text:p text:style-name="OrgSrcBlock">(global-set-key (kbd <text:span text:style-name="OrgSrcFontLockStringFace">"M-n"</text:span>) 'scroll-up)</text:p>
      <text:p text:style-name="OrgSrcBlock"><text:span text:style-name="OrgSrcFontLockCommentDelimiterFace">;; </text:span><text:span text:style-name="OrgSrcFontLockCommentFace">Move cursor to a specific line</text:span></text:p>
      <text:p text:style-name="OrgSrcBlockLastLine">(global-set-key (kbd <text:span text:style-name="OrgSrcFontLockStringFace">"C-c g"</text:span>) 'goto-line)</text:p>
      <text:h text:style-name="Heading_20_2" text:outline-level="2"><text:bookmark text:name="orgheadline33"/><text:bookmark-start text:name="OrgXref.orgheadline33"/>バッファ間のカーソル移動 <text:bookmark-end text:name="OrgXref.orgheadline33"/></text:h>
      <text:p text:style-name="Text_20_body"><text:span text:style-name="OrgCode">C-c o</text:span> の代わりに、ウィンドウの移動をワンアクションで行う。</text:p>
      <text:p text:style-name="OrgSrcBlock">(global-set-key (kbd <text:span text:style-name="OrgSrcFontLockStringFace">"C-M-p"</text:span>) '(<text:span text:style-name="OrgSrcFontLockKeywordFace">lambda</text:span> () (interactive) (other-window -1)))</text:p>
      <text:p text:style-name="OrgSrcBlockLastLine">(global-set-key (kbd <text:span text:style-name="OrgSrcFontLockStringFace">"C-M-n"</text:span>) '(<text:span text:style-name="OrgSrcFontLockKeywordFace">lambda</text:span> () (interactive) (other-window 1)))</text:p>
      <text:h text:style-name="Heading_20_2" text:outline-level="2"><text:bookmark text:name="orgheadline34"/><text:bookmark-start text:name="OrgXref.orgheadline34"/>スクロールを制御 <text:bookmark-end text:name="OrgXref.orgheadline34"/></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soft-page-break/><text:a xlink:type="simple" xlink:href="http://marigold.sakura.ne.jp/devel/emacs/scroll/index.html" text:style-name="Internet_20_link" text:visited-style-name="Visited_20_Internet_20_Link">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 text:style-name="Internet_20_link" text:visited-style-name="Visited_20_Internet_20_Link">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 </text:span><text:span text:style-name="OrgSrcFontLockCommentFace">Scroll window on a line-by-line basis</text:span></text:p>
      <text:p text:style-name="OrgSrcBlock">(setq scroll-conservatively 1000)</text:p>
      <text:p text:style-name="OrgSrcBlock">(setq scroll-step 1)</text:p>
      <text:p text:style-name="OrgSrcBlockLastLine">(setq scroll-margin 0) <text:span text:style-name="OrgSrcFontLockCommentDelimiterFace">; </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 text:style-name="Internet_20_link" text:visited-style-name="Visited_20_Internet_20_Link">http://adamspiers.org/computing/elisp/smooth-scrolling.el</text:a></text:p>
      <text:p text:style-name="OrgSrcBlock">(<text:span text:style-name="OrgSrcFontLockKeywordFace">when</text:span> (<text:span text:style-name="OrgSrcFontLockKeywordFace">require</text:span> '<text:span text:style-name="OrgSrcFontLockConstantFace">smooth-scrolling</text:span> nil t)</text:p>
      <text:p text:style-name="OrgSrcBlockLastLine"><text:s text:c="2"/>(setq smooth-scroll-margin 1))</text:p>
      <text:p text:style-name="OrgSrcBlock">(<text:span text:style-name="OrgSrcFontLockKeywordFace">when</text:span> (autoload-if-found</text:p>
      <text:p text:style-name="OrgSrcBlock"><text:s text:c="7"/>'(smooth-scrolling) <text:span text:style-name="OrgSrcFontLockStringFace">"smooth-scrolling"</text:span> nil t)</text:p>
      <text:p text:style-name="OrgSrcBlock"><text:s text:c="2"/>(eval-after-load <text:span text:style-name="OrgSrcFontLockStringFace">"smooth-scrolling"</text:span></text:p>
      <text:p text:style-name="OrgSrcBlock"><text:s text:c="4"/>'(<text:span text:style-name="OrgSrcFontLockKeywordFace">progn</text:span></text:p>
      <text:p text:style-name="OrgSrcBlockLastLine"><text:s text:c="7"/>(setq smooth-scroll-margin 1))))</text:p>
      <text:h text:style-name="Heading_20_2" text:outline-level="2"><text:bookmark text:name="orgheadline35"/><text:bookmark-start text:name="OrgXref.orgheadline35"/>スクロールで表示を重複させる行数 <text:bookmark-end text:name="OrgXref.orgheadline35"/></text:h>
      <text:p text:style-name="OrgSrcBlock"><text:span text:style-name="OrgSrcFontLockCommentDelimiterFace">;; </text:span><text:span text:style-name="OrgSrcFontLockCommentFace">Scroll window on a page-by-pabe basis with N line overlapping</text:span></text:p>
      <text:p text:style-name="OrgSrcBlockLastLine">(setq next-screen-context-lines 1)</text:p>
      <text:h text:style-name="Heading_20_2" text:outline-level="2"><text:bookmark text:name="orgheadline37"/><text:bookmark-start text:name="OrgXref.orgheadline37"/>[SmoothScroll.el] カーソル固定でスクロールする <text:bookmark-end text:name="OrgXref.orgheadline37"/></text:h>
      <text:p text:style-name="Text_20_body"><text:a xlink:type="simple" xlink:href="https://raw.github.com/takaxp/EmacsScripts/master/SmoothScroll.el" text:style-name="Internet_20_link" text:visited-style-name="Visited_20_Internet_20_Link">https://raw.github.com/takaxp/EmacsScripts/master/SmoothScroll.el</text:a><text:line-break/><text:a xlink:type="simple" xlink:href="https://github.com/pglotov/EmacsScripts/blob/master/SmoothScroll.el" text:style-name="Internet_20_link" text:visited-style-name="Visited_20_Internet_20_Link">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 scroll-one-down) <text:span text:style-name="OrgSrcFontLockStringFace">"smoothscroll"</text:span> nil t)</text:p>
      <text:p text:style-name="OrgSrcBlock">(autoload-if-found</text:p>
      <text:p text:style-name="OrgSrcBlockLastLine"><text:s/>'(scroll-one-up scroll-one-down) <text:span text:style-name="OrgSrcFontLockStringFace">"smoothscroll"</text:span> nil t)</text:p>
      <text:h text:style-name="Heading_20_3" text:outline-level="3"><text:bookmark text:name="orgheadline36"/><text:bookmark-start text:name="OrgXref.orgheadline36"/>キーバインド <text:bookmark-end text:name="OrgXref.orgheadline36"/></text:h>
      <text:p text:style-name="OrgSrcBlock">(global-set-key (kbd <text:span text:style-name="OrgSrcFontLockStringFace">"s-&lt;up&gt;"</text:span>) 'scroll-one-down)</text:p>
      <text:p text:style-name="OrgSrcBlockLastLine">(global-set-key (kbd <text:span text:style-name="OrgSrcFontLockStringFace">"s-&lt;down&gt;"</text:span>) 'scroll-one-up)</text:p>
      <text:h text:style-name="Heading_20_2" text:outline-level="2"><text:bookmark text:name="orgheadline38"/><text:bookmark-start text:name="OrgXref.orgheadline38"/>[smooth-scroll.el] 滑らかなスクロール <text:bookmark-end text:name="OrgXref.orgheadline38"/></text:h>
      <text:p text:style-name="Text_20_body">良い感じです。スススっとスクロールします。</text:p>
      <text:p text:style-name="OrgSrcBlock">(eval-after-autoload-if-found</text:p>
      <text:p text:style-name="OrgSrcBlock"><text:s/>'(smooth-scroll) <text:span text:style-name="OrgSrcFontLockStringFace">"smooth-scroll"</text:span> nil t nil</text:p>
      <text:p text:style-name="OrgSrcBlock"><text:soft-page-break/><text:s/>'((smooth-scroll-mode t)</text:p>
      <text:p text:style-name="OrgSrcBlock"><text:s text:c="3"/>(setq smooth-scroll/vscroll-step-size 6)</text:p>
      <text:p text:style-name="OrgSrcBlockLastLine"><text:s text:c="3"/>(setq smooth-scroll/hscroll-step-size 6)))</text:p>
      <text:h text:style-name="Heading_20_2" text:outline-level="2"><text:bookmark text:name="orgheadline40"/><text:bookmark-start text:name="OrgXref.orgheadline40"/>[point-undo.el] カーソル位置を簡単にたどる <text:bookmark-end text:name="OrgXref.orgheadline40"/></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 '<text:span text:style-name="OrgSrcFontLockConstantFace">point-undo</text:span> nil t)</text:p>
      <text:h text:style-name="Heading_20_3" text:outline-level="3"><text:bookmark text:name="orgheadline39"/><text:bookmark-start text:name="OrgXref.orgheadline39"/>キーバインド <text:bookmark-end text:name="OrgXref.orgheadline39"/></text:h>
      <text:p text:style-name="Text_20_body">シングルキーを割り当てておくと使いやすいです。</text:p>
      <text:p text:style-name="OrgSrcBlock"><text:span text:style-name="OrgSrcFontLockCommentDelimiterFace">;; </text:span><text:span text:style-name="OrgSrcFontLockCommentFace">[point-undo.el] Move the cursor to the previous position</text:span></text:p>
      <text:p text:style-name="OrgSrcBlock">(global-set-key (kbd <text:span text:style-name="OrgSrcFontLockStringFace">"&lt;f7&gt;"</text:span>) 'point-undo)</text:p>
      <text:p text:style-name="OrgSrcBlock"><text:span text:style-name="OrgSrcFontLockCommentDelimiterFace">;; </text:span><text:span text:style-name="OrgSrcFontLockCommentFace">[point-undo.el] Redo of point-undo</text:span></text:p>
      <text:p text:style-name="OrgSrcBlockLastLine">(global-set-key (kbd <text:span text:style-name="OrgSrcFontLockStringFace">"S-&lt;f7&gt;"</text:span>) 'point-redo)</text:p>
      <text:h text:style-name="Heading_20_2" text:outline-level="2"><text:bookmark text:name="orgheadline42"/><text:bookmark-start text:name="OrgXref.orgheadline42"/>[cycle-buffer.el] カレントバッファの表示切り替え <text:bookmark-end text:name="OrgXref.orgheadline42"/></text:h>
      <text:p text:style-name="Text_20_body"><text:a xlink:type="simple" xlink:href="http://www.emacswiki.org/emacs/download/cycle-buffer.el" text:style-name="Internet_20_link" text:visited-style-name="Visited_20_Internet_20_Link">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 cycle-buffer-backward) <text:span text:style-name="OrgSrcFontLockStringFace">"cycle-buffer"</text:span> nil t nil</text:p>
      <text:p text:style-name="OrgSrcBlock"><text:s/>'((setq cycle-buffer-allow-visible t)</text:p>
      <text:p text:style-name="OrgSrcBlock"><text:s text:c="3"/>(setq cycle-buffer-show-length 12)</text:p>
      <text:p text:style-name="OrgSrcBlockLastLine"><text:s text:c="3"/>(setq cycle-buffer-show-format '(<text:span text:style-name="OrgSrcFontLockStringFace">" &lt;(%s)&gt;"</text:span> . <text:span text:style-name="OrgSrcFontLockStringFace">" %s"</text:span>))))</text:p>
      <text:h text:style-name="Heading_20_3" text:outline-level="3"><text:bookmark text:name="orgheadline41"/><text:bookmark-start text:name="OrgXref.orgheadline41"/>キーバインド <text:bookmark-end text:name="OrgXref.orgheadline41"/></text:h>
      <text:p text:style-name="OrgSrcBlock">(global-set-key (kbd <text:span text:style-name="OrgSrcFontLockStringFace">"M-]"</text:span>) 'cycle-buffer)</text:p>
      <text:p text:style-name="OrgSrcBlockLastLine">(global-set-key (kbd <text:span text:style-name="OrgSrcFontLockStringFace">"M-["</text:span>) 'cycle-buffer-backward)</text:p>
      <text:h text:style-name="Heading_20_2" text:outline-level="2"><text:bookmark text:name="orgheadline43"/><text:bookmark-start text:name="OrgXref.orgheadline43"/>[bm.el] カーソル位置をブックマークして追う <text:bookmark-end text:name="OrgXref.orgheadline43"/></text:h>
      <text:p text:style-name="Text_20_body"><text:a xlink:type="simple" xlink:href="https://github.com/joodland/bm" text:style-name="Internet_20_link" text:visited-style-name="Visited_20_Internet_20_Link">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 (eval-after-autoload-if-found</text:p>
      <text:p text:style-name="OrgSrcBlock"><text:s text:c="7"/>'(bm-toggle my:bm-next bm-buffer-save bm-buffer-restore</text:p>
      <text:p text:style-name="OrgSrcBlock"><text:s text:c="19"/>bm-buffer-save-all bm-repository-save</text:p>
      <text:p text:style-name="OrgSrcBlock"><text:s text:c="19"/>bm-repository-load) <text:span text:style-name="OrgSrcFontLockStringFace">"bm"</text:span> nil t nil</text:p>
      <text:p text:style-name="OrgSrcBlock"><text:s text:c="19"/>'((setq-default bm-buffer-persistence t) <text:span text:style-name="OrgSrcFontLockCommentDelimiterFace">;; </text:span><text:span text:style-name="OrgSrcFontLockCommentFace">t</text:span></text:p>
      <text:p text:style-name="OrgSrcBlock"><text:s text:c="21"/>(setq bm-repository-file <text:span text:style-name="OrgSrcFontLockStringFace">"~/Dropbox/emacs.d/.bookmark"</text:span>)</text:p>
      <text:p text:style-name="OrgSrcBlock"><text:s text:c="21"/><text:span text:style-name="OrgSrcFontLockCommentDelimiterFace">;; </text:span><text:span text:style-name="OrgSrcFontLockCommentFace">autoload との組み合わせでは無意味</text:span></text:p>
      <text:p text:style-name="OrgSrcBlock"><text:soft-page-break/><text:s text:c="21"/><text:span text:style-name="OrgSrcFontLockCommentDelimiterFace">;;</text:span><text:span text:style-name="OrgSrcFontLockCommentFace">（after-init-hook を利用せよ）</text:span></text:p>
      <text:p text:style-name="OrgSrcBlock"><text:s text:c="21"/><text:span text:style-name="OrgSrcFontLockCommentDelimiterFace">;; </text:span><text:span text:style-name="OrgSrcFontLockCommentFace">(setq bm-restore-repository-on-load t)</text:span></text:p>
      <text:p text:style-name="OrgSrcBlock"><text:s text:c="21"/>(setq bm-persistent-face 'bm-face)</text:p>
      <text:p text:style-name="OrgSrcBlock"><text:s text:c="21"/>(<text:span text:style-name="OrgSrcFontLockKeywordFace">defun</text:span> <text:span text:style-name="OrgSrcFontLockFunctionNameFace">my:bm-toggle</text:span> ()</text:p>
      <text:p text:style-name="OrgSrcBlock"><text:s text:c="23"/><text:span text:style-name="OrgSrcFontLockDocFace">"bm-toggle with updating history"</text:span></text:p>
      <text:p text:style-name="OrgSrcBlock"><text:s text:c="23"/>(interactive)</text:p>
      <text:p text:style-name="OrgSrcBlock"><text:s text:c="23"/>(bm-toggle)</text:p>
      <text:p text:style-name="OrgSrcBlock"><text:s text:c="23"/>(bm-save))</text:p>
      <text:p text:style-name="OrgSrcBlock"/>
      <text:p text:style-name="OrgSrcBlock"><text:s text:c="21"/>(<text:span text:style-name="OrgSrcFontLockKeywordFace">defun</text:span> <text:span text:style-name="OrgSrcFontLockFunctionNameFace">my:bm-next</text:span> ()</text:p>
      <text:p text:style-name="OrgSrcBlock"><text:s text:c="23"/><text:span text:style-name="OrgSrcFontLockDocFace">"bm-next with org-mode"</text:span></text:p>
      <text:p text:style-name="OrgSrcBlock"><text:s text:c="23"/>(interactive)</text:p>
      <text:p text:style-name="OrgSrcBlock"><text:s text:c="23"/>(bm-next)</text:p>
      <text:p text:style-name="OrgSrcBlock"><text:s text:c="23"/>(<text:span text:style-name="OrgSrcFontLockKeywordFace">when</text:span> (and (equal major-mode 'org-mode)</text:p>
      <text:p text:style-name="OrgSrcBlock"><text:s text:c="34"/>(not (org-before-first-heading-p)))</text:p>
      <text:p text:style-name="OrgSrcBlock"><text:s text:c="25"/>(widen)</text:p>
      <text:p text:style-name="OrgSrcBlock"><text:s text:c="25"/>(org-overview)</text:p>
      <text:p text:style-name="OrgSrcBlock"><text:s text:c="25"/>(org-reveal)</text:p>
      <text:p text:style-name="OrgSrcBlock"><text:s text:c="25"/>(org-cycle-hide-drawers 'all)</text:p>
      <text:p text:style-name="OrgSrcBlock"><text:s text:c="25"/>(org-show-entry)</text:p>
      <text:p text:style-name="OrgSrcBlock"><text:s text:c="25"/>(show-children)</text:p>
      <text:p text:style-name="OrgSrcBlock"><text:s text:c="25"/>(org-show-siblings)))))</text:p>
      <text:p text:style-name="OrgSrcBlock"/>
      <text:p text:style-name="OrgSrcBlock"><text:s text:c="2"/>(add-hook 'after-init-hook 'bm-repository-load)</text:p>
      <text:p text:style-name="OrgSrcBlock"><text:s text:c="2"/>(add-hook 'find-file-hook 'bm-buffer-restore)</text:p>
      <text:p text:style-name="OrgSrcBlock"><text:s text:c="2"/>(add-hook 'after-revert-hook 'bm-buffer-restore)</text:p>
      <text:p text:style-name="OrgSrcBlock"><text:s text:c="2"/>(add-hook 'kill-buffer-hook 'bm-buffer-save)</text:p>
      <text:p text:style-name="OrgSrcBlock"><text:s text:c="2"/>(add-hook 'after-save-hook 'bm-buffer-save)</text:p>
      <text:p text:style-name="OrgSrcBlock"><text:s text:c="2"/>(add-hook 'vc-before-checkin-hook 'bm-buffer-save)</text:p>
      <text:p text:style-name="OrgSrcBlock"><text:s text:c="2"/>(add-hook 'kill-emacs-hook 'bm-save)</text:p>
      <text:p text:style-name="OrgSrcBlock"/>
      <text:p text:style-name="OrgSrcBlock"><text:s text:c="2"/>(global-set-key (kbd <text:span text:style-name="OrgSrcFontLockStringFace">"&lt;f10&gt;"</text:span>) 'my:bm-toggle)</text:p>
      <text:p text:style-name="OrgSrcBlockLastLine"><text:s text:c="2"/>(global-set-key (kbd <text:span text:style-name="OrgSrcFontLockStringFace">"&lt;C-f10&gt;"</text:span>) 'my:bm-next))</text:p>
      <text:h text:style-name="Heading_20_2" text:outline-level="2"><text:bookmark text:name="orgheadline44"/><text:bookmark-start text:name="OrgXref.orgheadline44"/>[centered-cursor-mode.el] カーソル位置を中央に固定 <text:bookmark-end text:name="OrgXref.orgheadline44"/></text:h>
      <text:p text:style-name="Text_20_body"><text:span text:style-name="OrgCode">isearch-mode</text:span> の時だけ有効にしています。</text:p>
      <text:p text:style-name="OrgSrcBlock">(<text:span text:style-name="OrgSrcFontLockKeywordFace">when</text:span> (eval-after-autoload-if-found</text:p>
      <text:p text:style-name="OrgSrcBlock"><text:s text:c="7"/>'(centered-cursor-mode) <text:span text:style-name="OrgSrcFontLockStringFace">"centered-cursor-mode"</text:span> nil t nil</text:p>
      <text:p text:style-name="OrgSrcBlock"><text:s text:c="7"/>'())</text:p>
      <text:p text:style-name="OrgSrcBlock"><text:s text:c="2"/>(add-hook 'isearch-mode-hook</text:p>
      <text:p text:style-name="OrgSrcBlock"><text:s text:c="12"/>'(<text:span text:style-name="OrgSrcFontLockKeywordFace">lambda</text:span> () (interactive) (centered-cursor-mode 1)))</text:p>
      <text:p text:style-name="OrgSrcBlock"><text:s text:c="2"/>(add-hook 'isearch-mode-end-hook</text:p>
      <text:p text:style-name="OrgSrcBlockLastLine"><text:s text:c="12"/>'(<text:span text:style-name="OrgSrcFontLockKeywordFace">lambda</text:span> () (interactive) (centered-cursor-mode -1))))</text:p>
      <text:h text:style-name="Heading_20_1" text:outline-level="1"><text:bookmark text:name="orgheadline85"/><text:bookmark-start text:name="OrgXref.orgheadline85"/>編集サポート <text:bookmark-end text:name="OrgXref.orgheadline85"/></text:h>
      <text:h text:style-name="Heading_20_2" text:outline-level="2"><text:bookmark text:name="orgheadline46"/><text:bookmark-start text:name="OrgXref.orgheadline46"/>矩形編集／連番入力 <text:bookmark-end text:name="OrgXref.orgheadline46"/></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p>
      <text:p text:style-name="OrgSrcBlock">(<text:span text:style-name="OrgSrcFontLockKeywordFace">require</text:span> '<text:span text:style-name="OrgSrcFontLockConstantFace">cua-base</text:span>)</text:p>
      <text:p text:style-name="OrgSrcBlock">(cua-mode 1)</text:p>
      <text:p text:style-name="OrgSrcBlockLastLine">(setq cua-enable-cua-keys nil)</text:p>
      <text:p text:style-name="Text_20_body"><text:soft-page-break/>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Sect2" text:name="Section2">
        <table:table table:name="Table2" table:style-name="Table2">
          <table:table-column table:style-name="Table2.A" table:number-columns-repeated="2"/>
          <table:table-row>
            <table:table-cell table:style-name="Table2.A1" office:value-type="string">
              <text:p text:style-name="OrgTableContentsLeft">矩形切り取り</text:p>
            </table:table-cell>
            <table:table-cell table:style-name="Table2.A1" office:value-type="string">
              <text:p text:style-name="OrgTableContentsLeft">C-x r k</text:p>
            </table:table-cell>
          </table:table-row>
          <table:table-row>
            <table:table-cell table:style-name="Table2.A2" office:value-type="string">
              <text:p text:style-name="OrgTableContentsLeft">矩形削除</text:p>
            </table:table-cell>
            <table:table-cell table:style-name="Table2.A2" office:value-type="string">
              <text:p text:style-name="OrgTableContentsLeft">C-x r d</text:p>
            </table:table-cell>
          </table:table-row>
          <table:table-row>
            <table:table-cell table:style-name="Table2.A2" office:value-type="string">
              <text:p text:style-name="OrgTableContentsLeft">矩形貼り付け</text:p>
            </table:table-cell>
            <table:table-cell table:style-name="Table2.A2" office:value-type="string">
              <text:p text:style-name="OrgTableContentsLeft">C-x r y</text:p>
            </table:table-cell>
          </table:table-row>
          <table:table-row>
            <table:table-cell table:style-name="Table2.A2" office:value-type="string">
              <text:p text:style-name="OrgTableContentsLeft">矩形先頭に文字を挿入</text:p>
            </table:table-cell>
            <table:table-cell table:style-name="Table2.A2" office:value-type="string">
              <text:p text:style-name="OrgTableContentsLeft">C-x r t</text:p>
            </table:table-cell>
          </table:table-row>
          <table:table-row>
            <table:table-cell table:style-name="Table2.B5" office:value-type="string">
              <text:p text:style-name="OrgTableContentsLeft">矩形を空白に変換する</text:p>
            </table:table-cell>
            <table:table-cell table:style-name="Table2.B5" office:value-type="string">
              <text:p text:style-name="OrgTableContentsLeft">C-x r c</text:p>
            </table:table-cell>
          </table:table-row>
        </table:table>
      </text:section>
      <text:h text:style-name="Heading_20_2" text:outline-level="2"><text:bookmark text:name="orgheadline47"/><text:bookmark-start text:name="OrgXref.orgheadline47"/>Yank時に装飾を取る <text:bookmark-end text:name="OrgXref.orgheadline47"/></text:h>
      <text:p text:style-name="OrgSrcBlockLastLine">(setq yank-excluded-properties t)</text:p>
      <text:h text:style-name="Heading_20_2" text:outline-level="2"><text:bookmark text:name="orgheadline48"/><text:bookmark-start text:name="OrgXref.orgheadline48"/>ファイル保存時に時間を記録する <text:bookmark-end text:name="OrgXref.orgheadline48"/></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 </text:span><text:span text:style-name="OrgSrcFontLockCommentFace">org-tre-slide が有効ならタイムスタンプを更新しない</text:span></text:p>
      <text:p text:style-name="OrgSrcBlock"><text:span text:style-name="OrgSrcFontLockCommentDelimiterFace">;; </text:span><text:span text:style-name="OrgSrcFontLockCommentFace">（Undo範囲が限定されてしまうため）</text:span></text:p>
      <text:p text:style-name="OrgSrcBlock"/>
      <text:p text:style-name="OrgSrcBlock"><text:span text:style-name="OrgSrcFontLockCommentDelimiterFace">;; </text:span><text:span text:style-name="OrgSrcFontLockCommentFace">#+UPDATE 用</text:span></text:p>
      <text:p text:style-name="OrgSrcBlock">(<text:span text:style-name="OrgSrcFontLockKeywordFace">when</text:span> (eval-after-autoload-if-found</text:p>
      <text:p text:style-name="OrgSrcBlock"><text:s text:c="7"/>'(update-stamp) <text:span text:style-name="OrgSrcFontLockStringFace">"update-stamp"</text:span> nil t nil</text:p>
      <text:p text:style-name="OrgSrcBlock"><text:s text:c="7"/>'((setq update-stamp-start <text:span text:style-name="OrgSrcFontLockStringFace">"UPDATE:[ \t]*"</text:span>)</text:p>
      <text:p text:style-name="OrgSrcBlock"><text:s text:c="9"/>(setq update-stamp-format <text:span text:style-name="OrgSrcFontLockStringFace">"%02H:%02M:%02S"</text:span>)</text:p>
      <text:p text:style-name="OrgSrcBlock"><text:s text:c="9"/>(setq update-stamp-end <text:span text:style-name="OrgSrcFontLockStringFace">"$"</text:span>)</text:p>
      <text:p text:style-name="OrgSrcBlock"><text:s text:c="9"/>(setq update-stamp-line-limit 10))) <text:span text:style-name="OrgSrcFontLockCommentDelimiterFace">; </text:span><text:span text:style-name="OrgSrcFontLockCommentFace">def=8</text:span></text:p>
      <text:p text:style-name="OrgSrcBlock"/>
      <text:p text:style-name="OrgSrcBlock"><text:s text:c="2"/>(add-hook 'before-save-hook</text:p>
      <text:p text:style-name="OrgSrcBlock"><text:s text:c="12"/>'(<text:span text:style-name="OrgSrcFontLockKeywordFace">lambda</text:span> ()</text:p>
      <text:p text:style-name="OrgSrcBlock"><text:s text:c="15"/>(<text:span text:style-name="OrgSrcFontLockKeywordFace">if</text:span> (boundp 'org-tree-slide-mode)</text:p>
      <text:p text:style-name="OrgSrcBlock"><text:s text:c="19"/>(<text:span text:style-name="OrgSrcFontLockKeywordFace">unless</text:span> org-tree-slide-mode) (update-stamp))</text:p>
      <text:p text:style-name="OrgSrcBlock"><text:s text:c="15"/>(update-stamp))))</text:p>
      <text:p text:style-name="OrgSrcBlock"/>
      <text:p text:style-name="OrgSrcBlock"><text:span text:style-name="OrgSrcFontLockCommentDelimiterFace">;; </text:span><text:span text:style-name="OrgSrcFontLockCommentFace">#+DATE 用</text:span></text:p>
      <text:p text:style-name="OrgSrcBlock">(<text:span text:style-name="OrgSrcFontLockKeywordFace">when</text:span> (eval-after-autoload-if-found</text:p>
      <text:p text:style-name="OrgSrcBlock"><text:s text:c="7"/>'(time-stamp) <text:span text:style-name="OrgSrcFontLockStringFace">"time-stamp"</text:span> nil t nil</text:p>
      <text:p text:style-name="OrgSrcBlock"><text:s text:c="7"/>'((setq time-stamp-start <text:span text:style-name="OrgSrcFontLockStringFace">"DATE:[ \t]*"</text:span>)</text:p>
      <text:p text:style-name="OrgSrcBlock"><text:s text:c="9"/>(setq time-stamp-format <text:span text:style-name="OrgSrcFontLockStringFace">"%04y-%02m-%02d"</text:span>)</text:p>
      <text:p text:style-name="OrgSrcBlock"><text:s text:c="9"/>(setq time-stamp-end <text:span text:style-name="OrgSrcFontLockStringFace">"$"</text:span>)</text:p>
      <text:p text:style-name="OrgSrcBlock"><text:s text:c="9"/>(setq time-stamp-line-limit 10) <text:span text:style-name="OrgSrcFontLockCommentDelimiterFace">; </text:span><text:span text:style-name="OrgSrcFontLockCommentFace">def=8</text:span></text:p>
      <text:p text:style-name="OrgSrcBlock"><text:s text:c="9"/>))</text:p>
      <text:p text:style-name="OrgSrcBlock"/>
      <text:p text:style-name="OrgSrcBlock"><text:soft-page-break/><text:s text:c="2"/>(add-hook 'before-save-hook</text:p>
      <text:p text:style-name="OrgSrcBlock"><text:s text:c="12"/>'(<text:span text:style-name="OrgSrcFontLockKeywordFace">lambda</text:span> ()</text:p>
      <text:p text:style-name="OrgSrcBlock"><text:s text:c="15"/>(<text:span text:style-name="OrgSrcFontLockKeywordFace">if</text:span> (boundp 'org-tree-slide-mode)</text:p>
      <text:p text:style-name="OrgSrcBlock"><text:s text:c="19"/>(<text:span text:style-name="OrgSrcFontLockKeywordFace">unless</text:span> org-tree-slide-mode) (time-stamp))</text:p>
      <text:p text:style-name="OrgSrcBlockLastLine"><text:s text:c="15"/>(time-stamp))))</text:p>
      <text:p text:style-name="OrgSrcBlock">(add-hook 'before-save-hook 'time-stamp)</text:p>
      <text:p text:style-name="OrgSrcBlock">(eval-after-load <text:span text:style-name="OrgSrcFontLockStringFace">"time-stamp"</text:span></text:p>
      <text:p text:style-name="OrgSrcBlock"><text:s text:c="2"/>'(<text:span text:style-name="OrgSrcFontLockKeywordFace">progn</text:span></text:p>
      <text:p text:style-name="OrgSrcBlock"><text:s text:c="5"/>(setq time-stamp-start <text:span text:style-name="OrgSrcFontLockStringFace">"Last Update: "</text:span>)</text:p>
      <text:p text:style-name="OrgSrcBlock"><text:s text:c="5"/>(setq time-stamp-format <text:span text:style-name="OrgSrcFontLockStringFace">"%04y-%02m-%02d@%02H:%02M"</text:span>)</text:p>
      <text:p text:style-name="OrgSrcBlock"><text:s text:c="5"/>(setq time-stamp-end <text:span text:style-name="OrgSrcFontLockStringFace">"$"</text:span>)</text:p>
      <text:p text:style-name="OrgSrcBlockLastLine"><text:s text:c="5"/>(setq time-stamp-line-limit 10))) <text:span text:style-name="OrgSrcFontLockCommentDelimiterFace">; </text:span><text:span text:style-name="OrgSrcFontLockCommentFace">def=8</text:span></text:p>
      <text:h text:style-name="Heading_20_2" text:outline-level="2"><text:bookmark text:name="orgheadline49"/><text:bookmark-start text:name="OrgXref.orgheadline49"/>選択リージョンを使って検索 <text:bookmark-end text:name="OrgXref.orgheadline49"/></text:h>
      <text:p text:style-name="Text_20_body">検索語をミニバッファに入力するのが面倒なので、リージョンをそのまま検索語として利用します。</text:p>
      <text:p text:style-name="Text_20_body"><text:a xlink:type="simple" xlink:href="http://dev.ariel-networks.com/articles/emacs/part5/" text:style-name="Internet_20_link" text:visited-style-name="Visited_20_Internet_20_Link">http://dev.ariel-networks.com/articles/emacs/part5/</text:a></text:p>
      <text:p text:style-name="OrgSrcBlock">(<text:span text:style-name="OrgSrcFontLockKeywordFace">defadvice</text:span> <text:span text:style-name="OrgSrcFontLockFunctionNameFace">isearch-mode</text:span></text:p>
      <text:p text:style-name="OrgSrcBlock"><text:s text:c="4"/>(around isearch-mode-default-string</text:p>
      <text:p text:style-name="OrgSrcBlock"><text:s text:c="12"/>(forward <text:span text:style-name="OrgSrcFontLockTypeFace">&amp;optional</text:span> regexp op-fun recursive-edit word-p) activate)</text:p>
      <text:p text:style-name="OrgSrcBlock"><text:s text:c="2"/>(<text:span text:style-name="OrgSrcFontLockKeywordFace">if</text:span> (and transient-mark-mode mark-active (not (eq (mark) (point))))</text:p>
      <text:p text:style-name="OrgSrcBlock"><text:s text:c="6"/>(<text:span text:style-name="OrgSrcFontLockKeywordFace">progn</text:span></text:p>
      <text:p text:style-name="OrgSrcBlock"><text:s text:c="8"/>(isearch-update-ring (buffer-substring-no-properties (mark) (point)))</text:p>
      <text:p text:style-name="OrgSrcBlock"><text:s text:c="8"/>(deactivate-mark)</text:p>
      <text:p text:style-name="OrgSrcBlock"><text:s text:c="8"/>ad-do-it</text:p>
      <text:p text:style-name="OrgSrcBlock"><text:s text:c="8"/>(<text:span text:style-name="OrgSrcFontLockKeywordFace">if</text:span> (not forward)</text:p>
      <text:p text:style-name="OrgSrcBlock"><text:s text:c="12"/>(isearch-repeat-backward)</text:p>
      <text:p text:style-name="OrgSrcBlock"><text:s text:c="10"/>(goto-char (mark))</text:p>
      <text:p text:style-name="OrgSrcBlock"><text:s text:c="10"/>(isearch-repeat-forward)))</text:p>
      <text:p text:style-name="OrgSrcBlockLastLine"><text:s text:c="4"/>ad-do-it))</text:p>
      <text:h text:style-name="Heading_20_2" text:outline-level="2"><text:bookmark text:name="orgheadline50"/><text:bookmark-start text:name="OrgXref.orgheadline50"/>ChangeLog モード <text:bookmark-end text:name="OrgXref.orgheadline50"/></text:h>
      <text:p text:style-name="OrgSrcBlock">(setq user-full-name <text:span text:style-name="OrgSrcFontLockStringFace">"Your NAME"</text:span>)</text:p>
      <text:p text:style-name="OrgSrcBlockLastLine">(setq user-mail-address <text:span text:style-name="OrgSrcFontLockStringFace">"your@address.com"</text:span>)</text:p>
      <text:p text:style-name="OrgSrcBlock">(add-hook 'change-log-mode-hook</text:p>
      <text:p text:style-name="OrgSrcBlock"><text:s text:c="10"/>'(<text:span text:style-name="OrgSrcFontLockKeywordFace">lambda</text:span>()</text:p>
      <text:p text:style-name="OrgSrcBlock"><text:s text:c="13"/>(setq tab-width 4)</text:p>
      <text:p text:style-name="OrgSrcBlockLastLine"><text:s text:c="13"/>(setq left-margin 4)))</text:p>
      <text:h text:style-name="Heading_20_2" text:outline-level="2"><text:bookmark text:name="orgheadline51"/><text:bookmark-start text:name="OrgXref.orgheadline51"/>テキストモード <text:bookmark-end text:name="OrgXref.orgheadline51"/></text:h>
      <text:p text:style-name="Text_20_body"><text:a xlink:type="simple" xlink:href="http://d.hatena.ne.jp/NeoCat/20080211" text:style-name="Internet_20_link" text:visited-style-name="Visited_20_Internet_20_Link">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 'text-mode-hook</text:p>
      <text:p text:style-name="OrgSrcBlock"><text:s text:c="10"/>'(<text:span text:style-name="OrgSrcFontLockKeywordFace">lambda</text:span>()</text:p>
      <text:p text:style-name="OrgSrcBlock"><text:s text:c="13"/>(setq tab-width 4)</text:p>
      <text:p text:style-name="OrgSrcBlock"><text:s text:c="13"/>(setq indent-line-function 'tab-to-tab-stop) <text:s text:c="12"/></text:p>
      <text:p text:style-name="OrgSrcBlock"><text:s text:c="13"/>(setq tab-stop-list</text:p>
      <text:p text:style-name="OrgSrcBlock"><text:s text:c="19"/>'(4 8 12 16 20 24 28 32 36 40 44 48 52 56 60</text:p>
      <text:p text:style-name="OrgSrcBlockLastLine"><text:soft-page-break/><text:s text:c="23"/>64 68 72 76 80))))</text:p>
      <text:h text:style-name="Heading_20_2" text:outline-level="2"><text:bookmark text:name="orgheadline52"/><text:bookmark-start text:name="OrgXref.orgheadline52"/>C/C++モード <text:bookmark-end text:name="OrgXref.orgheadline52"/></text:h>
      <text:p text:style-name="OrgSrcBlockLastLine">(push '(<text:span text:style-name="OrgSrcFontLockStringFace">"\\.h$"</text:span> . c++-mode) auto-mode-alist)</text:p>
      <text:h text:style-name="Heading_20_2" text:outline-level="2"><text:bookmark text:name="orgheadline53"/><text:bookmark-start text:name="OrgXref.orgheadline53"/>C#モード <text:bookmark-end text:name="OrgXref.orgheadline53"/></text:h>
      <text:p text:style-name="OrgSrcBlock">(<text:span text:style-name="OrgSrcFontLockKeywordFace">when</text:span> (eval-after-autoload-if-found</text:p>
      <text:p text:style-name="OrgSrcBlock"><text:s text:c="7"/>'(csharp-mode) <text:span text:style-name="OrgSrcFontLockStringFace">"csharp-mode"</text:span> <text:span text:style-name="OrgSrcFontLockStringFace">"Major mode for editing C# mode."</text:span> t nil</text:p>
      <text:p text:style-name="OrgSrcBlock"><text:s text:c="7"/>'())</text:p>
      <text:p text:style-name="OrgSrcBlockLastLine"><text:s text:c="2"/>(push '(<text:span text:style-name="OrgSrcFontLockStringFace">"\\.cs$"</text:span> . csharp-mode) auto-mode-alist))</text:p>
      <text:h text:style-name="Heading_20_2" text:outline-level="2"><text:bookmark text:name="orgheadline54"/><text:bookmark-start text:name="OrgXref.orgheadline54"/>Infoモード <text:bookmark-end text:name="OrgXref.orgheadline54"/></text:h>
      <text:p text:style-name="Text_20_body">Org-mode の日本語翻訳済みinfoを読むための設定。<text:a xlink:type="simple" xlink:href="https://github.com/org-mode-doc-ja/org-ja" text:style-name="Internet_20_link" text:visited-style-name="Visited_20_Internet_20_Link">翻訳プロジェクト</text:a>で頒布しています。</text:p>
      <text:p text:style-name="OrgSrcBlock">(eval-after-autoload-if-found</text:p>
      <text:p text:style-name="OrgSrcBlock"><text:s/>'(info org-info-ja) <text:span text:style-name="OrgSrcFontLockStringFace">"info"</text:span> nil t nil</text:p>
      <text:p text:style-name="OrgSrcBlock"><text:s/>'((add-to-list 'Info-additional-directory-list</text:p>
      <text:p text:style-name="OrgSrcBlock"><text:s text:c="16"/>(expand-file-name <text:span text:style-name="OrgSrcFontLockStringFace">"~/devel/mygit/org-ja/work/"</text:span>))</text:p>
      <text:p text:style-name="OrgSrcBlock"><text:s text:c="3"/>(<text:span text:style-name="OrgSrcFontLockKeywordFace">defun</text:span> <text:span text:style-name="OrgSrcFontLockFunctionNameFace">org-info-ja</text:span> (<text:span text:style-name="OrgSrcFontLockTypeFace">&amp;optional</text:span> node)</text:p>
      <text:p text:style-name="OrgSrcBlock"><text:s text:c="5"/><text:span text:style-name="OrgSrcFontLockDocFace">"(Japanese) Read documentation for Org-mode in the info system.</text:span></text:p>
      <text:p text:style-name="OrgSrcBlock"><text:span text:style-name="OrgSrcFontLockDocFace"><text:s text:c="4"/>With optional NODE, go directly to that node."</text:span></text:p>
      <text:p text:style-name="OrgSrcBlock"><text:s text:c="5"/>(interactive)</text:p>
      <text:p text:style-name="OrgSrcBlockLastLine"><text:s text:c="5"/>(info (format <text:span text:style-name="OrgSrcFontLockStringFace">"(org-ja)%s"</text:span> (or node <text:span text:style-name="OrgSrcFontLockStringFace">""</text:span>))))))</text:p>
      <text:h text:style-name="Heading_20_2" text:outline-level="2"><text:bookmark text:name="orgheadline55"/><text:bookmark-start text:name="OrgXref.orgheadline55"/>Rモード <text:bookmark-end text:name="OrgXref.orgheadline55"/></text:h>
      <text:p text:style-name="OrgSrcBlock">(<text:span text:style-name="OrgSrcFontLockKeywordFace">when</text:span> (eval-after-autoload-if-found</text:p>
      <text:p text:style-name="OrgSrcBlock"><text:s text:c="7"/>'(R-mode R) <text:span text:style-name="OrgSrcFontLockStringFace">"ess-site"</text:span> <text:span text:style-name="OrgSrcFontLockStringFace">"Emacs Speaks Statistics mode"</text:span> t nil</text:p>
      <text:p text:style-name="OrgSrcBlock"><text:s text:c="7"/>'())</text:p>
      <text:p text:style-name="OrgSrcBlockLastLine"><text:s text:c="2"/>(push '(<text:span text:style-name="OrgSrcFontLockStringFace">"\\.[rR]$"</text:span> . R-mode) auto-mode-alist))</text:p>
      <text:h text:style-name="Heading_20_2" text:outline-level="2"><text:bookmark text:name="orgheadline56"/><text:bookmark-start text:name="OrgXref.orgheadline56"/>nXMLモード <text:bookmark-end text:name="OrgXref.orgheadline56"/></text:h>
      <text:p text:style-name="OrgSrcBlock">(add-hook 'nxml-mode-hook</text:p>
      <text:p text:style-name="OrgSrcBlock"><text:s text:c="10"/>'(<text:span text:style-name="OrgSrcFontLockKeywordFace">lambda</text:span> ()</text:p>
      <text:p text:style-name="OrgSrcBlock"><text:s text:c="13"/>(define-key nxml-mode-map <text:span text:style-name="OrgSrcFontLockStringFace">"\r"</text:span> 'newline-and-indent)</text:p>
      <text:p text:style-name="OrgSrcBlock"><text:s text:c="13"/>(setq auto-fill-mode -1)</text:p>
      <text:p text:style-name="OrgSrcBlock"><text:s text:c="13"/>(setq nxml-slash-auto-complete-flag t)</text:p>
      <text:p text:style-name="OrgSrcBlock"><text:s text:c="13"/>(setq tab-width 1)</text:p>
      <text:p text:style-name="OrgSrcBlock"><text:s text:c="13"/>(setq nxml-child-indent 1)</text:p>
      <text:p text:style-name="OrgSrcBlock"><text:s text:c="13"/>(setq indent-tabs-mode t)</text:p>
      <text:p text:style-name="OrgSrcBlockLastLine"><text:s text:c="13"/>(setq nxml-attribute-indent 0)))</text:p>
      <text:h text:style-name="Heading_20_2" text:outline-level="2"><text:bookmark text:name="orgheadline57"/><text:bookmark-start text:name="OrgXref.orgheadline57"/>yamlモード <text:bookmark-end text:name="OrgXref.orgheadline57"/></text:h>
      <text:p text:style-name="OrgSrcBlock">(<text:span text:style-name="OrgSrcFontLockKeywordFace">when</text:span> (eval-after-autoload-if-found</text:p>
      <text:p text:style-name="OrgSrcBlock"><text:s text:c="7"/>'(yaml-mode) <text:span text:style-name="OrgSrcFontLockStringFace">"yaml-mode"</text:span> nil t nil</text:p>
      <text:p text:style-name="OrgSrcBlock"><text:s text:c="7"/>'())</text:p>
      <text:p text:style-name="OrgSrcBlockLastLine"><text:s text:c="2"/>(push '(<text:span text:style-name="OrgSrcFontLockStringFace">"\\.yml$"</text:span> . yaml-mode) auto-mode-alist))</text:p>
      <text:h text:style-name="Heading_20_2" text:outline-level="2"><text:bookmark text:name="orgheadline58"/><text:bookmark-start text:name="OrgXref.orgheadline58"/><text:soft-page-break/>jsonモード <text:bookmark-end text:name="OrgXref.orgheadline58"/></text:h>
      <text:p text:style-name="OrgSrcBlock">(<text:span text:style-name="OrgSrcFontLockKeywordFace">when</text:span> (eval-after-autoload-if-found</text:p>
      <text:p text:style-name="OrgSrcBlock"><text:s text:c="7"/>'(json-mode) <text:span text:style-name="OrgSrcFontLockStringFace">"json-mode"</text:span> nil t nil</text:p>
      <text:p text:style-name="OrgSrcBlock"><text:s text:c="7"/>'())</text:p>
      <text:p text:style-name="OrgSrcBlockLastLine"><text:s text:c="2"/>(push '(<text:span text:style-name="OrgSrcFontLockStringFace">"\\.json$"</text:span> . json-mode) auto-mode-alist))</text:p>
      <text:h text:style-name="Heading_20_2" text:outline-level="2"><text:bookmark text:name="orgheadline59"/><text:bookmark-start text:name="OrgXref.orgheadline59"/>javascriptモード <text:bookmark-end text:name="OrgXref.orgheadline59"/></text:h>
      <text:p text:style-name="OrgSrcBlock">(<text:span text:style-name="OrgSrcFontLockKeywordFace">when</text:span> (eval-after-autoload-if-found</text:p>
      <text:p text:style-name="OrgSrcBlock"><text:s text:c="7"/>'(js2-mode) <text:span text:style-name="OrgSrcFontLockStringFace">"js2-mode"</text:span> nil t nil</text:p>
      <text:p text:style-name="OrgSrcBlock"><text:s text:c="7"/>'((<text:span text:style-name="OrgSrcFontLockKeywordFace">when</text:span> (<text:span text:style-name="OrgSrcFontLockKeywordFace">require</text:span> '<text:span text:style-name="OrgSrcFontLockConstantFace">tern</text:span> nil t)</text:p>
      <text:p text:style-name="OrgSrcBlock"><text:s text:c="11"/>(tern-mode 1))</text:p>
      <text:p text:style-name="OrgSrcBlock"><text:s text:c="9"/>(<text:span text:style-name="OrgSrcFontLockKeywordFace">when</text:span> (<text:span text:style-name="OrgSrcFontLockKeywordFace">require</text:span> '<text:span text:style-name="OrgSrcFontLockConstantFace">tern-auto-complete</text:span> nil t)</text:p>
      <text:p text:style-name="OrgSrcBlock"><text:s text:c="11"/>(tern-ac-setup))))</text:p>
      <text:p text:style-name="OrgSrcBlock"><text:s text:c="2"/>(push '(<text:span text:style-name="OrgSrcFontLockStringFace">"\\.js$"</text:span> . js2-mode) auto-mode-alist))</text:p>
      <text:p text:style-name="OrgSrcBlock"/>
      <text:p text:style-name="OrgSrcBlock">(<text:span text:style-name="OrgSrcFontLockKeywordFace">when</text:span> (eval-after-autoload-if-found</text:p>
      <text:p text:style-name="OrgSrcBlock"><text:s text:c="7"/>'(ac-js2-mode) <text:span text:style-name="OrgSrcFontLockStringFace">"ac-js2"</text:span> nil t nil</text:p>
      <text:p text:style-name="OrgSrcBlock"><text:s text:c="7"/>'())</text:p>
      <text:p text:style-name="OrgSrcBlockLastLine"><text:s text:c="2"/>(add-hook 'js2-mode-hook 'ac-js2-mode))</text:p>
      <text:h text:style-name="Heading_20_2" text:outline-level="2"><text:bookmark text:name="orgheadline60"/><text:bookmark-start text:name="OrgXref.orgheadline60"/>csvモード <text:bookmark-end text:name="OrgXref.orgheadline60"/></text:h>
      <text:p text:style-name="OrgSrcBlock">(<text:span text:style-name="OrgSrcFontLockKeywordFace">when</text:span> (eval-after-autoload-if-found</text:p>
      <text:p text:style-name="OrgSrcBlock"><text:s text:c="7"/>'(csv-mode) <text:span text:style-name="OrgSrcFontLockStringFace">"csv-mode"</text:span> nil t nil</text:p>
      <text:p text:style-name="OrgSrcBlock"><text:s text:c="7"/>'())</text:p>
      <text:p text:style-name="OrgSrcBlockLastLine"><text:s text:c="2"/>(push '(<text:span text:style-name="OrgSrcFontLockStringFace">"\\.csv$"</text:span> . csv-mode) auto-mode-alist))</text:p>
      <text:h text:style-name="Heading_20_2" text:outline-level="2"><text:bookmark text:name="orgheadline61"/><text:bookmark-start text:name="OrgXref.orgheadline61"/>asciiモード <text:bookmark-end text:name="OrgXref.orgheadline61"/></text:h>
      <text:p text:style-name="Text_20_body">カーソル下の文字のアスキーコードを別ウィンドウでリアルタイムに確認できます。</text:p>
      <text:p text:style-name="OrgSrcBlockLastLine">(eval-after-autoload-if-found '(ascii-on ascii-off) <text:span text:style-name="OrgSrcFontLockStringFace">"ascii"</text:span> nil t nil '())</text:p>
      <text:h text:style-name="Heading_20_2" text:outline-level="2"><text:bookmark text:name="orgheadline63"/><text:bookmark-start text:name="OrgXref.orgheadline63"/>スペルチェック <text:bookmark-end text:name="OrgXref.orgheadline63"/></text:h>
      <text:p text:style-name="Text_20_body">Built-in の ispell を使う。チェックエンジンは、aspell を利用する。</text:p>
      <text:section text:style-name="Sect2" text:name="Section3">
        <table:table table:name="Table3" table:style-name="Table3">
          <table:table-column table:style-name="Table3.A" table:number-columns-repeated="2"/>
          <table:table-row>
            <table:table-cell table:style-name="Table3.A1" office:value-type="string">
              <text:p text:style-name="OrgTableContentsLeft">'ns</text:p>
            </table:table-cell>
            <table:table-cell table:style-name="Table3.A1" office:value-type="string">
              <text:p text:style-name="OrgTableContentsLeft">sudo port install aspell aspell-dict-en</text:p>
            </table:table-cell>
          </table:table-row>
          <table:table-row>
            <table:table-cell table:style-name="Table3.A2" office:value-type="string">
              <text:p text:style-name="OrgTableContentsLeft">'x32</text:p>
            </table:table-cell>
            <table:table-cell table:style-name="Table3.A2" office:value-type="string">
              <text:p text:style-name="OrgTableContentsLeft">installer.exe and aspell-en from <text:a xlink:type="simple" xlink:href="http://aspell.net/win32/" text:style-name="Internet_20_link" text:visited-style-name="Visited_20_Internet_20_Link">http://aspell.net/win32/</text:a></text:p>
            </table:table-cell>
          </table:table-row>
        </table:table>
      </text:section>
      <text:p text:style-name="OrgSrcBlock"><text:span text:style-name="OrgSrcFontLockCommentDelimiterFace">;;; </text:span><text:span text:style-name="OrgSrcFontLockCommentFace">Use aspell for spell checking instead of ispell.</text:span></text:p>
      <text:p text:style-name="OrgSrcBlock">(<text:span text:style-name="OrgSrcFontLockKeywordFace">when</text:span> (executable-find <text:span text:style-name="OrgSrcFontLockStringFace">"aspell"</text:span>)</text:p>
      <text:p text:style-name="OrgSrcBlock"><text:s text:c="2"/>(eval-after-autoload-if-found</text:p>
      <text:p text:style-name="OrgSrcBlock"><text:s text:c="3"/>'(ispell-region) <text:span text:style-name="OrgSrcFontLockStringFace">"ispell"</text:span> nil t nil</text:p>
      <text:p text:style-name="OrgSrcBlock"><text:s text:c="3"/>'((setq-default ispell-program-name <text:span text:style-name="OrgSrcFontLockStringFace">"aspell"</text:span>)</text:p>
      <text:p text:style-name="OrgSrcBlock"><text:s text:c="5"/>(<text:span text:style-name="OrgSrcFontLockKeywordFace">when</text:span> (eq window-system 'w32)</text:p>
      <text:p text:style-name="OrgSrcBlock"><text:s text:c="7"/>(setq-default ispell-program-name</text:p>
      <text:p text:style-name="OrgSrcBlock"><text:s text:c="21"/><text:span text:style-name="OrgSrcFontLockStringFace">"C:/Program Files/Aspell/bin/aspell.exe"</text:span>))</text:p>
      <text:p text:style-name="OrgSrcBlock"><text:s text:c="5"/><text:span text:style-name="OrgSrcFontLockCommentDelimiterFace">;;</text:span><text:span text:style-name="OrgSrcFontLockCommentFace">(setq ispell-grep-command "grep")</text:span></text:p>
      <text:p text:style-name="OrgSrcBlock"><text:s text:c="5"/><text:span text:style-name="OrgSrcFontLockCommentDelimiterFace">;; </text:span><text:span text:style-name="OrgSrcFontLockCommentFace">for English and Japanese mixed</text:span></text:p>
      <text:p text:style-name="OrgSrcBlock"/>
      <text:p text:style-name="OrgSrcBlock"><text:s text:c="5"/>(add-to-list 'ispell-skip-region-alist '(<text:span text:style-name="OrgSrcFontLockStringFace">"[</text:span><text:span text:style-name="OrgSrcFontLockNegationCharFace">^</text:span><text:span text:style-name="OrgSrcFontLockStringFace">\000-\377]"</text:span>))</text:p>
      <text:p text:style-name="OrgSrcBlock"><text:soft-page-break/><text:s text:c="5"/>(setq ispell-dictionarry <text:span text:style-name="OrgSrcFontLockStringFace">"english"</text:span>)</text:p>
      <text:p text:style-name="OrgSrcBlock"><text:s text:c="5"/>(setq ispell-personal-dictionary <text:span text:style-name="OrgSrcFontLockStringFace">"~/.emacs.d/.aspell.en.pws"</text:span>)</text:p>
      <text:p text:style-name="OrgSrcBlock"/>
      <text:p text:style-name="OrgSrcBlock"><text:s text:c="5"/><text:span text:style-name="OrgSrcFontLockCommentDelimiterFace">;; </text:span><text:span text:style-name="OrgSrcFontLockCommentFace">This will also avoid an IM-OFF issue for flyspell-mode.</text:span></text:p>
      <text:p text:style-name="OrgSrcBlock"><text:s text:c="5"/><text:span text:style-name="OrgSrcFontLockCommentDelimiterFace">;; <text:s/></text:span><text:span text:style-name="OrgSrcFontLockCommentFace">(setq ispell-aspell-supports-utf8 t)</text:span></text:p>
      <text:p text:style-name="OrgSrcBlock"><text:s text:c="5"/><text:span text:style-name="OrgSrcFontLockCommentDelimiterFace">;; <text:s/></text:span><text:span text:style-name="OrgSrcFontLockCommentFace">(setq ispell-encoding8-command t)</text:span></text:p>
      <text:p text:style-name="OrgSrcBlock"><text:s text:c="5"/>(setq ispell-local-dictionary-alist</text:p>
      <text:p text:style-name="OrgSrcBlock"><text:s text:c="11"/>'((nil <text:span text:style-name="OrgSrcFontLockStringFace">"[a-zA-Z]"</text:span> <text:span text:style-name="OrgSrcFontLockStringFace">"[</text:span><text:span text:style-name="OrgSrcFontLockNegationCharFace">^</text:span><text:span text:style-name="OrgSrcFontLockStringFace">a-zA-Z]"</text:span> <text:span text:style-name="OrgSrcFontLockStringFace">"'"</text:span> t</text:p>
      <text:p text:style-name="OrgSrcBlockLastLine"><text:s text:c="18"/>(<text:span text:style-name="OrgSrcFontLockStringFace">"-d"</text:span> <text:span text:style-name="OrgSrcFontLockStringFace">"en"</text:span> <text:span text:style-name="OrgSrcFontLockStringFace">"--encoding=utf-8"</text:span>) nil utf-8))))))</text:p>
      <text:h text:style-name="Heading_20_3" text:outline-level="3"><text:bookmark text:name="orgheadline62"/><text:bookmark-start text:name="OrgXref.orgheadline62"/>キーバインド <text:bookmark-end text:name="OrgXref.orgheadline62"/></text:h>
      <text:p text:style-name="OrgSrcBlock"><text:span text:style-name="OrgSrcFontLockCommentDelimiterFace">;; </text:span><text:span text:style-name="OrgSrcFontLockCommentFace">Spell checking within a specified region</text:span></text:p>
      <text:p text:style-name="OrgSrcBlockLastLine">(global-set-key (kbd <text:span text:style-name="OrgSrcFontLockStringFace">"C-c 0"</text:span>) 'ispell-region)</text:p>
      <text:h text:style-name="Heading_20_2" text:outline-level="2"><text:bookmark text:name="orgheadline64"/><text:bookmark-start text:name="OrgXref.orgheadline64"/>リアルタイムスペルチェック <text:bookmark-end text:name="OrgXref.orgheadline64"/></text:h>
      <text:p text:style-name="Text_20_body">Built-in の <text:a xlink:type="simple" xlink:href="http://www.emacswiki.org/emacs/FlySpell" text:style-name="Internet_20_link" text:visited-style-name="Visited_20_Internet_20_Link">flyspell.el</text:a> を使います。</text:p>
      <text:p text:style-name="Text_20_body">重いので現在は使っていません。</text:p>
      <text:p text:style-name="Text_20_body"><text:a xlink:type="simple" xlink:href="http://www.morishima.net/~naoto/fragments/archives/2005/12/20/flyspell/" text:style-name="Internet_20_link" text:visited-style-name="Visited_20_Internet_20_Link">http://www.morishima.net/~naoto/fragments/archives/2005/12/20/flyspell/</text:a></text:p>
      <text:p text:style-name="OrgSrcBlock">(<text:span text:style-name="OrgSrcFontLockKeywordFace">dolist</text:span></text:p>
      <text:p text:style-name="OrgSrcBlock"><text:s text:c="4"/>(hook</text:p>
      <text:p text:style-name="OrgSrcBlock"><text:s text:c="5"/>'(text-mode-hook change-log-mode-hook c++-mode-hook</text:p>
      <text:p text:style-name="OrgSrcBlock"><text:s text:c="22"/>latex-mode-hook org-mode-hook))</text:p>
      <text:p text:style-name="OrgSrcBlock"><text:s text:c="2"/>(add-hook hook (<text:span text:style-name="OrgSrcFontLockKeywordFace">lambda</text:span> () (flyspell-mode 1))))</text:p>
      <text:p text:style-name="OrgSrcBlock"/>
      <text:p text:style-name="OrgSrcBlock">(add-hook 'c++-mode-hook</text:p>
      <text:p text:style-name="OrgSrcBlock"><text:s text:c="10"/>(<text:span text:style-name="OrgSrcFontLockKeywordFace">lambda</text:span> () (flyspell-prog-mode)))</text:p>
      <text:p text:style-name="OrgSrcBlock"/>
      <text:p text:style-name="OrgSrcBlock"><text:span text:style-name="OrgSrcFontLockCommentDelimiterFace">;; </text:span><text:span text:style-name="OrgSrcFontLockCommentFace">Auto complete との衝突を回避</text:span></text:p>
      <text:p text:style-name="OrgSrcBlockLastLine">(ac-flyspell-workaround)</text:p>
      <text:h text:style-name="Heading_20_2" text:outline-level="2"><text:bookmark text:name="orgheadline65"/><text:bookmark-start text:name="OrgXref.orgheadline65"/>[latex-math-preview.el] TeX数式をプレビュー <text:bookmark-end text:name="OrgXref.orgheadline65"/></text:h>
      <text:list xml:id="list110937854501808" text:style-name="OrgBulletedList">
        <text:list-item>
          <text:p text:style-name="P2"><text:a xlink:type="simple" xlink:href="http://www.emacswiki.org/emacs/latex-math-preview.el" text:style-name="Internet_20_link" text:visited-style-name="Visited_20_Internet_20_Link">http://www.emacswiki.org/emacs/latex-math-preview.el</text:a></text:p>
        </text:list-item>
        <text:list-item>
          <text:p text:style-name="P2"><text:a xlink:type="simple" xlink:href="http://transitive.info/software/latex-math-preview/" text:style-name="Internet_20_link" text:visited-style-name="Visited_20_Internet_20_Link">http://transitive.info/software/latex-math-preview/</text:a></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p>
      <text:p text:style-name="OrgSrcBlock">(<text:span text:style-name="OrgSrcFontLockKeywordFace">when</text:span> (eval-after-autoload-if-found <text:s text:c="6"/></text:p>
      <text:p text:style-name="OrgSrcBlock"><text:s text:c="7"/>'(latex-math-preview-expression</text:p>
      <text:p text:style-name="OrgSrcBlock"><text:s text:c="9"/>latex-math-preview-insert-symbol</text:p>
      <text:p text:style-name="OrgSrcBlock"><text:s text:c="9"/>latex-math-preview-save-image-file</text:p>
      <text:p text:style-name="OrgSrcBlock"><text:s text:c="9"/>latex-math-preview-beamer-frame)</text:p>
      <text:p text:style-name="OrgSrcBlock"><text:s text:c="7"/><text:span text:style-name="OrgSrcFontLockStringFace">"latex-math-preview"</text:span> nil t nil</text:p>
      <text:p text:style-name="OrgSrcBlock"><text:s text:c="7"/>'((define-key latex-math-preview-expression-mode-map (kbd <text:span text:style-name="OrgSrcFontLockStringFace">"&lt;f7&gt;"</text:span>)</text:p>
      <text:p text:style-name="OrgSrcBlock"><text:s text:c="11"/>'latex-math-preview-delete-buffer)))</text:p>
      <text:p text:style-name="OrgSrcBlockLastLine"><text:s text:c="2"/>(global-set-key (kbd <text:span text:style-name="OrgSrcFontLockStringFace">"&lt;f7&gt;"</text:span>) 'latex-math-preview-expression))</text:p>
      <text:h text:style-name="Heading_20_2" text:outline-level="2"><text:bookmark text:name="orgheadline66"/><text:bookmark-start text:name="OrgXref.orgheadline66"/>[po-mode.el] 翻訳ファイルの編集 <text:bookmark-end text:name="OrgXref.orgheadline66"/></text:h>
      <text:p text:style-name="Text_20_body"><text:a xlink:type="simple" xlink:href="http://www.emacswiki.org/emacs/PoMode" text:style-name="Internet_20_link" text:visited-style-name="Visited_20_Internet_20_Link">http://www.emacswiki.org/emacs/PoMode</text:a><text:line-break/><text:a xlink:type="simple" xlink:href="http://www.emacswiki.org/emacs/po-mode+.el" text:style-name="Internet_20_link" text:visited-style-name="Visited_20_Internet_20_Link">http://www.emacswiki.org/emacs/po-mode+.el</text:a></text:p>
      <text:p text:style-name="OrgSrcBlock"><text:soft-page-break/><text:span text:style-name="OrgSrcFontLockCommentDelimiterFace">;;</text:span><text:span text:style-name="OrgSrcFontLockCommentFace">(autoload 'po-mode "po-mode+" nil nil)</text:span></text:p>
      <text:p text:style-name="OrgSrcBlock"><text:span text:style-name="OrgSrcFontLockCommentDelimiterFace">;;</text:span><text:span text:style-name="OrgSrcFontLockCommentFace">(autoload 'po-mode "po-mode" nil t)</text:span></text:p>
      <text:p text:style-name="OrgSrcBlock">(<text:span text:style-name="OrgSrcFontLockKeywordFace">when</text:span> (eval-after-autoload-if-found</text:p>
      <text:p text:style-name="OrgSrcBlock"><text:s text:c="7"/>'(po-mode) <text:span text:style-name="OrgSrcFontLockStringFace">"po-mode"</text:span> nil t nil</text:p>
      <text:p text:style-name="OrgSrcBlock"><text:s text:c="7"/>'())</text:p>
      <text:p text:style-name="OrgSrcBlockLastLine"><text:s text:c="2"/>(push '(<text:span text:style-name="OrgSrcFontLockStringFace">"\\.po[tx]?\\'</text:span><text:span text:style-name="OrgSrcFontLockRegexpGroupingBackslash">\\</text:span><text:span text:style-name="OrgSrcFontLockRegexpGroupingConstruct">|</text:span><text:span text:style-name="OrgSrcFontLockStringFace">\\.po\\$"</text:span> . po-mode) auto-mode-alist))</text:p>
      <text:h text:style-name="Heading_20_2" text:outline-level="2"><text:bookmark text:name="orgheadline67"/><text:bookmark-start text:name="OrgXref.orgheadline67"/>[word-count.el] リージョン内の文字をカウントする <text:bookmark-end text:name="OrgXref.orgheadline67"/></text:h>
      <text:p text:style-name="Text_20_body">有効な頒布元に変更があった。<text:a xlink:type="simple" xlink:href="http://www.emacswiki.org/emacs/WordCount" text:style-name="Internet_20_link" text:visited-style-name="Visited_20_Internet_20_Link">word-count.el</text:a> から新しい頒布元にたどりつける。</text:p>
      <text:p text:style-name="OrgSrcBlock">(<text:span text:style-name="OrgSrcFontLockKeywordFace">when</text:span> (eval-after-autoload-if-found</text:p>
      <text:p text:style-name="OrgSrcBlock"><text:s text:c="7"/>'(word-count-mode) <text:span text:style-name="OrgSrcFontLockStringFace">"word-count"</text:span> <text:span text:style-name="OrgSrcFontLockStringFace">"Minor mode to count words."</text:span> t nil</text:p>
      <text:p text:style-name="OrgSrcBlock"><text:s text:c="7"/>'())</text:p>
      <text:p text:style-name="OrgSrcBlockLastLine"><text:s text:c="2"/>(global-set-key (kbd <text:span text:style-name="OrgSrcFontLockStringFace">"M-+"</text:span>) 'word-count-mode))</text:p>
      <text:p text:style-name="Text_20_body">と思ったら、ビルドインの simple.el に十分な機能なのがあった。</text:p>
      <text:p text:style-name="OrgSrcBlockLastLine">(global-set-key (kbd <text:span text:style-name="OrgSrcFontLockStringFace">"M-="</text:span>) 'count-words)</text:p>
      <text:h text:style-name="Heading_20_2" text:outline-level="2"><text:bookmark text:name="orgheadline68"/><text:bookmark-start text:name="OrgXref.orgheadline68"/>[yatex.el] YaTeXモード <text:bookmark-end text:name="OrgXref.orgheadline68"/></text:h>
      <text:p text:style-name="OrgSrcBlock">(<text:span text:style-name="OrgSrcFontLockKeywordFace">when</text:span> (eval-after-autoload-if-found</text:p>
      <text:p text:style-name="OrgSrcBlock"><text:s text:c="7"/>'(yatex-mode) <text:span text:style-name="OrgSrcFontLockStringFace">"yatex"</text:span> <text:span text:style-name="OrgSrcFontLockStringFace">"Yet Another LaTeX mode"</text:span> t nil</text:p>
      <text:p text:style-name="OrgSrcBlock"><text:s text:c="7"/>'((setq YaTeX-kanji-code 4))) <text:span text:style-name="OrgSrcFontLockCommentDelimiterFace">;; </text:span><text:span text:style-name="OrgSrcFontLockCommentFace">1=Shift JIS, 2=JIS, 3=EUC, 4=UTF-8</text:span></text:p>
      <text:p text:style-name="OrgSrcBlock"><text:s text:c="2"/>(push '(<text:span text:style-name="OrgSrcFontLockStringFace">"\\.tex$"</text:span> . yatex-mode) auto-mode-alist)</text:p>
      <text:p text:style-name="OrgSrcBlock"><text:s text:c="2"/><text:span text:style-name="OrgSrcFontLockCommentDelimiterFace">;; </text:span><text:span text:style-name="OrgSrcFontLockCommentFace">Disable auto line break</text:span></text:p>
      <text:p text:style-name="OrgSrcBlock"><text:s text:c="2"/>(add-hook 'yatex-mode-hook</text:p>
      <text:p text:style-name="OrgSrcBlock"><text:s text:c="12"/>'(<text:span text:style-name="OrgSrcFontLockKeywordFace">lambda</text:span> ()</text:p>
      <text:p text:style-name="OrgSrcBlockLastLine"><text:s text:c="15"/>(setq auto-fill-function nil))))</text:p>
      <text:h text:style-name="Heading_20_2" text:outline-level="2"><text:bookmark text:name="orgheadline69"/><text:bookmark-start text:name="OrgXref.orgheadline69"/>[wclock.el] 世界時計 <text:bookmark-end text:name="OrgXref.orgheadline69"/></text:h>
      <text:p text:style-name="Text_20_body"><text:a xlink:type="simple" xlink:href="http://pastelwill.jp/wiki/doku.php?id=emacs" text:style-name="Internet_20_link" text:visited-style-name="Visited_20_Internet_20_Link">http://pastelwill.jp/wiki/doku.php?id=emacs</text:a></text:p>
      <text:p text:style-name="OrgSrcBlockLastLine">(eval-after-autoload-if-found 'wclock <text:span text:style-name="OrgSrcFontLockStringFace">"wclock"</text:span> nil t)</text:p>
      <text:h text:style-name="Heading_20_2" text:outline-level="2"><text:bookmark text:name="orgheadline70"/><text:bookmark-start text:name="OrgXref.orgheadline70"/>[yasnippet.el] Emacs用のテンプレートシステム <text:bookmark-end text:name="OrgXref.orgheadline70"/></text:h>
      <text:p text:style-name="Text_20_body"><text:a xlink:type="simple" xlink:href="https://github.com/capitaomorte/yasnippet" text:style-name="Internet_20_link" text:visited-style-name="Visited_20_Internet_20_Link">https://github.com/capitaomorte/yasnippet</text:a></text:p>
      <text:list xml:id="list110938270298020" text:style-name="OrgBulletedList">
        <text:list-item>
          <text:p text:style-name="P2"><text:a xlink:type="simple" xlink:href="http://yasnippet-doc-jp.googlecode.com/svn/trunk/doc-jp/index.html" text:style-name="Internet_20_link" text:visited-style-name="Visited_20_Internet_20_Link">http://yasnippet-doc-jp.googlecode.com/svn/trunk/doc-jp/index.html</text:a></text:p>
        </text:list-item>
        <text:list-item>
          <text:p text:style-name="P2"><text:a xlink:type="simple" xlink:href="http://d.hatena.ne.jp/IMAKADO/20080401/1206715770" text:style-name="Internet_20_link" text:visited-style-name="Visited_20_Internet_20_Link">http://d.hatena.ne.jp/IMAKADO/20080401/1206715770</text:a></text:p>
        </text:list-item>
        <text:list-item>
          <text:p text:style-name="P2"><text:a xlink:type="simple" xlink:href="http://coderepos.org/share/browser/config/yasnippet" text:style-name="Internet_20_link" text:visited-style-name="Visited_20_Internet_20_Link">http://coderepos.org/share/browser/config/yasnippet</text:a></text:p>
        </text:list-item>
        <text:list-item>
          <text:p text:style-name="P2"><text:a xlink:type="simple" xlink:href="https://github.com/RickMoynihan/yasnippet-org-mode" text:style-name="Internet_20_link" text:visited-style-name="Visited_20_Internet_20_Link">https://github.com/RickMoynihan/yasnippet-org-mode</text:a></text:p>
        </text:list-item>
      </text:list>
      <text:p text:style-name="Text_20_body"><text:a xlink:type="simple" xlink:href="http://orgmode.org/manual/Conflicts.html" text:style-name="Internet_20_link" text:visited-style-name="Visited_20_Internet_20_Link">Org-modeとの衝突を避ける</text:a></text:p>
      <text:p text:style-name="OrgSrcBlock">(<text:span text:style-name="OrgSrcFontLockKeywordFace">when</text:span> (eval-after-autoload-if-found</text:p>
      <text:p text:style-name="OrgSrcBlock"><text:s text:c="7"/>'(yas-global-mode yas-minor-mode)</text:p>
      <text:p text:style-name="OrgSrcBlock"><text:s text:c="7"/><text:span text:style-name="OrgSrcFontLockStringFace">"yasnippet"</text:span> nil t nil</text:p>
      <text:p text:style-name="OrgSrcBlock"><text:s text:c="7"/>'((setq yas-verbosity 2)</text:p>
      <text:p text:style-name="OrgSrcBlock"><text:s text:c="9"/>(setq yas-snippet-dirs</text:p>
      <text:p text:style-name="OrgSrcBlock"><text:s text:c="15"/>(list <text:span text:style-name="OrgSrcFontLockStringFace">"~/Dropbox/emacs.d/yas-dict"</text:span></text:p>
      <text:p text:style-name="OrgSrcBlock"><text:s text:c="21"/>'yas-installed-snippets-dir)) <text:span text:style-name="OrgSrcFontLockCommentDelimiterFace">;; </text:span><text:span text:style-name="OrgSrcFontLockCommentFace">for Cask</text:span></text:p>
      <text:p text:style-name="OrgSrcBlock"><text:s text:c="9"/>(custom-set-variables '(yas-trigger-key [tab]))</text:p>
      <text:p text:style-name="OrgSrcBlock"><text:soft-page-break/><text:s text:c="9"/>(yas-global-mode 1)</text:p>
      <text:p text:style-name="OrgSrcBlock"><text:s text:c="9"/>))</text:p>
      <text:p text:style-name="OrgSrcBlock"/>
      <text:p text:style-name="OrgSrcBlock"><text:s text:c="2"/>(<text:span text:style-name="OrgSrcFontLockKeywordFace">dolist</text:span> (hook</text:p>
      <text:p text:style-name="OrgSrcBlock"><text:s text:c="11"/>(list 'perl-mode-hook</text:p>
      <text:p text:style-name="OrgSrcBlock"><text:s text:c="17"/>'c-mode-common-hook 'js2-mode-hook 'org-mode-hook</text:p>
      <text:p text:style-name="OrgSrcBlock"><text:s text:c="17"/>'python-mode-hook))</text:p>
      <text:p text:style-name="OrgSrcBlockLastLine"><text:s text:c="4"/>(add-hook hook 'yas-minor-mode)))</text:p>
      <text:p text:style-name="OrgSrcBlock">(eval-after-autoload-if-found</text:p>
      <text:p text:style-name="OrgSrcBlock"><text:s/>'(yas-minir-mode yas-expand yas-org-very-safe-expand) <text:span text:style-name="OrgSrcFontLockStringFace">"yasnippet"</text:span> nil t nil</text:p>
      <text:p text:style-name="OrgSrcBlock"><text:s/>'((setq yas-verbosity 2)</text:p>
      <text:p text:style-name="OrgSrcBlock"><text:s text:c="3"/>(setq yas-snippet-dirs</text:p>
      <text:p text:style-name="OrgSrcBlock"><text:s text:c="9"/>(list <text:span text:style-name="OrgSrcFontLockStringFace">"~/Dropbox/emacs.d/yas-dict"</text:span></text:p>
      <text:p text:style-name="OrgSrcBlock"><text:s text:c="15"/>'yas-installed-snippets-dir))</text:p>
      <text:p text:style-name="OrgSrcBlock"><text:s text:c="3"/>(custom-set-variables '(yas-trigger-key [tab]))</text:p>
      <text:p text:style-name="OrgSrcBlock"><text:s text:c="3"/>(yas-global-mode 1)</text:p>
      <text:p text:style-name="OrgSrcBlock"/>
      <text:p text:style-name="OrgSrcBlock"><text:s text:c="3"/>(<text:span text:style-name="OrgSrcFontLockKeywordFace">defun</text:span> <text:span text:style-name="OrgSrcFontLockFunctionNameFace">yas-org-very-safe-expand</text:span> ()</text:p>
      <text:p text:style-name="OrgSrcBlock"><text:s text:c="5"/>(<text:span text:style-name="OrgSrcFontLockKeywordFace">let</text:span> ((yas-fallback-behavior 'return-nil)) (yas-expand)))))</text:p>
      <text:p text:style-name="OrgSrcBlock"/>
      <text:p text:style-name="OrgSrcBlock">(<text:span text:style-name="OrgSrcFontLockKeywordFace">dolist</text:span> (hook (list 'perl-mode-hook 'c-mode-common-hook))</text:p>
      <text:p text:style-name="OrgSrcBlock"><text:s text:c="2"/><text:span text:style-name="OrgSrcFontLockCommentDelimiterFace">;; <text:s text:c="22"/></text:span><text:span text:style-name="OrgSrcFontLockCommentFace">'emacs-lisp-mode-hook))</text:span></text:p>
      <text:p text:style-name="OrgSrcBlock"><text:s text:c="2"/>(add-hook hook 'yas-minor-mode))</text:p>
      <text:p text:style-name="OrgSrcBlock"/>
      <text:p text:style-name="OrgSrcBlock">(add-hook 'org-mode-hook</text:p>
      <text:p text:style-name="OrgSrcBlock"><text:s text:c="10"/>'(<text:span text:style-name="OrgSrcFontLockKeywordFace">lambda</text:span> ()</text:p>
      <text:p text:style-name="OrgSrcBlock"><text:s text:c="13"/>(yas-minor-mode)</text:p>
      <text:p text:style-name="OrgSrcBlock"><text:s text:c="13"/><text:span text:style-name="OrgSrcFontLockCommentDelimiterFace">;; </text:span><text:span text:style-name="OrgSrcFontLockCommentFace">org-cycle (&lt;TAB&gt;) との衝突を避ける</text:span></text:p>
      <text:p text:style-name="OrgSrcBlock"><text:s text:c="13"/>(setq yas-trigger-symbol [tab])</text:p>
      <text:p text:style-name="OrgSrcBlock"><text:s text:c="13"/>(add-to-list 'org-tab-first-hook 'yas-org-very-safe-expand)</text:p>
      <text:p text:style-name="OrgSrcBlockLastLine"><text:s text:c="13"/>(define-key yas-keymap [tab] 'yas-next-field)))</text:p>
      <text:h text:style-name="Heading_20_2" text:outline-level="2"><text:bookmark text:name="orgheadline72"/><text:bookmark-start text:name="OrgXref.orgheadline72"/>[sdic.el] 英辞郎で英単語を調べる <text:bookmark-end text:name="OrgXref.orgheadline72"/></text:h>
      <text:p text:style-name="Text_20_body"><text:a xlink:type="simple" xlink:href="http://www.namazu.org/~tsuchiya/sdic/index.html" text:style-name="Internet_20_link" text:visited-style-name="Visited_20_Internet_20_Link">http://www.namazu.org/~tsuchiya/sdic/index.html</text:a></text:p>
      <text:p text:style-name="Text_20_body">Emacs から辞書を使う。lookup を使う方法もあるが、Emacsから使うのは英辞郎に限定。</text:p>
      <text:p text:style-name="OrgSrcBlock">(<text:span text:style-name="OrgSrcFontLockKeywordFace">when</text:span> (autoload-if-found</text:p>
      <text:p text:style-name="OrgSrcBlock"><text:s text:c="7"/>'(sdic-describe-word sdic-describe-word-at-point)</text:p>
      <text:p text:style-name="OrgSrcBlock"><text:s text:c="7"/><text:span text:style-name="OrgSrcFontLockStringFace">"sdic"</text:span> nil t)</text:p>
      <text:p text:style-name="OrgSrcBlock"><text:s text:c="2"/>(eval-after-load <text:span text:style-name="OrgSrcFontLockStringFace">"sdic"</text:span></text:p>
      <text:p text:style-name="OrgSrcBlock"><text:s text:c="4"/>'(<text:span text:style-name="OrgSrcFontLockKeywordFace">progn</text:span></text:p>
      <text:p text:style-name="OrgSrcBlock"><text:s text:c="7"/>(setq sdic-face-color <text:span text:style-name="OrgSrcFontLockStringFace">"</text:span><text:span text:style-name="OrgSrcDefault0000">#3333FF</text:span><text:span text:style-name="OrgSrcFontLockStringFace">"</text:span>)</text:p>
      <text:p text:style-name="OrgSrcBlock"><text:s text:c="7"/>(setq sdic-default-coding-system 'utf-8)</text:p>
      <text:p text:style-name="OrgSrcBlock"><text:s text:c="7"/><text:span text:style-name="OrgSrcFontLockCommentDelimiterFace">;; </text:span><text:span text:style-name="OrgSrcFontLockCommentFace">Dictionary (English =&gt; Japanese)</text:span></text:p>
      <text:p text:style-name="OrgSrcBlock"><text:s text:c="7"/>(setq sdic-eiwa-dictionary-list</text:p>
      <text:p text:style-name="OrgSrcBlock"><text:s text:c="13"/>'((sdicf-client <text:span text:style-name="OrgSrcFontLockStringFace">"~/Dropbox/Dic/EIJIRO6/EIJI-128.sdic"</text:span>)))</text:p>
      <text:p text:style-name="OrgSrcBlock"><text:s text:c="7"/><text:span text:style-name="OrgSrcFontLockCommentDelimiterFace">;; </text:span><text:span text:style-name="OrgSrcFontLockCommentFace">Dictionary (Japanese =&gt; English)</text:span></text:p>
      <text:p text:style-name="OrgSrcBlock"><text:s text:c="7"/>(setq sdic-waei-dictionary-list</text:p>
      <text:p text:style-name="OrgSrcBlockLastLine"><text:s text:c="13"/>'((sdicf-client <text:span text:style-name="OrgSrcFontLockStringFace">"~/Dropbox/Dic/EIJIRO6/WAEI-128.sdic"</text:span>))))))</text:p>
      <text:p text:style-name="OrgSrcBlock">(eval-after-autoload-if-found</text:p>
      <text:p text:style-name="OrgSrcBlock"><text:s/>'(sdic-describe-word sdic-describe-word-at-point) <text:span text:style-name="OrgSrcFontLockStringFace">"sdic"</text:span> nil t nil</text:p>
      <text:p text:style-name="OrgSrcBlock"><text:s/>'((setq sdic-face-color <text:span text:style-name="OrgSrcFontLockStringFace">"</text:span><text:span text:style-name="OrgSrcDefault0000">#3333FF</text:span><text:span text:style-name="OrgSrcFontLockStringFace">"</text:span>)</text:p>
      <text:p text:style-name="OrgSrcBlock"><text:s text:c="3"/>(setq sdic-default-coding-system 'utf-8)</text:p>
      <text:p text:style-name="OrgSrcBlock"><text:s text:c="3"/><text:span text:style-name="OrgSrcFontLockCommentDelimiterFace">;; </text:span><text:span text:style-name="OrgSrcFontLockCommentFace">Dictionary (English =&gt; Japanese)</text:span></text:p>
      <text:p text:style-name="OrgSrcBlock"><text:s text:c="3"/>(setq sdic-eiwa-dictionary-list</text:p>
      <text:p text:style-name="OrgSrcBlock"><text:s text:c="9"/>'((sdicf-client <text:span text:style-name="OrgSrcFontLockStringFace">"~/Dropbox/Dic/EIJIRO6/EIJI-128.sdic"</text:span>)))</text:p>
      <text:p text:style-name="OrgSrcBlock"><text:soft-page-break/><text:s text:c="3"/><text:span text:style-name="OrgSrcFontLockCommentDelimiterFace">;; </text:span><text:span text:style-name="OrgSrcFontLockCommentFace">Dictionary (Japanese =&gt; English)</text:span></text:p>
      <text:p text:style-name="OrgSrcBlock"><text:s text:c="3"/>(setq sdic-waei-dictionary-list</text:p>
      <text:p text:style-name="OrgSrcBlockLastLine"><text:s text:c="9"/>'((sdicf-client <text:span text:style-name="OrgSrcFontLockStringFace">"~/Dropbox/Dic/EIJIRO6/WAEI-128.sdic"</text:span>)))))</text:p>
      <text:h text:style-name="Heading_20_3" text:outline-level="3"><text:bookmark text:name="orgheadline71"/><text:bookmark-start text:name="OrgXref.orgheadline71"/>キーバインド <text:bookmark-end text:name="OrgXref.orgheadline71"/></text:h>
      <text:p text:style-name="OrgSrcBlock"><text:span text:style-name="OrgSrcFontLockCommentDelimiterFace">;; </text:span><text:span text:style-name="OrgSrcFontLockCommentFace">カーソルの位置の英単語の意味を調べる</text:span></text:p>
      <text:p text:style-name="OrgSrcBlock">(global-set-key (kbd <text:span text:style-name="OrgSrcFontLockStringFace">"C-M-w"</text:span>) 'sdic-describe-word-at-point)</text:p>
      <text:p text:style-name="OrgSrcBlock"><text:span text:style-name="OrgSrcFontLockCommentDelimiterFace">;; </text:span><text:span text:style-name="OrgSrcFontLockCommentFace">ミニバッファに英単語を入れて英辞郎を使う</text:span></text:p>
      <text:p text:style-name="OrgSrcBlockLastLine">(global-set-key (kbd <text:span text:style-name="OrgSrcFontLockStringFace">"C-c w"</text:span>) 'sdic-describe-word)</text:p>
      <text:h text:style-name="Heading_20_2" text:outline-level="2"><text:bookmark text:name="orgheadline73"/><text:bookmark-start text:name="OrgXref.orgheadline73"/>MacOSのdictionary.appで辞書をひく <text:bookmark-end text:name="OrgXref.orgheadline73"/></text:h>
      <text:p text:style-name="Text_20_body"><text:span text:style-name="OrgCode">osx-dictionary</text:span> なるパッケージが存在します。さくさくと高速に動作します。</text:p>
      <text:p text:style-name="OrgSrcBlock">(<text:span text:style-name="OrgSrcFontLockKeywordFace">when</text:span> (eval-after-autoload-if-found</text:p>
      <text:p text:style-name="OrgSrcBlock"><text:s text:c="7"/>'(osx-dictionary-search-pointer osx-dictionary-search-input)</text:p>
      <text:p text:style-name="OrgSrcBlock"><text:s text:c="7"/><text:span text:style-name="OrgSrcFontLockStringFace">"osx-dictionary"</text:span> nil t nil</text:p>
      <text:p text:style-name="OrgSrcBlock"><text:s text:c="7"/>'((setq osx-dictionary-dictionary-choice <text:span text:style-name="OrgSrcFontLockStringFace">"英辞郎 第七版"</text:span>)))</text:p>
      <text:p text:style-name="OrgSrcBlockLastLine"><text:s text:c="2"/>(global-set-key (kbd <text:span text:style-name="OrgSrcFontLockStringFace">"C-M-w"</text:span>) 'osx-dictionary-search-pointer))</text:p>
      <text:p text:style-name="Text_20_body">COBUILD5をデフォルトで使うには、次のサイト参照してください。</text:p>
      <text:list xml:id="list110937845984649"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p>
      <text:h text:style-name="Heading_20_2" text:outline-level="2"><text:bookmark text:name="orgheadline76"/><text:bookmark-start text:name="OrgXref.orgheadline76"/>MacOSのdictionary.appでCOBUILD5の辞書をひく（旧） <text:bookmark-end text:name="OrgXref.orgheadline76"/></text:h>
      <text:p text:style-name="Text_20_body">OS標準の辞書アプリ（dictionary.app）を経由して、バッファにCOBUILD5のデータを流し込むことができます。</text:p>
      <text:list xml:id="list110939353572595" text:style-name="OrgBulletedList">
        <text:list-item>
          <text:p text:style-name="P2"><text:a xlink:type="simple" xlink:href="http://sakito.jp/mac/dictionary.html#emacs" text:style-name="Internet_20_link" text:visited-style-name="Visited_20_Internet_20_Link">辞書(Dictionary).appを使い倒そう</text:a></text:p>
        </text:list-item>
      </text:list>
      <text:p text:style-name="Text_20_body">以下の関数を準備します。</text:p>
      <text:p text:style-name="OrgSrcBlock">(<text:span text:style-name="OrgSrcFontLockKeywordFace">defun</text:span> <text:span text:style-name="OrgSrcFontLockFunctionNameFace">dictionary</text:span> ()</text:p>
      <text:p text:style-name="OrgSrcBlock"><text:s text:c="2"/><text:span text:style-name="OrgSrcFontLockDocFace">"dictionary.app"</text:span></text:p>
      <text:p text:style-name="OrgSrcBlock"><text:s text:c="2"/>(interactive)</text:p>
      <text:p text:style-name="OrgSrcBlock"/>
      <text:p text:style-name="OrgSrcBlock"><text:s text:c="2"/>(<text:span text:style-name="OrgSrcFontLockKeywordFace">let</text:span> ((editable (not buffer-read-only))</text:p>
      <text:p text:style-name="OrgSrcBlock"><text:s text:c="8"/>(pt (<text:span text:style-name="OrgSrcFontLockKeywordFace">save-excursion</text:span> (mouse-set-point last-nonmenu-event)))</text:p>
      <text:p text:style-name="OrgSrcBlock"><text:s text:c="8"/>beg end)</text:p>
      <text:p text:style-name="OrgSrcBlock"/>
      <text:p text:style-name="OrgSrcBlock"><text:s text:c="4"/>(<text:span text:style-name="OrgSrcFontLockKeywordFace">if</text:span> (and mark-active</text:p>
      <text:p text:style-name="OrgSrcBlock"><text:s text:c="13"/>(&lt;= (region-beginning) pt) (&lt;= pt (region-end)) )</text:p>
      <text:p text:style-name="OrgSrcBlock"><text:s text:c="8"/>(setq beg (region-beginning)</text:p>
      <text:p text:style-name="OrgSrcBlock"><text:s text:c="14"/>end (region-end))</text:p>
      <text:p text:style-name="OrgSrcBlock"><text:s text:c="6"/>(<text:span text:style-name="OrgSrcFontLockKeywordFace">save-excursion</text:span></text:p>
      <text:p text:style-name="OrgSrcBlock"><text:s text:c="8"/>(goto-char pt)</text:p>
      <text:p text:style-name="OrgSrcBlock"><text:s text:c="8"/>(setq end (<text:span text:style-name="OrgSrcFontLockKeywordFace">progn</text:span> (forward-word) (point)))</text:p>
      <text:p text:style-name="OrgSrcBlock"><text:s text:c="8"/>(setq beg (<text:span text:style-name="OrgSrcFontLockKeywordFace">progn</text:span> (backward-word) (point)))</text:p>
      <text:p text:style-name="OrgSrcBlock"><text:s text:c="8"/>))</text:p>
      <text:p text:style-name="OrgSrcBlock"/>
      <text:p text:style-name="OrgSrcBlock"><text:s text:c="4"/>(<text:span text:style-name="OrgSrcFontLockKeywordFace">let</text:span> ((word (buffer-substring-no-properties beg end))</text:p>
      <text:p text:style-name="OrgSrcBlock"><text:soft-page-break/><text:s text:c="10"/><text:span text:style-name="OrgSrcFontLockCommentDelimiterFace">;; <text:s text:c="11"/></text:span><text:span text:style-name="OrgSrcFontLockCommentFace">(win (selected-window))</text:span></text:p>
      <text:p text:style-name="OrgSrcBlock"><text:s text:c="10"/>(tmpbuf <text:span text:style-name="OrgSrcFontLockStringFace">" * dict-process*"</text:span>))</text:p>
      <text:p text:style-name="OrgSrcBlock"><text:s text:c="6"/>(pop-to-buffer tmpbuf)</text:p>
      <text:p text:style-name="OrgSrcBlock"><text:s text:c="6"/>(erase-buffer)</text:p>
      <text:p text:style-name="OrgSrcBlock"><text:s text:c="6"/>(insert <text:span text:style-name="OrgSrcFontLockStringFace">"Query: "</text:span> word <text:span text:style-name="OrgSrcFontLockStringFace">"\n\n"</text:span>)</text:p>
      <text:p text:style-name="OrgSrcBlock"><text:s text:c="6"/>(start-process <text:span text:style-name="OrgSrcFontLockStringFace">"dict-process"</text:span> tmpbuf <text:span text:style-name="OrgSrcFontLockStringFace">"dict.py"</text:span> word)</text:p>
      <text:p text:style-name="OrgSrcBlock"><text:s text:c="6"/>(goto-char 0)</text:p>
      <text:p text:style-name="OrgSrcBlock"><text:s text:c="6"/><text:span text:style-name="OrgSrcFontLockCommentDelimiterFace">;; <text:s text:c="7"/></text:span><text:span text:style-name="OrgSrcFontLockCommentFace">(select-window win)</text:span></text:p>
      <text:p text:style-name="OrgSrcBlockLastLine"><text:s text:c="6"/>)))</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xml:id="list110938888637895" text:style-name="OrgBulletedList">
        <text:list-item>
          <text:p text:style-name="P2"><text:a xlink:type="simple" xlink:href="http://masutaka.net/chalow/2011-05-18-1.html" text:style-name="Internet_20_link" text:visited-style-name="Visited_20_Internet_20_Link">Emacs で Mac の辞書を sdic っぽく使う </text:a></text:p>
        </text:list-item>
        <text:list-item>
          <text:p text:style-name="P2"><text:a xlink:type="simple" xlink:href="http://masutaka.net/chalow/2012-09-17-1.html" text:style-name="Internet_20_link" text:visited-style-name="Visited_20_Internet_20_Link">EmacsからMacの辞書をお手軽に使う</text:a></text:p>
        </text:list-item>
      </text:list>
      <text:p text:style-name="Text_20_body">なお、COBUILD5の辞書データをdictionary.appで引けるようにするには以下の操作が必要です。</text:p>
      <text:list xml:id="list110937848162106"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text:bookmark text:name="orgheadline74"/><text:bookmark-start text:name="OrgXref.orgheadline74"/>マイナーモード化 <text:bookmark-end text:name="OrgXref.orgheadline74"/></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 text:style-name="Internet_20_link" text:visited-style-name="Visited_20_Internet_20_Link">gist</text:a>で公開しています。</text:p>
      <text:h text:style-name="Heading_20_3" text:outline-level="3"><text:bookmark text:name="orgheadline75"/><text:bookmark-start text:name="OrgXref.orgheadline75"/>キーバインド <text:bookmark-end text:name="OrgXref.orgheadline75"/></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 (eval-after-autoload-if-found</text:p>
      <text:p text:style-name="OrgSrcBlock"><text:s text:c="7"/>'(dict-app-search) <text:span text:style-name="OrgSrcFontLockStringFace">"dict-app"</text:span> nil t nil</text:p>
      <text:p text:style-name="OrgSrcBlock"><text:s text:c="7"/>'())</text:p>
      <text:p text:style-name="OrgSrcBlock"><text:s text:c="2"/><text:span text:style-name="OrgSrcFontLockCommentDelimiterFace">;; </text:span><text:span text:style-name="OrgSrcFontLockCommentFace">カーソルの位置の英単語の意味を調べる <text:s/></text:span></text:p>
      <text:p text:style-name="OrgSrcBlockLastLine"><text:s text:c="2"/>(global-set-key (kbd <text:span text:style-name="OrgSrcFontLockStringFace">"C-M-w"</text:span>) 'dict-app-search))</text:p>
      <text:h text:style-name="Heading_20_2" text:outline-level="2"><text:bookmark text:name="orgheadline78"/><text:bookmark-start text:name="OrgXref.orgheadline78"/>[lookup.el] 辞書 <text:bookmark-end text:name="OrgXref.orgheadline78"/></text:h>
      <text:p text:style-name="Text_20_body">最近使っていません。</text:p>
      <text:p text:style-name="OrgSrcBlock"><text:span text:style-name="OrgSrcFontLockCommentDelimiterFace">;; </text:span><text:span text:style-name="OrgSrcFontLockCommentFace">.lookup/cache.el</text:span></text:p>
      <text:p text:style-name="OrgSrcBlock">(setq lookup-init-directory <text:span text:style-name="OrgSrcFontLockStringFace">"~/env/dot_files/.lookup"</text:span>)</text:p>
      <text:p text:style-name="OrgSrcBlock"/>
      <text:p text:style-name="OrgSrcBlock"><text:soft-page-break/>(autoload 'lookup <text:span text:style-name="OrgSrcFontLockStringFace">"lookup"</text:span> nil t)</text:p>
      <text:p text:style-name="OrgSrcBlock">(autoload 'lookup-region <text:span text:style-name="OrgSrcFontLockStringFace">"lookup"</text:span> nil t)</text:p>
      <text:p text:style-name="OrgSrcBlock">(autoload 'lookup-word <text:span text:style-name="OrgSrcFontLockStringFace">"lookup"</text:span> nil t)</text:p>
      <text:p text:style-name="OrgSrcBlock">(autoload 'lookup-select-dictionaries <text:span text:style-name="OrgSrcFontLockStringFace">"lookup"</text:span> nil t)</text:p>
      <text:p text:style-name="OrgSrcBlock"/>
      <text:p text:style-name="OrgSrcBlock">(setq lookup-search-modules</text:p>
      <text:p text:style-name="OrgSrcBlock"><text:s text:c="6"/>'((<text:span text:style-name="OrgSrcFontLockStringFace">"default"</text:span></text:p>
      <text:p text:style-name="OrgSrcBlock"><text:s text:c="9"/>(<text:span text:style-name="OrgSrcFontLockStringFace">"ndeb:/Users/taka/Dropbox/Dic/COBUILD5/cobuild"</text:span> <text:span text:style-name="OrgSrcFontLockBuiltinFace">:priority</text:span> t)</text:p>
      <text:p text:style-name="OrgSrcBlock"><text:s text:c="9"/>(<text:span text:style-name="OrgSrcFontLockStringFace">"ndeb:/Users/taka/Dropbox/Dic/COBUILD5/wordbank"</text:span> <text:span text:style-name="OrgSrcFontLockBuiltinFace">:priority</text:span> t)</text:p>
      <text:p text:style-name="OrgSrcBlock"><text:s text:c="9"/>(<text:span text:style-name="OrgSrcFontLockStringFace">"ndeb:/Users/taka/Dropbox/Dic/LDOCE4/ldoce4"</text:span> <text:span text:style-name="OrgSrcFontLockBuiltinFace">:priority</text:span> t)</text:p>
      <text:p text:style-name="OrgSrcBlock"><text:s text:c="9"/>(<text:span text:style-name="OrgSrcFontLockStringFace">"ndeb:/Users/taka/Dropbox/Dic/LDOCE4/bank"</text:span> <text:span text:style-name="OrgSrcFontLockBuiltinFace">:priority</text:span> t)</text:p>
      <text:p text:style-name="OrgSrcBlock"><text:s text:c="9"/>(<text:span text:style-name="OrgSrcFontLockStringFace">"ndeb:/Users/taka/Dropbox/Dic/LDOCE4/colloc"</text:span> <text:span text:style-name="OrgSrcFontLockBuiltinFace">:priority</text:span> t)</text:p>
      <text:p text:style-name="OrgSrcBlock"><text:s text:c="9"/>(<text:span text:style-name="OrgSrcFontLockStringFace">"ndeb:/Users/taka/Dropbox/Dic/LDOCE4/activ"</text:span> <text:span text:style-name="OrgSrcFontLockBuiltinFace">:priority</text:span> t))))</text:p>
      <text:p text:style-name="OrgSrcBlock"/>
      <text:p text:style-name="OrgSrcBlock">(setq lookup-agent-attributes</text:p>
      <text:p text:style-name="OrgSrcBlock"><text:s text:c="6"/>'((<text:span text:style-name="OrgSrcFontLockStringFace">"ndeb:/Users/taka/Dropbox/Dic/COBUILD5"</text:span></text:p>
      <text:p text:style-name="OrgSrcBlock"><text:s text:c="9"/>(dictionaries <text:span text:style-name="OrgSrcFontLockStringFace">"cobuild"</text:span> <text:span text:style-name="OrgSrcFontLockStringFace">"wordbank"</text:span>))</text:p>
      <text:p text:style-name="OrgSrcBlock"><text:s text:c="8"/>(<text:span text:style-name="OrgSrcFontLockStringFace">"ndeb:/Users/taka/Dropbox/Dic/LDOCE4"</text:span></text:p>
      <text:p text:style-name="OrgSrcBlock"><text:s text:c="9"/>(dictionaries <text:span text:style-name="OrgSrcFontLockStringFace">"ldoce4"</text:span> <text:span text:style-name="OrgSrcFontLockStringFace">"bank"</text:span> <text:span text:style-name="OrgSrcFontLockStringFace">"colloc"</text:span> <text:span text:style-name="OrgSrcFontLockStringFace">"activ"</text:span>))))</text:p>
      <text:p text:style-name="OrgSrcBlock"/>
      <text:p text:style-name="OrgSrcBlock">(setq lookup-dictionary-attributes</text:p>
      <text:p text:style-name="OrgSrcBlock"><text:s text:c="6"/>'((<text:span text:style-name="OrgSrcFontLockStringFace">"ndeb:/Users/taka/Dropbox/Dic/COBUILD5/cobuild"</text:span></text:p>
      <text:p text:style-name="OrgSrcBlock"><text:s text:c="9"/>(title . <text:span text:style-name="OrgSrcFontLockStringFace">"COBUILD 5th Edition"</text:span>)</text:p>
      <text:p text:style-name="OrgSrcBlock"><text:s text:c="9"/>(methods exact prefix))</text:p>
      <text:p text:style-name="OrgSrcBlock"><text:s text:c="8"/>(<text:span text:style-name="OrgSrcFontLockStringFace">"ndeb:/Users/taka/Dropbox/Dic/COBUILD5/wordbank"</text:span></text:p>
      <text:p text:style-name="OrgSrcBlock"><text:s text:c="9"/>(title . <text:span text:style-name="OrgSrcFontLockStringFace">"Wordbank"</text:span>)</text:p>
      <text:p text:style-name="OrgSrcBlock"><text:s text:c="9"/>(methods))</text:p>
      <text:p text:style-name="OrgSrcBlock"><text:s text:c="8"/>(<text:span text:style-name="OrgSrcFontLockStringFace">"ndeb:/Users/taka/Dropbox/Dic/LDOCE4/ldoce4"</text:span></text:p>
      <text:p text:style-name="OrgSrcBlock"><text:s text:c="9"/>(title . <text:span text:style-name="OrgSrcFontLockStringFace">"Longman 4th Edition"</text:span>)</text:p>
      <text:p text:style-name="OrgSrcBlock"><text:s text:c="9"/>(methods exact prefix))</text:p>
      <text:p text:style-name="OrgSrcBlock"><text:s text:c="8"/>(<text:span text:style-name="OrgSrcFontLockStringFace">"ndeb:/Users/taka/Dropbox/Dic/LDOCE4/bank"</text:span></text:p>
      <text:p text:style-name="OrgSrcBlock"><text:s text:c="9"/>(title . <text:span text:style-name="OrgSrcFontLockStringFace">"LDOCE4 Examples and Phrases"</text:span>)</text:p>
      <text:p text:style-name="OrgSrcBlock"><text:s text:c="9"/>(methods exact prefix menu))</text:p>
      <text:p text:style-name="OrgSrcBlock"><text:s text:c="8"/>(<text:span text:style-name="OrgSrcFontLockStringFace">"ndeb:/Users/taka/Dropbox/Dic/LDOCE4/colloc"</text:span></text:p>
      <text:p text:style-name="OrgSrcBlock"><text:s text:c="9"/>(title . <text:span text:style-name="OrgSrcFontLockStringFace">"LDOCE4 Collocation"</text:span>)</text:p>
      <text:p text:style-name="OrgSrcBlock"><text:s text:c="9"/>(methods exact prefix))</text:p>
      <text:p text:style-name="OrgSrcBlock"><text:s text:c="8"/>(<text:span text:style-name="OrgSrcFontLockStringFace">"ndeb:/Users/taka/Dropbox/Dic/LDOCE4/activ"</text:span></text:p>
      <text:p text:style-name="OrgSrcBlock"><text:s text:c="9"/>(title . <text:span text:style-name="OrgSrcFontLockStringFace">"Longman Activator"</text:span>)</text:p>
      <text:p text:style-name="OrgSrcBlock"><text:s text:c="9"/>(methods exact prefix menu))))</text:p>
      <text:p text:style-name="OrgSrcBlock"/>
      <text:p text:style-name="OrgSrcBlock">(setq lookup-default-dictionary-options</text:p>
      <text:p text:style-name="OrgSrcBlock"><text:s text:c="6"/>'((<text:span text:style-name="OrgSrcFontLockBuiltinFace">:stemmer</text:span> . <text:s/>stem-english)))</text:p>
      <text:p text:style-name="OrgSrcBlock">(setq lookup-use-kakasi nil)</text:p>
      <text:p text:style-name="OrgSrcBlock"/>
      <text:p text:style-name="OrgSrcBlock"><text:span text:style-name="OrgSrcFontLockCommentDelimiterFace">;;; </text:span><text:span text:style-name="OrgSrcFontLockCommentFace">lookup for dictionary (require EB Library, eblook, and lookup.el)</text:span></text:p>
      <text:p text:style-name="OrgSrcBlock"><text:span text:style-name="OrgSrcFontLockCommentDelimiterFace">;; </text:span><text:span text:style-name="OrgSrcFontLockCommentFace">package download: http://sourceforge.net/projects/lookup</text:span></text:p>
      <text:p text:style-name="OrgSrcBlock"><text:span text:style-name="OrgSrcFontLockCommentDelimiterFace">;; </text:span><text:span text:style-name="OrgSrcFontLockCommentFace">http://lookup.sourceforge.net/docs/ja/index.shtml#Top</text:span></text:p>
      <text:p text:style-name="OrgSrcBlock"><text:span text:style-name="OrgSrcFontLockCommentDelimiterFace">;; </text:span><text:span text:style-name="OrgSrcFontLockCommentFace">http://www.bookshelf.jp/texi/lookup/lookup-guide.html#SEC_Top</text:span></text:p>
      <text:p text:style-name="OrgSrcBlock"><text:s text:c="40"/><text:span text:style-name="OrgSrcFontLockCommentDelimiterFace">;</text:span><text:span text:style-name="OrgSrcFontLockCommentFace">(load "lookup-autoloads") ; for 1.99</text:span></text:p>
      <text:p text:style-name="OrgSrcBlock"><text:s text:c="40"/><text:span text:style-name="OrgSrcFontLockCommentDelimiterFace">;</text:span><text:span text:style-name="OrgSrcFontLockCommentFace">(autoload 'lookup "lookup" nil t)</text:span></text:p>
      <text:p text:style-name="OrgSrcBlock"><text:s text:c="40"/><text:span text:style-name="OrgSrcFontLockCommentDelimiterFace">;</text:span><text:span text:style-name="OrgSrcFontLockCommentFace">(autoload 'lookup-region "lookup" nil t)</text:span></text:p>
      <text:p text:style-name="OrgSrcBlock"><text:s text:c="40"/><text:span text:style-name="OrgSrcFontLockCommentDelimiterFace">;</text:span><text:span text:style-name="OrgSrcFontLockCommentFace">(autoload 'lookup-word "lookup" nil t)</text:span></text:p>
      <text:p text:style-name="OrgSrcBlock"><text:s text:c="40"/><text:span text:style-name="OrgSrcFontLockCommentDelimiterFace">;</text:span><text:span text:style-name="OrgSrcFontLockCommentFace">(autoload 'lookup-select-dictionaries "lookup" nil t)</text:span></text:p>
      <text:p text:style-name="OrgSrcBlock"><text:span text:style-name="OrgSrcFontLockCommentDelimiterFace">;; </text:span><text:span text:style-name="OrgSrcFontLockCommentFace">Search Agents</text:span></text:p>
      <text:p text:style-name="OrgSrcBlock"><text:span text:style-name="OrgSrcFontLockCommentDelimiterFace">;; </text:span><text:span text:style-name="OrgSrcFontLockCommentFace">ndeb option requries "eblook" command</text:span></text:p>
      <text:p text:style-name="OrgSrcBlock"><text:s text:c="40"/><text:span text:style-name="OrgSrcFontLockCommentDelimiterFace">; </text:span><text:span text:style-name="OrgSrcFontLockCommentFace">Use expand-file-name!</text:span></text:p>
      <text:p text:style-name="OrgSrcBlock"><text:s text:c="40"/><text:span text:style-name="OrgSrcFontLockCommentDelimiterFace">;</text:span><text:span text:style-name="OrgSrcFontLockCommentFace">(setq lookup-search-agents `((ndeb ,(concat homedir "/Dropbox/Dic/COBUILD5"))</text:span></text:p>
      <text:p text:style-name="OrgSrcBlock"><text:s text:c="40"/><text:span text:style-name="OrgSrcFontLockCommentDelimiterFace">; <text:s text:c="27"/></text:span><text:span text:style-name="OrgSrcFontLockCommentFace">(ndeb ,</text:span><text:soft-page-break/><text:span text:style-name="OrgSrcFontLockCommentFace">(concat homedir "/Dropbox/Dic/LDOCE4"))))</text:span></text:p>
      <text:p text:style-name="OrgSrcBlock"><text:s text:c="40"/><text:span text:style-name="OrgSrcFontLockCommentDelimiterFace">;</text:span><text:span text:style-name="OrgSrcFontLockCommentFace">(setq lookup-use-bitmap nil)</text:span></text:p>
      <text:p text:style-name="OrgSrcBlock"><text:s text:c="40"/><text:span text:style-name="OrgSrcFontLockCommentDelimiterFace">;</text:span><text:span text:style-name="OrgSrcFontLockCommentFace">(setq ndeb-program-name "/usr/bin/eblook")</text:span></text:p>
      <text:p text:style-name="OrgSrcBlock"><text:s text:c="40"/><text:span text:style-name="OrgSrcFontLockCommentDelimiterFace">;</text:span><text:span text:style-name="OrgSrcFontLockCommentFace">(when (eq window-system 'ns)</text:span></text:p>
      <text:p text:style-name="OrgSrcBlock"><text:s text:c="40"/><text:span text:style-name="OrgSrcFontLockCommentDelimiterFace">; <text:s/></text:span><text:span text:style-name="OrgSrcFontLockCommentFace">(setq ndeb-program-name "/opt/local/bin/eblook")</text:span></text:p>
      <text:p text:style-name="OrgSrcBlock"><text:s text:c="40"/><text:span text:style-name="OrgSrcFontLockCommentDelimiterFace">; <text:s/></text:span><text:span text:style-name="OrgSrcFontLockCommentFace">(setq ndeb-program-arguments '("-q" "-e" "euc-jp"))</text:span></text:p>
      <text:p text:style-name="OrgSrcBlockLastLine"><text:s text:c="40"/><text:span text:style-name="OrgSrcFontLockCommentDelimiterFace">; <text:s/></text:span><text:span text:style-name="OrgSrcFontLockCommentFace">(setq ndeb-process-coding-system 'utf-8)) ; utf-8-hfs</text:span></text:p>
      <text:h text:style-name="Heading_20_3" text:outline-level="3"><text:bookmark text:name="orgheadline77"/><text:bookmark-start text:name="OrgXref.orgheadline77"/>キーバインド <text:bookmark-end text:name="OrgXref.orgheadline77"/></text:h>
      <text:p text:style-name="OrgSrcBlockLastLine">(global-set-key (kbd <text:span text:style-name="OrgSrcFontLockStringFace">"&lt;f6&gt;"</text:span>) 'lookup-word)</text:p>
      <text:h text:style-name="Heading_20_2" text:outline-level="2"><text:bookmark text:name="orgheadline79"/><text:bookmark-start text:name="OrgXref.orgheadline79"/>[cacoo] Cacoo で描く <text:bookmark-end text:name="OrgXref.orgheadline79"/></text:h>
      <text:p text:style-name="Text_20_body">画像をリサイズしてバッファに表示する用途にも使える。</text:p>
      <text:p text:style-name="OrgSrcBlock">(<text:span text:style-name="OrgSrcFontLockKeywordFace">when</text:span> (autoload-if-found 'toggle-cacoo-minor-mode <text:span text:style-name="OrgSrcFontLockStringFace">"cacoo"</text:span> nil t)</text:p>
      <text:p text:style-name="OrgSrcBlock"><text:s text:c="2"/>(global-set-key (kbd <text:span text:style-name="OrgSrcFontLockStringFace">"M--"</text:span>) 'toggle-cacoo-minor-mode)</text:p>
      <text:p text:style-name="OrgSrcBlock"><text:s text:c="2"/>(eval-after-load <text:span text:style-name="OrgSrcFontLockStringFace">"cacoo"</text:span></text:p>
      <text:p text:style-name="OrgSrcBlock"><text:s text:c="4"/>'(<text:span text:style-name="OrgSrcFontLockKeywordFace">progn</text:span></text:p>
      <text:p text:style-name="OrgSrcBlockLastLine"><text:s text:c="7"/>(<text:span text:style-name="OrgSrcFontLockKeywordFace">require</text:span> '<text:span text:style-name="OrgSrcFontLockConstantFace">cacoo-plugins</text:span>))))</text:p>
      <text:p text:style-name="OrgSrcBlock">(<text:span text:style-name="OrgSrcFontLockKeywordFace">when</text:span> (eval-after-autoload-if-found</text:p>
      <text:p text:style-name="OrgSrcBlock"><text:s text:c="7"/>'(toggle-cacoo-minor-mode) <text:span text:style-name="OrgSrcFontLockStringFace">"cacoo"</text:span> nil t nil</text:p>
      <text:p text:style-name="OrgSrcBlock"><text:s text:c="7"/>'((<text:span text:style-name="OrgSrcFontLockKeywordFace">require</text:span> '<text:span text:style-name="OrgSrcFontLockConstantFace">cacoo-plugins</text:span>)))</text:p>
      <text:p text:style-name="OrgSrcBlock"/>
      <text:p text:style-name="OrgSrcBlockLastLine"><text:s text:c="2"/>(global-set-key (kbd <text:span text:style-name="OrgSrcFontLockStringFace">"M--"</text:span>) 'toggle-cacoo-minor-mode))</text:p>
      <text:h text:style-name="Heading_20_2" text:outline-level="2"><text:bookmark text:name="orgheadline80"/><text:bookmark-start text:name="OrgXref.orgheadline80"/>[iedit] バッファ内の同じ文字列を一度に編集する <text:bookmark-end text:name="OrgXref.orgheadline80"/></text:h>
      <text:p text:style-name="Text_20_body"><text:a xlink:type="simple" xlink:href="http://emacswiki.org/emacs/iedit.el" text:style-name="Internet_20_link" text:visited-style-name="Visited_20_Internet_20_Link">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 '<text:span text:style-name="OrgSrcFontLockConstantFace">iedit</text:span> nil t)</text:p>
      <text:h text:style-name="Heading_20_2" text:outline-level="2"><text:bookmark text:name="orgheadline81"/><text:bookmark-start text:name="OrgXref.orgheadline81"/>[web-mode] HTML編集 <text:bookmark-end text:name="OrgXref.orgheadline81"/></text:h>
      <text:p text:style-name="Text_20_body">HTML編集をするなら <text:a xlink:type="simple" xlink:href="http://web-mode.org/" text:style-name="Internet_20_link" text:visited-style-name="Visited_20_Internet_20_Link">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 (eval-after-autoload-if-found</text:p>
      <text:p text:style-name="OrgSrcBlock"><text:s text:c="7"/>'(web-mode) <text:span text:style-name="OrgSrcFontLockStringFace">"web-mode"</text:span> <text:span text:style-name="OrgSrcFontLockStringFace">"web-mode"</text:span> t nil</text:p>
      <text:p text:style-name="OrgSrcBlock"><text:s text:c="7"/>'((<text:span text:style-name="OrgSrcFontLockKeywordFace">defun</text:span> <text:span text:style-name="OrgSrcFontLockFunctionNameFace">my:web-indent-fold</text:span> ()</text:p>
      <text:p text:style-name="OrgSrcBlock"><text:s text:c="11"/>(interactive)</text:p>
      <text:p text:style-name="OrgSrcBlock"><text:s text:c="11"/>(web-mode-fold-or-unfold)</text:p>
      <text:p text:style-name="OrgSrcBlock"><text:s text:c="11"/>(web-mode-buffer-indent)</text:p>
      <text:p text:style-name="OrgSrcBlock"><text:s text:c="11"/>(indent-for-tab-command))</text:p>
      <text:p text:style-name="OrgSrcBlock"/>
      <text:p text:style-name="OrgSrcBlock"><text:s text:c="9"/><text:span text:style-name="OrgSrcFontLockCommentDelimiterFace">;; </text:span><text:span text:style-name="OrgSrcFontLockCommentFace">indent</text:span></text:p>
      <text:p text:style-name="OrgSrcBlock"><text:s text:c="9"/>(setq web-mode-markup-indent-offset 1)</text:p>
      <text:p text:style-name="OrgSrcBlock"><text:soft-page-break/></text:p>
      <text:p text:style-name="OrgSrcBlock"><text:s text:c="9"/><text:span text:style-name="OrgSrcFontLockCommentDelimiterFace">;; </text:span><text:span text:style-name="OrgSrcFontLockCommentFace">色の設定</text:span></text:p>
      <text:p text:style-name="OrgSrcBlock"><text:s text:c="9"/>(custom-set-faces</text:p>
      <text:p text:style-name="OrgSrcBlock"><text:s text:c="10"/><text:span text:style-name="OrgSrcFontLockCommentDelimiterFace">;; </text:span><text:span text:style-name="OrgSrcFontLockCommentFace">custom-set-faces was added by Custom.</text:span></text:p>
      <text:p text:style-name="OrgSrcBlock"><text:s text:c="10"/><text:span text:style-name="OrgSrcFontLockCommentDelimiterFace">;; </text:span><text:span text:style-name="OrgSrcFontLockCommentFace">If you edit it by hand, you could mess it up, so be careful.</text:span></text:p>
      <text:p text:style-name="OrgSrcBlock"><text:s text:c="10"/><text:span text:style-name="OrgSrcFontLockCommentDelimiterFace">;; </text:span><text:span text:style-name="OrgSrcFontLockCommentFace">Your init file should contain only one such instance.</text:span></text:p>
      <text:p text:style-name="OrgSrcBlock"><text:s text:c="10"/><text:span text:style-name="OrgSrcFontLockCommentDelimiterFace">;; </text:span><text:span text:style-name="OrgSrcFontLockCommentFace">If there is more than one, they won't work right.</text:span></text:p>
      <text:p text:style-name="OrgSrcBlock"><text:s text:c="10"/>'(default ((t (<text:span text:style-name="OrgSrcFontLockBuiltinFace">:background</text:span> <text:span text:style-name="OrgSrcFontLockStringFace">"</text:span><text:span text:style-name="OrgSrcDefault0001">#FFFFFF</text:span><text:span text:style-name="OrgSrcFontLockStringFace">"</text:span> <text:span text:style-name="OrgSrcFontLockBuiltinFace">:foreground</text:span> <text:span text:style-name="OrgSrcFontLockStringFace">"</text:span><text:span text:style-name="OrgSrcDefault0002">#202020</text:span><text:span text:style-name="OrgSrcFontLockStringFace">"</text:span>))))</text:p>
      <text:p text:style-name="OrgSrcBlock"><text:s text:c="10"/>'(web-mode-comment-face ((t (<text:span text:style-name="OrgSrcFontLockBuiltinFace">:foreground</text:span> <text:span text:style-name="OrgSrcFontLockStringFace">"</text:span><text:span text:style-name="OrgSrcDefault0003">#D9333F</text:span><text:span text:style-name="OrgSrcFontLockStringFace">"</text:span>))))</text:p>
      <text:p text:style-name="OrgSrcBlock"><text:s text:c="10"/>'(web-mode-css-at-rule-face ((t (<text:span text:style-name="OrgSrcFontLockBuiltinFace">:foreground</text:span> <text:span text:style-name="OrgSrcFontLockStringFace">"</text:span><text:span text:style-name="OrgSrcDefault0004">#FF7F00</text:span><text:span text:style-name="OrgSrcFontLockStringFace">"</text:span>))))</text:p>
      <text:p text:style-name="OrgSrcBlock"><text:s text:c="10"/>'(web-mode-css-pseudo-class-face ((t (<text:span text:style-name="OrgSrcFontLockBuiltinFace">:foreground</text:span> <text:span text:style-name="OrgSrcFontLockStringFace">"</text:span><text:span text:style-name="OrgSrcDefault0004">#FF7F00</text:span><text:span text:style-name="OrgSrcFontLockStringFace">"</text:span>))))</text:p>
      <text:p text:style-name="OrgSrcBlock"><text:s text:c="10"/>'(web-mode-css-rule-face ((t (<text:span text:style-name="OrgSrcFontLockBuiltinFace">:foreground</text:span> <text:span text:style-name="OrgSrcFontLockStringFace">"</text:span><text:span text:style-name="OrgSrcDefault0005">#A0D8EF</text:span><text:span text:style-name="OrgSrcFontLockStringFace">"</text:span>))))</text:p>
      <text:p text:style-name="OrgSrcBlock"><text:s text:c="10"/>'(web-mode-doctype-face ((t (<text:span text:style-name="OrgSrcFontLockBuiltinFace">:foreground</text:span> <text:span text:style-name="OrgSrcFontLockStringFace">"</text:span><text:span text:style-name="OrgSrcDefault0006">#82AE46</text:span><text:span text:style-name="OrgSrcFontLockStringFace">"</text:span>))))</text:p>
      <text:p text:style-name="OrgSrcBlock"><text:s text:c="10"/>'(web-mode-html-attr-name-face ((t (<text:span text:style-name="OrgSrcFontLockBuiltinFace">:foreground</text:span> <text:span text:style-name="OrgSrcFontLockStringFace">"</text:span><text:span text:style-name="OrgSrcDefault0007">#C97586</text:span><text:span text:style-name="OrgSrcFontLockStringFace">"</text:span>))))</text:p>
      <text:p text:style-name="OrgSrcBlock"><text:s text:c="10"/>'(web-mode-html-attr-value-face ((t (<text:span text:style-name="OrgSrcFontLockBuiltinFace">:foreground</text:span> <text:span text:style-name="OrgSrcFontLockStringFace">"</text:span><text:span text:style-name="OrgSrcDefault0006">#82AE46</text:span><text:span text:style-name="OrgSrcFontLockStringFace">"</text:span>))))</text:p>
      <text:p text:style-name="OrgSrcBlock"><text:s text:c="10"/>'(web-mode-html-tag-face ((t (<text:span text:style-name="OrgSrcFontLockBuiltinFace">:foreground</text:span> <text:span text:style-name="OrgSrcFontLockStringFace">"#</text:span><text:span text:style-name="OrgSrcDefault0008">#4682ae</text:span><text:span text:style-name="OrgSrcFontLockStringFace">"</text:span> <text:span text:style-name="OrgSrcFontLockBuiltinFace">:weight</text:span> bold))))</text:p>
      <text:p text:style-name="OrgSrcBlock"><text:s text:c="10"/>'(web-mode-server-comment-face ((t (<text:span text:style-name="OrgSrcFontLockBuiltinFace">:foreground</text:span> <text:span text:style-name="OrgSrcFontLockStringFace">"</text:span><text:span text:style-name="OrgSrcDefault0003">#D9333F</text:span><text:span text:style-name="OrgSrcFontLockStringFace">"</text:span>)))))</text:p>
      <text:p text:style-name="OrgSrcBlock"><text:s text:c="9"/>(define-key web-mode-map (kbd <text:span text:style-name="OrgSrcFontLockStringFace">"&lt;tab&gt;"</text:span>) 'my:web-indent-fold)))</text:p>
      <text:p text:style-name="OrgSrcBlock"/>
      <text:p text:style-name="OrgSrcBlock"/>
      <text:p text:style-name="OrgSrcBlock"><text:s text:c="2"/><text:span text:style-name="OrgSrcFontLockCommentDelimiterFace">;; </text:span><text:span text:style-name="OrgSrcFontLockCommentFace">web-mode で開くファイルの拡張子を指定</text:span></text:p>
      <text:p text:style-name="OrgSrcBlock"><text:s text:c="2"/>(setq auto-mode-alist</text:p>
      <text:p text:style-name="OrgSrcBlock"><text:s text:c="8"/>(append '((<text:span text:style-name="OrgSrcFontLockStringFace">"\\.phtml\\'"</text:span> . web-mode)</text:p>
      <text:p text:style-name="OrgSrcBlock"><text:s text:c="18"/>(<text:span text:style-name="OrgSrcFontLockStringFace">"\\.tpl\\.php\\'"</text:span> . web-mode)</text:p>
      <text:p text:style-name="OrgSrcBlock"><text:s text:c="18"/>(<text:span text:style-name="OrgSrcFontLockStringFace">"\\.jsp\\'"</text:span> . web-mode)</text:p>
      <text:p text:style-name="OrgSrcBlock"><text:s text:c="18"/>(<text:span text:style-name="OrgSrcFontLockStringFace">"\\.as[cp]x\\'"</text:span> . web-mode)</text:p>
      <text:p text:style-name="OrgSrcBlock"><text:s text:c="18"/>(<text:span text:style-name="OrgSrcFontLockStringFace">"\\.erb\\'"</text:span> . web-mode)</text:p>
      <text:p text:style-name="OrgSrcBlock"><text:s text:c="18"/>(<text:span text:style-name="OrgSrcFontLockStringFace">"\\.mustache\\'"</text:span> . web-mode)</text:p>
      <text:p text:style-name="OrgSrcBlock"><text:s text:c="18"/>(<text:span text:style-name="OrgSrcFontLockStringFace">"\\.djhtml\\'"</text:span> . web-mode)</text:p>
      <text:p text:style-name="OrgSrcBlock"><text:s text:c="18"/>(<text:span text:style-name="OrgSrcFontLockStringFace">"\\.html?\\'"</text:span> . web-mode))</text:p>
      <text:p text:style-name="OrgSrcBlockLastLine"><text:s text:c="16"/>auto-mode-alist)))</text:p>
      <text:h text:style-name="Heading_20_2" text:outline-level="2"><text:bookmark text:name="orgheadline82"/><text:bookmark-start text:name="OrgXref.orgheadline82"/>[zencoding-mode] HTML編集の高速化 <text:bookmark-end text:name="OrgXref.orgheadline82"/></text:h>
      <text:p text:style-name="Text_20_body">zencoding でタグ打ちを効率化します。</text:p>
      <text:list xml:id="list110939604040101" text:style-name="OrgBulletedList">
        <text:list-item>
          <text:p text:style-name="P2"><text:a xlink:type="simple" xlink:href="http://www.emacswiki.org/emacs/ZenCoding" text:style-name="Internet_20_link" text:visited-style-name="Visited_20_Internet_20_Link">http://www.emacswiki.org/emacs/ZenCoding</text:a></text:p>
        </text:list-item>
      </text:list>
      <text:p text:style-name="OrgSrcBlock">(add-hook 'sgml-mode-hook 'zencoding-mode)</text:p>
      <text:p text:style-name="OrgSrcBlock">(add-hook 'html-mode-hook 'zencoding-mode)</text:p>
      <text:p text:style-name="OrgSrcBlock">(add-hook 'web-mode-hook 'zencoding-mode)</text:p>
      <text:p text:style-name="OrgSrcBlock">(eval-after-autoload-if-found</text:p>
      <text:p text:style-name="OrgSrcBlock"><text:s/>'(zencoding-mode zencoding-expand-line) <text:span text:style-name="OrgSrcFontLockStringFace">"zencoding-mode"</text:span> <text:span text:style-name="OrgSrcFontLockStringFace">"Zen-coding"</text:span> t nil</text:p>
      <text:p text:style-name="OrgSrcBlockLastLine"><text:s/>'((define-key zencoding-mode-keymap (kbd <text:span text:style-name="OrgSrcFontLockStringFace">"M-&lt;return&gt;"</text:span>) 'zencoding-expand-line)))</text:p>
      <text:h text:style-name="Heading_20_2" text:outline-level="2"><text:bookmark text:name="orgheadline83"/><text:bookmark-start text:name="OrgXref.orgheadline83"/>[emmet-mode] zencoding の後継 <text:bookmark-end text:name="OrgXref.orgheadline83"/></text:h>
      <text:p text:style-name="OrgSrcBlock">(<text:span text:style-name="OrgSrcFontLockKeywordFace">when</text:span> (eval-after-autoload-if-found</text:p>
      <text:p text:style-name="OrgSrcBlock"><text:s text:c="7"/>'(emmet-mode) <text:span text:style-name="OrgSrcFontLockStringFace">"emmet-mode"</text:span> nil t nil</text:p>
      <text:p text:style-name="OrgSrcBlock"><text:s text:c="7"/>'((setq emmet-indentation 2)</text:p>
      <text:p text:style-name="OrgSrcBlock"><text:s text:c="9"/>(setq emmet-move-cursor-between-quotes t)))</text:p>
      <text:p text:style-name="OrgSrcBlock"><text:s text:c="2"/>(push '(<text:span text:style-name="OrgSrcFontLockStringFace">"\\.xml\\'"</text:span> . nxml-mode) auto-mode-alist)</text:p>
      <text:p text:style-name="OrgSrcBlock"><text:s text:c="2"/>(push '(<text:span text:style-name="OrgSrcFontLockStringFace">"\\.rdf\\'"</text:span> . nxml-mode) auto-mode-alist)</text:p>
      <text:p text:style-name="OrgSrcBlock"><text:s text:c="2"/>(add-hook 'sgml-mode-hook 'emmet-mode)</text:p>
      <text:p text:style-name="OrgSrcBlock"><text:s text:c="2"/>(add-hook 'nxml-mode-hook 'emmet-mode)</text:p>
      <text:p text:style-name="OrgSrcBlock"><text:s text:c="2"/>(add-hook 'css-mode-hook 'emmet-mode)</text:p>
      <text:p text:style-name="OrgSrcBlock"><text:s text:c="2"/>(add-hook 'html-mode-hook 'emmet-mode)</text:p>
      <text:p text:style-name="OrgSrcBlockLastLine"><text:s text:c="2"/>(add-hook 'web-mode-hook 'emmet-mode))</text:p>
      <text:h text:style-name="Heading_20_2" text:outline-level="2"><text:bookmark text:name="orgheadline84"/><text:bookmark-start text:name="OrgXref.orgheadline84"/><text:soft-page-break/>[describe-number] 16進数などを確認 <text:bookmark-end text:name="OrgXref.orgheadline84"/></text:h>
      <text:p text:style-name="Text_20_body"><text:span text:style-name="OrgCode">describe-number.el</text:span> を使うと、16進数表示や文字コードを確認できます。</text:p>
      <text:p text:style-name="OrgSrcBlock">(eval-after-autoload-if-found</text:p>
      <text:p text:style-name="OrgSrcBlockLastLine"><text:s/>'(describe-number describe-number-at-point) <text:span text:style-name="OrgSrcFontLockStringFace">"describe-number"</text:span> nil t nil nil)</text:p>
      <text:h text:style-name="Heading_20_1" text:outline-level="1"><text:bookmark text:name="orgheadline111"/><text:bookmark-start text:name="OrgXref.orgheadline111"/>表示サポート <text:bookmark-end text:name="OrgXref.orgheadline111"/></text:h>
      <text:h text:style-name="Heading_20_2" text:outline-level="2"><text:bookmark text:name="orgheadline86"/><text:bookmark-start text:name="OrgXref.orgheadline86"/>モードラインのモード名を短くする <text:bookmark-end text:name="OrgXref.orgheadline8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 '<text:span text:style-name="OrgSrcFontLockConstantFace">mode-name-abbrev</text:span> nil 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 (<text:span text:style-name="OrgSrcFontLockKeywordFace">require</text:span> '<text:span text:style-name="OrgSrcFontLockConstantFace">diminish</text:span> nil t)</text:p>
      <text:p text:style-name="OrgSrcBlock"><text:s text:c="2"/>(<text:span text:style-name="OrgSrcFontLockKeywordFace">with-eval-after-load</text:span> <text:span text:style-name="OrgSrcFontLockStringFace">"isearch"</text:span> (diminish 'isearch-mode))</text:p>
      <text:p text:style-name="OrgSrcBlock"><text:s text:c="2"/>(<text:span text:style-name="OrgSrcFontLockKeywordFace">with-eval-after-load</text:span> <text:span text:style-name="OrgSrcFontLockStringFace">"smooth-scroll"</text:span> (diminish 'smooth-scroll-mode))</text:p>
      <text:p text:style-name="OrgSrcBlock"><text:s text:c="2"/>(<text:span text:style-name="OrgSrcFontLockKeywordFace">with-eval-after-load</text:span> <text:span text:style-name="OrgSrcFontLockStringFace">"whitespace"</text:span> (diminish 'global-whitespace-mode))</text:p>
      <text:p text:style-name="OrgSrcBlock"><text:s text:c="2"/>(<text:span text:style-name="OrgSrcFontLockKeywordFace">with-eval-after-load</text:span> <text:span text:style-name="OrgSrcFontLockStringFace">"centered-cursor-mode"</text:span></text:p>
      <text:p text:style-name="OrgSrcBlock"><text:s text:c="4"/>(diminish 'centered-cursor-mode))</text:p>
      <text:p text:style-name="OrgSrcBlock"><text:s text:c="2"/>(<text:span text:style-name="OrgSrcFontLockKeywordFace">with-eval-after-load</text:span> <text:span text:style-name="OrgSrcFontLockStringFace">"volatile-highlights"</text:span></text:p>
      <text:p text:style-name="OrgSrcBlock"><text:s text:c="4"/>(diminish 'volatile-highlights-mode))</text:p>
      <text:p text:style-name="OrgSrcBlock"><text:s text:c="2"/>(<text:span text:style-name="OrgSrcFontLockKeywordFace">with-eval-after-load</text:span> <text:span text:style-name="OrgSrcFontLockStringFace">"aggressive-indent"</text:span></text:p>
      <text:p text:style-name="OrgSrcBlock"><text:s text:c="4"/>(diminish 'aggressive-indent-mode <text:span text:style-name="OrgSrcFontLockStringFace">" Ai"</text:span>))</text:p>
      <text:p text:style-name="OrgSrcBlock"><text:s text:c="2"/>(<text:span text:style-name="OrgSrcFontLockKeywordFace">with-eval-after-load</text:span> <text:span text:style-name="OrgSrcFontLockStringFace">"emmet-mode"</text:span> (diminish 'emmet-mode <text:span text:style-name="OrgSrcFontLockStringFace">" e"</text:span>))</text:p>
      <text:p text:style-name="OrgSrcBlock"><text:s text:c="2"/>(<text:span text:style-name="OrgSrcFontLockKeywordFace">with-eval-after-load</text:span> <text:span text:style-name="OrgSrcFontLockStringFace">"abbrev"</text:span> (diminish 'abbrev-mode <text:span text:style-name="OrgSrcFontLockStringFace">" a"</text:span>))</text:p>
      <text:p text:style-name="OrgSrcBlock"><text:s text:c="2"/>(<text:span text:style-name="OrgSrcFontLockKeywordFace">with-eval-after-load</text:span> <text:span text:style-name="OrgSrcFontLockStringFace">"yasnippet"</text:span> (diminish 'yas-minor-mode <text:span text:style-name="OrgSrcFontLockStringFace">" y"</text:span>))</text:p>
      <text:p text:style-name="OrgSrcBlock"><text:s text:c="2"/>(<text:span text:style-name="OrgSrcFontLockKeywordFace">with-eval-after-load</text:span> <text:span text:style-name="OrgSrcFontLockStringFace">"doxymacs"</text:span> (diminish 'doxymacs-mode <text:span text:style-name="OrgSrcFontLockStringFace">" d"</text:span>))</text:p>
      <text:p text:style-name="OrgSrcBlock"><text:s text:c="2"/>(<text:span text:style-name="OrgSrcFontLockKeywordFace">with-eval-after-load</text:span> <text:span text:style-name="OrgSrcFontLockStringFace">"rainbow-mode"</text:span> (diminish 'rainbow-mode))</text:p>
      <text:p text:style-name="OrgSrcBlock"><text:span text:style-name="OrgSrcFontLockCommentDelimiterFace">;;; <text:s/></text:span><text:span text:style-name="OrgSrcFontLockCommentFace">(with-eval-after-load "helm" (diminish 'helm-mode " H"))</text:span></text:p>
      <text:p text:style-name="OrgSrcBlockLastLine"><text:s text:c="2"/>)</text:p>
      <text:p text:style-name="Text_20_body">メジャーモードは、単純に各モードの <text:span text:style-name="OrgCode">hook</text:span> で対処します。</text:p>
      <text:p text:style-name="OrgSrcBlock">(add-hook 'c-mode-hook '(<text:span text:style-name="OrgSrcFontLockKeywordFace">lambda</text:span> () (setq mode-name <text:span text:style-name="OrgSrcFontLockStringFace">"C"</text:span>)))</text:p>
      <text:p text:style-name="OrgSrcBlock">(add-hook 'js2-mode-hook '(<text:span text:style-name="OrgSrcFontLockKeywordFace">lambda</text:span> () (setq mode-name <text:span text:style-name="OrgSrcFontLockStringFace">"JS"</text:span>)))</text:p>
      <text:p text:style-name="OrgSrcBlock">(add-hook 'c++-mode-hook '(<text:span text:style-name="OrgSrcFontLockKeywordFace">lambda</text:span> () (setq mode-name <text:span text:style-name="OrgSrcFontLockStringFace">"C++"</text:span>)))</text:p>
      <text:p text:style-name="OrgSrcBlock">(add-hook 'csharp-mode-hook '(<text:span text:style-name="OrgSrcFontLockKeywordFace">lambda</text:span> () (setq mode-name <text:span text:style-name="OrgSrcFontLockStringFace">"C#"</text:span>)))</text:p>
      <text:p text:style-name="OrgSrcBlock">(add-hook 'prog-mode-hook '(<text:span text:style-name="OrgSrcFontLockKeywordFace">lambda</text:span> () (setq mode-name <text:span text:style-name="OrgSrcFontLockStringFace">"S"</text:span>)))</text:p>
      <text:p text:style-name="OrgSrcBlock">(add-hook 'emacs-lisp-mode-hook '(<text:span text:style-name="OrgSrcFontLockKeywordFace">lambda</text:span> () (setq mode-name <text:span text:style-name="OrgSrcFontLockStringFace">"el"</text:span>)))</text:p>
      <text:p text:style-name="OrgSrcBlock">(add-hook 'python-mode-hook '(<text:span text:style-name="OrgSrcFontLockKeywordFace">lambda</text:span> () (setq mode-name <text:span text:style-name="OrgSrcFontLockStringFace">"py"</text:span>)))</text:p>
      <text:p text:style-name="OrgSrcBlock">(add-hook 'perl-mode-hook '(<text:span text:style-name="OrgSrcFontLockKeywordFace">lambda</text:span> () (setq mode-name <text:span text:style-name="OrgSrcFontLockStringFace">"pl"</text:span>)))</text:p>
      <text:p text:style-name="OrgSrcBlock">(add-hook 'web-mode-hook '(<text:span text:style-name="OrgSrcFontLockKeywordFace">lambda</text:span> () (setq mode-name <text:span text:style-name="OrgSrcFontLockStringFace">"W"</text:span>)))</text:p>
      <text:p text:style-name="OrgSrcBlockLastLine">(add-hook 'lisp-interaction-mode-hook '(<text:span text:style-name="OrgSrcFontLockKeywordFace">lambda</text:span> () (setq mode-name <text:span text:style-name="OrgSrcFontLockStringFace">"Lisp"</text:span>)))</text:p>
      <text:h text:style-name="Heading_20_2" text:outline-level="2"><text:bookmark text:name="orgheadline87"/><text:bookmark-start text:name="OrgXref.orgheadline87"/>モードラインのNarrowを短くする <text:bookmark-end text:name="OrgXref.orgheadline87"/></text:h>
      <text:p text:style-name="Text_20_body">標準では「Narrow」と表示されますが、「N」に短縮します。</text:p>
      <text:p text:style-name="OrgSrcBlock"><text:soft-page-break/>(<text:span text:style-name="OrgSrcFontLockKeywordFace">defvar</text:span> <text:span text:style-name="OrgSrcFontLockVariableNameFace">my:narrow-display</text:span> <text:span text:style-name="OrgSrcFontLockStringFace">" N"</text:span>)</text:p>
      <text:p text:style-name="OrgSrcBlock">(setq mode-line-modes</text:p>
      <text:p text:style-name="OrgSrcBlock"><text:s text:c="6"/>(mapcar (<text:span text:style-name="OrgSrcFontLockKeywordFace">lambda</text:span> (entry)</text:p>
      <text:p text:style-name="OrgSrcBlock"><text:s text:c="16"/>(<text:span text:style-name="OrgSrcFontLockKeywordFace">if</text:span> (and (stringp entry)</text:p>
      <text:p text:style-name="OrgSrcBlock"><text:s text:c="25"/>(string= entry <text:span text:style-name="OrgSrcFontLockStringFace">"%n"</text:span>))</text:p>
      <text:p text:style-name="OrgSrcBlock"><text:s text:c="20"/>'(<text:span text:style-name="OrgSrcFontLockBuiltinFace">:eval</text:span> (<text:span text:style-name="OrgSrcFontLockKeywordFace">if</text:span> (and (= 1 (point-min))</text:p>
      <text:p text:style-name="OrgSrcBlock"><text:s text:c="37"/>(= (1+ (buffer-size)) (point-max))) <text:span text:style-name="OrgSrcFontLockStringFace">""</text:span></text:p>
      <text:p text:style-name="OrgSrcBlock"><text:s text:c="30"/>my:narrow-display)) entry))</text:p>
      <text:p text:style-name="OrgSrcBlockLastLine"><text:s text:c="14"/>mode-line-modes))</text:p>
      <text:h text:style-name="Heading_20_2" text:outline-level="2"><text:bookmark text:name="orgheadline88"/><text:bookmark-start text:name="OrgXref.orgheadline88"/>モードラインの節約（VC-mode編） <text:bookmark-end text:name="OrgXref.orgheadline88"/></text:h>
      <text:p text:style-name="Text_20_body">定形で表示されている <text:span text:style-name="OrgCode">Git</text:span> を消します。</text:p>
      <text:p text:style-name="OrgSrcBlock">(<text:span text:style-name="OrgSrcFontLockKeywordFace">with-eval-after-load</text:span> <text:span text:style-name="OrgSrcFontLockStringFace">"vc-hooks"</text:span></text:p>
      <text:p text:style-name="OrgSrcBlock"><text:s text:c="2"/>(setcdr (assq 'vc-mode mode-line-format)</text:p>
      <text:p text:style-name="OrgSrcBlockLastLine"><text:s text:c="10"/>'((<text:span text:style-name="OrgSrcFontLockBuiltinFace">:eval</text:span> (replace-regexp-in-string <text:span text:style-name="OrgSrcFontLockStringFace">"^ Git"</text:span> <text:span text:style-name="OrgSrcFontLockStringFace">" "</text:span> vc-mode)))))</text:p>
      <text:h text:style-name="Heading_20_2" text:outline-level="2"><text:bookmark text:name="orgheadline90"/><text:bookmark-start text:name="OrgXref.orgheadline90"/>モードラインの色をカスタマイズする <text:bookmark-end text:name="OrgXref.orgheadline90"/></text:h>
      <text:p text:style-name="OrgSrcBlock">(set-face-attribute 'mode-line nil <text:span text:style-name="OrgSrcFontLockBuiltinFace">:overline</text:span> <text:span text:style-name="OrgSrcFontLockStringFace">"</text:span><text:span text:style-name="OrgSrcDefault0009">#203e6f</text:span><text:span text:style-name="OrgSrcFontLockStringFace">"</text:span> <text:span text:style-name="OrgSrcFontLockBuiltinFace">:box</text:span> nil)</text:p>
      <text:p text:style-name="OrgSrcBlock">(set-face-foreground 'mode-line <text:span text:style-name="OrgSrcFontLockStringFace">"</text:span><text:span text:style-name="OrgSrcDefault0009">#203e6f</text:span><text:span text:style-name="OrgSrcFontLockStringFace">"</text:span>)</text:p>
      <text:p text:style-name="OrgSrcBlock">(set-face-background 'mode-line <text:span text:style-name="OrgSrcFontLockStringFace">"</text:span><text:span text:style-name="OrgSrcDefault0010">#b2cefb</text:span><text:span text:style-name="OrgSrcFontLockStringFace">"</text:span>)</text:p>
      <text:p text:style-name="OrgSrcBlock">(set-face-attribute 'mode-line-inactive nil <text:span text:style-name="OrgSrcFontLockBuiltinFace">:overline</text:span> <text:span text:style-name="OrgSrcFontLockStringFace">"</text:span><text:span text:style-name="OrgSrcDefault0011">#94bbf9</text:span><text:span text:style-name="OrgSrcFontLockStringFace">"</text:span> <text:span text:style-name="OrgSrcFontLockBuiltinFace">:box</text:span> nil)</text:p>
      <text:p text:style-name="OrgSrcBlock">(set-face-foreground 'mode-line-inactive <text:s/><text:span text:style-name="OrgSrcFontLockStringFace">"</text:span><text:span text:style-name="OrgSrcDefault0011">#94bbf9</text:span><text:span text:style-name="OrgSrcFontLockStringFace">"</text:span>)</text:p>
      <text:p text:style-name="OrgSrcBlockLastLine">(set-face-background 'mode-line-inactive <text:span text:style-name="OrgSrcFontLockStringFace">"</text:span><text:span text:style-name="OrgSrcDefault0012">#d8e6fd</text:span><text:span text:style-name="OrgSrcFontLockStringFace">"</text:span>)</text:p>
      <text:h text:style-name="Heading_20_3" text:outline-level="3"><text:bookmark text:name="orgheadline89"/><text:bookmark-start text:name="OrgXref.orgheadline89"/>色セット例 <text:bookmark-end text:name="OrgXref.orgheadline89"/></text:h>
      <text:list xml:id="list110939604283558" text:style-name="OrgBulletedList">
        <text:list-item>
          <text:p text:style-name="P2">青／白</text:p>
        </text:list-item>
      </text:list>
      <text:section text:style-name="Sect2" text:name="Section4">
        <table:table table:name="Table4" table:style-name="Table4">
          <table:table-column table:style-name="Table4.A" table:number-columns-repeated="4"/>
          <table:table-row>
            <table:table-cell table:style-name="Table4.A1" office:value-type="string">
              <text:p text:style-name="OrgTableContentsLeft"/>
            </table:table-cell>
            <table:table-cell table:style-name="Table4.A1" office:value-type="string">
              <text:p text:style-name="OrgTableContentsLeft">background</text:p>
            </table:table-cell>
            <table:table-cell table:style-name="Table4.A1" office:value-type="string">
              <text:p text:style-name="OrgTableContentsLeft">foreground</text:p>
            </table:table-cell>
            <table:table-cell table:style-name="Table4.A1" office:value-type="string">
              <text:p text:style-name="OrgTableContentsLeft">overline</text:p>
            </table:table-cell>
          </table:table-row>
          <table:table-row>
            <table:table-cell table:style-name="Table4.A2" office:value-type="string">
              <text:p text:style-name="OrgTableContentsLeft">active</text:p>
            </table:table-cell>
            <table:table-cell table:style-name="Table4.A2" office:value-type="string">
              <text:p text:style-name="OrgTableContentsLeft">558BE2</text:p>
            </table:table-cell>
            <table:table-cell table:style-name="Table4.A2" office:value-type="string">
              <text:p text:style-name="OrgTableContentsLeft">FFFFFF</text:p>
            </table:table-cell>
            <table:table-cell table:style-name="Table4.A2" office:value-type="string">
              <text:p text:style-name="OrgTableContentsLeft">566f99</text:p>
            </table:table-cell>
          </table:table-row>
          <table:table-row>
            <table:table-cell table:style-name="Table4.D3" office:value-type="string">
              <text:p text:style-name="OrgTableContentsLeft">inactive</text:p>
            </table:table-cell>
            <table:table-cell table:style-name="Table4.D3" office:value-type="string">
              <text:p text:style-name="OrgTableContentsLeft">94bbf9</text:p>
            </table:table-cell>
            <table:table-cell table:style-name="Table4.D3" office:value-type="string">
              <text:p text:style-name="OrgTableContentsLeft">EFEFEF</text:p>
            </table:table-cell>
            <table:table-cell table:style-name="Table4.D3" office:value-type="string">
              <text:p text:style-name="OrgTableContentsLeft">a4bfea</text:p>
            </table:table-cell>
          </table:table-row>
        </table:table>
      </text:section>
      <text:list xml:id="list110938597292786" text:style-name="OrgBulletedList">
        <text:list-item>
          <text:p text:style-name="P2">青</text:p>
        </text:list-item>
      </text:list>
      <text:section text:style-name="Sect2" text:name="Section5">
        <table:table table:name="Table5" table:style-name="Table5">
          <table:table-column table:style-name="Table5.A" table:number-columns-repeated="4"/>
          <table:table-row>
            <table:table-cell table:style-name="Table5.A1" office:value-type="string">
              <text:p text:style-name="OrgTableContentsLeft"/>
            </table:table-cell>
            <table:table-cell table:style-name="Table5.A1" office:value-type="string">
              <text:p text:style-name="OrgTableContentsLeft">background</text:p>
            </table:table-cell>
            <table:table-cell table:style-name="Table5.A1" office:value-type="string">
              <text:p text:style-name="OrgTableContentsLeft">foreground</text:p>
            </table:table-cell>
            <table:table-cell table:style-name="Table5.A1" office:value-type="string">
              <text:p text:style-name="OrgTableContentsLeft">overline</text:p>
            </table:table-cell>
          </table:table-row>
          <table:table-row>
            <table:table-cell table:style-name="Table5.A2" office:value-type="string">
              <text:p text:style-name="OrgTableContentsLeft">active</text:p>
            </table:table-cell>
            <table:table-cell table:style-name="Table5.A2" office:value-type="string">
              <text:p text:style-name="OrgTableContentsLeft">b2cefb</text:p>
            </table:table-cell>
            <table:table-cell table:style-name="Table5.A2" office:value-type="string">
              <text:p text:style-name="OrgTableContentsLeft">203e6f</text:p>
            </table:table-cell>
            <table:table-cell table:style-name="Table5.A2" office:value-type="string">
              <text:p text:style-name="OrgTableContentsLeft">203e6f</text:p>
            </table:table-cell>
          </table:table-row>
          <table:table-row>
            <table:table-cell table:style-name="Table5.D3" office:value-type="string">
              <text:p text:style-name="OrgTableContentsLeft">inactive</text:p>
            </table:table-cell>
            <table:table-cell table:style-name="Table5.D3" office:value-type="string">
              <text:p text:style-name="OrgTableContentsLeft">94bbf9</text:p>
            </table:table-cell>
            <table:table-cell table:style-name="Table5.D3" office:value-type="string">
              <text:p text:style-name="OrgTableContentsLeft">94bbf9</text:p>
            </table:table-cell>
            <table:table-cell table:style-name="Table5.D3" office:value-type="string">
              <text:p text:style-name="OrgTableContentsLeft">94bbf9</text:p>
            </table:table-cell>
          </table:table-row>
        </table:table>
      </text:section>
      <text:list xml:id="list110938832294551" text:style-name="OrgBulletedList">
        <text:list-item>
          <text:p text:style-name="P2">緑</text:p>
        </text:list-item>
      </text:list>
      <text:section text:style-name="Sect2" text:name="Section6">
        <table:table table:name="Table6" table:style-name="Table6">
          <table:table-column table:style-name="Table6.A" table:number-columns-repeated="4"/>
          <table:table-row>
            <table:table-cell table:style-name="Table6.A1" office:value-type="string">
              <text:p text:style-name="OrgTableContentsLeft"/>
            </table:table-cell>
            <table:table-cell table:style-name="Table6.A1" office:value-type="string">
              <text:p text:style-name="OrgTableContentsLeft">background</text:p>
            </table:table-cell>
            <table:table-cell table:style-name="Table6.A1" office:value-type="string">
              <text:p text:style-name="OrgTableContentsLeft">foreground</text:p>
            </table:table-cell>
            <table:table-cell table:style-name="Table6.A1" office:value-type="string">
              <text:p text:style-name="OrgTableContentsLeft">overline</text:p>
            </table:table-cell>
          </table:table-row>
          <table:table-row>
            <table:table-cell table:style-name="Table6.A2" office:value-type="string">
              <text:p text:style-name="OrgTableContentsLeft">active</text:p>
            </table:table-cell>
            <table:table-cell table:style-name="Table6.A2" office:value-type="string">
              <text:p text:style-name="OrgTableContentsLeft">b1fbd6</text:p>
            </table:table-cell>
            <table:table-cell table:style-name="Table6.A2" office:value-type="string">
              <text:p text:style-name="OrgTableContentsLeft">206f47</text:p>
            </table:table-cell>
            <table:table-cell table:style-name="Table6.A2" office:value-type="string">
              <text:p text:style-name="OrgTableContentsLeft">206f47</text:p>
            </table:table-cell>
          </table:table-row>
          <table:table-row>
            <table:table-cell table:style-name="Table6.D3" office:value-type="string">
              <text:p text:style-name="OrgTableContentsLeft">inactive</text:p>
            </table:table-cell>
            <table:table-cell table:style-name="Table6.D3" office:value-type="string">
              <text:p text:style-name="OrgTableContentsLeft">95f9c7</text:p>
            </table:table-cell>
            <table:table-cell table:style-name="Table6.D3" office:value-type="string">
              <text:p text:style-name="OrgTableContentsLeft">95f9c7</text:p>
            </table:table-cell>
            <table:table-cell table:style-name="Table6.D3" office:value-type="string">
              <text:p text:style-name="OrgTableContentsLeft">95f9c7</text:p>
            </table:table-cell>
          </table:table-row>
        </table:table>
      </text:section>
      <text:h text:style-name="Heading_20_2" text:outline-level="2"><text:bookmark text:name="orgheadline91"/><text:bookmark-start text:name="OrgXref.orgheadline91"/><text:soft-page-break/>visible-bell のカスタマイズ <text:bookmark-end text:name="OrgXref.orgheadline91"/></text:h>
      <text:p text:style-name="Text_20_body"><text:a xlink:type="simple" xlink:href="http://www.emacswiki.org/emacs/MilesBader" text:style-name="Internet_20_link" text:visited-style-name="Visited_20_Internet_20_Link">http://www.emacswiki.org/emacs/MilesBader</text:a> を参考にカスタマイズしていました。現在は後継パッケージ（<text:a xlink:type="simple" xlink:href="http://www.emacswiki.org/emacs/echo-bell.el）があり、MELPAから取れます" text:style-name="Internet_20_link" text:visited-style-name="Visited_20_Internet_20_Link">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echo-area-bell) <text:span text:style-name="OrgSrcFontLockStringFace">"echo-area-bell"</text:span> nil t nil</text:p>
      <text:p text:style-name="OrgSrcBlock"><text:s/>'((setq visible-bell t)</text:p>
      <text:p text:style-name="OrgSrcBlockLastLine"><text:s text:c="3"/>(setq ring-bell-function 'echo-area-bell)))</text:p>
      <text:p text:style-name="OrgSrcBlock"><text:span text:style-name="OrgSrcFontLockCommentDelimiterFace">;; </text:span><text:span text:style-name="OrgSrcFontLockCommentFace">パッケージ（echo-bell）の場合</text:span></text:p>
      <text:p text:style-name="OrgSrcBlock">(<text:span text:style-name="OrgSrcFontLockKeywordFace">when</text:span> (<text:span text:style-name="OrgSrcFontLockKeywordFace">require</text:span> '<text:span text:style-name="OrgSrcFontLockConstantFace">echo-bell</text:span> nil t)</text:p>
      <text:p text:style-name="OrgSrcBlock"><text:s text:c="2"/>(echo-bell-mode 1)</text:p>
      <text:p text:style-name="OrgSrcBlock"><text:s text:c="2"/>(setq echo-bell-string <text:span text:style-name="OrgSrcFontLockStringFace">""</text:span>)</text:p>
      <text:p text:style-name="OrgSrcBlock"><text:s text:c="2"/>(setq echo-bell-background <text:span text:style-name="OrgSrcFontLockStringFace">"</text:span><text:span text:style-name="OrgSrcDefault0013">#FF7D7D</text:span><text:span text:style-name="OrgSrcFontLockStringFace">"</text:span>)</text:p>
      <text:p text:style-name="OrgSrcBlockLastLine"><text:s text:c="2"/>(setq echo-bell-delay 0.1))</text:p>
      <text:h text:style-name="Heading_20_2" text:outline-level="2"><text:bookmark text:name="orgheadline92"/><text:bookmark-start text:name="OrgXref.orgheadline92"/>常に <text:span text:style-name="Bold">scratch</text:span> を表示して起動する <text:bookmark-end text:name="OrgXref.orgheadline92"/></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 </text:span><text:span text:style-name="OrgSrcFontLockCommentFace">Start Emacs with scratch buffer even though it call session.el/desktop.el</text:span></text:p>
      <text:p text:style-name="OrgSrcBlockLastLine">(add-hook 'emacs-startup-hook '(<text:span text:style-name="OrgSrcFontLockKeywordFace">lambda</text:span> () (switch-to-buffer <text:span text:style-name="OrgSrcFontLockStringFace">"*scratch*"</text:span>)))</text:p>
      <text:p text:style-name="Text_20_body">もしくは、以下でもOKかも。</text:p>
      <text:p text:style-name="OrgSrcBlockLastLine">(setq initial-buffer-choice t)</text:p>
      <text:p text:style-name="Text_20_body">さらに、使われるメジャーモードと表示する文字列も制御できます。</text:p>
      <text:p text:style-name="OrgSrcBlock">(setq initial-major-mode 'text-mode)</text:p>
      <text:p text:style-name="OrgSrcBlock">(setq initial-scratch-message</text:p>
      <text:p text:style-name="OrgSrcBlock"><text:s text:c="6"/>(concat <text:span text:style-name="OrgSrcFontLockStringFace">" <text:s text:c="61"/>"</text:span></text:p>
      <text:p text:style-name="OrgSrcBlock"><text:s text:c="14"/>(format-time-string <text:span text:style-name="OrgSrcFontLockStringFace">"%Y-%m-%d (%a.)"</text:span>) <text:span text:style-name="OrgSrcFontLockStringFace">"\n"</text:span></text:p>
      <text:p text:style-name="OrgSrcBlock"><text:s text:c="14"/><text:span text:style-name="OrgSrcFontLockStringFace">"-----------------------------------------------------"</text:span></text:p>
      <text:p text:style-name="OrgSrcBlockLastLine"><text:s text:c="14"/><text:span text:style-name="OrgSrcFontLockStringFace">"--------------------------\n"</text:span>))</text:p>
      <text:p text:style-name="OrgSrcBlock">(<text:span text:style-name="OrgSrcFontLockKeywordFace">require</text:span> '<text:span text:style-name="OrgSrcFontLockConstantFace">buffer</text:span> nil t)</text:p>
      <text:p text:style-name="OrgSrcBlock">(global-set-key (kbd <text:span text:style-name="OrgSrcFontLockStringFace">"C-M-s"</text:span>)</text:p>
      <text:p text:style-name="OrgSrcBlock"><text:s text:c="16"/>'(<text:span text:style-name="OrgSrcFontLockKeywordFace">lambda</text:span> () (interactive) (switch-to-buffer <text:span text:style-name="OrgSrcFontLockStringFace">"*scratch*"</text:span>)))</text:p>
      <text:p text:style-name="OrgSrcBlock">(setq initial-scratch-message nil)</text:p>
      <text:p text:style-name="OrgSrcBlock">(setq initial-major-mode 'buffer-mode)</text:p>
      <text:p text:style-name="OrgSrcBlock">(set-face-attribute 'header-line nil <text:span text:style-name="OrgSrcFontLockBuiltinFace">:overline</text:span> nil <text:span text:style-name="OrgSrcFontLockBuiltinFace">:underline</text:span> <text:span text:style-name="OrgSrcFontLockStringFace">"</text:span><text:span text:style-name="OrgSrcDefault0009">#203e6f</text:span><text:span text:style-name="OrgSrcFontLockStringFace">"</text:span>)</text:p>
      <text:p text:style-name="OrgSrcBlock">(set-face-foreground 'header-line <text:span text:style-name="OrgSrcFontLockStringFace">"</text:span><text:span text:style-name="OrgSrcDefault0009">#203e6f</text:span><text:span text:style-name="OrgSrcFontLockStringFace">"</text:span>)</text:p>
      <text:p text:style-name="OrgSrcBlock">(set-face-background 'header-line <text:span text:style-name="OrgSrcFontLockStringFace">"</text:span><text:span text:style-name="OrgSrcDefault0012">#d8e6fd</text:span><text:span text:style-name="OrgSrcFontLockStringFace">"</text:span>)</text:p>
      <text:p text:style-name="OrgSrcBlock">(<text:span text:style-name="OrgSrcFontLockKeywordFace">defvar</text:span> <text:span text:style-name="OrgSrcFontLockVariableNameFace">my:header-clock</text:span> </text:p>
      <text:p text:style-name="OrgSrcBlock"><text:s text:c="2"/>(setq header-line-format</text:p>
      <text:p text:style-name="OrgSrcBlock"><text:s text:c="8"/>(concat</text:p>
      <text:p text:style-name="OrgSrcBlock"><text:s text:c="9"/><text:span text:style-name="OrgSrcFontLockStringFace">" <text:s/>Buffers <text:s text:c="54"/>"</text:span></text:p>
      <text:p text:style-name="OrgSrcBlockLastLine"><text:s text:c="9"/>(format-time-string <text:span text:style-name="OrgSrcFontLockStringFace">"%Y-%m-%d (%a.)"</text:span>))))</text:p>
      <text:h text:style-name="Heading_20_2" text:outline-level="2"><text:bookmark text:name="orgheadline93"/><text:bookmark-start text:name="OrgXref.orgheadline93"/>バッテリー情報をモードラインに表示する <text:bookmark-end text:name="OrgXref.orgheadline93"/></text:h>
      <text:p text:style-name="OrgSrcBlock"><text:span text:style-name="OrgSrcFontLockCommentDelimiterFace">;; </text:span><text:span text:style-name="OrgSrcFontLockCommentFace">Show battery information on the mode line.</text:span></text:p>
      <text:p text:style-name="OrgSrcBlockLastLine"><text:soft-page-break/>(display-battery-mode t)</text:p>
      <text:h text:style-name="Heading_20_2" text:outline-level="2"><text:bookmark text:name="orgheadline94"/><text:bookmark-start text:name="OrgXref.orgheadline94"/>スクロールバーを非表示にする <text:bookmark-end text:name="OrgXref.orgheadline94"/></text:h>
      <text:p text:style-name="Text_20_body">スクロールバーを非表示にするには、nil を指定します。<text:line-break/>右側に表示したい場合は、'right とします。</text:p>
      <text:p text:style-name="OrgSrcBlock"><text:span text:style-name="OrgSrcFontLockCommentDelimiterFace">;; </text:span><text:span text:style-name="OrgSrcFontLockCommentFace">Show scroll bar or not</text:span></text:p>
      <text:p text:style-name="OrgSrcBlockLastLine">(set-scroll-bar-mode nil) <text:span text:style-name="OrgSrcFontLockCommentDelimiterFace">; </text:span><text:span text:style-name="OrgSrcFontLockCommentFace">'right</text:span></text:p>
      <text:h text:style-name="Heading_20_2" text:outline-level="2"><text:bookmark text:name="orgheadline95"/><text:bookmark-start text:name="OrgXref.orgheadline95"/>ツールバーを非表示にする <text:bookmark-end text:name="OrgXref.orgheadline95"/></text:h>
      <text:p text:style-name="Text_20_body">ツールバーは使わないので非表示にします。</text:p>
      <text:p text:style-name="OrgSrcBlock"><text:span text:style-name="OrgSrcFontLockCommentDelimiterFace">;; </text:span><text:span text:style-name="OrgSrcFontLockCommentFace">Disable to show the tool bar.</text:span></text:p>
      <text:p text:style-name="OrgSrcBlockLastLine">(tool-bar-mode 0)</text:p>
      <text:h text:style-name="Heading_20_2" text:outline-level="2"><text:bookmark text:name="orgheadline96"/><text:bookmark-start text:name="OrgXref.orgheadline96"/>起動時のスプラッシュ画面を表示しない <text:bookmark-end text:name="OrgXref.orgheadline96"/></text:h>
      <text:p text:style-name="OrgSrcBlock"><text:span text:style-name="OrgSrcFontLockCommentDelimiterFace">;; </text:span><text:span text:style-name="OrgSrcFontLockCommentFace">Disable to show the splash window at startup</text:span></text:p>
      <text:p text:style-name="OrgSrcBlockLastLine">(setq inhibit-startup-screen t)</text:p>
      <text:h text:style-name="Heading_20_2" text:outline-level="2"><text:bookmark text:name="orgheadline97"/><text:bookmark-start text:name="OrgXref.orgheadline97"/>カーソル行の行数をモードラインに表示する <text:bookmark-end text:name="OrgXref.orgheadline97"/></text:h>
      <text:p text:style-name="OrgSrcBlock"><text:span text:style-name="OrgSrcFontLockCommentDelimiterFace">;; </text:span><text:span text:style-name="OrgSrcFontLockCommentFace">Show line number in the mode line.</text:span></text:p>
      <text:p text:style-name="OrgSrcBlockLastLine">(line-number-mode t)</text:p>
      <text:h text:style-name="Heading_20_2" text:outline-level="2"><text:bookmark text:name="orgheadline98"/><text:bookmark-start text:name="OrgXref.orgheadline98"/>カーソル行の関数名をモードラインに表示する <text:bookmark-end text:name="OrgXref.orgheadline98"/></text:h>
      <text:list xml:id="list110939206154140" text:style-name="OrgBulletedList">
        <text:list-item>
          <text:p text:style-name="P2">emacs24.3 で重く感じるので外している。</text:p>
        </text:list-item>
      </text:list>
      <text:p text:style-name="OrgSrcBlock"><text:span text:style-name="OrgSrcFontLockCommentDelimiterFace">;; </text:span><text:span text:style-name="OrgSrcFontLockCommentFace">Show function name in the mode line.</text:span></text:p>
      <text:p text:style-name="OrgSrcBlockLastLine">(which-function-mode t)</text:p>
      <text:h text:style-name="Heading_20_2" text:outline-level="2"><text:bookmark text:name="orgheadline99"/><text:bookmark-start text:name="OrgXref.orgheadline99"/>時刻をモードラインに表示する <text:bookmark-end text:name="OrgXref.orgheadline99"/></text:h>
      <text:p text:style-name="OrgSrcBlock"><text:span text:style-name="OrgSrcFontLockCommentDelimiterFace">;; </text:span><text:span text:style-name="OrgSrcFontLockCommentFace">Show clock in in the mode line</text:span></text:p>
      <text:p text:style-name="OrgSrcBlock">(setq display-time-format <text:span text:style-name="OrgSrcFontLockStringFace">"%H:%M"</text:span>)</text:p>
      <text:p text:style-name="OrgSrcBlock">(setq display-time-default-load-average nil)</text:p>
      <text:p text:style-name="OrgSrcBlockLastLine">(display-time-mode t)</text:p>
      <text:h text:style-name="Heading_20_2" text:outline-level="2"><text:bookmark text:name="orgheadline100"/><text:bookmark-start text:name="OrgXref.orgheadline100"/>対応するカッコをハイライトする <text:bookmark-end text:name="OrgXref.orgheadline100"/></text:h>
      <text:p text:style-name="Text_20_body">Built-in の paren.el が利用できる。拡張版として <text:a xlink:type="simple" xlink:href="http://www.emacswiki.org/emacs/mic-paren.el" text:style-name="Internet_20_link" text:visited-style-name="Visited_20_Internet_20_Link">mic-paren.el</text:a> があり、現在はこれを利用している。</text:p>
      <text:p text:style-name="OrgSrcBlock">(<text:span text:style-name="OrgSrcFontLockKeywordFace">when</text:span> (eval-after-autoload-if-found</text:p>
      <text:p text:style-name="OrgSrcBlock"><text:s text:c="7"/>'(paren-activate) <text:span text:style-name="OrgSrcFontLockStringFace">"mic-paren"</text:span> nil t nil</text:p>
      <text:p text:style-name="OrgSrcBlock"><text:s text:c="7"/>'((setq paren-sexp-mode nil)</text:p>
      <text:p text:style-name="OrgSrcBlock"><text:s text:c="9"/>(set-face-foreground 'paren-face-match <text:span text:style-name="OrgSrcFontLockStringFace">"</text:span><text:span text:style-name="OrgSrcDefault0001">#FFFFFF</text:span><text:span text:style-name="OrgSrcFontLockStringFace">"</text:span>)</text:p>
      <text:p text:style-name="OrgSrcBlock"><text:s text:c="9"/><text:span text:style-name="OrgSrcFontLockCommentDelimiterFace">;; </text:span><text:span text:style-name="OrgSrcFontLockCommentFace">Deep </text:span><text:span text:style-name="OrgSrcDefault0014">blue</text:span><text:span text:style-name="OrgSrcFontLockCommentFace">: </text:span><text:span text:style-name="OrgSrcDefault0015">#6666CC</text:span><text:span text:style-name="OrgSrcFontLockCommentFace">, </text:span><text:span text:style-name="OrgSrcDefault0016">orange</text:span><text:span text:style-name="OrgSrcFontLockCommentFace">: </text:span><text:span text:style-name="OrgSrcDefault0017">#FFCC66</text:span></text:p>
      <text:p text:style-name="OrgSrcBlock"><text:s text:c="9"/>(set-face-background 'paren-face-match <text:span text:style-name="OrgSrcFontLockStringFace">"66CC66"</text:span>)))</text:p>
      <text:p text:style-name="OrgSrcBlock"/>
      <text:p text:style-name="OrgSrcBlockLastLine"><text:s text:c="2"/>(paren-activate))</text:p>
      <text:p text:style-name="Text_20_body"><text:soft-page-break/>paren.el の場合は以下の設定。</text:p>
      <text:p text:style-name="OrgSrcBlock">(setq show-paren-delay 0)</text:p>
      <text:p text:style-name="OrgSrcBlock">(show-paren-mode t)</text:p>
      <text:p text:style-name="OrgSrcBlock"><text:span text:style-name="OrgSrcFontLockCommentDelimiterFace">;; </text:span><text:span text:style-name="OrgSrcFontLockCommentFace">(setq show-paren-style 'expression) ; カッコ内も強調</text:span></text:p>
      <text:p text:style-name="OrgSrcBlock"><text:s text:c="40"/><text:span text:style-name="OrgSrcFontLockCommentDelimiterFace">;</text:span><text:span text:style-name="OrgSrcFontLockCommentFace">(set-face-background 'show-paren-match-face "</text:span><text:span text:style-name="OrgSrcDefault0018">#5DA4ff</text:span><text:span text:style-name="OrgSrcFontLockCommentFace">") ; カーソルより濃い青</text:span></text:p>
      <text:p text:style-name="OrgSrcBlock">(set-face-background 'show-paren-match-face <text:span text:style-name="OrgSrcFontLockStringFace">"</text:span><text:span text:style-name="OrgSrcDefault0019">#a634ff</text:span><text:span text:style-name="OrgSrcFontLockStringFace">"</text:span>)</text:p>
      <text:p text:style-name="OrgSrcBlock">(set-face-foreground 'show-paren-match-face <text:span text:style-name="OrgSrcFontLockStringFace">"</text:span><text:span text:style-name="OrgSrcDefault0001">#FFFFFF</text:span><text:span text:style-name="OrgSrcFontLockStringFace">"</text:span>)</text:p>
      <text:p text:style-name="OrgSrcBlock">(set-face-underline-p 'show-paren-match-face nil)</text:p>
      <text:p text:style-name="OrgSrcBlockLastLine">(setq show-paren-style 'parenthesis)</text:p>
      <text:h text:style-name="Heading_20_2" text:outline-level="2"><text:bookmark text:name="orgheadline101"/><text:bookmark-start text:name="OrgXref.orgheadline101"/>全角スペースと行末タブ／半角スペースを強調表示する <text:bookmark-end text:name="OrgXref.orgheadline101"/></text:h>
      <text:p text:style-name="Text_20_body"><text:a xlink:type="simple" xlink:href="http://ubulog.blogspot.jp/2007/09/emacs_09.html" text:style-name="Internet_20_link" text:visited-style-name="Visited_20_Internet_20_Link">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pan text:style-name="OrgSrcFontLockCommentDelimiterFace">;; </text:span><text:span text:style-name="OrgSrcFontLockCommentFace">スペース</text:span></text:p>
      <text:p text:style-name="OrgSrcBlock">(<text:span text:style-name="OrgSrcFontLockKeywordFace">defface</text:span> <text:span text:style-name="OrgSrcFontLockVariableNameFace">my:face-b-1</text:span> '((t (<text:span text:style-name="OrgSrcFontLockBuiltinFace">:background</text:span> <text:span text:style-name="OrgSrcFontLockStringFace">"</text:span><text:span text:style-name="OrgSrcDefault0020">gray</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1">red</text:span><text:span text:style-name="OrgSrcFontLockStringFace">"</text:span>))) nil <text:span text:style-name="OrgSrcFontLockBuiltinFace">:group</text:span> 'font-lock-highlighting-faces)</text:p>
      <text:p text:style-name="OrgSrcBlock"><text:span text:style-name="OrgSrcFontLockCommentDelimiterFace">;; </text:span><text:span text:style-name="OrgSrcFontLockCommentFace">タブだけの行</text:span></text:p>
      <text:p text:style-name="OrgSrcBlock">(<text:span text:style-name="OrgSrcFontLockKeywordFace">defface</text:span> <text:span text:style-name="OrgSrcFontLockVariableNameFace">my:face-b-2</text:span> '((t (<text:span text:style-name="OrgSrcFontLockBuiltinFace">:background</text:span> <text:span text:style-name="OrgSrcFontLockStringFace">"</text:span><text:span text:style-name="OrgSrcDefault0016">orange</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1">red</text:span><text:span text:style-name="OrgSrcFontLockStringFace">"</text:span>))) nil <text:span text:style-name="OrgSrcFontLockBuiltinFace">:group</text:span> 'font-lock-highlighting-faces)</text:p>
      <text:p text:style-name="OrgSrcBlock"><text:span text:style-name="OrgSrcFontLockCommentDelimiterFace">;; </text:span><text:span text:style-name="OrgSrcFontLockCommentFace">半角スペース</text:span></text:p>
      <text:p text:style-name="OrgSrcBlock">(<text:span text:style-name="OrgSrcFontLockKeywordFace">defface</text:span> <text:span text:style-name="OrgSrcFontLockVariableNameFace">my:face-b-3</text:span> '((t (<text:span text:style-name="OrgSrcFontLockBuiltinFace">:background</text:span> <text:span text:style-name="OrgSrcFontLockStringFace">"</text:span><text:span text:style-name="OrgSrcDefault0016">orange</text:span><text:span text:style-name="OrgSrcFontLockStringFace">"</text:span>))) nil <text:span text:style-name="OrgSrcFontLockBuiltinFace">:group</text:span> 'font-lock-highlighting-faces)</text:p>
      <text:p text:style-name="OrgSrcBlock">(<text:span text:style-name="OrgSrcFontLockKeywordFace">defvar</text:span> <text:span text:style-name="OrgSrcFontLockVariableNameFace">my:face-b-1</text:span> 'my:face-b-1)</text:p>
      <text:p text:style-name="OrgSrcBlock">(<text:span text:style-name="OrgSrcFontLockKeywordFace">defvar</text:span> <text:span text:style-name="OrgSrcFontLockVariableNameFace">my:face-b-2</text:span> 'my:face-b-2)</text:p>
      <text:p text:style-name="OrgSrcBlock">(<text:span text:style-name="OrgSrcFontLockKeywordFace">defvar</text:span> <text:span text:style-name="OrgSrcFontLockVariableNameFace">my:face-b-3</text:span> 'my:face-b-3)</text:p>
      <text:p text:style-name="OrgSrcBlock">(<text:span text:style-name="OrgSrcFontLockKeywordFace">defadvice</text:span> <text:span text:style-name="OrgSrcFontLockFunctionNameFace">font-lock-mode</text:span> (before my:font-lock-mode ())</text:p>
      <text:p text:style-name="OrgSrcBlock"><text:s text:c="2"/>(font-lock-add-keywords</text:p>
      <text:p text:style-name="OrgSrcBlock"><text:s text:c="3"/>major-mode</text:p>
      <text:p text:style-name="OrgSrcBlock"><text:s text:c="3"/><text:span text:style-name="OrgSrcFontLockCommentDelimiterFace">;; </text:span><text:span text:style-name="OrgSrcFontLockCommentFace">"[\t]+$" 行末のタブ</text:span></text:p>
      <text:p text:style-name="OrgSrcBlock"><text:s text:c="3"/>'((<text:span text:style-name="OrgSrcFontLockStringFace">"　"</text:span> 0 my:face-b-1 append)</text:p>
      <text:p text:style-name="OrgSrcBlock"><text:s text:c="5"/><text:span text:style-name="OrgSrcFontLockCommentDelimiterFace">;; <text:s text:c="6"/></text:span><text:span text:style-name="OrgSrcFontLockCommentFace">("[ ]+$" 0 my:face-b-3 append)</text:span></text:p>
      <text:p text:style-name="OrgSrcBlock"><text:s text:c="5"/>(<text:span text:style-name="OrgSrcFontLockStringFace">"[\t]+$"</text:span> 0 my:face-b-2 append))))</text:p>
      <text:p text:style-name="OrgSrcBlock">(ad-enable-advice 'font-lock-mode 'before 'my:font-lock-mode)</text:p>
      <text:p text:style-name="OrgSrcBlockLastLine">(ad-activate 'font-lock-mode)</text:p>
      <text:h text:style-name="Heading_20_2" text:outline-level="2"><text:bookmark text:name="orgheadline102"/><text:bookmark-start text:name="OrgXref.orgheadline102"/>[migemo.el] ローマ字入力で日本語を検索する <text:bookmark-end text:name="OrgXref.orgheadline102"/></text:h>
      <text:p text:style-name="Text_20_body"><text:a xlink:type="simple" xlink:href="http://0xcc.net/migemo/#download" text:style-name="Internet_20_link" text:visited-style-name="Visited_20_Internet_20_Link">http://0xcc.net/migemo/#download</text:a></text:p>
      <text:p text:style-name="Text_20_body">以下は、<text:a xlink:type="simple" xlink:href="http://www.kaoriya.net/software/cmigemo" text:style-name="Internet_20_link" text:visited-style-name="Visited_20_Internet_20_Link">cmigemo</text:a> を使う設定です。</text:p>
      <text:p text:style-name="OrgSrcBlock">(<text:span text:style-name="OrgSrcFontLockKeywordFace">when</text:span></text:p>
      <text:p text:style-name="OrgSrcBlock"><text:s text:c="4"/>(eval-after-autoload-if-found</text:p>
      <text:p text:style-name="OrgSrcBlock"><text:s text:c="5"/>'(migemo-init) <text:span text:style-name="OrgSrcFontLockStringFace">"migemo"</text:span> nil t nil</text:p>
      <text:p text:style-name="OrgSrcBlock"><text:s text:c="5"/>'((setq completion-ignore-case t) <text:span text:style-name="OrgSrcFontLockCommentDelimiterFace">;; </text:span><text:span text:style-name="OrgSrcFontLockCommentFace">case-independent</text:span></text:p>
      <text:p text:style-name="OrgSrcBlock"><text:s text:c="7"/>(setq migemo-command <text:span text:style-name="OrgSrcFontLockStringFace">"cmigemo"</text:span>)</text:p>
      <text:p text:style-name="OrgSrcBlock"><text:s text:c="7"/>(setq migemo-options '(<text:span text:style-name="OrgSrcFontLockStringFace">"-q"</text:span> <text:span text:style-name="OrgSrcFontLockStringFace">"--emacs"</text:span> <text:span text:style-name="OrgSrcFontLockStringFace">"-i"</text:span> <text:span text:style-name="OrgSrcFontLockStringFace">"\a"</text:span>))</text:p>
      <text:p text:style-name="OrgSrcBlock"><text:s text:c="7"/>(setq migemo-dictionary <text:span text:style-name="OrgSrcFontLockStringFace">"/usr/local/share/migemo/utf-8/migemo-dict"</text:span>)</text:p>
      <text:p text:style-name="OrgSrcBlock"><text:s text:c="7"/>(setq migemo-user-dictionary nil)</text:p>
      <text:p text:style-name="OrgSrcBlock"><text:s text:c="7"/>(setq migemo-regex-dictionary nil)</text:p>
      <text:p text:style-name="OrgSrcBlock"><text:s text:c="7"/>(setq migemo-use-pattern-alist t)</text:p>
      <text:p text:style-name="OrgSrcBlock"><text:s text:c="7"/>(setq migemo-use-frequent-pattern-alist t)</text:p>
      <text:p text:style-name="OrgSrcBlock"><text:s text:c="7"/>(setq migemo-pattern-alist-length 1024)</text:p>
      <text:p text:style-name="OrgSrcBlock"><text:soft-page-break/><text:s text:c="7"/>(setq migemo-coding-system 'utf-8-unix)))</text:p>
      <text:p text:style-name="OrgSrcBlock"/>
      <text:p text:style-name="OrgSrcBlock"><text:s text:c="2"/>(<text:span text:style-name="OrgSrcFontLockKeywordFace">when</text:span> (executable-find <text:span text:style-name="OrgSrcFontLockStringFace">"cmigemo"</text:span>)</text:p>
      <text:p text:style-name="OrgSrcBlockLastLine"><text:s text:c="4"/>(add-hook 'isearch-mode-hook 'migemo-init)))</text:p>
      <text:h text:style-name="Heading_20_2" text:outline-level="2"><text:bookmark text:name="orgheadline104"/><text:bookmark-start text:name="OrgXref.orgheadline104"/>[anything.el] 何でも絞り込みインターフェイス <text:bookmark-end text:name="OrgXref.orgheadline104"/></text:h>
      <text:p text:style-name="Text_20_body"><text:a xlink:type="simple" xlink:href="http://svn.coderepos.org/share/lang/elisp/anything-c-moccur/trunk/anything-c-moccur.el" text:style-name="Internet_20_link" text:visited-style-name="Visited_20_Internet_20_Link">http://svn.coderepos.org/share/lang/elisp/anything-c-moccur/trunk/anything-c-moccur.el</text:a><text:line-break/><text:a xlink:type="simple" xlink:href="http://d.hatena.ne.jp/IMAKADO/20080724/1216882563" text:style-name="Internet_20_link" text:visited-style-name="Visited_20_Internet_20_Link">http://d.hatena.ne.jp/IMAKADO/20080724/1216882563</text:a></text:p>
      <text:p text:style-name="OrgSrcBlock"><text:s text:c="5"/>(<text:span text:style-name="OrgSrcFontLockKeywordFace">when</text:span> (eval-after-autoload-if-found</text:p>
      <text:p text:style-name="OrgSrcBlock"><text:s text:c="12"/>'(anything-other-buffer anything-complete anything-M-x</text:p>
      <text:p text:style-name="OrgSrcBlock"><text:s text:c="36"/>anything-c-moccur-occur-by-moccur)</text:p>
      <text:p text:style-name="OrgSrcBlock"><text:s text:c="12"/><text:span text:style-name="OrgSrcFontLockStringFace">"anything-startup"</text:span> nil t nil</text:p>
      <text:p text:style-name="OrgSrcBlock"><text:s text:c="12"/>'((<text:span text:style-name="OrgSrcFontLockKeywordFace">require</text:span> '<text:span text:style-name="OrgSrcFontLockConstantFace">anything-c-moccur</text:span> nil t)</text:p>
      <text:p text:style-name="OrgSrcBlock"><text:s text:c="14"/><text:span text:style-name="OrgSrcFontLockCommentDelimiterFace">;; <text:s/></text:span><text:span text:style-name="OrgSrcFontLockCommentFace">(setq moccur-split-word t)</text:span></text:p>
      <text:p text:style-name="OrgSrcBlock"><text:s text:c="14"/><text:span text:style-name="OrgSrcFontLockCommentDelimiterFace">;; <text:s/></text:span><text:span text:style-name="OrgSrcFontLockCommentFace">(setq anything-c-locate-options `("locate" "-w"))</text:span></text:p>
      <text:p text:style-name="OrgSrcBlock"/>
      <text:p text:style-name="OrgSrcBlock"><text:s text:c="14"/><text:span text:style-name="OrgSrcFontLockCommentDelimiterFace">;; </text:span><text:span text:style-name="OrgSrcFontLockCommentFace">M-x install-elisp-from-emacswiki recentf-ext.el</text:span></text:p>
      <text:p text:style-name="OrgSrcBlock"><text:s text:c="14"/><text:span text:style-name="OrgSrcFontLockCommentDelimiterFace">;; </text:span><text:span text:style-name="OrgSrcFontLockCommentFace">http://www.emacswiki.org/cgi-bin/wiki/download/recentf-ext.el</text:span></text:p>
      <text:p text:style-name="OrgSrcBlock"><text:s text:c="14"/><text:span text:style-name="OrgSrcFontLockCommentDelimiterFace">;; <text:s/></text:span><text:span text:style-name="OrgSrcFontLockCommentFace">(autoload-if-found 'recentf-ext "recentf-ext" nil t)</text:span></text:p>
      <text:p text:style-name="OrgSrcBlock"><text:span text:style-name="OrgSrcFontLockCommentDelimiterFace">;; <text:s text:c="13"/></text:span><text:span text:style-name="OrgSrcFontLockCommentFace">(require 'recentf-ext nil t)</text:span></text:p>
      <text:p text:style-name="OrgSrcBlock"/>
      <text:p text:style-name="OrgSrcBlock"><text:s text:c="14"/>(<text:span text:style-name="OrgSrcFontLockKeywordFace">when</text:span> (<text:span text:style-name="OrgSrcFontLockKeywordFace">require</text:span> '<text:span text:style-name="OrgSrcFontLockConstantFace">migemo</text:span> nil t)</text:p>
      <text:p text:style-name="OrgSrcBlock"><text:s text:c="16"/>(setq moccur-use-migemo t))</text:p>
      <text:p text:style-name="OrgSrcBlock"><text:s text:c="14"/><text:span text:style-name="OrgSrcFontLockCommentDelimiterFace">;; </text:span><text:span text:style-name="OrgSrcFontLockCommentFace">M-x anything-grep-by-name</text:span></text:p>
      <text:p text:style-name="OrgSrcBlock"><text:s text:c="14"/>(setq anything-grep-alist</text:p>
      <text:p text:style-name="OrgSrcBlock"><text:s text:c="20"/>'((<text:span text:style-name="OrgSrcFontLockStringFace">"Org-files"</text:span> (<text:span text:style-name="OrgSrcFontLockStringFace">"egrep -Hin %s *.org"</text:span> <text:span text:style-name="OrgSrcFontLockStringFace">"~/Dropbox/org/"</text:span>))</text:p>
      <text:p text:style-name="OrgSrcBlock"><text:s text:c="22"/>(<text:span text:style-name="OrgSrcFontLockStringFace">".emacs.d"</text:span> (<text:span text:style-name="OrgSrcFontLockStringFace">"egrep -Hin %s *.el"</text:span> <text:span text:style-name="OrgSrcFontLockStringFace">"~/.emacs.d/"</text:span>))</text:p>
      <text:p text:style-name="OrgSrcBlock"><text:s text:c="22"/>(<text:span text:style-name="OrgSrcFontLockStringFace">"ChangeLog"</text:span> (<text:span text:style-name="OrgSrcFontLockStringFace">"egrep -Hin %s ChangeLog"</text:span> <text:span text:style-name="OrgSrcFontLockStringFace">"~/"</text:span>))))))</text:p>
      <text:p text:style-name="OrgSrcBlock"><text:s text:c="7"/><text:span text:style-name="OrgSrcFontLockCommentDelimiterFace">;; </text:span><text:span text:style-name="OrgSrcFontLockCommentFace">("Spotlight" ("mdfind %s -onlyin ~/Dropbox/Documents/Library/" ""))))</text:span></text:p>
      <text:p text:style-name="OrgSrcBlock"/>
      <text:p text:style-name="OrgSrcBlock"><text:s text:c="7"/>(<text:span text:style-name="OrgSrcFontLockKeywordFace">defun</text:span> <text:span text:style-name="OrgSrcFontLockFunctionNameFace">my:anything</text:span> ()</text:p>
      <text:p text:style-name="OrgSrcBlock"><text:s text:c="9"/>(interactive)</text:p>
      <text:p text:style-name="OrgSrcBlock"><text:s text:c="9"/>(anything-other-buffer</text:p>
      <text:p text:style-name="OrgSrcBlock"><text:s text:c="10"/>'(anything-c-source-recentf</text:p>
      <text:p text:style-name="OrgSrcBlock"><text:s text:c="12"/>anything-c-source-file-name-history</text:p>
      <text:p text:style-name="OrgSrcBlock"><text:s text:c="12"/>anything-c-source-buffers</text:p>
      <text:p text:style-name="OrgSrcBlock"><text:s text:c="12"/>anything-c-source-emacs-commands</text:p>
      <text:p text:style-name="OrgSrcBlock"><text:s text:c="12"/>anything-c-source-locate)</text:p>
      <text:p text:style-name="OrgSrcBlock"><text:s text:c="10"/><text:span text:style-name="OrgSrcFontLockStringFace">" *my:anything*"</text:span>))</text:p>
      <text:p text:style-name="OrgSrcBlock"/>
      <text:p text:style-name="OrgSrcBlock"><text:s text:c="7"/>(<text:span text:style-name="OrgSrcFontLockKeywordFace">defun</text:span> <text:span text:style-name="OrgSrcFontLockFunctionNameFace">my:anything-buffer</text:span> ()</text:p>
      <text:p text:style-name="OrgSrcBlock"><text:s text:c="9"/>(interactive)</text:p>
      <text:p text:style-name="OrgSrcBlock"><text:s text:c="9"/>(anything-other-buffer</text:p>
      <text:p text:style-name="OrgSrcBlock"><text:s text:c="10"/>'(anything-c-source-buffers)</text:p>
      <text:p text:style-name="OrgSrcBlock"><text:s text:c="10"/><text:span text:style-name="OrgSrcFontLockStringFace">" *my:anthing-buffer*"</text:span>))</text:p>
      <text:p text:style-name="OrgSrcBlock"><text:s text:c="2"/></text:p>
      <text:p text:style-name="OrgSrcBlock"><text:s text:c="7"/>(<text:span text:style-name="OrgSrcFontLockKeywordFace">when</text:span> (eq window-system 'ns)</text:p>
      <text:p text:style-name="OrgSrcBlock"><text:s text:c="9"/>(<text:span text:style-name="OrgSrcFontLockKeywordFace">defun</text:span> <text:span text:style-name="OrgSrcFontLockFunctionNameFace">my:anything-spotlight</text:span> ()</text:p>
      <text:p text:style-name="OrgSrcBlock"><text:s text:c="11"/><text:span text:style-name="OrgSrcFontLockDocFace">"Spotlight search with anything.el"</text:span></text:p>
      <text:p text:style-name="OrgSrcBlock"><text:s text:c="11"/>(interactive)</text:p>
      <text:p text:style-name="OrgSrcBlock"><text:s text:c="11"/>(anything-other-buffer</text:p>
      <text:p text:style-name="OrgSrcBlock"><text:s text:c="12"/>'(anything-c-source-mac-spotlight)</text:p>
      <text:p text:style-name="OrgSrcBlock"><text:s text:c="12"/><text:span text:style-name="OrgSrcFontLockStringFace">" *anything-spotlight*"</text:span>)))</text:p>
      <text:p text:style-name="OrgSrcBlock"/>
      <text:p text:style-name="OrgSrcBlock"><text:s text:c="7"/>(setq anything-candidate-number-limit 50) <text:span text:style-name="OrgSrcFontLockCommentDelimiterFace">; </text:span><text:span text:style-name="OrgSrcFontLockCommentFace">50</text:span></text:p>
      <text:p text:style-name="OrgSrcBlock"><text:s text:c="7"/>(setq anything-input-idle-delay 0.1) <text:s text:c="5"/><text:span text:style-name="OrgSrcFontLockCommentDelimiterFace">; </text:span><text:span text:style-name="OrgSrcFontLockCommentFace">0.1</text:span></text:p>
      <text:p text:style-name="OrgSrcBlock"><text:s text:c="7"/>(setq anything-idle-delay 0.5) <text:s text:c="11"/><text:span text:style-name="OrgSrcFontLockCommentDelimiterFace">; </text:span><text:span text:style-name="OrgSrcFontLockCommentFace">0.5</text:span></text:p>
      <text:p text:style-name="OrgSrcBlockLastLine"><text:soft-page-break/><text:s text:c="7"/>(setq anything-quick-update nil)) <text:s text:c="7"/><text:span text:style-name="OrgSrcFontLockCommentDelimiterFace">; </text:span><text:span text:style-name="OrgSrcFontLockCommentFace">nil</text:span></text:p>
      <text:p text:style-name="OrgSrcBlock"><text:s text:c="5"/>(<text:span text:style-name="OrgSrcFontLockKeywordFace">when</text:span> (autoload-if-found</text:p>
      <text:p text:style-name="OrgSrcBlock"><text:s text:c="12"/>'(anything-other-buffer anything-complete</text:p>
      <text:p text:style-name="OrgSrcBlock"><text:s text:c="36"/>anything-M-x anything-c-moccur-occur-by-moccur)</text:p>
      <text:p text:style-name="OrgSrcBlock"><text:s text:c="12"/><text:span text:style-name="OrgSrcFontLockStringFace">"anything-startup"</text:span> nil t)</text:p>
      <text:p text:style-name="OrgSrcBlock"/>
      <text:p text:style-name="OrgSrcBlock"><text:s text:c="7"/>(<text:span text:style-name="OrgSrcFontLockKeywordFace">defun</text:span> <text:span text:style-name="OrgSrcFontLockFunctionNameFace">my:anything</text:span> ()</text:p>
      <text:p text:style-name="OrgSrcBlock"><text:s text:c="9"/>(interactive)</text:p>
      <text:p text:style-name="OrgSrcBlock"><text:s text:c="9"/>(anything-other-buffer</text:p>
      <text:p text:style-name="OrgSrcBlock"><text:s text:c="10"/>'(anything-c-source-recentf</text:p>
      <text:p text:style-name="OrgSrcBlock"><text:s text:c="12"/>anything-c-source-file-name-history</text:p>
      <text:p text:style-name="OrgSrcBlock"><text:s text:c="12"/>anything-c-source-buffers</text:p>
      <text:p text:style-name="OrgSrcBlock"><text:s text:c="12"/>anything-c-source-emacs-commands</text:p>
      <text:p text:style-name="OrgSrcBlock"><text:s text:c="12"/>anything-c-source-locate)</text:p>
      <text:p text:style-name="OrgSrcBlock"><text:s text:c="10"/><text:span text:style-name="OrgSrcFontLockStringFace">" *my:anything*"</text:span>))</text:p>
      <text:p text:style-name="OrgSrcBlock"/>
      <text:p text:style-name="OrgSrcBlock"><text:s text:c="7"/>(<text:span text:style-name="OrgSrcFontLockKeywordFace">defun</text:span> <text:span text:style-name="OrgSrcFontLockFunctionNameFace">my:anything-buffer</text:span> ()</text:p>
      <text:p text:style-name="OrgSrcBlock"><text:s text:c="9"/>(interactive)</text:p>
      <text:p text:style-name="OrgSrcBlock"><text:s text:c="9"/>(anything-other-buffer</text:p>
      <text:p text:style-name="OrgSrcBlock"><text:s text:c="10"/>'(anything-c-source-buffers)</text:p>
      <text:p text:style-name="OrgSrcBlock"><text:s text:c="10"/><text:span text:style-name="OrgSrcFontLockStringFace">" *my:anthing-buffer*"</text:span>))</text:p>
      <text:p text:style-name="OrgSrcBlock"/>
      <text:p text:style-name="OrgSrcBlock"><text:s text:c="7"/>(<text:span text:style-name="OrgSrcFontLockKeywordFace">when</text:span> (eq window-system 'ns)</text:p>
      <text:p text:style-name="OrgSrcBlock"><text:s text:c="9"/>(<text:span text:style-name="OrgSrcFontLockKeywordFace">defun</text:span> <text:span text:style-name="OrgSrcFontLockFunctionNameFace">my:anything-spotlight</text:span> ()</text:p>
      <text:p text:style-name="OrgSrcBlock"><text:s text:c="11"/><text:span text:style-name="OrgSrcFontLockDocFace">"Spotlight search with anything.el"</text:span></text:p>
      <text:p text:style-name="OrgSrcBlock"><text:s text:c="11"/>(interactive)</text:p>
      <text:p text:style-name="OrgSrcBlock"><text:s text:c="11"/>(anything-other-buffer</text:p>
      <text:p text:style-name="OrgSrcBlock"><text:s text:c="12"/>'(anything-c-source-mac-spotlight)</text:p>
      <text:p text:style-name="OrgSrcBlock"><text:s text:c="12"/><text:span text:style-name="OrgSrcFontLockStringFace">" *anything-spotlight*"</text:span>)))</text:p>
      <text:p text:style-name="OrgSrcBlock"/>
      <text:p text:style-name="OrgSrcBlock"><text:s text:c="7"/>(eval-after-load <text:span text:style-name="OrgSrcFontLockStringFace">"anything-startup"</text:span></text:p>
      <text:p text:style-name="OrgSrcBlock"><text:s text:c="9"/>'(<text:span text:style-name="OrgSrcFontLockKeywordFace">progn</text:span></text:p>
      <text:p text:style-name="OrgSrcBlock"/>
      <text:p text:style-name="OrgSrcBlock"><text:s text:c="12"/>(<text:span text:style-name="OrgSrcFontLockKeywordFace">require</text:span> '<text:span text:style-name="OrgSrcFontLockConstantFace">anything-c-moccur</text:span> nil t)</text:p>
      <text:p text:style-name="OrgSrcBlock"><text:s text:c="12"/><text:span text:style-name="OrgSrcFontLockCommentDelimiterFace">;; <text:s/></text:span><text:span text:style-name="OrgSrcFontLockCommentFace">(setq moccur-split-word t)</text:span></text:p>
      <text:p text:style-name="OrgSrcBlock"><text:s text:c="12"/><text:span text:style-name="OrgSrcFontLockCommentDelimiterFace">;; <text:s/></text:span><text:span text:style-name="OrgSrcFontLockCommentFace">(setq anything-c-locate-options `("locate" "-w"))</text:span></text:p>
      <text:p text:style-name="OrgSrcBlock"/>
      <text:p text:style-name="OrgSrcBlock"><text:s text:c="12"/><text:span text:style-name="OrgSrcFontLockCommentDelimiterFace">;; </text:span><text:span text:style-name="OrgSrcFontLockCommentFace">M-x install-elisp-from-emacswiki recentf-ext.el</text:span></text:p>
      <text:p text:style-name="OrgSrcBlock"><text:s text:c="12"/><text:span text:style-name="OrgSrcFontLockCommentDelimiterFace">;; </text:span><text:span text:style-name="OrgSrcFontLockCommentFace">http://www.emacswiki.org/cgi-bin/wiki/download/recentf-ext.el</text:span></text:p>
      <text:p text:style-name="OrgSrcBlock"><text:s text:c="12"/><text:span text:style-name="OrgSrcFontLockCommentDelimiterFace">;; <text:s/></text:span><text:span text:style-name="OrgSrcFontLockCommentFace">(autoload-if-found 'recentf-ext "recentf-ext" nil t)</text:span></text:p>
      <text:p text:style-name="OrgSrcBlock"><text:span text:style-name="OrgSrcFontLockCommentDelimiterFace">;; <text:s text:c="11"/></text:span><text:span text:style-name="OrgSrcFontLockCommentFace">(require 'recentf-ext nil t)</text:span></text:p>
      <text:p text:style-name="OrgSrcBlock"/>
      <text:p text:style-name="OrgSrcBlock"><text:s text:c="12"/>(<text:span text:style-name="OrgSrcFontLockKeywordFace">when</text:span> (<text:span text:style-name="OrgSrcFontLockKeywordFace">require</text:span> '<text:span text:style-name="OrgSrcFontLockConstantFace">migemo</text:span> nil t)</text:p>
      <text:p text:style-name="OrgSrcBlock"><text:s text:c="14"/>(setq moccur-use-migemo t))</text:p>
      <text:p text:style-name="OrgSrcBlock"/>
      <text:p text:style-name="OrgSrcBlock"><text:s text:c="12"/><text:span text:style-name="OrgSrcFontLockCommentDelimiterFace">;; </text:span><text:span text:style-name="OrgSrcFontLockCommentFace">M-x anything-grep-by-name</text:span></text:p>
      <text:p text:style-name="OrgSrcBlock"><text:s text:c="12"/>(setq anything-grep-alist</text:p>
      <text:p text:style-name="OrgSrcBlock"><text:s text:c="18"/>'((<text:span text:style-name="OrgSrcFontLockStringFace">"Org-files"</text:span> (<text:span text:style-name="OrgSrcFontLockStringFace">"egrep -Hin %s *.org"</text:span> <text:span text:style-name="OrgSrcFontLockStringFace">"~/Dropbox/org/"</text:span>))</text:p>
      <text:p text:style-name="OrgSrcBlock"><text:s text:c="20"/>(<text:span text:style-name="OrgSrcFontLockStringFace">".emacs.d"</text:span> (<text:span text:style-name="OrgSrcFontLockStringFace">"egrep -Hin %s *.el"</text:span> <text:span text:style-name="OrgSrcFontLockStringFace">"~/.emacs.d/"</text:span>))</text:p>
      <text:p text:style-name="OrgSrcBlock"><text:s text:c="20"/>(<text:span text:style-name="OrgSrcFontLockStringFace">"ChangeLog"</text:span> (<text:span text:style-name="OrgSrcFontLockStringFace">"egrep -Hin %s ChangeLog"</text:span> <text:span text:style-name="OrgSrcFontLockStringFace">"~/"</text:span>))))</text:p>
      <text:p text:style-name="OrgSrcBlock"><text:s text:c="12"/><text:span text:style-name="OrgSrcFontLockCommentDelimiterFace">;; </text:span><text:span text:style-name="OrgSrcFontLockCommentFace">("Spotlight" ("mdfind %s -onlyin ~/Dropbox/Documents/Library/" ""))))</text:span></text:p>
      <text:p text:style-name="OrgSrcBlock"/>
      <text:p text:style-name="OrgSrcBlock"><text:s text:c="12"/>(setq anything-candidate-number-limit 50) <text:span text:style-name="OrgSrcFontLockCommentDelimiterFace">; </text:span><text:span text:style-name="OrgSrcFontLockCommentFace">50</text:span></text:p>
      <text:p text:style-name="OrgSrcBlock"><text:s text:c="12"/>(setq anything-input-idle-delay 0.1) <text:s text:c="5"/><text:span text:style-name="OrgSrcFontLockCommentDelimiterFace">; </text:span><text:span text:style-name="OrgSrcFontLockCommentFace">0.1</text:span></text:p>
      <text:p text:style-name="OrgSrcBlock"><text:s text:c="12"/>(setq anything-idle-delay 0.5) <text:s text:c="11"/><text:span text:style-name="OrgSrcFontLockCommentDelimiterFace">; </text:span><text:span text:style-name="OrgSrcFontLockCommentFace">0.5</text:span></text:p>
      <text:p text:style-name="OrgSrcBlockLastLine"><text:s text:c="12"/>(setq anything-quick-update nil)))) <text:s text:c="6"/><text:span text:style-name="OrgSrcFontLockCommentDelimiterFace">; </text:span><text:span text:style-name="OrgSrcFontLockCommentFace">nil</text:span></text:p>
      <text:h text:style-name="Heading_20_3" text:outline-level="3"><text:bookmark text:name="orgheadline103"/><text:bookmark-start text:name="OrgXref.orgheadline103"/><text:soft-page-break/>キーバインド <text:bookmark-end text:name="OrgXref.orgheadline103"/></text:h>
      <text:p text:style-name="Text_20_body">普通に anything-startup を呼んでいる場合には、anything-M-xを設定する必要はない。</text:p>
      <text:p text:style-name="OrgSrcBlock"><text:span text:style-name="OrgSrcFontLockCommentDelimiterFace">;; </text:span><text:span text:style-name="OrgSrcFontLockCommentFace">Show ibuffer powered by anything</text:span></text:p>
      <text:p text:style-name="OrgSrcBlock"><text:span text:style-name="OrgSrcFontLockCommentDelimiterFace">;; <text:s/></text:span><text:span text:style-name="OrgSrcFontLockCommentFace">(with-eval-after-load "anything-startup"</text:span></text:p>
      <text:p text:style-name="OrgSrcBlock">(global-set-key (kbd <text:span text:style-name="OrgSrcFontLockStringFace">"M-x"</text:span>) 'anything-M-x)</text:p>
      <text:p text:style-name="OrgSrcBlock">(global-set-key (kbd <text:span text:style-name="OrgSrcFontLockStringFace">"C-c o"</text:span>) 'anything-c-moccur-occur-by-moccur)</text:p>
      <text:p text:style-name="OrgSrcBlock">(global-set-key (kbd <text:span text:style-name="OrgSrcFontLockStringFace">"C-M-r"</text:span>) 'my:anything)</text:p>
      <text:p text:style-name="OrgSrcBlock">(global-set-key (kbd <text:span text:style-name="OrgSrcFontLockStringFace">"C-M-s"</text:span>) 'my:anything-spotlight)</text:p>
      <text:p text:style-name="OrgSrcBlock">(global-set-key (kbd <text:span text:style-name="OrgSrcFontLockStringFace">"C-x C-b"</text:span>) 'my:anything-buffer)</text:p>
      <text:p text:style-name="OrgSrcBlockLastLine"><text:span text:style-name="OrgSrcFontLockCommentDelimiterFace">;;</text:span><text:span text:style-name="OrgSrcFontLockCommentFace">)</text:span></text:p>
      <text:h text:style-name="Heading_20_2" text:outline-level="2"><text:bookmark text:name="orgheadline106"/><text:bookmark-start text:name="OrgXref.orgheadline106"/>[helm.el] 続・何でも絞り込みインターフェイス <text:bookmark-end text:name="OrgXref.orgheadline106"/></text:h>
      <text:p text:style-name="OrgSrcBlock"><text:s text:c="5"/>(eval-after-autoload-if-found</text:p>
      <text:p text:style-name="OrgSrcBlock"><text:s text:c="6"/>'(helm-M-x helm-locate helm-recentf helm-buffers-list helm-occur helm-swoop)</text:p>
      <text:p text:style-name="OrgSrcBlock"><text:s text:c="6"/><text:span text:style-name="OrgSrcFontLockStringFace">"helm-config"</text:span> nil t nil</text:p>
      <text:p text:style-name="OrgSrcBlock"><text:s text:c="6"/>'((helm-mode 1)</text:p>
      <text:p text:style-name="OrgSrcBlock"><text:s text:c="8"/>(<text:span text:style-name="OrgSrcFontLockKeywordFace">when</text:span> (<text:span text:style-name="OrgSrcFontLockKeywordFace">require</text:span> '<text:span text:style-name="OrgSrcFontLockConstantFace">diminish</text:span> nil t)</text:p>
      <text:p text:style-name="OrgSrcBlock"><text:s text:c="10"/>(diminish 'helm-mode <text:span text:style-name="OrgSrcFontLockStringFace">" H"</text:span>))</text:p>
      <text:p text:style-name="OrgSrcBlock"><text:s text:c="8"/>(<text:span text:style-name="OrgSrcFontLockKeywordFace">when</text:span> (<text:span text:style-name="OrgSrcFontLockKeywordFace">require</text:span> '<text:span text:style-name="OrgSrcFontLockConstantFace">helm-swoop</text:span> nil t)</text:p>
      <text:p text:style-name="OrgSrcBlock"><text:s text:c="10"/>(set-face-attribute</text:p>
      <text:p text:style-name="OrgSrcBlock"><text:s text:c="11"/>'helm-swoop-target-line-face nil <text:span text:style-name="OrgSrcFontLockBuiltinFace">:background</text:span> <text:span text:style-name="OrgSrcFontLockStringFace">"</text:span><text:span text:style-name="OrgSrcDefault0022">#FFEDDC</text:span><text:span text:style-name="OrgSrcFontLockStringFace">"</text:span>)</text:p>
      <text:p text:style-name="OrgSrcBlock"><text:s text:c="10"/>(set-face-attribute</text:p>
      <text:p text:style-name="OrgSrcBlock"><text:s text:c="11"/>'helm-swoop-target-word-face nil <text:span text:style-name="OrgSrcFontLockBuiltinFace">:background</text:span> <text:span text:style-name="OrgSrcFontLockStringFace">"</text:span><text:span text:style-name="OrgSrcDefault0023">#FF5443</text:span><text:span text:style-name="OrgSrcFontLockStringFace">"</text:span>))</text:p>
      <text:p text:style-name="OrgSrcBlock"><text:s text:c="8"/>(<text:span text:style-name="OrgSrcFontLockKeywordFace">when</text:span> (<text:span text:style-name="OrgSrcFontLockKeywordFace">require</text:span> '<text:span text:style-name="OrgSrcFontLockConstantFace">helm-google</text:span> nil t)</text:p>
      <text:p text:style-name="OrgSrcBlock"><text:s text:c="10"/>(setq helm-google-tld <text:span text:style-name="OrgSrcFontLockStringFace">"co.jp"</text:span>))</text:p>
      <text:p text:style-name="OrgSrcBlock"><text:span text:style-name="OrgSrcFontLockCommentDelimiterFace">;; <text:s text:c="7"/></text:span><text:span text:style-name="OrgSrcFontLockCommentFace">(require 'recentf-ext nil t)</text:span></text:p>
      <text:p text:style-name="OrgSrcBlock"><text:s text:c="8"/><text:span text:style-name="OrgSrcFontLockCommentDelimiterFace">;; </text:span><text:span text:style-name="OrgSrcFontLockCommentFace">helm-find-files を呼ばせない</text:span></text:p>
      <text:p text:style-name="OrgSrcBlock"><text:s text:c="8"/>(add-to-list 'helm-completing-read-handlers-alist '(find-file . nil))</text:p>
      <text:p text:style-name="OrgSrcBlock"><text:s text:c="8"/><text:span text:style-name="OrgSrcFontLockCommentDelimiterFace">;; </text:span><text:span text:style-name="OrgSrcFontLockCommentFace">helm-mode-ag を呼ばせない</text:span></text:p>
      <text:p text:style-name="OrgSrcBlock"><text:s text:c="8"/>(add-to-list 'helm-completing-read-handlers-alist '(ag . nil))</text:p>
      <text:p text:style-name="OrgSrcBlock"><text:s text:c="8"/><text:span text:style-name="OrgSrcFontLockCommentDelimiterFace">;; </text:span><text:span text:style-name="OrgSrcFontLockCommentFace">helm-mode-org-set-tags を呼ばせない</text:span></text:p>
      <text:p text:style-name="OrgSrcBlock"><text:s text:c="8"/>(add-to-list 'helm-completing-read-handlers-alist '(org-set-tags . nil))</text:p>
      <text:p text:style-name="OrgSrcBlock"><text:s text:c="8"/>(setq helm-display-source-at-screen-top nil)</text:p>
      <text:p text:style-name="OrgSrcBlock"><text:s text:c="12"/><text:span text:style-name="OrgSrcFontLockCommentDelimiterFace">;;; <text:s text:c="8"/></text:span><text:span text:style-name="OrgSrcFontLockCommentFace">(setq helm-display-header-line nil)</text:span></text:p>
      <text:p text:style-name="OrgSrcBlock"><text:s text:c="8"/><text:span text:style-name="OrgSrcFontLockCommentDelimiterFace">;; </text:span><text:span text:style-name="OrgSrcFontLockCommentFace">helm-autoresize-mode を有効にしつつ 30% に固定</text:span></text:p>
      <text:p text:style-name="OrgSrcBlock"><text:s text:c="8"/>(helm-autoresize-mode 1)</text:p>
      <text:p text:style-name="OrgSrcBlock"><text:s text:c="8"/>(setq helm-autoresize-max-height 30)</text:p>
      <text:p text:style-name="OrgSrcBlock"><text:s text:c="8"/>(setq helm-autoresize-min-height 30) <text:s text:c="8"/></text:p>
      <text:p text:style-name="OrgSrcBlock"><text:s text:c="8"/>(set-face-attribute 'helm-source-header nil</text:p>
      <text:p text:style-name="OrgSrcBlock"><text:s text:c="28"/><text:span text:style-name="OrgSrcFontLockBuiltinFace">:height</text:span> 1.0 <text:span text:style-name="OrgSrcFontLockBuiltinFace">:family</text:span> <text:span text:style-name="OrgSrcFontLockStringFace">"Verdana"</text:span> <text:span text:style-name="OrgSrcFontLockBuiltinFace">:weight</text:span> 'normal</text:p>
      <text:p text:style-name="OrgSrcBlock"><text:s text:c="28"/><text:span text:style-name="OrgSrcFontLockBuiltinFace">:foreground</text:span> <text:span text:style-name="OrgSrcFontLockStringFace">"</text:span><text:span text:style-name="OrgSrcDefault0024">#666666</text:span><text:span text:style-name="OrgSrcFontLockStringFace">"</text:span> <text:span text:style-name="OrgSrcFontLockBuiltinFace">:background</text:span> <text:span text:style-name="OrgSrcFontLockStringFace">"</text:span><text:span text:style-name="OrgSrcDefault0025">#DADADA</text:span><text:span text:style-name="OrgSrcFontLockStringFace">"</text:span>)</text:p>
      <text:p text:style-name="OrgSrcBlock"><text:s text:c="8"/>(<text:span text:style-name="OrgSrcFontLockKeywordFace">when</text:span> (eq window-system 'ns)</text:p>
      <text:p text:style-name="OrgSrcBlock"><text:s text:c="10"/>(setq helm-locate-command <text:span text:style-name="OrgSrcFontLockStringFace">"mdfind -name %s %s"</text:span>)</text:p>
      <text:p text:style-name="OrgSrcBlock"><text:s text:c="10"/>)</text:p>
      <text:p text:style-name="OrgSrcBlock"/>
      <text:p text:style-name="OrgSrcBlock"><text:s text:c="8"/><text:span text:style-name="OrgSrcFontLockCommentDelimiterFace">;; </text:span><text:span text:style-name="OrgSrcFontLockCommentFace">この修正が必要</text:span></text:p>
      <text:p text:style-name="OrgSrcBlock"><text:s text:c="8"/>(<text:span text:style-name="OrgSrcFontLockKeywordFace">when</text:span> (<text:span text:style-name="OrgSrcFontLockKeywordFace">require</text:span> '<text:span text:style-name="OrgSrcFontLockConstantFace">helm-migemo</text:span> nil t)</text:p>
      <text:p text:style-name="OrgSrcBlock"><text:s text:c="10"/>(eval-after-load <text:span text:style-name="OrgSrcFontLockStringFace">"helm-migemo"</text:span></text:p>
      <text:p text:style-name="OrgSrcBlock"><text:s text:c="12"/>'(<text:span text:style-name="OrgSrcFontLockKeywordFace">defun</text:span> <text:span text:style-name="OrgSrcFontLockFunctionNameFace">helm-compile-source--candidates-in-buffer</text:span> (source)</text:p>
      <text:p text:style-name="OrgSrcBlock"><text:s text:c="15"/>(<text:span text:style-name="OrgSrcFontLockKeywordFace">helm-aif</text:span> (assoc 'candidates-in-buffer source)</text:p>
      <text:p text:style-name="OrgSrcBlock"><text:s text:c="19"/>(append source</text:p>
      <text:p text:style-name="OrgSrcBlock"><text:s text:c="27"/>`((candidates</text:p>
      <text:p text:style-name="OrgSrcBlock"><text:s text:c="30"/>. ,(or (cdr it)</text:p>
      <text:p text:style-name="OrgSrcBlock"><text:s text:c="37"/>(<text:span text:style-name="OrgSrcFontLockKeywordFace">lambda</text:span> ()</text:p>
      <text:p text:style-name="OrgSrcBlock"><text:soft-page-break/><text:s text:c="39"/><text:span text:style-name="OrgSrcFontLockCommentDelimiterFace">;; </text:span><text:span text:style-name="OrgSrcFontLockCommentFace">Do not use `</text:span><text:span text:style-name="OrgSrcFontLockConstantFace">source</text:span><text:span text:style-name="OrgSrcFontLockCommentFace">' because other plugins</text:span></text:p>
      <text:p text:style-name="OrgSrcBlock"><text:s text:c="39"/><text:span text:style-name="OrgSrcFontLockCommentDelimiterFace">;; </text:span><text:span text:style-name="OrgSrcFontLockCommentFace">(such as helm-migemo) may change it</text:span></text:p>
      <text:p text:style-name="OrgSrcBlock"><text:s text:c="39"/>(helm-candidates-in-buffer</text:p>
      <text:p text:style-name="OrgSrcBlock"><text:s text:c="40"/>(helm-get-current-source)))))</text:p>
      <text:p text:style-name="OrgSrcBlock"><text:s text:c="29"/>(volatile) (match identity)))</text:p>
      <text:p text:style-name="OrgSrcBlock"><text:s text:c="17"/>source))))</text:p>
      <text:p text:style-name="OrgSrcBlockLastLine"><text:s text:c="8"/>))</text:p>
      <text:h text:style-name="Heading_20_3" text:outline-level="3"><text:bookmark text:name="orgheadline105"/><text:bookmark-start text:name="OrgXref.orgheadline105"/>キーバインド <text:bookmark-end text:name="OrgXref.orgheadline105"/></text:h>
      <text:p text:style-name="OrgSrcBlock">(<text:span text:style-name="OrgSrcFontLockKeywordFace">when</text:span> (eval-after-autoload-if-found</text:p>
      <text:p text:style-name="OrgSrcBlock"><text:s text:c="7"/>'(helm-M-x helm-locate helm-recentf helm-buffers-list</text:p>
      <text:p text:style-name="OrgSrcBlock"><text:s text:c="18"/>helm-occur helm-swoop)</text:p>
      <text:p text:style-name="OrgSrcBlock"><text:s text:c="7"/><text:span text:style-name="OrgSrcFontLockStringFace">"helm-config"</text:span> nil t nil</text:p>
      <text:p text:style-name="OrgSrcBlock"><text:s text:c="7"/>'())</text:p>
      <text:p text:style-name="OrgSrcBlock"><text:s text:c="2"/>(global-set-key (kbd <text:span text:style-name="OrgSrcFontLockStringFace">"C-c f f"</text:span>) 'helm-locate)</text:p>
      <text:p text:style-name="OrgSrcBlock"><text:s text:c="2"/>(global-set-key (kbd <text:span text:style-name="OrgSrcFontLockStringFace">"C-x C-b"</text:span>) 'helm-buffers-list)</text:p>
      <text:p text:style-name="OrgSrcBlock"><text:s text:c="2"/>(global-set-key (kbd <text:span text:style-name="OrgSrcFontLockStringFace">"M-s"</text:span>) 'helm-swoop)</text:p>
      <text:p text:style-name="OrgSrcBlock"><text:s text:c="2"/>(global-set-key (kbd <text:span text:style-name="OrgSrcFontLockStringFace">"C-M-r"</text:span>) 'helm-recentf)</text:p>
      <text:p text:style-name="OrgSrcBlock"><text:s text:c="2"/>(global-set-key (kbd <text:span text:style-name="OrgSrcFontLockStringFace">"C-c o"</text:span>) 'helm-occur)</text:p>
      <text:p text:style-name="OrgSrcBlock"><text:s text:c="2"/>(global-set-key (kbd <text:span text:style-name="OrgSrcFontLockStringFace">"M-x"</text:span>) 'helm-M-x)</text:p>
      <text:p text:style-name="OrgSrcBlockLastLine"><text:s text:c="2"/>)</text:p>
      <text:h text:style-name="Heading_20_2" text:outline-level="2"><text:bookmark text:name="orgheadline107"/><text:bookmark-start text:name="OrgXref.orgheadline107"/>[stripe-buffer.el] テーブルの色をストライプにする <text:bookmark-end text:name="OrgXref.orgheadline107"/></text:h>
      <text:p text:style-name="Text_20_body"><text:a xlink:type="simple" xlink:href="https://github.com/sabof/stripe-buffer/blob/master/stripe-buffer.el" text:style-name="Internet_20_link" text:visited-style-name="Visited_20_Internet_20_Link">stripe-buffer.el</text:a>を使います。重くツリーが多いOrgバッファだと激重になる可能性があります。</text:p>
      <text:p text:style-name="OrgSrcBlock">(eval-after-autoload-if-found</text:p>
      <text:p text:style-name="OrgSrcBlock"><text:s/>'org-mode <text:span text:style-name="OrgSrcFontLockStringFace">"org"</text:span> <text:span text:style-name="OrgSrcFontLockStringFace">"Org Mode"</text:span> t nil</text:p>
      <text:p text:style-name="OrgSrcBlock"><text:s/>'(</text:p>
      <text:p text:style-name="OrgSrcBlock"><text:s text:c="40"/><text:span text:style-name="OrgSrcFontLockCommentDelimiterFace">; <text:s text:c="8"/></text:span><text:span text:style-name="OrgSrcFontLockCommentFace">(require 'org-install)</text:span></text:p>
      <text:p text:style-name="OrgSrcBlock"><text:s text:c="3"/>(<text:span text:style-name="OrgSrcFontLockKeywordFace">require</text:span> '<text:span text:style-name="OrgSrcFontLockConstantFace">stripe-buffer</text:span> nil t)</text:p>
      <text:p text:style-name="OrgSrcBlockLastLine"><text:s text:c="3"/>(add-hook 'org-mode-hook 'turn-on-stripe-table-mode)))</text:p>
      <text:h text:style-name="Heading_20_2" text:outline-level="2"><text:bookmark text:name="orgheadline108"/><text:bookmark-start text:name="OrgXref.orgheadline108"/>[rainbow-delimiters] 対応するカッコに色を付ける <text:bookmark-end text:name="OrgXref.orgheadline108"/></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 <text:span text:style-name="OrgSrcFontLockStringFace">"rainbow-delimiters"</text:span></text:p>
      <text:p text:style-name="OrgSrcBlock"><text:s text:c="2"/><text:span text:style-name="OrgSrcFontLockCommentDelimiterFace">;; </text:span><text:span text:style-name="OrgSrcFontLockCommentFace">https://yoo2080.wordpress.com/2013/12/21/small-rainbow-delimiters-tutorial/</text:span></text:p>
      <text:p text:style-name="OrgSrcBlock"><text:s text:c="2"/>(<text:span text:style-name="OrgSrcFontLockKeywordFace">require</text:span> '<text:span text:style-name="OrgSrcFontLockConstantFace">cl-lib</text:span>)</text:p>
      <text:p text:style-name="OrgSrcBlock"><text:s text:c="2"/>(<text:span text:style-name="OrgSrcFontLockKeywordFace">require</text:span> '<text:span text:style-name="OrgSrcFontLockConstantFace">color</text:span>)</text:p>
      <text:p text:style-name="OrgSrcBlock"><text:s text:c="2"/>(<text:span text:style-name="OrgSrcFontLockKeywordFace">cl-loop</text:span></text:p>
      <text:p text:style-name="OrgSrcBlock"><text:s text:c="3"/>for index from 1 to rainbow-delimiters-max-face-count</text:p>
      <text:p text:style-name="OrgSrcBlock"><text:s text:c="3"/>do</text:p>
      <text:p text:style-name="OrgSrcBlock"><text:s text:c="3"/>(<text:span text:style-name="OrgSrcFontLockKeywordFace">let</text:span> ((face (intern (format <text:span text:style-name="OrgSrcFontLockStringFace">"rainbow-delimiters-depth-%d-face"</text:span> index))))</text:p>
      <text:p text:style-name="OrgSrcBlock"><text:s text:c="5"/>(cl-callf color-saturate-name (face-foreground face) 50))))</text:p>
      <text:p text:style-name="OrgSrcBlock"/>
      <text:p text:style-name="OrgSrcBlock">(add-hook 'prog-mode-hook</text:p>
      <text:p text:style-name="OrgSrcBlock"><text:s text:c="10"/>'(<text:span text:style-name="OrgSrcFontLockKeywordFace">lambda</text:span> ()</text:p>
      <text:p text:style-name="OrgSrcBlock"><text:s text:c="13"/>(<text:span text:style-name="OrgSrcFontLockKeywordFace">unless</text:span> (equal (buffer-name) <text:span text:style-name="OrgSrcFontLockStringFace">"*scratch*"</text:span>)</text:p>
      <text:p text:style-name="OrgSrcBlockLastLine"><text:soft-page-break/><text:s text:c="15"/>(rainbow-delimiters-mode))))</text:p>
      <text:h text:style-name="Heading_20_2" text:outline-level="2"><text:bookmark text:name="orgheadline109"/><text:bookmark-start text:name="OrgXref.orgheadline109"/>[git-gutter-fringe] 編集差分をフレーム端で視覚化 <text:bookmark-end text:name="OrgXref.orgheadline109"/></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 (eval-after-autoload-if-found</text:p>
      <text:p text:style-name="OrgSrcBlock"><text:s text:c="7"/>'(git-gutter-mode) <text:span text:style-name="OrgSrcFontLockStringFace">"git-gutter-fringe"</text:span> <text:span text:style-name="OrgSrcFontLockStringFace">"Org Mode"</text:span> t nil</text:p>
      <text:p text:style-name="OrgSrcBlock"><text:s text:c="7"/>'((setq git-gutter:lighter <text:span text:style-name="OrgSrcFontLockStringFace">""</text:span>)</text:p>
      <text:p text:style-name="OrgSrcBlock"><text:s text:c="9"/><text:span text:style-name="OrgSrcFontLockCommentDelimiterFace">;; </text:span><text:span text:style-name="OrgSrcFontLockCommentFace">"!"</text:span></text:p>
      <text:p text:style-name="OrgSrcBlock"><text:s text:c="9"/>(fringe-helper-define 'git-gutter-fr:modified nil</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9"/><text:span text:style-name="OrgSrcFontLockCommentDelimiterFace">;; </text:span><text:span text:style-name="OrgSrcFontLockCommentFace">"+"</text:span></text:p>
      <text:p text:style-name="OrgSrcBlock"><text:s text:c="9"/>(fringe-helper-define 'git-gutter-fr:added nil</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XXXX."</text:span></text:p>
      <text:p text:style-name="OrgSrcBlock"><text:s text:c="11"/><text:span text:style-name="OrgSrcFontLockStringFace">".XXXX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9"/><text:span text:style-name="OrgSrcFontLockCommentDelimiterFace">;; </text:span><text:span text:style-name="OrgSrcFontLockCommentFace">"-"</text:span></text:p>
      <text:p text:style-name="OrgSrcBlock"><text:s text:c="9"/>(fringe-helper-define 'git-gutter-fr:deleted nil</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XXXXXX."</text:span></text:p>
      <text:p text:style-name="OrgSrcBlock"><text:s text:c="11"/><text:span text:style-name="OrgSrcFontLockStringFace">".XXXXXX."</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9"/>(setq git-gutter-fr:side 'left-fringe)</text:p>
      <text:p text:style-name="OrgSrcBlock"><text:s text:c="9"/>(set-face-foreground 'git-gutter-fr:added <text:s text:c="3"/><text:span text:style-name="OrgSrcFontLockStringFace">"</text:span><text:span text:style-name="OrgSrcDefault0026">#FF2600</text:span><text:span text:style-name="OrgSrcFontLockStringFace">"</text:span>)</text:p>
      <text:p text:style-name="OrgSrcBlock"><text:s text:c="9"/>(set-face-foreground 'git-gutter-fr:modified <text:span text:style-name="OrgSrcFontLockStringFace">"</text:span><text:span text:style-name="OrgSrcDefault0016">orange</text:span><text:span text:style-name="OrgSrcFontLockStringFace">"</text:span>)</text:p>
      <text:p text:style-name="OrgSrcBlock"><text:s text:c="9"/>(set-face-foreground 'git-gutter-fr:deleted <text:s/><text:span text:style-name="OrgSrcFontLockStringFace">"</text:span><text:span text:style-name="OrgSrcDefault0027">medium sea green</text:span><text:span text:style-name="OrgSrcFontLockStringFace">"</text:span>)))</text:p>
      <text:p text:style-name="OrgSrcBlock"/>
      <text:p text:style-name="OrgSrcBlock"><text:s text:c="2"/>(add-hook 'emacs-lisp-mode-hook 'git-gutter-mode)</text:p>
      <text:p text:style-name="OrgSrcBlock"><text:s text:c="2"/>(add-hook 'lisp-mode-hook 'git-gutter-mode)</text:p>
      <text:p text:style-name="OrgSrcBlock"><text:s text:c="2"/>(add-hook 'perl-mode-hook 'git-gutter-mode)</text:p>
      <text:p text:style-name="OrgSrcBlock"><text:s text:c="2"/>(add-hook 'python-mode-hook 'git-gutter-mode)</text:p>
      <text:p text:style-name="OrgSrcBlock"><text:s text:c="2"/>(add-hook 'c-mode-common-hook 'git-gutter-mode)</text:p>
      <text:p text:style-name="OrgSrcBlock"><text:s text:c="2"/>(add-hook 'nxml-mode-hook 'git-gutter-mode)</text:p>
      <text:p text:style-name="OrgSrcBlockLastLine"><text:s text:c="2"/>(add-hook 'web-mode-hook 'git-gutter-mode))</text:p>
      <text:h text:style-name="Heading_20_2" text:outline-level="2"><text:bookmark text:name="orgheadline110"/><text:bookmark-start text:name="OrgXref.orgheadline110"/>[zlc.el] find-file バッファを zsh ライクにする <text:bookmark-end text:name="OrgXref.orgheadline110"/></text:h>
      <text:p text:style-name="Text_20_body">ファイル選択を zsh ライクに変更できます。</text:p>
      <text:p text:style-name="OrgSrcBlock">(<text:span text:style-name="OrgSrcFontLockKeywordFace">when</text:span> (<text:span text:style-name="OrgSrcFontLockKeywordFace">require</text:span> '<text:span text:style-name="OrgSrcFontLockConstantFace">zlc</text:span> nil t)</text:p>
      <text:p text:style-name="OrgSrcBlock"><text:s text:c="2"/><text:span text:style-name="OrgSrcFontLockCommentDelimiterFace">;; </text:span><text:span text:style-name="OrgSrcFontLockCommentFace">http://d.hatena.ne.jp/mooz/20101003/p1</text:span></text:p>
      <text:p text:style-name="OrgSrcBlock"><text:soft-page-break/><text:s text:c="2"/>(zlc-mode 1)</text:p>
      <text:p text:style-name="OrgSrcBlock"><text:s text:c="2"/>(set-face-attribute 'zlc-selected-completion-face nil</text:p>
      <text:p text:style-name="OrgSrcBlock"><text:s text:c="22"/><text:span text:style-name="OrgSrcFontLockBuiltinFace">:foreground</text:span> <text:span text:style-name="OrgSrcFontLockStringFace">"</text:span><text:span text:style-name="OrgSrcDefault0028">#000000</text:span><text:span text:style-name="OrgSrcFontLockStringFace">"</text:span> <text:span text:style-name="OrgSrcFontLockBuiltinFace">:background</text:span> <text:span text:style-name="OrgSrcFontLockStringFace">"</text:span><text:span text:style-name="OrgSrcDefault0029">#9DFFD2</text:span><text:span text:style-name="OrgSrcFontLockStringFace">"</text:span> <text:span text:style-name="OrgSrcFontLockBuiltinFace">:bold</text:span> t)</text:p>
      <text:p text:style-name="OrgSrcBlock"><text:s text:c="2"/>(setq zlc-select-completion-immediately t)</text:p>
      <text:p text:style-name="OrgSrcBlock"><text:s text:c="2"/>(<text:span text:style-name="OrgSrcFontLockKeywordFace">let</text:span> ((map minibuffer-local-map))</text:p>
      <text:p text:style-name="OrgSrcBlock"><text:s text:c="4"/><text:span text:style-name="OrgSrcFontLockCommentDelimiterFace">;; </text:span><text:span text:style-name="OrgSrcFontLockCommentFace">like menu select</text:span></text:p>
      <text:p text:style-name="OrgSrcBlock"><text:s text:c="4"/>(define-key map (kbd <text:span text:style-name="OrgSrcFontLockStringFace">"&lt;down&gt;"</text:span>) 'zlc-select-next-vertical)</text:p>
      <text:p text:style-name="OrgSrcBlock"><text:s text:c="4"/>(define-key map (kbd <text:span text:style-name="OrgSrcFontLockStringFace">"&lt;up&gt;"</text:span>) 'zlc-select-previous-vertical)</text:p>
      <text:p text:style-name="OrgSrcBlock"><text:s text:c="4"/>(define-key map (kbd <text:span text:style-name="OrgSrcFontLockStringFace">"&lt;left&gt;"</text:span>) 'zlc-select-next)</text:p>
      <text:p text:style-name="OrgSrcBlock"><text:s text:c="4"/>(define-key map (kbd <text:span text:style-name="OrgSrcFontLockStringFace">"&lt;right&gt;"</text:span>) 'zlc-select-previous)</text:p>
      <text:p text:style-name="OrgSrcBlock"><text:s text:c="4"/><text:span text:style-name="OrgSrcFontLockCommentDelimiterFace">;; </text:span><text:span text:style-name="OrgSrcFontLockCommentFace">reset selection</text:span></text:p>
      <text:p text:style-name="OrgSrcBlockLastLine"><text:s text:c="4"/>(define-key map (kbd <text:span text:style-name="OrgSrcFontLockStringFace">"C-c"</text:span>) 'zlc-reset)))</text:p>
      <text:h text:style-name="Heading_20_1" text:outline-level="1"><text:bookmark text:name="orgheadline115"/><text:bookmark-start text:name="OrgXref.orgheadline115"/>メディアサポート <text:bookmark-end text:name="OrgXref.orgheadline115"/></text:h>
      <text:h text:style-name="Heading_20_2" text:outline-level="2"><text:bookmark text:name="orgheadline112"/><text:bookmark-start text:name="OrgXref.orgheadline112"/>[bongo.el] Emacsのバッファで音楽ライブラリを管理する <text:bookmark-end text:name="OrgXref.orgheadline112"/></text:h>
      <text:p text:style-name="Text_20_body"><text:a xlink:type="simple" xlink:href="http://pastelwill.jp/wiki/doku.php?id=emacs" text:style-name="Internet_20_link" text:visited-style-name="Visited_20_Internet_20_Link">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pan text:style-name="OrgSrcFontLockCommentDelimiterFace">;; <text:s/></text:span><text:span text:style-name="OrgSrcFontLockCommentFace">(require 'bongo)</text:span></text:p>
      <text:p text:style-name="OrgSrcBlock">(<text:span text:style-name="OrgSrcFontLockKeywordFace">when</text:span> (autoload-if-found 'bongo <text:span text:style-name="OrgSrcFontLockStringFace">"bongo-mplayer"</text:span> nil t)</text:p>
      <text:p text:style-name="OrgSrcBlock"><text:s text:c="2"/>(<text:span text:style-name="OrgSrcFontLockKeywordFace">defun</text:span> <text:span text:style-name="OrgSrcFontLockFunctionNameFace">init-bongo</text:span> ()</text:p>
      <text:p text:style-name="OrgSrcBlock"><text:s text:c="4"/>(interactive)</text:p>
      <text:p text:style-name="OrgSrcBlock"><text:s text:c="4"/>(bongo)</text:p>
      <text:p text:style-name="OrgSrcBlock"><text:s text:c="4"/>(find-file <text:span text:style-name="OrgSrcFontLockStringFace">"~/Desktop/next/Tidy/hoge.bongo-playlist"</text:span>))</text:p>
      <text:p text:style-name="OrgSrcBlock"><text:s text:c="2"/>(eval-after-load <text:span text:style-name="OrgSrcFontLockStringFace">"bongo-mplayer"</text:span></text:p>
      <text:p text:style-name="OrgSrcBlock"><text:s text:c="4"/>'(<text:span text:style-name="OrgSrcFontLockKeywordFace">progn</text:span></text:p>
      <text:p text:style-name="OrgSrcBlock"><text:s text:c="7"/><text:span text:style-name="OrgSrcFontLockCommentDelimiterFace">;; </text:span><text:span text:style-name="OrgSrcFontLockCommentFace">Volume control</text:span></text:p>
      <text:p text:style-name="OrgSrcBlock"><text:s text:c="40"/><text:span text:style-name="OrgSrcFontLockCommentDelimiterFace">; <text:s text:c="8"/></text:span><text:span text:style-name="OrgSrcFontLockCommentFace">(require volume.el nil t)</text:span></text:p>
      <text:p text:style-name="OrgSrcBlock"><text:s text:c="7"/>(setq bongo-mplayer-extra-arguments '(<text:span text:style-name="OrgSrcFontLockStringFace">"-volume"</text:span> <text:span text:style-name="OrgSrcFontLockStringFace">"1"</text:span>))</text:p>
      <text:p text:style-name="OrgSrcBlock"><text:s text:c="7"/><text:span text:style-name="OrgSrcFontLockCommentDelimiterFace">;; </text:span><text:span text:style-name="OrgSrcFontLockCommentFace">Avoid error when editing bongo buffers</text:span></text:p>
      <text:p text:style-name="OrgSrcBlock"><text:s text:c="7"/>(setq yank-excluded-properties nil)</text:p>
      <text:p text:style-name="OrgSrcBlock"><text:s text:c="7"/><text:span text:style-name="OrgSrcFontLockCommentDelimiterFace">;; </text:span><text:span text:style-name="OrgSrcFontLockCommentFace">Use mplayer</text:span></text:p>
      <text:p text:style-name="OrgSrcBlockLastLine"><text:s text:c="7"/>(setq bongo-enabled-backends '(mplayer)))))</text:p>
      <text:p text:style-name="OrgSrcBlock">(eval-after-autoload-if-found</text:p>
      <text:p text:style-name="OrgSrcBlock"><text:s/>'(bongo) <text:span text:style-name="OrgSrcFontLockStringFace">"bongo-mplayer"</text:span> nil t nil</text:p>
      <text:p text:style-name="OrgSrcBlock"><text:s/>'(<text:span text:style-name="OrgSrcFontLockCommentDelimiterFace">;; </text:span><text:span text:style-name="OrgSrcFontLockCommentFace">Volume control</text:span></text:p>
      <text:p text:style-name="OrgSrcBlock"><text:s text:c="3"/><text:span text:style-name="OrgSrcFontLockCommentDelimiterFace">;; <text:s text:c="8"/></text:span><text:span text:style-name="OrgSrcFontLockCommentFace">(require volume.el nil t)</text:span></text:p>
      <text:p text:style-name="OrgSrcBlock"><text:s text:c="3"/>(setq bongo-mplayer-extra-arguments '(<text:span text:style-name="OrgSrcFontLockStringFace">"-volume"</text:span> <text:span text:style-name="OrgSrcFontLockStringFace">"1"</text:span>))</text:p>
      <text:p text:style-name="OrgSrcBlock"><text:s text:c="3"/><text:span text:style-name="OrgSrcFontLockCommentDelimiterFace">;; </text:span><text:span text:style-name="OrgSrcFontLockCommentFace">Avoid error when editing bongo buffers</text:span></text:p>
      <text:p text:style-name="OrgSrcBlock"><text:s text:c="3"/>(setq yank-excluded-properties nil)</text:p>
      <text:p text:style-name="OrgSrcBlock"><text:s text:c="3"/><text:span text:style-name="OrgSrcFontLockCommentDelimiterFace">;; </text:span><text:span text:style-name="OrgSrcFontLockCommentFace">Use mplayer</text:span></text:p>
      <text:p text:style-name="OrgSrcBlock"><text:s text:c="3"/>(setq bongo-enabled-backends '(mplayer))</text:p>
      <text:p text:style-name="OrgSrcBlock"/>
      <text:p text:style-name="OrgSrcBlock"><text:s text:c="3"/>(<text:span text:style-name="OrgSrcFontLockKeywordFace">defun</text:span> <text:span text:style-name="OrgSrcFontLockFunctionNameFace">init-bongo</text:span> ()</text:p>
      <text:p text:style-name="OrgSrcBlock"><text:s text:c="5"/>(interactive)</text:p>
      <text:p text:style-name="OrgSrcBlock"><text:s text:c="5"/>(bongo)</text:p>
      <text:p text:style-name="OrgSrcBlockLastLine"><text:s text:c="5"/>(find-file <text:span text:style-name="OrgSrcFontLockStringFace">"~/Desktop/next/Tidy/hoge.bongo-playlist"</text:span>))))</text:p>
      <text:p text:style-name="Text_20_body"><text:soft-page-break/>org-player.el を使えば、org-mode のバッファから Bongo を操作できる。</text:p>
      <text:p text:style-name="OrgSrcBlockLastLine">(eval-after-autoload-if-found 'org-mode <text:span text:style-name="OrgSrcFontLockStringFace">"org-player"</text:span> nil t)</text:p>
      <text:p text:style-name="Text_20_body">音量コントロールには、<text:a xlink:type="simple" xlink:href="https://github.com/dbrock/volume-el" text:style-name="Internet_20_link" text:visited-style-name="Visited_20_Internet_20_Link">volume.el</text:a>が必要です。設定がうまくいかないので保留中</text:p>
      <text:p text:style-name="OrgSrcBlockLastLine">(autoload 'volume <text:span text:style-name="OrgSrcFontLockStringFace">"volume"</text:span> <text:span text:style-name="OrgSrcFontLockDocFace">"Tweak your sound card volume."</text:span> t)</text:p>
      <text:h text:style-name="Heading_20_2" text:outline-level="2"><text:bookmark text:name="orgheadline113"/><text:bookmark-start text:name="OrgXref.orgheadline113"/>[GoogleMaps.el] GoogleMaps を Emacs 内で使う <text:bookmark-end text:name="OrgXref.orgheadline113"/></text:h>
      <text:p text:style-name="Text_20_body"><text:a xlink:type="simple" xlink:href="http://julien.danjou.info/software/google-maps.el" text:style-name="Internet_20_link" text:visited-style-name="Visited_20_Internet_20_Link">http://julien.danjou.info/software/google-maps.el</text:a></text:p>
      <text:p text:style-name="Text_20_body"><text:span text:style-name="OrgCode">M-x gogole-maps</text:span> で起動します。</text:p>
      <text:p text:style-name="OrgSrcBlock">(eval-after-autoload-if-found</text:p>
      <text:p text:style-name="OrgSrcBlock"><text:s/>'(google-maps) <text:span text:style-name="OrgSrcFontLockStringFace">"google-maps"</text:span> nil t nil</text:p>
      <text:p text:style-name="OrgSrcBlockLastLine"><text:s/>'((<text:span text:style-name="OrgSrcFontLockKeywordFace">require</text:span> '<text:span text:style-name="OrgSrcFontLockConstantFace">org-location-google-maps</text:span> nil 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text:bookmark text:name="orgheadline114"/><text:bookmark-start text:name="OrgXref.orgheadline114"/>[org-google-weather.el] org-agenda に天気を表示する <text:bookmark-end text:name="OrgXref.orgheadline114"/></text:h>
      <text:p text:style-name="Text_20_body">残念ながら Google API が変更になり動かなくなったそうです。</text:p>
      <text:p text:style-name="Text_20_body"><text:a xlink:type="simple" xlink:href="http://julien.danjou.info/software/google-weather.el" text:style-name="Internet_20_link" text:visited-style-name="Visited_20_Internet_20_Link">http://julien.danjou.info/software/google-weather.el</text:a></text:p>
      <text:p text:style-name="OrgSrcBlock">(<text:span text:style-name="OrgSrcFontLockKeywordFace">require</text:span> '<text:span text:style-name="OrgSrcFontLockConstantFace">google-weather</text:span> nil t)</text:p>
      <text:p text:style-name="OrgSrcBlock">(<text:span text:style-name="OrgSrcFontLockKeywordFace">when</text:span> (<text:span text:style-name="OrgSrcFontLockKeywordFace">require</text:span> '<text:span text:style-name="OrgSrcFontLockConstantFace">org-google-weather</text:span> nil t)</text:p>
      <text:p text:style-name="OrgSrcBlockLastLine"><text:s text:c="2"/>'(org-google-weather-use-google-icons t))</text:p>
      <text:h text:style-name="Heading_20_1" text:outline-level="1"><text:bookmark text:name="orgheadline130"/><text:bookmark-start text:name="OrgXref.orgheadline130"/>履歴／ファイル管理 <text:bookmark-end text:name="OrgXref.orgheadline130"/></text:h>
      <text:h text:style-name="Heading_20_2" text:outline-level="2"><text:bookmark text:name="orgheadline116"/><text:bookmark-start text:name="OrgXref.orgheadline116"/>Undoバッファを無限に取る <text:bookmark-end text:name="OrgXref.orgheadline116"/></text:h>
      <text:p text:style-name="OrgSrcBlockLastLine">(setq undo-outer-limit nil)</text:p>
      <text:h text:style-name="Heading_20_2" text:outline-level="2"><text:bookmark text:name="orgheadline117"/><text:bookmark-start text:name="OrgXref.orgheadline117"/>[undo-tree] 編集履歴をわかりやすくたどる <text:bookmark-end text:name="OrgXref.orgheadline117"/></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 (eval-after-autoload-if-found</text:p>
      <text:p text:style-name="OrgSrcBlock"><text:s text:c="7"/>'(my:undo-tree-visualize) <text:span text:style-name="OrgSrcFontLockStringFace">"undo-tree"</text:span> nil t nil</text:p>
      <text:p text:style-name="OrgSrcBlock"><text:s text:c="7"/>'((global-undo-tree-mode)</text:p>
      <text:p text:style-name="OrgSrcBlock"><text:s text:c="9"/>(setq undo-tree-mode-lighter nil) <text:span text:style-name="OrgSrcFontLockCommentDelimiterFace">;; </text:span><text:span text:style-name="OrgSrcFontLockCommentFace">モードライン領域を節約</text:span></text:p>
      <text:p text:style-name="OrgSrcBlock"><text:s text:c="9"/>(<text:span text:style-name="OrgSrcFontLockKeywordFace">defun</text:span> <text:span text:style-name="OrgSrcFontLockFunctionNameFace">my:undo-tree-visualizer-quit</text:span> ()</text:p>
      <text:p text:style-name="OrgSrcBlock"><text:soft-page-break/><text:s text:c="11"/>(interactive)</text:p>
      <text:p text:style-name="OrgSrcBlock"><text:s text:c="11"/>(undo-tree-visualizer-quit)</text:p>
      <text:p text:style-name="OrgSrcBlock"><text:s text:c="11"/>(delete-window)</text:p>
      <text:p text:style-name="OrgSrcBlock"><text:s text:c="11"/>(set-frame-width (selected-frame) 80))</text:p>
      <text:p text:style-name="OrgSrcBlock"><text:s text:c="9"/>(<text:span text:style-name="OrgSrcFontLockKeywordFace">defun</text:span> <text:span text:style-name="OrgSrcFontLockFunctionNameFace">my:undo-tree-visualize</text:span> ()</text:p>
      <text:p text:style-name="OrgSrcBlock"><text:s text:c="11"/>(interactive)</text:p>
      <text:p text:style-name="OrgSrcBlock"><text:s text:c="11"/>(set-frame-width (selected-frame) 163)</text:p>
      <text:p text:style-name="OrgSrcBlock"><text:s text:c="11"/>(undo-tree-visualize))</text:p>
      <text:p text:style-name="OrgSrcBlock"/>
      <text:p text:style-name="OrgSrcBlock"><text:s text:c="9"/>(define-key undo-tree-visualizer-mode-map (kbd <text:span text:style-name="OrgSrcFontLockStringFace">"q"</text:span>)</text:p>
      <text:p text:style-name="OrgSrcBlock"><text:s text:c="11"/>'my:undo-tree-visualizer-quit)</text:p>
      <text:p text:style-name="OrgSrcBlock"><text:s text:c="9"/><text:span text:style-name="OrgSrcFontLockCommentDelimiterFace">;; </text:span><text:span text:style-name="OrgSrcFontLockCommentFace">undo-tree-map にも必要</text:span></text:p>
      <text:p text:style-name="OrgSrcBlock"><text:s text:c="9"/>(define-key undo-tree-map (kbd <text:span text:style-name="OrgSrcFontLockStringFace">"C-x u"</text:span>)</text:p>
      <text:p text:style-name="OrgSrcBlock"><text:s text:c="11"/>'my:undo-tree-visualize)))</text:p>
      <text:p text:style-name="OrgSrcBlockLastLine"><text:s text:c="2"/>(global-set-key (kbd <text:span text:style-name="OrgSrcFontLockStringFace">"C-x u"</text:span>) 'my:undo-tree-visualize))</text:p>
      <text:h text:style-name="Heading_20_2" text:outline-level="2"><text:bookmark text:name="orgheadline118"/><text:bookmark-start text:name="OrgXref.orgheadline118"/>バッファ保存時にバックアップファイルを生成する <text:bookmark-end text:name="OrgXref.orgheadline118"/></text:h>
      <text:p text:style-name="Text_20_body">バッファが保存されるとき、必ずバックアップを生成する。</text:p>
      <text:p text:style-name="OrgSrcBlock"><text:span text:style-name="OrgSrcFontLockCommentDelimiterFace">;; </text:span><text:span text:style-name="OrgSrcFontLockCommentFace">Backup the buffer whenever the buffer is saved</text:span></text:p>
      <text:p text:style-name="OrgSrcBlock">(global-set-key (kbd <text:span text:style-name="OrgSrcFontLockStringFace">"C-x C-s"</text:span>)</text:p>
      <text:p text:style-name="OrgSrcBlockLastLine"><text:s text:c="16"/>'(<text:span text:style-name="OrgSrcFontLockKeywordFace">lambda</text:span> () (interactive) (save-buffer 16)))</text:p>
      <text:h text:style-name="Heading_20_2" text:outline-level="2"><text:bookmark text:name="orgheadline119"/><text:bookmark-start text:name="OrgXref.orgheadline119"/>バッファ保存時にバックアップを生成させない <text:bookmark-end text:name="OrgXref.orgheadline119"/></text:h>
      <text:p text:style-name="OrgSrcBlock"><text:span text:style-name="OrgSrcFontLockCommentDelimiterFace">;; </text:span><text:span text:style-name="OrgSrcFontLockCommentFace">*.~</text:span></text:p>
      <text:p text:style-name="OrgSrcBlock">(setq make-backup-files nil)</text:p>
      <text:p text:style-name="OrgSrcBlock"><text:span text:style-name="OrgSrcFontLockCommentDelimiterFace">;; </text:span><text:span text:style-name="OrgSrcFontLockCommentFace">.#*</text:span></text:p>
      <text:p text:style-name="OrgSrcBlock">(setq auto-save-default nil)</text:p>
      <text:p text:style-name="OrgSrcBlock"><text:span text:style-name="OrgSrcFontLockCommentDelimiterFace">;; </text:span><text:span text:style-name="OrgSrcFontLockCommentFace">auto-save-list</text:span></text:p>
      <text:p text:style-name="OrgSrcBlockLastLine">(setq auto-save-list-file-prefix nil)</text:p>
      <text:h text:style-name="Heading_20_2" text:outline-level="2"><text:bookmark text:name="orgheadline120"/><text:bookmark-start text:name="OrgXref.orgheadline120"/>ミニバッファの履歴を保存しリストアする <text:bookmark-end text:name="OrgXref.orgheadline120"/></text:h>
      <text:p text:style-name="OrgSrcBlock">(<text:span text:style-name="OrgSrcFontLockKeywordFace">when</text:span> (eval-after-autoload-if-found</text:p>
      <text:p text:style-name="OrgSrcBlock"><text:s text:c="7"/>'(savehist-mode) <text:span text:style-name="OrgSrcFontLockStringFace">"savehist"</text:span> nil t nil</text:p>
      <text:p text:style-name="OrgSrcBlock"><text:s text:c="7"/>'((setq savehist-file <text:span text:style-name="OrgSrcFontLockStringFace">"~/Dropbox/emacs.d/.history"</text:span>)))</text:p>
      <text:p text:style-name="OrgSrcBlockLastLine"><text:s text:c="2"/>(savehist-mode 1))</text:p>
      <text:h text:style-name="Heading_20_2" text:outline-level="2"><text:bookmark text:name="orgheadline121"/><text:bookmark-start text:name="OrgXref.orgheadline121"/>履歴サイズを大きくする <text:bookmark-end text:name="OrgXref.orgheadline121"/></text:h>
      <text:p text:style-name="Text_20_body">tで無限大に指定する。</text:p>
      <text:p text:style-name="OrgSrcBlockLastLine">(setq history-length 1000)</text:p>
      <text:h text:style-name="Heading_20_2" text:outline-level="2"><text:bookmark text:name="orgheadline122"/><text:bookmark-start text:name="OrgXref.orgheadline122"/>Emacs終了時に開いていたバッファを起動時に復元する <text:bookmark-end text:name="OrgXref.orgheadline122"/></text:h>
      <text:p text:style-name="Text_20_body">Built-in の <text:a xlink:type="simple" xlink:href="http://www.emacswiki.org/emacs/DeskTop" text:style-name="Internet_20_link" text:visited-style-name="Visited_20_Internet_20_Link">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text:soft-page-break/>(eval-after-autoload-if-found</text:p>
      <text:p text:style-name="OrgSrcBlock"><text:s/>'(desktop-save desktop-clear desktop-load-default desktop-remove)</text:p>
      <text:p text:style-name="OrgSrcBlock"><text:s/><text:span text:style-name="OrgSrcFontLockStringFace">"desktop"</text:span> nil t nil</text:p>
      <text:p text:style-name="OrgSrcBlock"><text:s/>'((desktop-save-mode 1)</text:p>
      <text:p text:style-name="OrgSrcBlockLastLine"><text:s text:c="3"/>(setq desktop-files-not-to-save <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 text:name="orgheadline123"/><text:bookmark-start text:name="OrgXref.orgheadline123"/>最近開いたファイルリストを保持 <text:bookmark-end text:name="OrgXref.orgheadline123"/></text:h>
      <text:p text:style-name="Text_20_body">Built-in の <text:a xlink:type="simple" xlink:href="http://www.emacswiki.org/emacs/RecentFiles" text:style-name="Internet_20_link" text:visited-style-name="Visited_20_Internet_20_Link">recentf.el</text:a> を使う。</text:p>
      <text:p text:style-name="Text_20_body"><text:a xlink:type="simple" xlink:href="http://d.hatena.ne.jp/tomoya/20110217/1297928222" text:style-name="Internet_20_link" text:visited-style-name="Visited_20_Internet_20_Link">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p>
      <text:p text:style-name="OrgSrcBlock"><text:s text:c="5"/>(<text:span text:style-name="OrgSrcFontLockKeywordFace">when</text:span> (eval-after-autoload-if-found</text:p>
      <text:p text:style-name="OrgSrcBlock"><text:s text:c="12"/>'(rencetf-mode recentf-save-list-without-msg) <text:span text:style-name="OrgSrcFontLockStringFace">"recentf"</text:span> nil t nil</text:p>
      <text:p text:style-name="OrgSrcBlock"><text:s text:c="12"/>'((<text:span text:style-name="OrgSrcFontLockKeywordFace">defun</text:span> <text:span text:style-name="OrgSrcFontLockFunctionNameFace">recentf-save-list-without-msg</text:span> ()</text:p>
      <text:p text:style-name="OrgSrcBlock"><text:s text:c="16"/>(interactive)</text:p>
      <text:p text:style-name="OrgSrcBlock"><text:s text:c="16"/>(<text:span text:style-name="OrgSrcFontLockKeywordFace">let</text:span> ((message-log-max nil))</text:p>
      <text:p text:style-name="OrgSrcBlock"><text:s text:c="18"/>(<text:span text:style-name="OrgSrcFontLockKeywordFace">if</text:span> (<text:span text:style-name="OrgSrcFontLockKeywordFace">require</text:span> '<text:span text:style-name="OrgSrcFontLockConstantFace">shut-up</text:span> nil t)</text:p>
      <text:p text:style-name="OrgSrcBlock"><text:s text:c="22"/>(shut-up (recentf-save-list))</text:p>
      <text:p text:style-name="OrgSrcBlock"><text:s text:c="20"/>(recentf-save-list)))</text:p>
      <text:p text:style-name="OrgSrcBlock"><text:s text:c="16"/>(message <text:span text:style-name="OrgSrcFontLockStringFace">""</text:span>))</text:p>
      <text:p text:style-name="OrgSrcBlock"><text:s text:c="14"/>(<text:span text:style-name="OrgSrcFontLockKeywordFace">defun</text:span> <text:span text:style-name="OrgSrcFontLockFunctionNameFace">recentf-cleanup-without-msg</text:span> ()</text:p>
      <text:p text:style-name="OrgSrcBlock"><text:s text:c="16"/>(interactive)</text:p>
      <text:p text:style-name="OrgSrcBlock"><text:s text:c="16"/>(<text:span text:style-name="OrgSrcFontLockKeywordFace">let</text:span> ((message-log-max nil))</text:p>
      <text:p text:style-name="OrgSrcBlock"><text:s text:c="18"/>(<text:span text:style-name="OrgSrcFontLockKeywordFace">if</text:span> (<text:span text:style-name="OrgSrcFontLockKeywordFace">require</text:span> '<text:span text:style-name="OrgSrcFontLockConstantFace">shut-up</text:span> nil t)</text:p>
      <text:p text:style-name="OrgSrcBlock"><text:s text:c="22"/>(shut-up (recentf-cleanup))</text:p>
      <text:p text:style-name="OrgSrcBlock"><text:s text:c="20"/>(recentf-cleanup)))</text:p>
      <text:p text:style-name="OrgSrcBlock"><text:s text:c="18"/>(message <text:span text:style-name="OrgSrcFontLockStringFace">""</text:span>))</text:p>
      <text:p text:style-name="OrgSrcBlock"><text:s text:c="14"/>(add-hook 'focus-out-hook 'recentf-save-list-without-msg)</text:p>
      <text:p text:style-name="OrgSrcBlock"><text:s text:c="14"/>(add-hook 'focus-out-hook 'recentf-cleanup-without-msg)</text:p>
      <text:p text:style-name="OrgSrcBlock"/>
      <text:p text:style-name="OrgSrcBlock"><text:s text:c="14"/>(setq recentf-max-saved-items 2000)</text:p>
      <text:p text:style-name="OrgSrcBlock"><text:s text:c="14"/>(setq recentf-save-file</text:p>
      <text:p text:style-name="OrgSrcBlock"><text:s text:c="20"/>(expand-file-name <text:span text:style-name="OrgSrcFontLockStringFace">"~/.emacs.d/recentf"</text:span>))</text:p>
      <text:p text:style-name="OrgSrcBlock"><text:s text:c="14"/>(setq recentf-auto-cleanup 'never)</text:p>
      <text:p text:style-name="OrgSrcBlock"><text:s text:c="14"/>(setq recentf-exclude</text:p>
      <text:p text:style-name="OrgSrcBlock"><text:s text:c="20"/>'(<text:span text:style-name="OrgSrcFontLockStringFace">".recentf"</text:span> <text:span text:style-name="OrgSrcFontLockStringFace">"^/tmp\\.*"</text:span> <text:span text:style-name="OrgSrcFontLockStringFace">"^/private\\.*"</text:span> <text:span text:style-name="OrgSrcFontLockStringFace">"^/var/folders\\.*"</text:span> <text:span text:style-name="OrgSrcFontLockStringFace">"/TAGS$"</text:span>))))</text:p>
      <text:p text:style-name="OrgSrcBlock"><text:s text:c="7"/>(add-hook 'after-init-hook 'recentf-mode)</text:p>
      <text:p text:style-name="OrgSrcBlockLastLine">)</text:p>
      <text:h text:style-name="Heading_20_2" text:outline-level="2"><text:bookmark text:name="orgheadline124"/><text:bookmark-start text:name="OrgXref.orgheadline124"/>深夜にバッファを自動整理する <text:bookmark-end text:name="OrgXref.orgheadline124"/></text:h>
      <text:p text:style-name="Text_20_body"><text:a xlink:type="simple" xlink:href="http://www.emacswiki.org/emacs-zh/CleanBufferList" text:style-name="Internet_20_link" text:visited-style-name="Visited_20_Internet_20_Link">http://www.emacswiki.org/emacs-zh/CleanBufferList</text:a></text:p>
      <text:p text:style-name="OrgSrcBlock">(<text:span text:style-name="OrgSrcFontLockKeywordFace">when</text:span> (<text:span text:style-name="OrgSrcFontLockKeywordFace">require</text:span> '<text:span text:style-name="OrgSrcFontLockConstantFace">midnight</text:span> nil t)</text:p>
      <text:p text:style-name="OrgSrcBlock"><text:s text:c="2"/>(setq clean-buffer-list-buffer-names</text:p>
      <text:p text:style-name="OrgSrcBlock"><text:s text:c="8"/>(append clean-buffer-list-kill-buffer-names</text:p>
      <text:p text:style-name="OrgSrcBlock"><text:s text:c="16"/>'(<text:span text:style-name="OrgSrcFontLockStringFace">"note.txt"</text:span>)))</text:p>
      <text:p text:style-name="OrgSrcBlock"><text:s text:c="2"/>(setq clean-buffer-list-delay-general 1)</text:p>
      <text:p text:style-name="OrgSrcBlockLastLine"><text:soft-page-break/><text:s text:c="2"/>(setq clean-buffer-list-delay-special 10))</text:p>
      <text:h text:style-name="Heading_20_2" text:outline-level="2"><text:bookmark text:name="orgheadline125"/><text:bookmark-start text:name="OrgXref.orgheadline125"/>[auto-save-buffers.el] 一定間隔でバッファを保存する <text:bookmark-end text:name="OrgXref.orgheadline125"/></text:h>
      <text:p text:style-name="Text_20_body"><text:a xlink:type="simple" xlink:href="http://0xcc.net/misc/auto-save/" text:style-name="Internet_20_link" text:visited-style-name="Visited_20_Internet_20_Link">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text:p>
      <text:p text:style-name="OrgSrcBlock">(<text:span text:style-name="OrgSrcFontLockKeywordFace">when</text:span> (and (<text:span text:style-name="OrgSrcFontLockKeywordFace">require</text:span> '<text:span text:style-name="OrgSrcFontLockConstantFace">auto-save-buffers</text:span> nil t)</text:p>
      <text:p text:style-name="OrgSrcBlock"><text:s text:c="11"/>(<text:span text:style-name="OrgSrcFontLockKeywordFace">require</text:span> '<text:span text:style-name="OrgSrcFontLockConstantFace">shut-up</text:span> nil t))</text:p>
      <text:p text:style-name="OrgSrcBlock"><text:s text:c="2"/>(run-with-idle-timer 1.6 t</text:p>
      <text:p text:style-name="OrgSrcBlock"><text:s text:c="23"/>'(<text:span text:style-name="OrgSrcFontLockKeywordFace">lambda</text:span> ()</text:p>
      <text:p text:style-name="OrgSrcBlock"><text:s text:c="26"/>(<text:span text:style-name="OrgSrcFontLockKeywordFace">when</text:span> (and (not (equal major-mode</text:p>
      <text:p text:style-name="OrgSrcBlock"><text:s text:c="49"/>'undo-tree-visualizer-mode))</text:p>
      <text:p text:style-name="OrgSrcBlock"><text:s text:c="37"/>(not (equal major-mode 'diff-mode)))</text:p>
      <text:p text:style-name="OrgSrcBlockLastLine"><text:s text:c="28"/>(shut-up (auto-save-buffers))))))</text:p>
      <text:h text:style-name="Heading_20_2" text:outline-level="2"><text:bookmark text:name="orgheadline126"/><text:bookmark-start text:name="OrgXref.orgheadline126"/>[backup-dir.el] バックアップファイルを一箇所に集める <text:bookmark-end text:name="OrgXref.orgheadline126"/></text:h>
      <text:p text:style-name="Text_20_body"><text:span text:style-name="OrgCode">backup-each-save</text:span> を使うようになりました。</text:p>
      <text:p text:style-name="Text_20_body"><text:a xlink:type="simple" xlink:href="http://www.emacswiki.org/emacs/BackupDirectory" text:style-name="Internet_20_link" text:visited-style-name="Visited_20_Internet_20_Link">http://www.emacswiki.org/emacs/BackupDirectory</text:a><text:line-break/><text:a xlink:type="simple" xlink:href="http://www.northbound-train.com/emacs-hosted/backup-dir.el" text:style-name="Internet_20_link" text:visited-style-name="Visited_20_Internet_20_Link">http://www.northbound-train.com/emacs-hosted/backup-dir.el</text:a><text:line-break/><text:a xlink:type="simple" xlink:href="http://www.northbound-train.com/emacs.html" text:style-name="Internet_20_link" text:visited-style-name="Visited_20_Internet_20_Link">http://www.northbound-train.com/emacs.html</text:a></text:p>
      <text:p text:style-name="Text_20_body">起動直後から有効にするので、autolad-if-load で括る必要はない。</text:p>
      <text:p text:style-name="OrgSrcBlock">(make-variable-buffer-local 'backup-inhibited)</text:p>
      <text:p text:style-name="OrgSrcBlock">(setq backup-files-store-dir <text:span text:style-name="OrgSrcFontLockStringFace">"~/.emacs.d/backup"</text:span>)</text:p>
      <text:p text:style-name="OrgSrcBlock">(<text:span text:style-name="OrgSrcFontLockKeywordFace">unless</text:span> (file-directory-p backup-files-store-dir) </text:p>
      <text:p text:style-name="OrgSrcBlock"><text:s text:c="2"/>(message <text:span text:style-name="OrgSrcFontLockStringFace">"!!! %s does not exist. !!!"</text:span> backup-files-store-dir)</text:p>
      <text:p text:style-name="OrgSrcBlock"><text:s text:c="2"/>(sleep-for 1))</text:p>
      <text:p text:style-name="OrgSrcBlock">(<text:span text:style-name="OrgSrcFontLockKeywordFace">when</text:span> (<text:span text:style-name="OrgSrcFontLockKeywordFace">require</text:span> '<text:span text:style-name="OrgSrcFontLockConstantFace">backup-dir</text:span> nil t)</text:p>
      <text:p text:style-name="OrgSrcBlock"><text:s text:c="2"/>(<text:span text:style-name="OrgSrcFontLockKeywordFace">when</text:span> (file-directory-p backup-files-store-dir)</text:p>
      <text:p text:style-name="OrgSrcBlock"><text:s text:c="4"/><text:span text:style-name="OrgSrcFontLockCommentDelimiterFace">;; </text:span><text:span text:style-name="OrgSrcFontLockCommentFace">backup path</text:span></text:p>
      <text:p text:style-name="OrgSrcBlock"><text:s text:c="4"/>(setq bkup-backup-directory-info '((t <text:span text:style-name="OrgSrcFontLockStringFace">"~/.emacs.d/backup"</text:span> ok-create)))</text:p>
      <text:p text:style-name="OrgSrcBlock"><text:s text:c="4"/><text:span text:style-name="OrgSrcFontLockCommentDelimiterFace">;; </text:span><text:span text:style-name="OrgSrcFontLockCommentFace">for tramp</text:span></text:p>
      <text:p text:style-name="OrgSrcBlock"><text:s text:c="4"/>(setq tramp-bkup-backup-directory-info bkup-backup-directory-info)</text:p>
      <text:p text:style-name="OrgSrcBlock"><text:s text:c="4"/><text:span text:style-name="OrgSrcFontLockCommentDelimiterFace">;; </text:span><text:span text:style-name="OrgSrcFontLockCommentFace">generation properties</text:span></text:p>
      <text:p text:style-name="OrgSrcBlock"><text:s text:c="4"/>(setq delete-old-versions t</text:p>
      <text:p text:style-name="OrgSrcBlock"><text:s text:c="10"/>kept-old-versions 0</text:p>
      <text:p text:style-name="OrgSrcBlock"><text:s text:c="10"/>kept-new-versions 5</text:p>
      <text:p text:style-name="OrgSrcBlockLastLine"><text:s text:c="10"/>version-control t)))</text:p>
      <text:h text:style-name="Heading_20_2" text:outline-level="2"><text:bookmark text:name="orgheadline127"/><text:bookmark-start text:name="OrgXref.orgheadline127"/>[backup-each-save] クラッシュに備える <text:bookmark-end text:name="OrgXref.orgheadline12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 (<text:span text:style-name="OrgSrcFontLockKeywordFace">require</text:span> '<text:span text:style-name="OrgSrcFontLockConstantFace">backup-each-save</text:span> nil t)</text:p>
      <text:p text:style-name="OrgSrcBlock"><text:s text:c="2"/>(setq backup-each-save-mirror-location <text:span text:style-name="OrgSrcFontLockStringFace">"~/.emacs.d/backup"</text:span>)</text:p>
      <text:p text:style-name="OrgSrcBlock"><text:s text:c="2"/>(setq backup-each-save-time-format <text:span text:style-name="OrgSrcFontLockStringFace">"%y-%m-%d_%M:%S"</text:span>)</text:p>
      <text:p text:style-name="OrgSrcBlock"><text:soft-page-break/><text:s text:c="2"/>(setq backup-each-save-size-limit 1048576)</text:p>
      <text:p text:style-name="OrgSrcBlock"><text:s text:c="2"/>(add-hook 'after-save-hook</text:p>
      <text:p text:style-name="OrgSrcBlock"><text:s text:c="12"/>'(<text:span text:style-name="OrgSrcFontLockKeywordFace">lambda</text:span> () (<text:span text:style-name="OrgSrcFontLockKeywordFace">unless</text:span> (equal (buffer-name) <text:span text:style-name="OrgSrcFontLockStringFace">"recentf"</text:span>)</text:p>
      <text:p text:style-name="OrgSrcBlock"><text:s text:c="26"/>(backup-each-save)))))</text:p>
      <text:p text:style-name="OrgSrcBlock"/>
      <text:p text:style-name="OrgSrcBlock">(<text:span text:style-name="OrgSrcFontLockKeywordFace">when</text:span> (eval-after-autoload-if-found</text:p>
      <text:p text:style-name="OrgSrcBlock"><text:s text:c="7"/>'(recursive-delete-backup-files delete-backup-files)</text:p>
      <text:p text:style-name="OrgSrcBlock"><text:s text:c="7"/><text:span text:style-name="OrgSrcFontLockStringFace">"utility"</text:span> nil t nil</text:p>
      <text:p text:style-name="OrgSrcBlock"><text:s text:c="7"/>'())</text:p>
      <text:p text:style-name="OrgSrcBlock"><text:s text:c="2"/><text:span text:style-name="OrgSrcFontLockCommentDelimiterFace">;; </text:span><text:span text:style-name="OrgSrcFontLockCommentFace">backup-each-save が作るファイルのうち条件にあうものを終了時に削除</text:span></text:p>
      <text:p text:style-name="OrgSrcBlockLastLine"><text:s text:c="2"/>(add-hook 'kill-emacs-hook '(<text:span text:style-name="OrgSrcFontLockKeywordFace">lambda</text:span> () (recursive-delete-backup-files 7))))</text:p>
      <text:h text:style-name="Heading_20_2" text:outline-level="2"><text:bookmark text:name="orgheadline128"/><text:bookmark-start text:name="OrgXref.orgheadline128"/>[session.el] 様々な履歴を保存し復元に利用する <text:bookmark-end text:name="OrgXref.orgheadline128"/></text:h>
      <text:p text:style-name="Text_20_body"><text:a xlink:type="simple" xlink:href="http://emacs-session.sourceforge.net/" text:style-name="Internet_20_link" text:visited-style-name="Visited_20_Internet_20_Link">http://emacs-session.sourceforge.net/</text:a></text:p>
      <text:list xml:id="list110938105035788" text:style-name="OrgBulletedList">
        <text:list-item>
          <text:p text:style-name="P2">入力履歴の保持（検索語、表示したバッファ履歴）</text:p>
        </text:list-item>
        <text:list-item>
          <text:p text:style-name="P2">保存時のカーソル位置の保持</text:p>
        </text:list-item>
        <text:list-item>
          <text:p text:style-name="P2">キルリングの保持</text:p>
        </text:list-item>
        <text:list-item>
          <text:p text:style-name="P2">変更が加えられたファイル履歴の保持</text:p>
        </text:list-item>
      </text:list>
      <text:p text:style-name="Text_20_body">M-x session-save-sessio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 (eval-after-autoload-if-found</text:p>
      <text:p text:style-name="OrgSrcBlock"><text:s text:c="7"/>'session-initialize <text:span text:style-name="OrgSrcFontLockStringFace">"session"</text:span> nil t nil</text:p>
      <text:p text:style-name="OrgSrcBlock"><text:s text:c="7"/>'((add-to-list 'session-globals-exclude 'org-mark-ring)</text:p>
      <text:p text:style-name="OrgSrcBlock"><text:s text:c="9"/><text:span text:style-name="OrgSrcFontLockCommentDelimiterFace">;; </text:span><text:span text:style-name="OrgSrcFontLockCommentFace">Change save point of session.el</text:span></text:p>
      <text:p text:style-name="OrgSrcBlock"><text:s text:c="9"/>(setq session-save-file</text:p>
      <text:p text:style-name="OrgSrcBlock"><text:s text:c="15"/>(expand-file-name <text:span text:style-name="OrgSrcFontLockStringFace">"~/Dropbox/emacs.d/.session"</text:span>))</text:p>
      <text:p text:style-name="OrgSrcBlock"><text:s text:c="9"/>(setq session-initialize '(de-saveplace session keys menus places)</text:p>
      <text:p text:style-name="OrgSrcBlock"><text:s text:c="15"/>session-globals-include '((kill-ring 100)</text:p>
      <text:p text:style-name="OrgSrcBlock"><text:s text:c="41"/>(session-file-alist 100 t)</text:p>
      <text:p text:style-name="OrgSrcBlock"><text:s text:c="41"/>(file-name-history 200)</text:p>
      <text:p text:style-name="OrgSrcBlock"><text:s text:c="41"/>search-ring regexp-search-ring))</text:p>
      <text:p text:style-name="OrgSrcBlock"><text:s text:c="9"/>(setq session-undo-check -1)))</text:p>
      <text:p text:style-name="OrgSrcBlock"/>
      <text:p text:style-name="OrgSrcBlock"><text:s text:c="2"/>(add-hook 'after-init-hook 'session-initialize))</text:p>
      <text:p text:style-name="OrgSrcBlock"><text:span text:style-name="OrgSrcFontLockCommentDelimiterFace">;; </text:span><text:span text:style-name="OrgSrcFontLockCommentFace">FIXME</text:span></text:p>
      <text:p text:style-name="OrgSrcBlock"><text:span text:style-name="OrgSrcFontLockCommentDelimiterFace">;; <text:s/></text:span><text:span text:style-name="OrgSrcFontLockCommentFace">(setq session-set-file-name-exclude-regexp</text:span></text:p>
      <text:p text:style-name="OrgSrcBlock"><text:span text:style-name="OrgSrcFontLockCommentDelimiterFace">;; <text:s text:c="7"/></text:span><text:span text:style-name="OrgSrcFontLockCommentFace">"^/private/\\.\\*"))</text:span></text:p>
      <text:p text:style-name="OrgSrcBlockLastLine"><text:span text:style-name="OrgSrcFontLockCommentDelimiterFace">;; <text:s text:c="9"/></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 text:style-name="Internet_20_link" text:visited-style-name="Visited_20_Internet_20_Link">http://www.emacswiki.org/emacs/EmacsSession</text:a></text:p>
      <text:p text:style-name="OrgSrcBlock">(<text:span text:style-name="OrgSrcFontLockKeywordFace">when</text:span> (autoload-if-found 'session-initialize <text:span text:style-name="OrgSrcFontLockStringFace">"session"</text:span> nil t)</text:p>
      <text:p text:style-name="OrgSrcBlock"><text:s text:c="2"/>(add-hook 'after-init-hook 'session-initialize)</text:p>
      <text:p text:style-name="OrgSrcBlock"><text:s text:c="2"/>(eval-after-load <text:span text:style-name="OrgSrcFontLockStringFace">"session"</text:span></text:p>
      <text:p text:style-name="OrgSrcBlock"><text:s text:c="4"/>'(<text:span text:style-name="OrgSrcFontLockKeywordFace">progn</text:span></text:p>
      <text:p text:style-name="OrgSrcBlock"><text:soft-page-break/><text:s text:c="7"/><text:span text:style-name="OrgSrcFontLockCommentDelimiterFace">;; </text:span><text:span text:style-name="OrgSrcFontLockCommentFace">For Org-mode</text:span></text:p>
      <text:p text:style-name="OrgSrcBlock"><text:s text:c="7"/>(<text:span text:style-name="OrgSrcFontLockKeywordFace">defun</text:span> <text:span text:style-name="OrgSrcFontLockFunctionNameFace">my:maybe-reveal</text:span> ()</text:p>
      <text:p text:style-name="OrgSrcBlock"><text:s text:c="9"/>(interactive)</text:p>
      <text:p text:style-name="OrgSrcBlock"><text:s text:c="9"/>(<text:span text:style-name="OrgSrcFontLockKeywordFace">when</text:span> (and (or (memq major-mode '(org-mode outline-mode))</text:p>
      <text:p text:style-name="OrgSrcBlock"><text:s text:c="24"/>(and (boundp 'outline-minor-mominor-de)</text:p>
      <text:p text:style-name="OrgSrcBlock"><text:s text:c="29"/>outline-minor-mode))</text:p>
      <text:p text:style-name="OrgSrcBlock"><text:s text:c="20"/>(outline-invisible-p))</text:p>
      <text:p text:style-name="OrgSrcBlock"><text:s text:c="11"/>(<text:span text:style-name="OrgSrcFontLockKeywordFace">if</text:span> (eq major-mode 'org-mode)</text:p>
      <text:p text:style-name="OrgSrcBlock"><text:s text:c="15"/>(org-reveal)</text:p>
      <text:p text:style-name="OrgSrcBlock"><text:s text:c="13"/>(show-subtree))))</text:p>
      <text:p text:style-name="OrgSrcBlock"/>
      <text:p text:style-name="OrgSrcBlock"><text:s text:c="7"/>(<text:span text:style-name="OrgSrcFontLockKeywordFace">defun</text:span> <text:span text:style-name="OrgSrcFontLockFunctionNameFace">my:org-reveal-session-jump</text:span> ()</text:p>
      <text:p text:style-name="OrgSrcBlock"><text:s text:c="9"/>(message <text:span text:style-name="OrgSrcFontLockStringFace">"call!"</text:span>)</text:p>
      <text:p text:style-name="OrgSrcBlock"><text:s text:c="9"/>(<text:span text:style-name="OrgSrcFontLockKeywordFace">when</text:span> (and (eq major-mode 'org-mode)</text:p>
      <text:p text:style-name="OrgSrcBlock"><text:s text:c="20"/>(outline-invisible-p))</text:p>
      <text:p text:style-name="OrgSrcBlock"><text:s text:c="11"/>(org-reveal)))</text:p>
      <text:p text:style-name="OrgSrcBlock"/>
      <text:p text:style-name="OrgSrcBlock"><text:s text:c="7"/><text:span text:style-name="OrgSrcFontLockCommentDelimiterFace">;; </text:span><text:span text:style-name="OrgSrcFontLockCommentFace">C-x C-/</text:span></text:p>
      <text:p text:style-name="OrgSrcBlock"><text:s text:c="7"/>(add-hook 'session-after-jump-to-last-change-hook</text:p>
      <text:p text:style-name="OrgSrcBlockLastLine"><text:s text:c="17"/>'my:maybe-reveal))))</text:p>
      <text:h text:style-name="Heading_20_2" text:outline-level="2"><text:bookmark text:name="orgheadline129"/><text:bookmark-start text:name="OrgXref.orgheadline129"/>[wakatime-mode.el] WakaTime を利用して作業記録する <text:bookmark-end text:name="OrgXref.orgheadline129"/></text:h>
      <text:list xml:id="list110938187618514" text:style-name="OrgNumberedList">
        <text:list-item>
          <text:p text:style-name="P3"><text:a xlink:type="simple" xlink:href="https://www.wakati.me/" text:style-name="Internet_20_link" text:visited-style-name="Visited_20_Internet_20_Link">https://www.wakati.me/</text:a>（API発行とログGUI表示）</text:p>
        </text:list-item>
        <text:list-item>
          <text:p text:style-name="P3"><text:a xlink:type="simple" xlink:href="https://github.com/wakatime/wakatime" text:style-name="Internet_20_link" text:visited-style-name="Visited_20_Internet_20_Link">https://github.com/wakatime/wakatime</text:a>（ログ記録用スクリプト）</text:p>
        </text:list-item>
        <text:list-item>
          <text:p text:style-name="P3"><text:a xlink:type="simple" xlink:href="https://github.com/nyuhuhuu/wakatime-mode" text:style-name="Internet_20_link" text:visited-style-name="Visited_20_Internet_20_Link">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 text:c="2"/>(<text:span text:style-name="OrgSrcFontLockKeywordFace">when</text:span> (<text:span text:style-name="OrgSrcFontLockKeywordFace">require</text:span> '<text:span text:style-name="OrgSrcFontLockConstantFace">wakatime-mode</text:span> nil t)</text:p>
      <text:p text:style-name="OrgSrcBlock"><text:s text:c="4"/>(setq wakatime-api-key <text:span text:style-name="OrgSrcFontLockStringFace">"&lt;insert your own api key&gt;"</text:span>)</text:p>
      <text:p text:style-name="OrgSrcBlock"><text:s text:c="4"/>(setq wakatime-cli-path <text:span text:style-name="OrgSrcFontLockStringFace">"/Users/taka/Dropbox/emacs.d/bin/wakatime-cli.py"</text:span>)</text:p>
      <text:p text:style-name="OrgSrcBlock"><text:s text:c="4"/><text:span text:style-name="OrgSrcFontLockCommentDelimiterFace">;; </text:span><text:span text:style-name="OrgSrcFontLockCommentFace">すべてのバッファで訪問時に記録を開始</text:span></text:p>
      <text:p text:style-name="OrgSrcBlock"><text:span text:style-name="OrgSrcFontLockCommentDelimiterFace">; <text:s text:c="3"/></text:span><text:span text:style-name="OrgSrcFontLockCommentFace">(global-wakatime-mode)</text:span></text:p>
      <text:p text:style-name="OrgSrcBlockLastLine"><text:s text:c="4"/>)</text:p>
      <text:h text:style-name="Heading_20_1" text:outline-level="1"><text:bookmark text:name="orgheadline141"/><text:bookmark-start text:name="OrgXref.orgheadline141"/>開発サポート <text:bookmark-end text:name="OrgXref.orgheadline141"/></text:h>
      <text:h text:style-name="Heading_20_2" text:outline-level="2"><text:bookmark text:name="orgheadline131"/><text:bookmark-start text:name="OrgXref.orgheadline131"/>便利キーバインド <text:bookmark-end text:name="OrgXref.orgheadline131"/></text:h>
      <text:p text:style-name="OrgSrcBlock">(global-set-key (kbd <text:span text:style-name="OrgSrcFontLockStringFace">"C-;"</text:span>) 'comment-dwim) <text:span text:style-name="OrgSrcFontLockCommentDelimiterFace">;; </text:span><text:span text:style-name="OrgSrcFontLockCommentFace">M-; is the defualt</text:span></text:p>
      <text:p text:style-name="OrgSrcBlockLastLine">(global-set-key (kbd <text:span text:style-name="OrgSrcFontLockStringFace">"C-c c"</text:span>) 'compile)</text:p>
      <text:h text:style-name="Heading_20_2" text:outline-level="2"><text:bookmark text:name="orgheadline132"/><text:bookmark-start text:name="OrgXref.orgheadline132"/>[gist.el] Gist インターフェイス <text:bookmark-end text:name="OrgXref.orgheadline132"/></text:h>
      <text:p text:style-name="OrgSrcBlockLastLine">(eval-after-autoload-if-found '(gist) <text:span text:style-name="OrgSrcFontLockStringFace">"gist"</text:span> nil t)</text:p>
      <text:h text:style-name="Heading_20_2" text:outline-level="2"><text:bookmark text:name="orgheadline133"/><text:bookmark-start text:name="OrgXref.orgheadline133"/>[doxymacs.el] Doxygen のコメントを簡単に入力する <text:bookmark-end text:name="OrgXref.orgheadline133"/></text:h>
      <text:p text:style-name="Text_20_body"><text:a xlink:type="simple" xlink:href="http://doxymacs.sourceforge.net/" text:style-name="Internet_20_link" text:visited-style-name="Visited_20_Internet_20_Link">http://doxymacs.sourceforge.net/</text:a></text:p>
      <text:p text:style-name="OrgSrcBlock">(<text:span text:style-name="OrgSrcFontLockKeywordFace">when</text:span> (eval-after-autoload-if-found</text:p>
      <text:p text:style-name="OrgSrcBlock"><text:s text:c="7"/>'doxymacs-mode <text:span text:style-name="OrgSrcFontLockStringFace">"doxymacs"</text:span> nil t nil</text:p>
      <text:p text:style-name="OrgSrcBlock"><text:soft-page-break/><text:s text:c="7"/>'((setq doxymacs-doxygen-style <text:span text:style-name="OrgSrcFontLockStringFace">"JavaDoc"</text:span>)</text:p>
      <text:p text:style-name="OrgSrcBlock"><text:s text:c="9"/>(add-hook 'font-lock-mode-hook</text:p>
      <text:p text:style-name="OrgSrcBlock"><text:s text:c="19"/>'(<text:span text:style-name="OrgSrcFontLockKeywordFace">lambda</text:span> () (interactive)</text:p>
      <text:p text:style-name="OrgSrcBlock"><text:s text:c="22"/>(<text:span text:style-name="OrgSrcFontLockKeywordFace">when</text:span> (or (eq major-mode 'c-mode)</text:p>
      <text:p text:style-name="OrgSrcBlock"><text:s text:c="32"/>(eq major-mode 'c++-mode))</text:p>
      <text:p text:style-name="OrgSrcBlock"><text:s text:c="24"/>(doxymacs-font-lock))))</text:p>
      <text:p text:style-name="OrgSrcBlock"><text:s text:c="9"/>(define-key doxymacs-mode-map (kbd <text:span text:style-name="OrgSrcFontLockStringFace">"C-c C-s"</text:span>) 'ff-find-other-file)))</text:p>
      <text:p text:style-name="OrgSrcBlockLastLine"><text:s text:c="2"/>(add-hook 'c-mode-common-hook 'doxymacs-mode))</text:p>
      <text:h text:style-name="Heading_20_2" text:outline-level="2"><text:bookmark text:name="orgheadline134"/><text:bookmark-start text:name="OrgXref.orgheadline134"/>[matlab.el] Matlab用の設定 <text:bookmark-end text:name="OrgXref.orgheadline134"/></text:h>
      <text:p text:style-name="OrgSrcBlock">(<text:span text:style-name="OrgSrcFontLockKeywordFace">when</text:span> (and (eq window-system 'ns) (&gt; emacs-major-version 23))</text:p>
      <text:p text:style-name="OrgSrcBlock"><text:s text:c="2"/>(eval-after-autoload-if-found</text:p>
      <text:p text:style-name="OrgSrcBlock"><text:s text:c="3"/>'(matlab-mode matlab-shell) <text:span text:style-name="OrgSrcFontLockStringFace">"matlab"</text:span> <text:span text:style-name="OrgSrcFontLockStringFace">"Enter Matlab mode."</text:span> t nil</text:p>
      <text:p text:style-name="OrgSrcBlock"><text:s text:c="3"/>'())</text:p>
      <text:p text:style-name="OrgSrcBlockLastLine"><text:s text:c="2"/>(push '(<text:span text:style-name="OrgSrcFontLockStringFace">"\\.m$"</text:span> . matlab-mode) auto-mode-alist))</text:p>
      <text:h text:style-name="Heading_20_2" text:outline-level="2"><text:bookmark text:name="orgheadline135"/><text:bookmark-start text:name="OrgXref.orgheadline135"/>[flycheck.el] 構文エラー表示 <text:bookmark-end text:name="OrgXref.orgheadline135"/></text:h>
      <text:p text:style-name="Text_20_body">auto-complete より前に hook設定しておくと余計なエラーが出ないようです。</text:p>
      <text:p text:style-name="OrgSrcBlock">(<text:span text:style-name="OrgSrcFontLockKeywordFace">when</text:span> (eval-after-autoload-if-found</text:p>
      <text:p text:style-name="OrgSrcBlock"><text:s text:c="7"/>'(flychek-mode) <text:span text:style-name="OrgSrcFontLockStringFace">"flycheck"</text:span> nil t nil</text:p>
      <text:p text:style-name="OrgSrcBlock"><text:s text:c="7"/>'(<text:span text:style-name="OrgSrcFontLockCommentDelimiterFace">;;</text:span><text:span text:style-name="OrgSrcFontLockCommentFace">http://qiita.com/senda-akiha/items/cddb02cfdbc0c8c7bc2b</text:span></text:p>
      <text:p text:style-name="OrgSrcBlock"><text:s text:c="9"/>(<text:span text:style-name="OrgSrcFontLockKeywordFace">when</text:span> (<text:span text:style-name="OrgSrcFontLockKeywordFace">require</text:span> '<text:span text:style-name="OrgSrcFontLockConstantFace">flycheck-pos-tip</text:span> nil t)</text:p>
      <text:p text:style-name="OrgSrcBlock"><text:s text:c="11"/>'(custom-set-variables</text:p>
      <text:p text:style-name="OrgSrcBlock"><text:s text:c="13"/>'(flycheck-display-errors-function</text:p>
      <text:p text:style-name="OrgSrcBlock"><text:s text:c="15"/>#'flycheck-pos-tip-error-messages)))))</text:p>
      <text:p text:style-name="OrgSrcBlock"><text:s text:c="2"/>(add-hook 'c-mode-common-hook 'flycheck-mode)</text:p>
      <text:p text:style-name="OrgSrcBlock"><text:s text:c="2"/>(add-hook 'perl-mode-hook 'flycheck-mode)</text:p>
      <text:p text:style-name="OrgSrcBlockLastLine"><text:s text:c="2"/>(add-hook 'python-mode-hook 'flycheck-mode))</text:p>
      <text:h text:style-name="Heading_20_2" text:outline-level="2"><text:bookmark text:name="orgheadline136"/><text:bookmark-start text:name="OrgXref.orgheadline136"/>[auto-complete.el] 自動補完機能 <text:bookmark-end text:name="OrgXref.orgheadline136"/></text:h>
      <text:p text:style-name="Text_20_body"><text:a xlink:type="simple" xlink:href="http://cx4a.org/software/auto-complete/manual.ja.html" text:style-name="Internet_20_link" text:visited-style-name="Visited_20_Internet_20_Link">http://cx4a.org/software/auto-complete/manual.ja.html</text:a></text:p>
      <text:list xml:id="list110939752164045" text:style-name="OrgBulletedList">
        <text:list-item>
          <text:p text:style-name="P2">辞書データを使う（ <text:span text:style-name="OrgCode">ac-dictionary-directories</text:span> ）</text:p>
        </text:list-item>
        <text:list-item>
          <text:p text:style-name="P2">auto-complete.el, auto-complete-config.el, fuzzy.el, popup.el を使う。</text:p>
        </text:list-item>
        <text:list-item>
          <text:p text:style-name="P2"><text:a xlink:type="simple" xlink:href="http://cx4a.org/software/auto-complete/manual.ja.html" text:style-name="Internet_20_link" text:visited-style-name="Visited_20_Internet_20_Link">日本語マニュアル</text:a></text:p>
        </text:list-item>
        <text:list-item>
          <text:p text:style-name="P2">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 text:style-name="Internet_20_link" text:visited-style-name="Visited_20_Internet_20_Link">オンラインマニュアル</text:a>を参照のこと。</text:p>
      <text:p text:style-name="OrgSrcBlock"><text:s text:c="2"/>(<text:span text:style-name="OrgSrcFontLockKeywordFace">when</text:span> (eval-after-autoload-if-found</text:p>
      <text:p text:style-name="OrgSrcBlock"><text:s text:c="9"/>'(ac-default-setup ac-org-mode-setup)</text:p>
      <text:p text:style-name="OrgSrcBlock"><text:s text:c="9"/><text:span text:style-name="OrgSrcFontLockStringFace">"auto-complete"</text:span> nil t nil</text:p>
      <text:p text:style-name="OrgSrcBlock"><text:s text:c="9"/>'((<text:span text:style-name="OrgSrcFontLockKeywordFace">require</text:span> '<text:span text:style-name="OrgSrcFontLockConstantFace">auto-complete-config</text:span> nil t)</text:p>
      <text:p text:style-name="OrgSrcBlock"><text:s text:c="11"/>(ac-config-default)</text:p>
      <text:p text:style-name="OrgSrcBlock"><text:soft-page-break/><text:s text:c="11"/><text:span text:style-name="OrgSrcFontLockCommentDelimiterFace">;; </text:span><text:span text:style-name="OrgSrcFontLockCommentFace">追加のメジャーモードを設定</text:span></text:p>
      <text:p text:style-name="OrgSrcBlock"><text:s text:c="11"/>(add-to-list 'ac-modes 'objc-mode)</text:p>
      <text:p text:style-name="OrgSrcBlock"><text:s text:c="11"/>(add-to-list 'ac-modes 'org-mode)</text:p>
      <text:p text:style-name="OrgSrcBlock"><text:s text:c="11"/><text:span text:style-name="OrgSrcFontLockCommentDelimiterFace">;; </text:span><text:span text:style-name="OrgSrcFontLockCommentFace">ac-modes にあるメジャーモードで有効にする</text:span></text:p>
      <text:p text:style-name="OrgSrcBlock"><text:s text:c="11"/><text:span text:style-name="OrgSrcFontLockCommentDelimiterFace">;;</text:span><text:span text:style-name="OrgSrcFontLockCommentFace">lisp, c, c++, java, perl, cperl, python, makefile, sh, fortran, f90</text:span></text:p>
      <text:p text:style-name="OrgSrcBlock"><text:s text:c="11"/>(global-auto-complete-mode t)</text:p>
      <text:p text:style-name="OrgSrcBlock"><text:s text:c="11"/><text:span text:style-name="OrgSrcFontLockCommentDelimiterFace">;; </text:span><text:span text:style-name="OrgSrcFontLockCommentFace">辞書</text:span></text:p>
      <text:p text:style-name="OrgSrcBlock"><text:s text:c="11"/>(add-to-list 'ac-dictionary-directories <text:span text:style-name="OrgSrcFontLockStringFace">"~/.emacs.d/ac-dict"</text:span>)</text:p>
      <text:p text:style-name="OrgSrcBlock"><text:s text:c="11"/><text:span text:style-name="OrgSrcFontLockCommentDelimiterFace">;; </text:span><text:span text:style-name="OrgSrcFontLockCommentFace">history</text:span></text:p>
      <text:p text:style-name="OrgSrcBlock"><text:s text:c="11"/>(setq ac-comphist-file <text:span text:style-name="OrgSrcFontLockStringFace">"~/Dropbox/config/ac-comphist.dat"</text:span>)</text:p>
      <text:p text:style-name="OrgSrcBlock"><text:s text:c="11"/><text:span text:style-name="OrgSrcFontLockCommentDelimiterFace">;; </text:span><text:span text:style-name="OrgSrcFontLockCommentFace">n文字以上で補完表示する（"&lt;s TAB" の場合 yasnippet が呼ばれる）</text:span></text:p>
      <text:p text:style-name="OrgSrcBlock"><text:s text:c="11"/>(setq ac-auto-start 4)</text:p>
      <text:p text:style-name="OrgSrcBlock"><text:s text:c="11"/><text:span text:style-name="OrgSrcFontLockCommentDelimiterFace">;; </text:span><text:span text:style-name="OrgSrcFontLockCommentFace">n秒後にメニューを表示</text:span></text:p>
      <text:p text:style-name="OrgSrcBlock"><text:s text:c="11"/>(setq ac-auto-show-menu 1.0)</text:p>
      <text:p text:style-name="OrgSrcBlock"><text:s text:c="11"/><text:span text:style-name="OrgSrcFontLockCommentDelimiterFace">;; </text:span><text:span text:style-name="OrgSrcFontLockCommentFace">ツールチップの表示</text:span></text:p>
      <text:p text:style-name="OrgSrcBlock"><text:s text:c="11"/>(setq ac-use-quick-help t)</text:p>
      <text:p text:style-name="OrgSrcBlock"><text:s text:c="11"/>(setq ac-quick-help-delay 2.0)</text:p>
      <text:p text:style-name="OrgSrcBlock"><text:s text:c="11"/>(setq ac-quick-help-height 10)</text:p>
      <text:p text:style-name="OrgSrcBlock"><text:s text:c="11"/><text:span text:style-name="OrgSrcFontLockCommentDelimiterFace">;; </text:span><text:span text:style-name="OrgSrcFontLockCommentFace">C-n/C-p でメニューをたどる</text:span></text:p>
      <text:p text:style-name="OrgSrcBlock"><text:s text:c="11"/>(setq ac-use-menu-map t)</text:p>
      <text:p text:style-name="OrgSrcBlock"><text:s text:c="11"/><text:span text:style-name="OrgSrcFontLockCommentDelimiterFace">;; </text:span><text:span text:style-name="OrgSrcFontLockCommentFace">TAB で補完（org-mode でも効くようにする）</text:span></text:p>
      <text:p text:style-name="OrgSrcBlock"><text:s text:c="11"/>(define-key ac-completing-map [tab] 'ac-complete)</text:p>
      <text:p text:style-name="OrgSrcBlock"><text:s text:c="11"/><text:span text:style-name="OrgSrcFontLockCommentDelimiterFace">;; </text:span><text:span text:style-name="OrgSrcFontLockCommentFace">RET での補完を禁止</text:span></text:p>
      <text:p text:style-name="OrgSrcBlock"><text:s text:c="11"/>(define-key ac-completing-map <text:span text:style-name="OrgSrcFontLockStringFace">"\r"</text:span> nil)</text:p>
      <text:p text:style-name="OrgSrcBlock"><text:s text:c="11"/><text:span text:style-name="OrgSrcFontLockCommentDelimiterFace">;; </text:span><text:span text:style-name="OrgSrcFontLockCommentFace">補完メニューの表示精度を高める</text:span></text:p>
      <text:p text:style-name="OrgSrcBlock"><text:s text:c="11"/>(setq popup-use-optimized-column-computation nil)</text:p>
      <text:p text:style-name="OrgSrcBlock"><text:s text:c="11"/><text:span text:style-name="OrgSrcFontLockCommentDelimiterFace">;;</text:span><text:span text:style-name="OrgSrcFontLockCommentFace">(setq ac-candidate-max 10)</text:span></text:p>
      <text:p text:style-name="OrgSrcBlock"/>
      <text:p text:style-name="OrgSrcBlock"><text:s text:c="11"/>(<text:span text:style-name="OrgSrcFontLockKeywordFace">defun</text:span> <text:span text:style-name="OrgSrcFontLockFunctionNameFace">ac-org-mode-setup</text:span> ()</text:p>
      <text:p text:style-name="OrgSrcBlock"><text:s text:c="13"/><text:span text:style-name="OrgSrcFontLockCommentDelimiterFace">;; <text:s text:c="11"/></text:span><text:span text:style-name="OrgSrcFontLockCommentFace">(message " &gt;&gt; ac-org-mode-setup")</text:span></text:p>
      <text:p text:style-name="OrgSrcBlock"><text:s text:c="13"/>(setq ac-sources '(</text:p>
      <text:p text:style-name="OrgSrcBlock"><text:s text:c="35"/><text:span text:style-name="OrgSrcFontLockCommentDelimiterFace">;;; </text:span><text:span text:style-name="OrgSrcFontLockCommentFace">ac-source-abbrev ; Emacs の略語</text:span></text:p>
      <text:p text:style-name="OrgSrcBlock"><text:s text:c="35"/><text:span text:style-name="OrgSrcFontLockCommentDelimiterFace">;;; </text:span><text:span text:style-name="OrgSrcFontLockCommentFace">ac-source-css-property ; heavy</text:span></text:p>
      <text:p text:style-name="OrgSrcBlock"><text:s text:c="32"/>ac-source-dictionary <text:span text:style-name="OrgSrcFontLockCommentDelimiterFace">; </text:span><text:span text:style-name="OrgSrcFontLockCommentFace">辞書</text:span></text:p>
      <text:p text:style-name="OrgSrcBlock"><text:s text:c="32"/>ac-source-features</text:p>
      <text:p text:style-name="OrgSrcBlock"><text:s text:c="32"/>ac-source-filename</text:p>
      <text:p text:style-name="OrgSrcBlock"><text:s text:c="32"/>ac-source-files-in-current-dir</text:p>
      <text:p text:style-name="OrgSrcBlock"><text:s text:c="32"/>ac-source-functions</text:p>
      <text:p text:style-name="OrgSrcBlock"><text:s text:c="35"/><text:span text:style-name="OrgSrcFontLockCommentDelimiterFace">;;; </text:span><text:span text:style-name="OrgSrcFontLockCommentFace">ac-source-gtags</text:span></text:p>
      <text:p text:style-name="OrgSrcBlock"><text:s text:c="35"/><text:span text:style-name="OrgSrcFontLockCommentDelimiterFace">;;; </text:span><text:span text:style-name="OrgSrcFontLockCommentFace">ac-source-imenu </text:span></text:p>
      <text:p text:style-name="OrgSrcBlock"><text:s text:c="35"/><text:span text:style-name="OrgSrcFontLockCommentDelimiterFace">;;; </text:span><text:span text:style-name="OrgSrcFontLockCommentFace">ac-source-semantic</text:span></text:p>
      <text:p text:style-name="OrgSrcBlock"><text:s text:c="35"/><text:span text:style-name="OrgSrcFontLockCommentDelimiterFace">;;; </text:span><text:span text:style-name="OrgSrcFontLockCommentFace">ac-source-symbols </text:span></text:p>
      <text:p text:style-name="OrgSrcBlock"><text:s text:c="35"/><text:span text:style-name="OrgSrcFontLockCommentDelimiterFace">;;; </text:span><text:span text:style-name="OrgSrcFontLockCommentFace">ac-source-variables</text:span></text:p>
      <text:p text:style-name="OrgSrcBlock"><text:s text:c="35"/><text:span text:style-name="OrgSrcFontLockCommentDelimiterFace">;;; </text:span><text:span text:style-name="OrgSrcFontLockCommentFace">ac-source-yasnippet</text:span></text:p>
      <text:p text:style-name="OrgSrcBlock"><text:s text:c="32"/>)))</text:p>
      <text:p text:style-name="OrgSrcBlock"/>
      <text:p text:style-name="OrgSrcBlock"><text:s text:c="11"/>(<text:span text:style-name="OrgSrcFontLockKeywordFace">defun</text:span> <text:span text:style-name="OrgSrcFontLockFunctionNameFace">ac-default-setup</text:span> ()</text:p>
      <text:p text:style-name="OrgSrcBlock"><text:s text:c="13"/><text:span text:style-name="OrgSrcFontLockCommentDelimiterFace">;; <text:s text:c="11"/></text:span><text:span text:style-name="OrgSrcFontLockCommentFace">(message " &gt;&gt; ac-default-setup")</text:span></text:p>
      <text:p text:style-name="OrgSrcBlock"><text:s text:c="13"/>(setq ac-sources '(ac-source-abbrev</text:p>
      <text:p text:style-name="OrgSrcBlock"><text:s text:c="32"/>ac-source-dictionary</text:p>
      <text:p text:style-name="OrgSrcBlock"><text:s text:c="32"/>ac-source-words-in-same-mode-buffers)))</text:p>
      <text:p text:style-name="OrgSrcBlock"><text:s text:c="11"/>))</text:p>
      <text:p text:style-name="OrgSrcBlock"/>
      <text:p text:style-name="OrgSrcBlock"><text:s text:c="4"/>(<text:span text:style-name="OrgSrcFontLockKeywordFace">dolist</text:span> (hook (list 'python-mode-hook 'perl-mode-hook 'objc-mode-hook))</text:p>
      <text:p text:style-name="OrgSrcBlock"><text:s text:c="6"/>(add-hook hook 'ac-default-setup))</text:p>
      <text:p text:style-name="OrgSrcBlock"><text:s text:c="4"/><text:span text:style-name="OrgSrcFontLockCommentDelimiterFace">;; </text:span><text:span text:style-name="OrgSrcFontLockCommentFace">*scratch* バッファでは無効化</text:span></text:p>
      <text:p text:style-name="OrgSrcBlock"><text:s text:c="4"/>(add-hook 'lisp-mode-hook</text:p>
      <text:p text:style-name="OrgSrcBlock"><text:s text:c="14"/>'(<text:span text:style-name="OrgSrcFontLockKeywordFace">lambda</text:span> () (<text:span text:style-name="OrgSrcFontLockKeywordFace">unless</text:span> (equal <text:span text:style-name="OrgSrcFontLockStringFace">"*scratch*"</text:span> (buffer-name))</text:p>
      <text:p text:style-name="OrgSrcBlock"><text:s text:c="28"/>(ac-default-setup))))</text:p>
      <text:p text:style-name="OrgSrcBlock"><text:s text:c="4"/>(add-hook 'org-mode-hook 'ac-org-mode-setup)</text:p>
      <text:p text:style-name="OrgSrcBlockLastLine"><text:soft-page-break/>)</text:p>
      <text:h text:style-name="Heading_20_2" text:outline-level="2"><text:bookmark text:name="orgheadline138"/><text:bookmark-start text:name="OrgXref.orgheadline138"/>[auto-complete-clang.el] オムニ補完 <text:bookmark-end text:name="OrgXref.orgheadline138"/></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 -cc1 -x c++-header -fcxx-exceptions ./stdafx.h -emit-pch -o ./stdafx.pch -I/usr/local/include -I/usr/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 (eval-after-autoload-if-found</text:p>
      <text:p text:style-name="OrgSrcBlock"><text:s text:c="7"/>'(auto-complete ac-cc-mode-setup) <text:span text:style-name="OrgSrcFontLockStringFace">"auto-complete"</text:span> nil t nil</text:p>
      <text:p text:style-name="OrgSrcBlock"><text:s text:c="7"/>'((<text:span text:style-name="OrgSrcFontLockKeywordFace">require</text:span> '<text:span text:style-name="OrgSrcFontLockConstantFace">auto-complete-clang</text:span> nil t)</text:p>
      <text:p text:style-name="OrgSrcBlock"><text:s text:c="9"/><text:span text:style-name="OrgSrcFontLockCommentDelimiterFace">;; </text:span><text:span text:style-name="OrgSrcFontLockCommentFace">ac-cc-mode-setup のオーバーライド</text:span></text:p>
      <text:p text:style-name="OrgSrcBlock"><text:s text:c="9"/>(<text:span text:style-name="OrgSrcFontLockKeywordFace">defun</text:span> <text:span text:style-name="OrgSrcFontLockFunctionNameFace">ac-cc-mode-setup</text:span> ()</text:p>
      <text:p text:style-name="OrgSrcBlock"><text:s text:c="11"/>(setq ac-clang-prefix-header <text:span text:style-name="OrgSrcFontLockStringFace">"~/.emacs.d/stdafx.pch"</text:span>)</text:p>
      <text:p text:style-name="OrgSrcBlock"><text:s text:c="11"/>(setq ac-clang-flags '(<text:span text:style-name="OrgSrcFontLockStringFace">"-w"</text:span> <text:span text:style-name="OrgSrcFontLockStringFace">"-ferror-limit"</text:span> <text:span text:style-name="OrgSrcFontLockStringFace">"1"</text:span></text:p>
      <text:p text:style-name="OrgSrcBlock"><text:s text:c="34"/><text:span text:style-name="OrgSrcFontLockStringFace">"-fcxx-exceptions"</text:span>))</text:p>
      <text:p text:style-name="OrgSrcBlock"><text:s text:c="11"/>(setq ac-sources '(ac-source-clang</text:p>
      <text:p text:style-name="OrgSrcBlock"><text:s text:c="30"/>ac-source-yasnippet</text:p>
      <text:p text:style-name="OrgSrcBlock"><text:s text:c="30"/>ac-source-gtags)))</text:p>
      <text:p text:style-name="OrgSrcBlock"><text:s text:c="9"/>))</text:p>
      <text:p text:style-name="OrgSrcBlockLastLine"><text:s text:c="2"/>(add-hook 'c-mode-common-hook '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include</text:span> <text:span text:style-name="OrgSrcFontLockStringFace">&lt;iostream&gt;</text:span></text:p>
      <text:p text:style-name="OrgSrcBlock"><text:span text:style-name="OrgSrcFontLockPreprocessorFace">#include</text:span> <text:span text:style-name="OrgSrcFontLockStringFace">&lt;vector&gt;</text:span></text:p>
      <text:p text:style-name="OrgSrcBlock"><text:span text:style-name="OrgSrcFontLockPreprocessorFace">#include</text:span> <text:span text:style-name="OrgSrcFontLockStringFace">&lt;boost/timer.hpp&gt;</text:span></text:p>
      <text:p text:style-name="OrgSrcBlock"/>
      <text:p text:style-name="OrgSrcBlock"><text:span text:style-name="OrgSrcFontLockTypeFace">int</text:span> <text:span text:style-name="OrgSrcFontLockFunctionNameFace">main</text:span>(){</text:p>
      <text:p text:style-name="OrgSrcBlock"><text:s text:c="2"/><text:span text:style-name="OrgSrcFontLockConstantFace">std</text:span>::<text:span text:style-name="OrgSrcFontLockTypeFace">vector</text:span>&lt;<text:span text:style-name="OrgSrcFontLockTypeFace">int</text:span>&gt; <text:span text:style-name="OrgSrcFontLockVariableNameFace">v</text:span>;</text:p>
      <text:p text:style-name="OrgSrcBlock"><text:s text:c="2"/>v; <text:span text:style-name="OrgSrcFontLockCommentDelimiterFace">// </text:span><text:span text:style-name="OrgSrcFontLockCommentFace">ここ</text:span></text:p>
      <text:p text:style-name="OrgSrcBlock"><text:s text:c="2"/><text:span text:style-name="OrgSrcFontLockConstantFace">boost</text:span>::<text:span text:style-name="OrgSrcFontLockTypeFace">timer</text:span> <text:span text:style-name="OrgSrcFontLockVariableNameFace">t</text:span>;</text:p>
      <text:p text:style-name="OrgSrcBlock"><text:s text:c="2"/>cout &lt;&lt; t; <text:span text:style-name="OrgSrcFontLockCommentDelimiterFace">// </text:span><text:span text:style-name="OrgSrcFontLockCommentFace">ここ</text:span></text:p>
      <text:p text:style-name="OrgSrcBlock"><text:s text:c="2"/><text:span text:style-name="OrgSrcFontLockKeywordFace">return</text:span> 1;</text:p>
      <text:p text:style-name="OrgSrcBlockLastLine">}</text:p>
      <text:h text:style-name="Heading_20_3" text:outline-level="3"><text:bookmark text:name="orgheadline137"/><text:bookmark-start text:name="OrgXref.orgheadline137"/>参考サイト <text:bookmark-end text:name="OrgXref.orgheadline137"/></text:h>
      <text:list xml:id="list110940226284147" text:style-name="OrgBulletedList">
        <text:list-item>
          <text:p text:style-name="P2"><text:a xlink:type="simple" xlink:href="http://d.hatena.ne.jp/kenbell1988/20120428/1335609313" text:style-name="Internet_20_link" text:visited-style-name="Visited_20_Internet_20_Link">http://d.hatena.ne.jp/kenbell1988/20120428/1335609313</text:a></text:p>
        </text:list-item>
        <text:list-item>
          <text:p text:style-name="P2"><text:a xlink:type="simple" xlink:href="http://d.hatena.ne.jp/whitypig/20110306/1299416655" text:style-name="Internet_20_link" text:visited-style-name="Visited_20_Internet_20_Link">http://d.hatena.ne.jp/whitypig/20110306/1299416655</text:a></text:p>
        </text:list-item>
        <text:list-item>
          <text:p text:style-name="P2"><text:a xlink:type="simple" xlink:href="http://d.hatena.ne.jp/yano-htn/?of=30" text:style-name="Internet_20_link" text:visited-style-name="Visited_20_Internet_20_Link">http://d.hatena.ne.jp/yano-htn/?of=30</text:a></text:p>
        </text:list-item>
        <text:list-item>
          <text:p text:style-name="P2"><text:a xlink:type="simple" xlink:href="http://www.nomtats.com/2010/11/auto-completeelemacs.html" text:style-name="Internet_20_link" text:visited-style-name="Visited_20_Internet_20_Link">http://www.nomtats.com/2010/11/auto-completeelemacs.html</text:a></text:p>
        </text:list-item>
        <text:list-item>
          <text:p text:style-name="P2"><text:soft-page-break/><text:a xlink:type="simple" xlink:href="http://www.plugmasters.com.br/plugfeed/post/73768/awesome-cc-autocompletion-in-emacs" text:style-name="Internet_20_link" text:visited-style-name="Visited_20_Internet_20_Link">http://www.plugmasters.com.br/plugfeed/post/73768/awesome-cc-autocompletion-in-emacs</text:a></text:p>
        </text:list-item>
      </text:list>
      <text:h text:style-name="Heading_20_2" text:outline-level="2"><text:bookmark text:name="orgheadline139"/><text:bookmark-start text:name="OrgXref.orgheadline139"/>[hideshowvis.el] 関数の表示／非表示 <text:bookmark-end text:name="OrgXref.orgheadline139"/></text:h>
      <text:list xml:id="list110938754382816" text:style-name="OrgBulletedList">
        <text:list-item>
          <text:p text:style-name="P2"><text:a xlink:type="simple" xlink:href="http://www.emacswiki.org/emacs/hideshowvis.el" text:style-name="Internet_20_link" text:visited-style-name="Visited_20_Internet_20_Link">http://www.emacswiki.org/emacs/hideshowvis.el</text:a></text:p>
        </text:list-item>
        <text:list-item>
          <text:p text:style-name="P2">org.el（約2万行）を開くために約2分必要なため、最近は使っていません。</text:p>
        </text:list-item>
      </text:list>
      <text:p text:style-name="OrgSrcBlock">(<text:span text:style-name="OrgSrcFontLockKeywordFace">when</text:span> (and (eq window-system 'ns) (&gt; emacs-major-version 23))</text:p>
      <text:p text:style-name="OrgSrcBlock"><text:s text:c="2"/>(<text:span text:style-name="OrgSrcFontLockKeywordFace">when</text:span> (eval-after-autoload-if-found</text:p>
      <text:p text:style-name="OrgSrcBlock"><text:s text:c="9"/>'(hideshowvis-enable hideshowvis-minor-mode) <text:span text:style-name="OrgSrcFontLockStringFace">"hideshowvis"</text:span> nil t nil</text:p>
      <text:p text:style-name="OrgSrcBlock"><text:s text:c="9"/>'((define-key hideshowvis-mode-map (kbd <text:span text:style-name="OrgSrcFontLockStringFace">"C-("</text:span>) 'hs-hide-block)</text:p>
      <text:p text:style-name="OrgSrcBlock"><text:s text:c="11"/>(define-key hideshowvis-mode-map (kbd <text:span text:style-name="OrgSrcFontLockStringFace">"C-)"</text:span>) 'hs-show-block)))</text:p>
      <text:p text:style-name="OrgSrcBlock"/>
      <text:p text:style-name="OrgSrcBlock"><text:s text:c="4"/>(add-hook 'emacs-lisp-mode-hook</text:p>
      <text:p text:style-name="OrgSrcBlock"><text:s text:c="14"/>'(<text:span text:style-name="OrgSrcFontLockKeywordFace">lambda</text:span> () (<text:span text:style-name="OrgSrcFontLockKeywordFace">unless</text:span> (equal <text:span text:style-name="OrgSrcFontLockStringFace">"*scratch*"</text:span> (buffer-name))</text:p>
      <text:p text:style-name="OrgSrcBlock"><text:s text:c="28"/>(hideshowvis-enable))))</text:p>
      <text:p text:style-name="OrgSrcBlock"><text:s text:c="4"/>(<text:span text:style-name="OrgSrcFontLockKeywordFace">dolist</text:span> (hook (list 'perl-mode-hook 'c-mode-common-hook))</text:p>
      <text:p text:style-name="OrgSrcBlockLastLine"><text:s text:c="6"/>(add-hook hook 'hideshowvis-enable))))</text:p>
      <text:h text:style-name="Heading_20_2" text:outline-level="2"><text:bookmark text:name="orgheadline140"/><text:bookmark-start text:name="OrgXref.orgheadline140"/>[quickrun.el] お手軽ビルド <text:bookmark-end text:name="OrgXref.orgheadline140"/></text:h>
      <text:p text:style-name="Text_20_body">カレントバッファで編集中のソースコードをビルド・実行して、別バッファに結果を得ます。</text:p>
      <text:p text:style-name="OrgSrcBlock">(<text:span text:style-name="OrgSrcFontLockKeywordFace">when</text:span> (eval-after-autoload-if-found</text:p>
      <text:p text:style-name="OrgSrcBlock"><text:s text:c="7"/>'(quickrun) <text:span text:style-name="OrgSrcFontLockStringFace">"quickrun"</text:span> nil t nil</text:p>
      <text:p text:style-name="OrgSrcBlock"><text:s text:c="7"/>'())</text:p>
      <text:p text:style-name="OrgSrcBlock"><text:s text:c="2"/>(add-hook 'c-mode-common-hook</text:p>
      <text:p text:style-name="OrgSrcBlock"><text:s text:c="12"/>'(<text:span text:style-name="OrgSrcFontLockKeywordFace">lambda</text:span> () (define-key c++-mode-map (kbd <text:span text:style-name="OrgSrcFontLockStringFace">"&lt;f5&gt;"</text:span>) 'quickrun)))</text:p>
      <text:p text:style-name="OrgSrcBlock"><text:s text:c="2"/>(add-hook 'python-mode-hook</text:p>
      <text:p text:style-name="OrgSrcBlock"><text:s text:c="12"/>'(<text:span text:style-name="OrgSrcFontLockKeywordFace">lambda</text:span> () (define-key python-mode-map (kbd <text:span text:style-name="OrgSrcFontLockStringFace">"&lt;f5&gt;"</text:span>) 'quickrun)))</text:p>
      <text:p text:style-name="OrgSrcBlock"><text:s text:c="2"/>(add-hook 'perl-mode-hook</text:p>
      <text:p text:style-name="OrgSrcBlockLastLine"><text:s text:c="12"/>'(<text:span text:style-name="OrgSrcFontLockKeywordFace">lambda</text:span> () (define-key perl-mode-map (kbd <text:span text:style-name="OrgSrcFontLockStringFace">"&lt;f5&gt;"</text:span>) 'quickrun))))</text:p>
      <text:h text:style-name="Heading_20_1" text:outline-level="1"><text:bookmark text:name="orgheadline173"/><text:bookmark-start text:name="OrgXref.orgheadline173"/>Org Mode <text:bookmark-end text:name="OrgXref.orgheadline173"/></text:h>
      <text:h text:style-name="Heading_20_2" text:outline-level="2"><text:bookmark text:name="orgheadline142"/><text:bookmark-start text:name="OrgXref.orgheadline142"/>基本設定 <text:bookmark-end text:name="OrgXref.orgheadline142"/></text:h>
      <text:p text:style-name="OrgSrcBlock"><text:s text:c="2"/>(eval-after-autoload-if-found</text:p>
      <text:p text:style-name="OrgSrcBlock"><text:s text:c="3"/>'org-mode <text:span text:style-name="OrgSrcFontLockStringFace">"org"</text:span> <text:span text:style-name="OrgSrcFontLockStringFace">"Org Mode"</text:span> t nil</text:p>
      <text:p text:style-name="OrgSrcBlock"><text:s text:c="3"/>'((<text:span text:style-name="OrgSrcFontLockKeywordFace">require</text:span> '<text:span text:style-name="OrgSrcFontLockConstantFace">org-extension</text:span> nil t)</text:p>
      <text:p text:style-name="OrgSrcBlock"><text:s text:c="5"/>(<text:span text:style-name="OrgSrcFontLockKeywordFace">require</text:span> '<text:span text:style-name="OrgSrcFontLockConstantFace">org-habit</text:span>)</text:p>
      <text:p text:style-name="OrgSrcBlock"><text:s text:c="5"/>(<text:span text:style-name="OrgSrcFontLockKeywordFace">require</text:span> '<text:span text:style-name="OrgSrcFontLockConstantFace">org-mobile</text:span>)</text:p>
      <text:p text:style-name="OrgSrcBlock"/>
      <text:p text:style-name="OrgSrcBlock"><text:span text:style-name="OrgSrcFontLockCommentDelimiterFace">;; <text:s text:c="4"/></text:span><text:span text:style-name="OrgSrcFontLockCommentFace">(when (require 'pomodoro nil t)</text:span></text:p>
      <text:p text:style-name="OrgSrcBlock"><text:span text:style-name="OrgSrcFontLockCommentDelimiterFace">;; <text:s text:c="6"/></text:span><text:span text:style-name="OrgSrcFontLockCommentFace">(pomodoro:start nil))</text:span></text:p>
      <text:p text:style-name="OrgSrcBlock"/>
      <text:p text:style-name="OrgSrcBlock"><text:s text:c="5"/>(push '(<text:span text:style-name="OrgSrcFontLockStringFace">"\\.org$"</text:span> . org-mode) auto-mode-alist)</text:p>
      <text:p text:style-name="OrgSrcBlock"><text:s text:c="5"/>(push '(<text:span text:style-name="OrgSrcFontLockStringFace">"\\.txt$"</text:span> . org-mode) auto-mode-alist)</text:p>
      <text:p text:style-name="OrgSrcBlock"/>
      <text:p text:style-name="OrgSrcBlock"><text:s text:c="5"/><text:span text:style-name="OrgSrcFontLockCommentDelimiterFace">;; </text:span><text:span text:style-name="OrgSrcFontLockCommentFace">C-c &amp; が yasnippet にオーバーライドされているのを張り替える</text:span></text:p>
      <text:p text:style-name="OrgSrcBlock"><text:s text:c="5"/>(define-key org-mode-map (kbd <text:span text:style-name="OrgSrcFontLockStringFace">"C-c 4"</text:span>) 'org-mark-ring-goto)</text:p>
      <text:p text:style-name="OrgSrcBlock"/>
      <text:p text:style-name="OrgSrcBlock"><text:s text:c="5"/><text:span text:style-name="OrgSrcFontLockCommentDelimiterFace">;; </text:span><text:span text:style-name="OrgSrcFontLockCommentFace">Set checksum program path for windows</text:span></text:p>
      <text:p text:style-name="OrgSrcBlock"><text:s text:c="5"/>(<text:span text:style-name="OrgSrcFontLockKeywordFace">when</text:span> (eq window-system 'w32)</text:p>
      <text:p text:style-name="OrgSrcBlock"><text:soft-page-break/><text:s text:c="7"/>(setq org-mobile-checksum-binary <text:span text:style-name="OrgSrcFontLockStringFace">"~/Dropbox/do/cksum.exe"</text:span>))</text:p>
      <text:p text:style-name="OrgSrcBlock"/>
      <text:p text:style-name="OrgSrcBlock"><text:s text:c="5"/><text:span text:style-name="OrgSrcFontLockCommentDelimiterFace">;; </text:span><text:span text:style-name="OrgSrcFontLockCommentFace">org ファイルの集中管理</text:span></text:p>
      <text:p text:style-name="OrgSrcBlock"><text:s text:c="5"/>(setq org-directory <text:span text:style-name="OrgSrcFontLockStringFace">"~/Dropbox/org/"</text:span>)</text:p>
      <text:p text:style-name="OrgSrcBlock"/>
      <text:p text:style-name="OrgSrcBlock"><text:s text:c="5"/><text:span text:style-name="OrgSrcFontLockCommentDelimiterFace">;; </text:span><text:span text:style-name="OrgSrcFontLockCommentFace">Set default table export format</text:span></text:p>
      <text:p text:style-name="OrgSrcBlock"><text:s text:c="5"/>(setq org-table-export-default-format <text:span text:style-name="OrgSrcFontLockStringFace">"orgtbl-to-csv"</text:span>)</text:p>
      <text:p text:style-name="OrgSrcBlock"/>
      <text:p text:style-name="OrgSrcBlock"><text:s text:c="5"/><text:span text:style-name="OrgSrcFontLockCommentDelimiterFace">;; </text:span><text:span text:style-name="OrgSrcFontLockCommentFace">Toggle inline images display at startup</text:span></text:p>
      <text:p text:style-name="OrgSrcBlock"><text:s text:c="5"/>(setq org-startup-with-inline-images t)</text:p>
      <text:p text:style-name="OrgSrcBlock"/>
      <text:p text:style-name="OrgSrcBlock"><text:s text:c="5"/><text:span text:style-name="OrgSrcFontLockCommentDelimiterFace">;; </text:span><text:span text:style-name="OrgSrcFontLockCommentFace">dvipng</text:span></text:p>
      <text:p text:style-name="OrgSrcBlock"><text:s text:c="5"/>(setq org-export-with-LaTeX-fragments t)</text:p>
      <text:p text:style-name="OrgSrcBlock"/>
      <text:p text:style-name="OrgSrcBlock"><text:s text:c="5"/><text:span text:style-name="OrgSrcFontLockCommentDelimiterFace">;; </text:span><text:span text:style-name="OrgSrcFontLockCommentFace">orgバッファ内の全ての動的ブロックを保存直前に変更する</text:span></text:p>
      <text:p text:style-name="OrgSrcBlock"><text:s text:c="5"/><text:span text:style-name="OrgSrcFontLockCommentDelimiterFace">;; </text:span><text:span text:style-name="OrgSrcFontLockCommentFace">(add-hook 'before-save-hook 'org-update-all-dblocks)</text:span></text:p>
      <text:p text:style-name="OrgSrcBlock"/>
      <text:p text:style-name="OrgSrcBlock"><text:s text:c="5"/><text:span text:style-name="OrgSrcFontLockCommentDelimiterFace">;; </text:span><text:span text:style-name="OrgSrcFontLockCommentFace">アーカイブファイルの名称を指定</text:span></text:p>
      <text:p text:style-name="OrgSrcBlock"><text:s text:c="5"/>(setq org-archive-location <text:span text:style-name="OrgSrcFontLockStringFace">"%s_archive::"</text:span>)</text:p>
      <text:p text:style-name="OrgSrcBlock"/>
      <text:p text:style-name="OrgSrcBlock"><text:s text:c="5"/><text:span text:style-name="OrgSrcFontLockCommentDelimiterFace">;; </text:span><text:span text:style-name="OrgSrcFontLockCommentFace">タイムスタンプによるログ収集設定</text:span></text:p>
      <text:p text:style-name="OrgSrcBlock"><text:s text:c="5"/>(setq org-log-done t) <text:span text:style-name="OrgSrcFontLockCommentDelimiterFace">; </text:span><text:span text:style-name="OrgSrcFontLockCommentFace">t ではなく、'(done), '(state) を指定できる</text:span></text:p>
      <text:p text:style-name="OrgSrcBlock"/>
      <text:p text:style-name="OrgSrcBlock"><text:s text:c="5"/><text:span text:style-name="OrgSrcFontLockCommentDelimiterFace">;; </text:span><text:span text:style-name="OrgSrcFontLockCommentFace">ログをドロアーに入れる</text:span></text:p>
      <text:p text:style-name="OrgSrcBlock"><text:s text:c="5"/>(setq org-log-into-drawer t)</text:p>
      <text:p text:style-name="OrgSrcBlock"/>
      <text:p text:style-name="OrgSrcBlock"><text:s text:c="5"/><text:span text:style-name="OrgSrcFontLockCommentDelimiterFace">;; </text:span><text:span text:style-name="OrgSrcFontLockCommentFace">アンダースコアをエクスポートしない（_{}で明示的に表現できる）</text:span></text:p>
      <text:p text:style-name="OrgSrcBlock"><text:s text:c="5"/>(setq org-export-with-sub-superscripts nil)</text:p>
      <text:p text:style-name="OrgSrcBlock"/>
      <text:p text:style-name="OrgSrcBlock"><text:s text:c="5"/><text:span text:style-name="OrgSrcFontLockCommentDelimiterFace">;; </text:span><text:span text:style-name="OrgSrcFontLockCommentFace">#+OPTIONS: \n:t と同じ</text:span></text:p>
      <text:p text:style-name="OrgSrcBlock"><text:s text:c="5"/>(setq org-export-preserve-breaks t)</text:p>
      <text:p text:style-name="OrgSrcBlock"/>
      <text:p text:style-name="OrgSrcBlock"><text:s text:c="5"/><text:span text:style-name="OrgSrcFontLockCommentDelimiterFace">;; </text:span><text:span text:style-name="OrgSrcFontLockCommentFace">タイマーの音</text:span></text:p>
      <text:p text:style-name="OrgSrcBlock"><text:s text:c="5"/><text:span text:style-name="OrgSrcFontLockCommentDelimiterFace">;; </text:span><text:span text:style-name="OrgSrcFontLockCommentFace">(lsetq org-clock-sound "");</text:span></text:p>
      <text:p text:style-name="OrgSrcBlock"/>
      <text:p text:style-name="OrgSrcBlock"><text:s text:c="5"/><text:span text:style-name="OrgSrcFontLockCommentDelimiterFace">;; </text:span><text:span text:style-name="OrgSrcFontLockCommentFace">helm を立ち上げる</text:span></text:p>
      <text:p text:style-name="OrgSrcBlock"><text:s text:c="5"/>(<text:span text:style-name="OrgSrcFontLockKeywordFace">require</text:span> '<text:span text:style-name="OrgSrcFontLockConstantFace">helm-config</text:span> nil t)</text:p>
      <text:p text:style-name="OrgSrcBlock"/>
      <text:p text:style-name="OrgSrcBlock"><text:s text:c="5"/><text:span text:style-name="OrgSrcFontLockCommentDelimiterFace">;; </text:span><text:span text:style-name="OrgSrcFontLockCommentFace">- を優先。親のブリッツ表示を継承させない</text:span></text:p>
      <text:p text:style-name="OrgSrcBlock"><text:s text:c="5"/>(setq org-list-demote-modify-bullet</text:p>
      <text:p text:style-name="OrgSrcBlock"><text:s text:c="11"/>'((<text:span text:style-name="OrgSrcFontLockStringFace">"+"</text:span> . <text:span text:style-name="OrgSrcFontLockStringFace">"-"</text:span>)</text:p>
      <text:p text:style-name="OrgSrcBlock"><text:s text:c="13"/>(<text:span text:style-name="OrgSrcFontLockStringFace">"*"</text:span> . <text:span text:style-name="OrgSrcFontLockStringFace">"-"</text:span>)</text:p>
      <text:p text:style-name="OrgSrcBlock"><text:s text:c="13"/>(<text:span text:style-name="OrgSrcFontLockStringFace">"1."</text:span> . <text:span text:style-name="OrgSrcFontLockStringFace">"-"</text:span>)</text:p>
      <text:p text:style-name="OrgSrcBlock"><text:s text:c="13"/>(<text:span text:style-name="OrgSrcFontLockStringFace">"1)"</text:span> . <text:span text:style-name="OrgSrcFontLockStringFace">"-"</text:span>)</text:p>
      <text:p text:style-name="OrgSrcBlock"><text:s text:c="13"/>(<text:span text:style-name="OrgSrcFontLockStringFace">"A)"</text:span> . <text:span text:style-name="OrgSrcFontLockStringFace">"-"</text:span>)</text:p>
      <text:p text:style-name="OrgSrcBlock"><text:s text:c="13"/>(<text:span text:style-name="OrgSrcFontLockStringFace">"B)"</text:span> . <text:span text:style-name="OrgSrcFontLockStringFace">"-"</text:span>)</text:p>
      <text:p text:style-name="OrgSrcBlock"><text:s text:c="13"/>(<text:span text:style-name="OrgSrcFontLockStringFace">"a)"</text:span> . <text:span text:style-name="OrgSrcFontLockStringFace">"-"</text:span>)</text:p>
      <text:p text:style-name="OrgSrcBlock"><text:s text:c="13"/>(<text:span text:style-name="OrgSrcFontLockStringFace">"b)"</text:span> . <text:span text:style-name="OrgSrcFontLockStringFace">"-"</text:span>)</text:p>
      <text:p text:style-name="OrgSrcBlock"><text:s text:c="13"/>(<text:span text:style-name="OrgSrcFontLockStringFace">"A."</text:span> . <text:span text:style-name="OrgSrcFontLockStringFace">"-"</text:span>)</text:p>
      <text:p text:style-name="OrgSrcBlock"><text:s text:c="13"/>(<text:span text:style-name="OrgSrcFontLockStringFace">"B."</text:span> . <text:span text:style-name="OrgSrcFontLockStringFace">"-"</text:span>)</text:p>
      <text:p text:style-name="OrgSrcBlock"><text:s text:c="13"/>(<text:span text:style-name="OrgSrcFontLockStringFace">"a."</text:span> . <text:span text:style-name="OrgSrcFontLockStringFace">"-"</text:span>)</text:p>
      <text:p text:style-name="OrgSrcBlock"><text:s text:c="13"/>(<text:span text:style-name="OrgSrcFontLockStringFace">"b."</text:span> . <text:span text:style-name="OrgSrcFontLockStringFace">"-"</text:span>)))</text:p>
      <text:p text:style-name="OrgSrcBlockLastLine"><text:s text:c="5"/>))</text:p>
      <text:h text:style-name="Heading_20_2" text:outline-level="2"><text:bookmark text:name="orgheadline143"/><text:bookmark-start text:name="OrgXref.orgheadline143"/>contribution を使う <text:bookmark-end text:name="OrgXref.orgheadline143"/></text:h>
      <text:p text:style-name="OrgSrcBlockLastLine">(setq load-path (append '(<text:span text:style-name="OrgSrcFontLockStringFace">"~/devel/git/org-mode/contrib/lisp"</text:span>) load-path))</text:p>
      <text:h text:style-name="Heading_20_2" text:outline-level="2"><text:bookmark text:name="orgheadline144"/><text:bookmark-start text:name="OrgXref.orgheadline144"/><text:soft-page-break/>iCal との連携 <text:bookmark-end text:name="OrgXref.orgheadline144"/></text:h>
      <text:p text:style-name="OrgSrcBlock"><text:s text:c="2"/>(eval-after-autoload-if-found</text:p>
      <text:p text:style-name="OrgSrcBlock"><text:s text:c="3"/>'org-mode <text:span text:style-name="OrgSrcFontLockStringFace">"org"</text:span> <text:span text:style-name="OrgSrcFontLockStringFace">"Org Mode"</text:span> t nil</text:p>
      <text:p text:style-name="OrgSrcBlock"><text:s text:c="3"/>'(<text:span text:style-name="OrgSrcFontLockCommentDelimiterFace">;; </text:span><text:span text:style-name="OrgSrcFontLockCommentFace">~/Dropbox/Public は第三者に探索される可能性があるので要注意</text:span></text:p>
      <text:p text:style-name="OrgSrcBlock"><text:s text:c="5"/><text:span text:style-name="OrgSrcFontLockCommentDelimiterFace">;; </text:span><text:span text:style-name="OrgSrcFontLockCommentFace">default = ~/org.ics</text:span></text:p>
      <text:p text:style-name="OrgSrcBlock"><text:s text:c="5"/><text:span text:style-name="OrgSrcFontLockCommentDelimiterFace">;; </text:span><text:span text:style-name="OrgSrcFontLockCommentFace">C-c C-e i org-export-icalendar-this-file</text:span></text:p>
      <text:p text:style-name="OrgSrcBlock"><text:s text:c="5"/><text:span text:style-name="OrgSrcFontLockCommentDelimiterFace">;; </text:span><text:span text:style-name="OrgSrcFontLockCommentFace">C-c C-e I org-export-icalendar-all-agenda-files</text:span></text:p>
      <text:p text:style-name="OrgSrcBlock"><text:s text:c="5"/><text:span text:style-name="OrgSrcFontLockCommentDelimiterFace">;; </text:span><text:span text:style-name="OrgSrcFontLockCommentFace">C-c C-e c org-export-icalendar-all-combine-agenda-files</text:span></text:p>
      <text:p text:style-name="OrgSrcBlock"><text:s text:c="5"/><text:span text:style-name="OrgSrcFontLockCommentDelimiterFace">;; </text:span><text:span text:style-name="OrgSrcFontLockCommentFace">(setq org-combined-agenda-icalendar-file "~/Dropbox/Public/orgAgenda.ics")</text:span></text:p>
      <text:p text:style-name="OrgSrcBlock"/>
      <text:p text:style-name="OrgSrcBlock"><text:s text:c="5"/>(setq org-icalendar-combined-agenda-file <text:span text:style-name="OrgSrcFontLockStringFace">"~/Desktop/org-ical.ics"</text:span>)</text:p>
      <text:p text:style-name="OrgSrcBlock"/>
      <text:p text:style-name="OrgSrcBlock"><text:s text:c="5"/><text:span text:style-name="OrgSrcFontLockCommentDelimiterFace">;; </text:span><text:span text:style-name="OrgSrcFontLockCommentFace">iCal の説明文</text:span></text:p>
      <text:p text:style-name="OrgSrcBlock"><text:s text:c="5"/>(setq org-icalendar-combined-description <text:span text:style-name="OrgSrcFontLockStringFace">"OrgModeのスケジュール出力"</text:span>)</text:p>
      <text:p text:style-name="OrgSrcBlock"><text:s text:c="5"/><text:span text:style-name="OrgSrcFontLockCommentDelimiterFace">;; </text:span><text:span text:style-name="OrgSrcFontLockCommentFace">カレンダーに適切なタイムゾーンを設定する（google 用には nil が必要）</text:span></text:p>
      <text:p text:style-name="OrgSrcBlock"><text:s text:c="5"/>(setq org-icalendar-timezone <text:span text:style-name="OrgSrcFontLockStringFace">"Asia/Tokyo"</text:span>)</text:p>
      <text:p text:style-name="OrgSrcBlock"/>
      <text:p text:style-name="OrgSrcBlock"><text:s text:c="5"/><text:span text:style-name="OrgSrcFontLockCommentDelimiterFace">;; </text:span><text:span text:style-name="OrgSrcFontLockCommentFace">DONE になった TODO はアジェンダから除外する</text:span></text:p>
      <text:p text:style-name="OrgSrcBlock"><text:s text:c="5"/>(setq org-icalendar-include-todo t)</text:p>
      <text:p text:style-name="OrgSrcBlock"><text:s text:c="5"/><text:span text:style-name="OrgSrcFontLockCommentDelimiterFace">;; </text:span><text:span text:style-name="OrgSrcFontLockCommentFace">（通常は、&lt;&gt;--&lt;&gt; で区間付き予定をつくる。非改行入力で日付がNoteに入らない）</text:span></text:p>
      <text:p text:style-name="OrgSrcBlock"><text:s text:c="5"/>(setq org-icalendar-use-scheduled '(event-if-todo))</text:p>
      <text:p text:style-name="OrgSrcBlock"><text:s text:c="9"/><text:span text:style-name="OrgSrcFontLockCommentDelimiterFace">;;; </text:span><text:span text:style-name="OrgSrcFontLockCommentFace">DL 付きで終日予定にする：締め切り日（スタンプで時間を指定しないこと）</text:span></text:p>
      <text:p text:style-name="OrgSrcBlock"><text:s text:c="5"/><text:span text:style-name="OrgSrcFontLockCommentDelimiterFace">;; </text:span><text:span text:style-name="OrgSrcFontLockCommentFace">(setq org-icalendar-use-deadline '(event-if-todo event-if-not-todo))</text:span></text:p>
      <text:p text:style-name="OrgSrcBlock"><text:s text:c="5"/>(setq org-icalendar-use-deadline '(event-if-todo))</text:p>
      <text:p text:style-name="OrgSrcBlock"/>
      <text:p text:style-name="OrgSrcBlock"><text:s text:c="5"/>(<text:span text:style-name="OrgSrcFontLockKeywordFace">when</text:span> (<text:span text:style-name="OrgSrcFontLockKeywordFace">require</text:span> '<text:span text:style-name="OrgSrcFontLockConstantFace">ox-icalendar</text:span> nil t)</text:p>
      <text:p text:style-name="OrgSrcBlock"><text:s text:c="7"/>(<text:span text:style-name="OrgSrcFontLockKeywordFace">defun</text:span> <text:span text:style-name="OrgSrcFontLockFunctionNameFace">my:ox-icalendar</text:span> ()</text:p>
      <text:p text:style-name="OrgSrcBlock"><text:s text:c="9"/>(interactive)</text:p>
      <text:p text:style-name="OrgSrcBlock"><text:s text:c="9"/>(<text:span text:style-name="OrgSrcFontLockKeywordFace">let</text:span> ((temp-agenda-files org-agenda-files))</text:p>
      <text:p text:style-name="OrgSrcBlock"><text:s text:c="11"/>(setq org-agenda-files '(<text:span text:style-name="OrgSrcFontLockStringFace">"~/Dropbox/org/org-ical.org"</text:span>))</text:p>
      <text:p text:style-name="OrgSrcBlock"><text:s text:c="11"/><text:span text:style-name="OrgSrcFontLockCommentDelimiterFace">;; </text:span><text:span text:style-name="OrgSrcFontLockCommentFace">org-icalendar-export-to-ics を使うとクリップボードが荒れる</text:span></text:p>
      <text:p text:style-name="OrgSrcBlock"><text:s text:c="11"/>(org-icalendar-combine-agenda-files)</text:p>
      <text:p text:style-name="OrgSrcBlock"><text:s text:c="11"/>(setq org-agenda-files temp-agenda-files)</text:p>
      <text:p text:style-name="OrgSrcBlock"><text:s text:c="11"/><text:span text:style-name="OrgSrcFontLockCommentDelimiterFace">;; </text:span><text:span text:style-name="OrgSrcFontLockCommentFace">Dropbox/Public のフォルダに公開する</text:span></text:p>
      <text:p text:style-name="OrgSrcBlock"><text:span text:style-name="OrgSrcFontLockCommentDelimiterFace">;; <text:s text:c="10"/></text:span><text:span text:style-name="OrgSrcFontLockCommentFace">(shell-command</text:span></text:p>
      <text:p text:style-name="OrgSrcBlock"><text:span text:style-name="OrgSrcFontLockCommentDelimiterFace">;; <text:s text:c="11"/></text:span><text:span text:style-name="OrgSrcFontLockCommentFace">(concat "cp " org-icalendar-combined-agenda-file " "</text:span></text:p>
      <text:p text:style-name="OrgSrcBlock"><text:span text:style-name="OrgSrcFontLockCommentDelimiterFace">;; <text:s text:c="19"/></text:span><text:span text:style-name="OrgSrcFontLockCommentFace">org-icalendar-dropbox-agenda-file))</text:span></text:p>
      <text:p text:style-name="OrgSrcBlock"><text:s text:c="11"/>(<text:span text:style-name="OrgSrcFontLockKeywordFace">if</text:span> (eq 0 (shell-command</text:p>
      <text:p text:style-name="OrgSrcBlock"><text:s text:c="22"/>(concat <text:span text:style-name="OrgSrcFontLockStringFace">"scp -o ConnectTimeout=5 "</text:span></text:p>
      <text:p text:style-name="OrgSrcBlock"><text:s text:c="30"/>org-icalendar-combined-agenda-file <text:span text:style-name="OrgSrcFontLockStringFace">" "</text:span></text:p>
      <text:p text:style-name="OrgSrcBlock"><text:s text:c="30"/>org-ical-file-in-orz-server)))</text:p>
      <text:p text:style-name="OrgSrcBlock"><text:s text:c="15"/>(message <text:span text:style-name="OrgSrcFontLockStringFace">"Uploading... [DONE]"</text:span>)</text:p>
      <text:p text:style-name="OrgSrcBlock"><text:s text:c="13"/>(message <text:span text:style-name="OrgSrcFontLockStringFace">"Uploading... [MISS]"</text:span>))</text:p>
      <text:p text:style-name="OrgSrcBlock"><text:s text:c="11"/>(my:ox-icalendar-cleanup)</text:p>
      <text:p text:style-name="OrgSrcBlock"><text:s text:c="11"/>))</text:p>
      <text:p text:style-name="OrgSrcBlock"/>
      <text:p text:style-name="OrgSrcBlock"><text:s text:c="7"/>(<text:span text:style-name="OrgSrcFontLockKeywordFace">defun</text:span> <text:span text:style-name="OrgSrcFontLockFunctionNameFace">my:ox-icalendar-cleanup</text:span> ()</text:p>
      <text:p text:style-name="OrgSrcBlock"><text:s text:c="9"/>(interactive)</text:p>
      <text:p text:style-name="OrgSrcBlock"><text:s text:c="9"/>(<text:span text:style-name="OrgSrcFontLockKeywordFace">when</text:span> (file-exists-p</text:p>
      <text:p text:style-name="OrgSrcBlock"><text:s text:c="16"/>(expand-file-name org-icalendar-combined-agenda-file))</text:p>
      <text:p text:style-name="OrgSrcBlock"><text:s text:c="11"/>(shell-command-to-string</text:p>
      <text:p text:style-name="OrgSrcBlock"><text:s text:c="12"/>(concat <text:span text:style-name="OrgSrcFontLockStringFace">"rm -rf "</text:span> org-icalendar-combined-agenda-file))))</text:p>
      <text:p text:style-name="OrgSrcBlock"><text:s text:c="7"/><text:span text:style-name="OrgSrcFontLockCommentDelimiterFace">;; <text:s text:c="4"/></text:span><text:span text:style-name="OrgSrcFontLockCommentFace">(add-hook 'focus-out-hook 'my:ox-icalendar-cleanup)</text:span></text:p>
      <text:p text:style-name="OrgSrcBlock"><text:s text:c="7"/>)</text:p>
      <text:p text:style-name="OrgSrcBlockLastLine"><text:s text:c="5"/>))</text:p>
      <text:h text:style-name="Heading_20_2" text:outline-level="2"><text:bookmark text:name="orgheadline145"/><text:bookmark-start text:name="OrgXref.orgheadline145"/><text:soft-page-break/>スピードコマンド <text:bookmark-end text:name="OrgXref.orgheadline145"/></text:h>
      <text:p text:style-name="OrgSrcBlock">(eval-after-autoload-if-found</text:p>
      <text:p text:style-name="OrgSrcBlock"><text:s/>'org-mode <text:span text:style-name="OrgSrcFontLockStringFace">"org"</text:span> <text:span text:style-name="OrgSrcFontLockStringFace">"Org Mode"</text:span> t nil</text:p>
      <text:p text:style-name="OrgSrcBlock"><text:s/>'((setq org-use-speed-commands t)</text:p>
      <text:p text:style-name="OrgSrcBlock"><text:s text:c="3"/>(add-to-list 'org-speed-commands-user '(<text:span text:style-name="OrgSrcFontLockStringFace">"d"</text:span> org-todo <text:span text:style-name="OrgSrcFontLockStringFace">"DONE"</text:span>))</text:p>
      <text:p text:style-name="OrgSrcBlock"><text:s text:c="3"/>(add-to-list 'org-speed-commands-user '(<text:span text:style-name="OrgSrcFontLockStringFace">"P"</text:span> my:proportional-font-toggle))</text:p>
      <text:p text:style-name="OrgSrcBlock"><text:s text:c="3"/>(add-to-list 'org-speed-commands-user </text:p>
      <text:p text:style-name="OrgSrcBlock"><text:s text:c="16"/>'(<text:span text:style-name="OrgSrcFontLockStringFace">"$"</text:span> call-interactively 'org-archive-subtree))</text:p>
      <text:p text:style-name="OrgSrcBlock"><text:s text:c="3"/><text:span text:style-name="OrgSrcFontLockCommentDelimiterFace">;; </text:span><text:span text:style-name="OrgSrcFontLockCommentFace">(setq org-speed-commands-user</text:span></text:p>
      <text:p text:style-name="OrgSrcBlock"><text:s text:c="3"/><text:span text:style-name="OrgSrcFontLockCommentDelimiterFace">;; <text:s text:c="6"/></text:span><text:span text:style-name="OrgSrcFontLockCommentFace">(quote (("n" . show-next-org)</text:span></text:p>
      <text:p text:style-name="OrgSrcBlock"><text:s text:c="3"/><text:span text:style-name="OrgSrcFontLockCommentDelimiterFace">;; <text:s text:c="14"/></text:span><text:span text:style-name="OrgSrcFontLockCommentFace">("t" . show-today-org))))</text:span></text:p>
      <text:p text:style-name="OrgSrcBlock"><text:s text:c="3"/><text:span text:style-name="OrgSrcFontLockCommentDelimiterFace">;; </text:span><text:span text:style-name="OrgSrcFontLockCommentFace">(defun show-next-org () (show-org-buffer "next.org"))</text:span></text:p>
      <text:p text:style-name="OrgSrcBlock"><text:s text:c="3"/><text:span text:style-name="OrgSrcFontLockCommentDelimiterFace">;; </text:span><text:span text:style-name="OrgSrcFontLockCommentFace">(defun show-today-org () (show-org-buffer "today.org"))</text:span></text:p>
      <text:p text:style-name="OrgSrcBlockLastLine"><text:s text:c="3"/>))</text:p>
      <text:h text:style-name="Heading_20_2" text:outline-level="2"><text:bookmark text:name="orgheadline146"/><text:bookmark-start text:name="OrgXref.orgheadline146"/>Pomodoro <text:bookmark-end text:name="OrgXref.orgheadline146"/></text:h>
      <text:p text:style-name="Text_20_body"><text:a xlink:type="simple" xlink:href="http://orgmode.org/worg/org-gtd-etc.html" text:style-name="Internet_20_link" text:visited-style-name="Visited_20_Internet_20_Link">http://orgmode.org/worg/org-gtd-etc.html</text:a></text:p>
      <text:p text:style-name="OrgSrcBlock">(eval-after-autoload-if-found</text:p>
      <text:p text:style-name="OrgSrcBlock"><text:s/>'org-mode <text:span text:style-name="OrgSrcFontLockStringFace">"org"</text:span> <text:span text:style-name="OrgSrcFontLockStringFace">"Org Mode"</text:span> t nil</text:p>
      <text:p text:style-name="OrgSrcBlock"><text:s/>'((add-to-list 'org-modules 'org-timer)</text:p>
      <text:p text:style-name="OrgSrcBlock"><text:s text:c="3"/>(setq org-timer-default-timer <text:span text:style-name="OrgSrcFontLockStringFace">"25"</text:span>)</text:p>
      <text:p text:style-name="OrgSrcBlock"><text:s text:c="3"/><text:span text:style-name="OrgSrcFontLockCommentDelimiterFace">;; </text:span><text:span text:style-name="OrgSrcFontLockCommentFace">(add-hook 'org-clock-in-hook</text:span></text:p>
      <text:p text:style-name="OrgSrcBlock"><text:s text:c="3"/><text:span text:style-name="OrgSrcFontLockCommentDelimiterFace">;; <text:s text:c="7"/></text:span><text:span text:style-name="OrgSrcFontLockCommentFace">'(lamda ()</text:span></text:p>
      <text:p text:style-name="OrgSrcBlock"><text:s text:c="3"/><text:span text:style-name="OrgSrcFontLockCommentDelimiterFace">;; <text:s text:c="15"/></text:span><text:span text:style-name="OrgSrcFontLockCommentFace">(if (not org-timer-current-timer)</text:span></text:p>
      <text:p text:style-name="OrgSrcBlock"><text:s text:c="3"/><text:span text:style-name="OrgSrcFontLockCommentDelimiterFace">;; <text:s text:c="19"/></text:span><text:span text:style-name="OrgSrcFontLockCommentFace">(org-timer-set-timer '(16)))))</text:span></text:p>
      <text:p text:style-name="OrgSrcBlock"/>
      <text:p text:style-name="OrgSrcBlock"><text:s text:c="3"/>(setq growl-pomodoro-default-task-name <text:span text:style-name="OrgSrcFontLockStringFace">"doing the task"</text:span>)</text:p>
      <text:p text:style-name="OrgSrcBlock"><text:s text:c="3"/>(setq growl-pomodoro-task-name 'growl-pomodoro-default-task-name)</text:p>
      <text:p text:style-name="OrgSrcBlock"/>
      <text:p text:style-name="OrgSrcBlock"><text:s text:c="3"/>(<text:span text:style-name="OrgSrcFontLockKeywordFace">defun</text:span> <text:span text:style-name="OrgSrcFontLockFunctionNameFace">set-growl-pomodoro-task-name</text:span> ()</text:p>
      <text:p text:style-name="OrgSrcBlock"><text:s text:c="5"/>(interactive <text:span text:style-name="OrgSrcFontLockStringFace">"P"</text:span>)</text:p>
      <text:p text:style-name="OrgSrcBlock"><text:s text:c="5"/>(setq growl-pomodoro-task-name</text:p>
      <text:p text:style-name="OrgSrcBlock"><text:s text:c="11"/>(read-from-minibuffer <text:span text:style-name="OrgSrcFontLockStringFace">"Task Name: "</text:span> growl-pomodoro-default-task-name)))</text:p>
      <text:p text:style-name="OrgSrcBlock"><text:s text:c="3"/>(add-hook 'org-timer-set-hook 'set-growl-pomodoro-task-name)</text:p>
      <text:p text:style-name="OrgSrcBlock"/>
      <text:p text:style-name="OrgSrcBlock"><text:s text:c="3"/>(<text:span text:style-name="OrgSrcFontLockKeywordFace">defun</text:span> <text:span text:style-name="OrgSrcFontLockFunctionNameFace">growl-pomodoro-timer</text:span> ()</text:p>
      <text:p text:style-name="OrgSrcBlock"><text:s text:c="5"/>(interactive)</text:p>
      <text:p text:style-name="OrgSrcBlock"><text:s text:c="5"/>(shell-command-to-string</text:p>
      <text:p text:style-name="OrgSrcBlock"><text:s text:c="6"/>(concat <text:span text:style-name="OrgSrcFontLockStringFace">"growlnotify -s -a Emacs -t \"++ Pomodoro ++\" -m \""</text:span></text:p>
      <text:p text:style-name="OrgSrcBlock"><text:s text:c="14"/><text:span text:style-name="OrgSrcFontLockStringFace">"The end of "</text:span> growl-pomodoro-task-name <text:span text:style-name="OrgSrcFontLockStringFace">"!\""</text:span>))</text:p>
      <text:p text:style-name="OrgSrcBlock"><text:s text:c="5"/>(shell-command-to-string</text:p>
      <text:p text:style-name="OrgSrcBlock"><text:s text:c="40"/><text:span text:style-name="OrgSrcFontLockCommentDelimiterFace">; <text:s text:c="2"/></text:span><text:span text:style-name="OrgSrcFontLockCommentFace">(concat "say The end of " growl-pomodoro-task-name)</text:span></text:p>
      <text:p text:style-name="OrgSrcBlock"><text:s text:c="6"/>(concat <text:span text:style-name="OrgSrcFontLockStringFace">"say -v Kyoko "</text:span> growl-pomodoro-task-name)</text:p>
      <text:p text:style-name="OrgSrcBlock"><text:s text:c="6"/>))</text:p>
      <text:p text:style-name="OrgSrcBlock"><text:s text:c="3"/>(add-hook 'org-timer-done-hook 'growl-pomodoro-timer)</text:p>
      <text:p text:style-name="OrgSrcBlockLastLine"><text:s text:c="3"/>))</text:p>
      <text:h text:style-name="Heading_20_2" text:outline-level="2"><text:bookmark text:name="orgheadline147"/><text:bookmark-start text:name="OrgXref.orgheadline147"/>face 関連 <text:bookmark-end text:name="OrgXref.orgheadline147"/></text:h>
      <text:p text:style-name="OrgSrcBlock">(eval-after-autoload-if-found</text:p>
      <text:p text:style-name="OrgSrcBlock"><text:s/>'org-mode <text:span text:style-name="OrgSrcFontLockStringFace">"org"</text:span> <text:span text:style-name="OrgSrcFontLockStringFace">"Org Mode"</text:span> t nil</text:p>
      <text:p text:style-name="OrgSrcBlock"><text:s/>'( </text:p>
      <text:p text:style-name="OrgSrcBlock"><text:s text:c="3"/><text:span text:style-name="OrgSrcFontLockCommentDelimiterFace">;; </text:span><text:span text:style-name="OrgSrcFontLockCommentFace">Font lock を使う</text:span></text:p>
      <text:p text:style-name="OrgSrcBlock"><text:s text:c="3"/>(global-font-lock-mode 1)</text:p>
      <text:p text:style-name="OrgSrcBlock"><text:soft-page-break/><text:s text:c="3"/>(add-hook 'org-mode-hook 'turn-on-font-lock)</text:p>
      <text:p text:style-name="OrgSrcBlock"><text:s text:c="3"/><text:span text:style-name="OrgSrcFontLockCommentDelimiterFace">;; </text:span><text:span text:style-name="OrgSrcFontLockCommentFace">ウィンドウの端で折り返す（想定と逆の振る舞い。どこかにバグがある）</text:span></text:p>
      <text:p text:style-name="OrgSrcBlock"><text:s text:c="3"/>(setq org-startup-truncated nil)</text:p>
      <text:p text:style-name="OrgSrcBlock"><text:s text:c="3"/><text:span text:style-name="OrgSrcFontLockCommentDelimiterFace">;; </text:span><text:span text:style-name="OrgSrcFontLockCommentFace">サブツリー以下の * を略式表示する</text:span></text:p>
      <text:p text:style-name="OrgSrcBlock"><text:s text:c="3"/>(setq org-hide-leading-stars t)</text:p>
      <text:p text:style-name="OrgSrcBlock"><text:s text:c="3"/><text:span text:style-name="OrgSrcFontLockCommentDelimiterFace">;; </text:span><text:span text:style-name="OrgSrcFontLockCommentFace">Color setting for TODO keywords</text:span></text:p>
      <text:p text:style-name="OrgSrcBlock"><text:s text:c="3"/><text:span text:style-name="OrgSrcFontLockCommentDelimiterFace">;; </text:span><text:span text:style-name="OrgSrcFontLockCommentFace">Color for priorities</text:span></text:p>
      <text:p text:style-name="OrgSrcBlock"><text:s text:c="3"/><text:span text:style-name="OrgSrcFontLockCommentDelimiterFace">;; </text:span><text:span text:style-name="OrgSrcFontLockCommentFace">(setq org-priority-faces</text:span></text:p>
      <text:p text:style-name="OrgSrcBlock"><text:s text:c="3"/><text:span text:style-name="OrgSrcFontLockCommentDelimiterFace">;; <text:s/></text:span><text:span text:style-name="OrgSrcFontLockCommentFace">'(("?A" :foreground "</text:span><text:span text:style-name="OrgSrcDefault0030">#E01B4C</text:span><text:span text:style-name="OrgSrcFontLockCommentFace">" :background "</text:span><text:span text:style-name="OrgSrcDefault0001">#FFFFFF</text:span><text:span text:style-name="OrgSrcFontLockCommentFace">" :weight bold)</text:span></text:p>
      <text:p text:style-name="OrgSrcBlock"><text:s text:c="3"/><text:span text:style-name="OrgSrcFontLockCommentDelimiterFace">;; <text:s text:c="3"/></text:span><text:span text:style-name="OrgSrcFontLockCommentFace">("?B" :foreground "</text:span><text:span text:style-name="OrgSrcDefault0031">#1739BF</text:span><text:span text:style-name="OrgSrcFontLockCommentFace">" :background "</text:span><text:span text:style-name="OrgSrcDefault0001">#FFFFFF</text:span><text:span text:style-name="OrgSrcFontLockCommentFace">" :weight bold)</text:span></text:p>
      <text:p text:style-name="OrgSrcBlock"><text:s text:c="3"/><text:span text:style-name="OrgSrcFontLockCommentDelimiterFace">;; <text:s text:c="3"/></text:span><text:span text:style-name="OrgSrcFontLockCommentFace">("?C" :foreground "</text:span><text:span text:style-name="OrgSrcDefault0032">#575757</text:span><text:span text:style-name="OrgSrcFontLockCommentFace">" :background "</text:span><text:span text:style-name="OrgSrcDefault0001">#FFFFFF</text:span><text:span text:style-name="OrgSrcFontLockCommentFace">" :weight bold)))</text:span></text:p>
      <text:p text:style-name="OrgSrcBlock"><text:s text:c="3"/><text:span text:style-name="OrgSrcFontLockCommentDelimiterFace">;; </text:span><text:span text:style-name="OrgSrcFontLockCommentFace">Color setting for Tags</text:span></text:p>
      <text:p text:style-name="OrgSrcBlock"/>
      <text:p text:style-name="OrgSrcBlock"><text:s text:c="3"/><text:span text:style-name="OrgSrcFontLockCommentDelimiterFace">;; </text:span><text:span text:style-name="OrgSrcDefault0033">#CC3333</text:span><text:span text:style-name="OrgSrcFontLockCommentFace"> <text:s text:c="4"/></text:span></text:p>
      <text:p text:style-name="OrgSrcBlock"><text:s text:c="3"/>(setq org-todo-keyword-faces</text:p>
      <text:p text:style-name="OrgSrcBlock"><text:s text:c="9"/>'((<text:span text:style-name="OrgSrcFontLockStringFace">"FOCUS"</text:span> <text:s text:c="2"/><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7">#FFCC66</text:span><text:span text:style-name="OrgSrcFontLockStringFace">"</text:span>)</text:p>
      <text:p text:style-name="OrgSrcBlock"><text:s text:c="11"/>(<text:span text:style-name="OrgSrcFontLockStringFace">"BUG"</text:span> <text:s text:c="4"/><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7">#FFCC66</text:span><text:span text:style-name="OrgSrcFontLockStringFace">"</text:span>)</text:p>
      <text:p text:style-name="OrgSrcBlock"><text:s text:c="11"/>(<text:span text:style-name="OrgSrcFontLockStringFace">"OTW"</text:span> <text:s text:c="4"/><text:span text:style-name="OrgSrcFontLockBuiltinFace">:foreground</text:span> <text:span text:style-name="OrgSrcFontLockStringFace">"</text:span><text:span text:style-name="OrgSrcDefault0035">#EE3300</text:span><text:span text:style-name="OrgSrcFontLockStringFace">"</text:span> <text:span text:style-name="OrgSrcFontLockBuiltinFace">:background</text:span> <text:span text:style-name="OrgSrcFontLockStringFace">"</text:span><text:span text:style-name="OrgSrcDefault0036">#FFEE99</text:span><text:span text:style-name="OrgSrcFontLockStringFace">"</text:span>)</text:p>
      <text:p text:style-name="OrgSrcBlock"><text:s text:c="11"/>(<text:span text:style-name="OrgSrcFontLockStringFace">"CHECK"</text:span> <text:s text:c="2"/><text:span text:style-name="OrgSrcFontLockBuiltinFace">:foreground</text:span> <text:span text:style-name="OrgSrcFontLockStringFace">"</text:span><text:span text:style-name="OrgSrcDefault0037">#FF9900</text:span><text:span text:style-name="OrgSrcFontLockStringFace">"</text:span> <text:span text:style-name="OrgSrcFontLockBuiltinFace">:background</text:span> <text:span text:style-name="OrgSrcFontLockStringFace">"</text:span><text:span text:style-name="OrgSrcDefault0038">#FFF0F0</text:span><text:span text:style-name="OrgSrcFontLockStringFace">"</text:span> <text:span text:style-name="OrgSrcFontLockBuiltinFace">:underline</text:span> t)</text:p>
      <text:p text:style-name="OrgSrcBlock"><text:s text:c="11"/>(<text:span text:style-name="OrgSrcFontLockStringFace">"ICAL"</text:span> <text:s text:c="3"/><text:span text:style-name="OrgSrcFontLockBuiltinFace">:foreground</text:span> <text:span text:style-name="OrgSrcFontLockStringFace">"</text:span><text:span text:style-name="OrgSrcDefault0039">#33CC66</text:span><text:span text:style-name="OrgSrcFontLockStringFace">"</text:span>)</text:p>
      <text:p text:style-name="OrgSrcBlock"><text:s text:c="11"/>(<text:span text:style-name="OrgSrcFontLockStringFace">"WAIT"</text:span> <text:s text:c="3"/><text:span text:style-name="OrgSrcFontLockBuiltinFace">:foreground</text:span> <text:span text:style-name="OrgSrcFontLockStringFace">"</text:span><text:span text:style-name="OrgSrcDefault0040">#CCCCCC</text:span><text:span text:style-name="OrgSrcFontLockStringFace">"</text:span> <text:span text:style-name="OrgSrcFontLockBuiltinFace">:background</text:span> <text:span text:style-name="OrgSrcFontLockStringFace">"</text:span><text:span text:style-name="OrgSrcDefault0024">#666666</text:span><text:span text:style-name="OrgSrcFontLockStringFace">"</text:span>)</text:p>
      <text:p text:style-name="OrgSrcBlock"><text:s text:c="11"/>(<text:span text:style-name="OrgSrcFontLockStringFace">"EDIT"</text:span> <text:s text:c="3"/><text:span text:style-name="OrgSrcFontLockBuiltinFace">:foreground</text:span> <text:span text:style-name="OrgSrcFontLockStringFace">"</text:span><text:span text:style-name="OrgSrcDefault0041">#FF33CC</text:span><text:span text:style-name="OrgSrcFontLockStringFace">"</text:span>)</text:p>
      <text:p text:style-name="OrgSrcBlock"><text:s text:c="11"/>(<text:span text:style-name="OrgSrcFontLockStringFace">"READ"</text:span> <text:s text:c="3"/><text:span text:style-name="OrgSrcFontLockBuiltinFace">:foreground</text:span> <text:span text:style-name="OrgSrcFontLockStringFace">"</text:span><text:span text:style-name="OrgSrcDefault0042">#9933CC</text:span><text:span text:style-name="OrgSrcFontLockStringFace">"</text:span>)</text:p>
      <text:p text:style-name="OrgSrcBlock"><text:s text:c="11"/>(<text:span text:style-name="OrgSrcFontLockStringFace">"MAIL"</text:span> <text:s text:c="3"/><text:span text:style-name="OrgSrcFontLockBuiltinFace">:foreground</text:span> <text:span text:style-name="OrgSrcFontLockStringFace">"</text:span><text:span text:style-name="OrgSrcDefault0043">#CC3300</text:span><text:span text:style-name="OrgSrcFontLockStringFace">"</text:span>)</text:p>
      <text:p text:style-name="OrgSrcBlock"><text:s text:c="11"/>(<text:span text:style-name="OrgSrcFontLockStringFace">"PLAN"</text:span> <text:s text:c="3"/><text:span text:style-name="OrgSrcFontLockBuiltinFace">:foreground</text:span> <text:span text:style-name="OrgSrcFontLockStringFace">"</text:span><text:span text:style-name="OrgSrcDefault0044">#FF6600</text:span><text:span text:style-name="OrgSrcFontLockStringFace">"</text:span>)</text:p>
      <text:p text:style-name="OrgSrcBlock"><text:s text:c="11"/>(<text:span text:style-name="OrgSrcFontLockStringFace">"REV1"</text:span> <text:s text:c="3"/><text:span text:style-name="OrgSrcFontLockBuiltinFace">:foreground</text:span> <text:span text:style-name="OrgSrcFontLockStringFace">"</text:span><text:span text:style-name="OrgSrcDefault0045">#3366FF</text:span><text:span text:style-name="OrgSrcFontLockStringFace">"</text:span>)</text:p>
      <text:p text:style-name="OrgSrcBlock"><text:s text:c="11"/>(<text:span text:style-name="OrgSrcFontLockStringFace">"REV2"</text:span> <text:s text:c="3"/><text:span text:style-name="OrgSrcFontLockBuiltinFace">:foreground</text:span> <text:span text:style-name="OrgSrcFontLockStringFace">"</text:span><text:span text:style-name="OrgSrcDefault0045">#3366FF</text:span><text:span text:style-name="OrgSrcFontLockStringFace">"</text:span> <text:span text:style-name="OrgSrcFontLockBuiltinFace">:background</text:span> <text:span text:style-name="OrgSrcFontLockStringFace">"</text:span><text:span text:style-name="OrgSrcDefault0046">#99CCFF</text:span><text:span text:style-name="OrgSrcFontLockStringFace">"</text:span>)</text:p>
      <text:p text:style-name="OrgSrcBlock"><text:s text:c="11"/>(<text:span text:style-name="OrgSrcFontLockStringFace">"REV3"</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45">#3366FF</text:span><text:span text:style-name="OrgSrcFontLockStringFace">"</text:span>)</text:p>
      <text:p text:style-name="OrgSrcBlock"><text:s text:c="11"/>(<text:span text:style-name="OrgSrcFontLockStringFace">"SLEEP"</text:span> <text:s text:c="3"/><text:span text:style-name="OrgSrcFontLockBuiltinFace">:foreground</text:span> <text:span text:style-name="OrgSrcFontLockStringFace">"</text:span><text:span text:style-name="OrgSrcDefault0047">#9999CC</text:span><text:span text:style-name="OrgSrcFontLockStringFace">"</text:span>)))</text:p>
      <text:p text:style-name="OrgSrcBlock"/>
      <text:p text:style-name="OrgSrcBlock"><text:s text:c="3"/><text:span text:style-name="OrgSrcFontLockCommentDelimiterFace">;; </text:span><text:span text:style-name="OrgSrcFontLockCommentFace">(:foreground "</text:span><text:span text:style-name="OrgSrcDefault0048">#0000FF</text:span><text:span text:style-name="OrgSrcFontLockCommentFace">" :bold t) <text:s text:c="4"/>; default. do NOT put this bottom <text:s text:c="3"/></text:span></text:p>
      <text:p text:style-name="OrgSrcBlock"><text:s text:c="3"/>(setq org-tag-faces</text:p>
      <text:p text:style-name="OrgSrcBlock"><text:s text:c="9"/>'((<text:span text:style-name="OrgSrcFontLockStringFace">"Achievement"</text:span> <text:span text:style-name="OrgSrcFontLockBuiltinFace">:foreground</text:span> <text:span text:style-name="OrgSrcFontLockStringFace">"</text:span><text:span text:style-name="OrgSrcDefault0049">#66CC66</text:span><text:span text:style-name="OrgSrcFontLockStringFace">"</text:span>)</text:p>
      <text:p text:style-name="OrgSrcBlock"><text:s text:c="11"/>(<text:span text:style-name="OrgSrcFontLockStringFace">"Report"</text:span> <text:s text:c="5"/><text:span text:style-name="OrgSrcFontLockBuiltinFace">:foreground</text:span> <text:span text:style-name="OrgSrcFontLockStringFace">"</text:span><text:span text:style-name="OrgSrcDefault0049">#66CC66</text:span><text:span text:style-name="OrgSrcFontLockStringFace">"</text:span>)</text:p>
      <text:p text:style-name="OrgSrcBlock"><text:s text:c="11"/>(<text:span text:style-name="OrgSrcFontLockStringFace">"Background"</text:span> <text:s/><text:span text:style-name="OrgSrcFontLockBuiltinFace">:foreground</text:span> <text:span text:style-name="OrgSrcFontLockStringFace">"</text:span><text:span text:style-name="OrgSrcDefault0050">#66CC99</text:span><text:span text:style-name="OrgSrcFontLockStringFace">"</text:span>)</text:p>
      <text:p text:style-name="OrgSrcBlock"><text:s text:c="11"/>(<text:span text:style-name="OrgSrcFontLockStringFace">"Chore"</text:span> <text:s text:c="6"/><text:span text:style-name="OrgSrcFontLockBuiltinFace">:foreground</text:span> <text:span text:style-name="OrgSrcFontLockStringFace">"</text:span><text:span text:style-name="OrgSrcDefault0051">#6699CC</text:span><text:span text:style-name="OrgSrcFontLockStringFace">"</text:span>)</text:p>
      <text:p text:style-name="OrgSrcBlock"><text:s text:c="11"/>(<text:span text:style-name="OrgSrcFontLockStringFace">"Domestic"</text:span> <text:s text:c="3"/><text:span text:style-name="OrgSrcFontLockBuiltinFace">:foreground</text:span> <text:span text:style-name="OrgSrcFontLockStringFace">"</text:span><text:span text:style-name="OrgSrcDefault0015">#6666CC</text:span><text:span text:style-name="OrgSrcFontLockStringFace">"</text:span>)</text:p>
      <text:p text:style-name="OrgSrcBlock"><text:s text:c="11"/>(<text:span text:style-name="OrgSrcFontLockStringFace">"Doing"</text:span> <text:s text:c="6"/><text:span text:style-name="OrgSrcFontLockBuiltinFace">:foreground</text:span> <text:span text:style-name="OrgSrcFontLockStringFace">"</text:span><text:span text:style-name="OrgSrcDefault0034">#FF0000</text:span><text:span text:style-name="OrgSrcFontLockStringFace">"</text:span>) <text:s text:c="2"/></text:p>
      <text:p text:style-name="OrgSrcBlock"><text:s text:c="11"/>(<text:span text:style-name="OrgSrcFontLockStringFace">"Ongoing"</text:span> <text:s text:c="4"/><text:span text:style-name="OrgSrcFontLockBuiltinFace">:foreground</text:span> <text:span text:style-name="OrgSrcFontLockStringFace">"</text:span><text:span text:style-name="OrgSrcDefault0052">#CC6666</text:span><text:span text:style-name="OrgSrcFontLockStringFace">"</text:span>) <text:span text:style-name="OrgSrcFontLockCommentDelimiterFace">; </text:span><text:span text:style-name="OrgSrcFontLockCommentFace">for non scheduled/reminder</text:span></text:p>
      <text:p text:style-name="OrgSrcBlock"><text:s text:c="11"/>(<text:span text:style-name="OrgSrcFontLockStringFace">"Repeat"</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CommentDelimiterFace">; </text:span><text:span text:style-name="OrgSrcFontLockCommentFace">for interval tasks</text:span></text:p>
      <text:p text:style-name="OrgSrcBlock"><text:s text:c="11"/>(<text:span text:style-name="OrgSrcFontLockStringFace">"Mag"</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1"/>(<text:span text:style-name="OrgSrcFontLockStringFace">"buy"</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1"/>(<text:span text:style-name="OrgSrcFontLockStringFace">"pay"</text:span> <text:s text:c="8"/><text:span text:style-name="OrgSrcFontLockBuiltinFace">:foreground</text:span> <text:span text:style-name="OrgSrcFontLockStringFace">"</text:span><text:span text:style-name="OrgSrcDefault0055">#CC6699</text:span><text:span text:style-name="OrgSrcFontLockStringFace">"</text:span>)</text:p>
      <text:p text:style-name="OrgSrcBlock"><text:s text:c="11"/>(<text:span text:style-name="OrgSrcFontLockStringFace">"secret"</text:span> <text:s text:c="5"/><text:span text:style-name="OrgSrcFontLockBuiltinFace">:foreground</text:span> <text:span text:style-name="OrgSrcFontLockStringFace">"</text:span><text:span text:style-name="OrgSrcDefault0034">#FF0000</text:span><text:span text:style-name="OrgSrcFontLockStringFace">"</text:span>)</text:p>
      <text:p text:style-name="OrgSrcBlock"><text:s text:c="11"/>(<text:span text:style-name="OrgSrcFontLockStringFace">"note"</text:span> <text:s text:c="7"/><text:span text:style-name="OrgSrcFontLockBuiltinFace">:foreground</text:span> <text:span text:style-name="OrgSrcFontLockStringFace">"</text:span><text:span text:style-name="OrgSrcDefault0056">#6633CC</text:span><text:span text:style-name="OrgSrcFontLockStringFace">"</text:span>)</text:p>
      <text:p text:style-name="OrgSrcBlock"><text:s text:c="11"/>(<text:span text:style-name="OrgSrcFontLockStringFace">"print"</text:span> <text:s text:c="6"/><text:span text:style-name="OrgSrcFontLockBuiltinFace">:foreground</text:span> <text:span text:style-name="OrgSrcFontLockStringFace">"</text:span><text:span text:style-name="OrgSrcDefault0056">#6633CC</text:span><text:span text:style-name="OrgSrcFontLockStringFace">"</text:span>)</text:p>
      <text:p text:style-name="OrgSrcBlock"><text:s text:c="11"/>(<text:span text:style-name="OrgSrcFontLockStringFace">"Study"</text:span> <text:s text:c="6"/><text:span text:style-name="OrgSrcFontLockBuiltinFace">:foreground</text:span> <text:span text:style-name="OrgSrcFontLockStringFace">"</text:span><text:span text:style-name="OrgSrcDefault0015">#6666CC</text:span><text:span text:style-name="OrgSrcFontLockStringFace">"</text:span>)</text:p>
      <text:p text:style-name="OrgSrcBlock"><text:s text:c="11"/>(<text:span text:style-name="OrgSrcFontLockStringFace">"Implements"</text:span> <text:s/><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1"/>(<text:span text:style-name="OrgSrcFontLockStringFace">"Coding"</text:span> <text:s text:c="5"/><text:span text:style-name="OrgSrcFontLockBuiltinFace">:foreground</text:span> <text:span text:style-name="OrgSrcFontLockStringFace">"</text:span><text:span text:style-name="OrgSrcDefault0053">#CC9999</text:span><text:span text:style-name="OrgSrcFontLockStringFace">"</text:span>)</text:p>
      <text:p text:style-name="OrgSrcBlock"><text:s text:c="11"/>(<text:span text:style-name="OrgSrcFontLockStringFace">"Editing"</text:span> <text:s text:c="4"/><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1"/>(<text:span text:style-name="OrgSrcFontLockStringFace">"work"</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1"/>(<text:span text:style-name="OrgSrcFontLockStringFace">"Survey"</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1"/>(<text:span text:style-name="OrgSrcFontLockStringFace">"Home"</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1"/>(<text:span text:style-name="OrgSrcFontLockStringFace">"Open"</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1"/>(<text:span text:style-name="OrgSrcFontLockStringFace">"Blog"</text:span> <text:s text:c="7"/><text:span text:style-name="OrgSrcFontLockBuiltinFace">:foreground</text:span> <text:span text:style-name="OrgSrcFontLockStringFace">"</text:span><text:span text:style-name="OrgSrcDefault0041">#FF33CC</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1"/>(<text:span text:style-name="OrgSrcFontLockStringFace">"Test"</text:span> <text:s text:c="7"/><text:span text:style-name="OrgSrcFontLockBuiltinFace">:foreground</text:span> <text:span text:style-name="OrgSrcFontLockStringFace">"</text:span><text:span text:style-name="OrgSrcDefault0034">#FF0000</text:span><text:span text:style-name="OrgSrcFontLockStringFace">"</text:span> <text:span text:style-name="OrgSrcFontLockBuiltinFace">:weight</text:span> bold)</text:p>
      <text:p text:style-name="OrgSrcBlock"><text:s text:c="11"/>(<text:span text:style-name="OrgSrcFontLockStringFace">"drill"</text:span> <text:s text:c="6"/><text:span text:style-name="OrgSrcFontLockBuiltinFace">:foreground</text:span> <text:span text:style-name="OrgSrcFontLockStringFace">"</text:span><text:span text:style-name="OrgSrcDefault0057">#66BB66</text:span><text:span text:style-name="OrgSrcFontLockStringFace">"</text:span> <text:span text:style-name="OrgSrcFontLockBuiltinFace">:underline</text:span> t)</text:p>
      <text:p text:style-name="OrgSrcBlock"><text:s text:c="11"/>(<text:span text:style-name="OrgSrcFontLockStringFace">"DEBUG"</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1"/>(<text:span text:style-name="OrgSrcFontLockStringFace">"EVENT"</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1"/>(<text:span text:style-name="OrgSrcFontLockStringFace">"Thinking"</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8">#96A9FF</text:span><text:span text:style-name="OrgSrcFontLockStringFace">"</text:span>)</text:p>
      <text:p text:style-name="OrgSrcBlock"><text:s text:c="11"/>(<text:span text:style-name="OrgSrcFontLockStringFace">"Schedule"</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13">#FF7D7D</text:span><text:span text:style-name="OrgSrcFontLockStringFace">"</text:span>)</text:p>
      <text:p text:style-name="OrgSrcBlock"><text:soft-page-break/><text:s text:c="11"/>(<text:span text:style-name="OrgSrcFontLockStringFace">"INPUT"</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1"/>(<text:span text:style-name="OrgSrcFontLockStringFace">"OUTPUT"</text:span> <text:s text:c="5"/><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0">#66CC99</text:span><text:span text:style-name="OrgSrcFontLockStringFace">"</text:span>)</text:p>
      <text:p text:style-name="OrgSrcBlock"><text:s text:c="11"/>(<text:span text:style-name="OrgSrcFontLockStringFace">"CYCLE"</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1">#6699CC</text:span><text:span text:style-name="OrgSrcFontLockStringFace">"</text:span>)</text:p>
      <text:p text:style-name="OrgSrcBlock"><text:s text:c="11"/>(<text:span text:style-name="OrgSrcFontLockStringFace">"weekend"</text:span> <text:s text:c="4"/><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1"/>(<text:span text:style-name="OrgSrcFontLockStringFace">"Log"</text:span> <text:s text:c="8"/><text:span text:style-name="OrgSrcFontLockBuiltinFace">:foreground</text:span> <text:span text:style-name="OrgSrcFontLockStringFace">"</text:span><text:span text:style-name="OrgSrcDefault0059">#008500</text:span><text:span text:style-name="OrgSrcFontLockStringFace">"</text:span>)))))</text:p>
      <text:p text:style-name="OrgSrcBlockLastLine"><text:span text:style-name="OrgSrcFontLockCommentDelimiterFace">;;</text:span><text:span text:style-name="OrgSrcDefault0060">#5BDF8D</text:span></text:p>
      <text:h text:style-name="Heading_20_2" text:outline-level="2"><text:bookmark text:name="orgheadline148"/><text:bookmark-start text:name="OrgXref.orgheadline148"/><text:span text:style-name="OrgTodo">TODO</text:span> キーワードのカスタマイズ <text:bookmark-end text:name="OrgXref.orgheadline148"/></text:h>
      <text:p text:style-name="Text_20_body">キーワードには日本語も使えます。</text:p>
      <text:p text:style-name="OrgSrcBlock">(eval-after-autoload-if-found</text:p>
      <text:p text:style-name="OrgSrcBlock"><text:s/>'org-mode <text:span text:style-name="OrgSrcFontLockStringFace">"org"</text:span> <text:span text:style-name="OrgSrcFontLockStringFace">"Org Mode"</text:span> t nil</text:p>
      <text:p text:style-name="OrgSrcBlock"><text:s/>'((setq org-todo-keywords</text:p>
      <text:p text:style-name="OrgSrcBlock"><text:s text:c="9"/>'((sequence <text:span text:style-name="OrgSrcFontLockStringFace">"TODO(t)"</text:span> <text:span text:style-name="OrgSrcFontLockStringFace">"FOCUS(f)"</text:span> <text:span text:style-name="OrgSrcFontLockStringFace">"ICAL(c)"</text:span> <text:span text:style-name="OrgSrcFontLockStringFace">"|"</text:span> <text:span text:style-name="OrgSrcFontLockStringFace">"DONE(d)"</text:span>)</text:p>
      <text:p text:style-name="OrgSrcBlock"><text:s text:c="11"/>(sequence <text:span text:style-name="OrgSrcFontLockStringFace">"BUG(b)"</text:span> <text:span text:style-name="OrgSrcFontLockStringFace">"READ(r)"</text:span> <text:span text:style-name="OrgSrcFontLockStringFace">"EDIT(e)"</text:span> <text:span text:style-name="OrgSrcFontLockStringFace">"MAIL(m)"</text:span> <text:span text:style-name="OrgSrcFontLockStringFace">"PLAN(p)"</text:span> <text:span text:style-name="OrgSrcFontLockStringFace">"|"</text:span>)</text:p>
      <text:p text:style-name="OrgSrcBlock"><text:s text:c="11"/>(sequence <text:span text:style-name="OrgSrcFontLockStringFace">"CHECK(C)"</text:span> <text:span text:style-name="OrgSrcFontLockStringFace">"OTW(o)"</text:span> <text:span text:style-name="OrgSrcFontLockStringFace">"WAIT(w)"</text:span> <text:span text:style-name="OrgSrcFontLockStringFace">"SLEEP(s)"</text:span> <text:span text:style-name="OrgSrcFontLockStringFace">"|"</text:span>)</text:p>
      <text:p text:style-name="OrgSrcBlock"><text:s text:c="11"/>(sequence <text:span text:style-name="OrgSrcFontLockStringFace">"REV1(1)"</text:span> <text:span text:style-name="OrgSrcFontLockStringFace">"REV2(2)"</text:span> <text:span text:style-name="OrgSrcFontLockStringFace">"REV3(3)"</text:span> <text:span text:style-name="OrgSrcFontLockStringFace">"|"</text:span>)))</text:p>
      <text:p text:style-name="OrgSrcBlock"/>
      <text:p text:style-name="OrgSrcBlock"><text:s text:c="3"/><text:span text:style-name="OrgSrcFontLockCommentDelimiterFace">;; </text:span><text:span text:style-name="OrgSrcFontLockCommentFace">Global counting of TODO items</text:span></text:p>
      <text:p text:style-name="OrgSrcBlock"><text:s text:c="3"/>(setq org-hierarchical-todo-statistics nil)</text:p>
      <text:p text:style-name="OrgSrcBlock"><text:s text:c="3"/><text:span text:style-name="OrgSrcFontLockCommentDelimiterFace">;; </text:span><text:span text:style-name="OrgSrcFontLockCommentFace">Global counting of checked TODO items</text:span></text:p>
      <text:p text:style-name="OrgSrcBlock"><text:s text:c="3"/>(setq org-hierarchical-checkbox-statistics nil)</text:p>
      <text:p text:style-name="OrgSrcBlock"/>
      <text:p text:style-name="OrgSrcBlock"><text:s text:c="3"/><text:span text:style-name="OrgSrcFontLockCommentDelimiterFace">;; </text:span><text:span text:style-name="OrgSrcFontLockCommentFace">block-update-time</text:span></text:p>
      <text:p text:style-name="OrgSrcBlock"><text:s text:c="3"/>(<text:span text:style-name="OrgSrcFontLockKeywordFace">defun</text:span> <text:span text:style-name="OrgSrcFontLockFunctionNameFace">org-dblock-write:block-update-time</text:span> (params)</text:p>
      <text:p text:style-name="OrgSrcBlock"><text:s text:c="5"/>(<text:span text:style-name="OrgSrcFontLockKeywordFace">let</text:span> ((fmt (or (plist-get params <text:span text:style-name="OrgSrcFontLockBuiltinFace">:format</text:span>) <text:span text:style-name="OrgSrcFontLockStringFace">"%Y-%m-%d"</text:span>)))</text:p>
      <text:p text:style-name="OrgSrcBlock"><text:s text:c="7"/>(insert <text:span text:style-name="OrgSrcFontLockStringFace">""</text:span> (format-time-string fmt (current-time)))))</text:p>
      <text:p text:style-name="OrgSrcBlock"/>
      <text:p text:style-name="OrgSrcBlock"><text:s text:c="3"/><text:span text:style-name="OrgSrcFontLockCommentDelimiterFace">;; </text:span><text:span text:style-name="OrgSrcFontLockCommentFace">すべてのチェックボックスの cookies を更新する</text:span></text:p>
      <text:p text:style-name="OrgSrcBlock"><text:s text:c="3"/>(<text:span text:style-name="OrgSrcFontLockKeywordFace">defun</text:span> <text:span text:style-name="OrgSrcFontLockFunctionNameFace">do-org-update-statistics-cookies</text:span> ()</text:p>
      <text:p text:style-name="OrgSrcBlock"><text:s text:c="5"/>(interactive)</text:p>
      <text:p text:style-name="OrgSrcBlock"><text:s text:c="5"/>(org-update-statistics-cookies 'all))</text:p>
      <text:p text:style-name="OrgSrcBlockLastLine"><text:s text:c="3"/>))</text:p>
      <text:h text:style-name="Heading_20_2" text:outline-level="2"><text:bookmark text:name="orgheadline149"/><text:bookmark-start text:name="OrgXref.orgheadline149"/>ImageMagick を使って様々な画像をインライン表示する <text:bookmark-end text:name="OrgXref.orgheadline149"/></text:h>
      <text:p text:style-name="Text_20_body">システムに OpenJPEG と ImageMagick がインストールされていれば、JPEG 2000 などの画像形式もバッファに表示できます。</text:p>
      <text:p text:style-name="OrgSrcBlock">(eval-after-autoload-if-found</text:p>
      <text:p text:style-name="OrgSrcBlock"><text:s/>'org-agenda <text:span text:style-name="OrgSrcFontLockStringFace">"org"</text:span> <text:span text:style-name="OrgSrcFontLockStringFace">"Org Mode"</text:span> t nil</text:p>
      <text:p text:style-name="OrgSrcBlock"><text:s/>'((setq org-image-actual-width '(256))</text:p>
      <text:p text:style-name="OrgSrcBlock"><text:s text:c="3"/>(add-to-list 'image-file-name-extensions <text:span text:style-name="OrgSrcFontLockStringFace">"jp2"</text:span>)</text:p>
      <text:p text:style-name="OrgSrcBlock"><text:s text:c="3"/><text:span text:style-name="OrgSrcFontLockCommentDelimiterFace">;; </text:span><text:span text:style-name="OrgSrcFontLockCommentFace">(add-to-list 'image-file-name-extensions "j2c")</text:span></text:p>
      <text:p text:style-name="OrgSrcBlock"><text:s text:c="3"/>(add-to-list 'image-file-name-extensions <text:span text:style-name="OrgSrcFontLockStringFace">"bmp"</text:span>)</text:p>
      <text:p text:style-name="OrgSrcBlockLastLine"><text:s text:c="3"/>(add-to-list 'image-file-name-extensions <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 <text:span text:style-name="OrgSrcFontLockBuiltinFace">:width</text:span> 128</text:p>
      <text:p text:style-name="OrgSrcBlock">[[~/Desktop/lena_std.jp2]]</text:p>
      <text:p text:style-name="OrgSrcBlock"/>
      <text:p text:style-name="OrgSrcBlockLastLine">[[~/Desktop/lena_std.jp2]]</text:p>
      <text:p text:style-name="OrgSrcBlockLastLine">(org-toggle-inline-images)</text:p>
      <text:h text:style-name="Heading_20_2" text:outline-level="2"><text:bookmark text:name="orgheadline150"/><text:bookmark-start text:name="OrgXref.orgheadline150"/><text:soft-page-break/>[org-agenda] <text:bookmark-end text:name="OrgXref.orgheadline150"/></text:h>
      <text:p text:style-name="OrgSrcBlock">(eval-after-autoload-if-found</text:p>
      <text:p text:style-name="OrgSrcBlock"><text:s/>'org-agenda <text:span text:style-name="OrgSrcFontLockStringFace">"org"</text:span> <text:span text:style-name="OrgSrcFontLockStringFace">"Org Mode"</text:span> t nil</text:p>
      <text:p text:style-name="OrgSrcBlock"><text:s/>'(<text:span text:style-name="OrgSrcFontLockCommentDelimiterFace">;; </text:span><text:span text:style-name="OrgSrcFontLockCommentFace">sorting strategy</text:span></text:p>
      <text:p text:style-name="OrgSrcBlock"><text:s text:c="3"/>(setq org-agenda-sorting-strategy</text:p>
      <text:p text:style-name="OrgSrcBlock"><text:s text:c="9"/>'((agenda habit-down time-up timestamp-up priority-down category-keep)</text:p>
      <text:p text:style-name="OrgSrcBlock"><text:s text:c="11"/>(todo priority-down category-keep)</text:p>
      <text:p text:style-name="OrgSrcBlock"><text:s text:c="11"/>(tags priority-down category-keep)</text:p>
      <text:p text:style-name="OrgSrcBlock"><text:s text:c="11"/>(search category-keep)))</text:p>
      <text:p text:style-name="OrgSrcBlock"><text:s text:c="3"/><text:span text:style-name="OrgSrcFontLockCommentDelimiterFace">;; </text:span><text:span text:style-name="OrgSrcFontLockCommentFace">Set the view span as day in an agenda view, the default is week</text:span></text:p>
      <text:p text:style-name="OrgSrcBlock"><text:s text:c="3"/>(setq org-agenda-span 'day)</text:p>
      <text:p text:style-name="OrgSrcBlock"><text:s text:c="3"/><text:span text:style-name="OrgSrcFontLockCommentDelimiterFace">;; </text:span><text:span text:style-name="OrgSrcFontLockCommentFace">アジェンダに警告を表示する期間</text:span></text:p>
      <text:p text:style-name="OrgSrcBlock"><text:s text:c="3"/>(setq org-deadline-warning-days 2)</text:p>
      <text:p text:style-name="OrgSrcBlock"><text:s text:c="3"/><text:span text:style-name="OrgSrcFontLockCommentDelimiterFace">;; </text:span><text:span text:style-name="OrgSrcFontLockCommentFace">アジェンダビューでFOLLOWを設定</text:span></text:p>
      <text:p text:style-name="OrgSrcBlock"><text:s text:c="3"/><text:span text:style-name="OrgSrcFontLockCommentDelimiterFace">;; </text:span><text:span text:style-name="OrgSrcFontLockCommentFace">(setq org-agenda-start-with-follow-mode t)</text:span></text:p>
      <text:p text:style-name="OrgSrcBlock"><text:s text:c="3"/><text:span text:style-name="OrgSrcFontLockCommentDelimiterFace">;; </text:span><text:span text:style-name="OrgSrcFontLockCommentFace">Customized Time Grid</text:span></text:p>
      <text:p text:style-name="OrgSrcBlock"><text:s text:c="3"/>(setq org-agenda-time-grid</text:p>
      <text:p text:style-name="OrgSrcBlock"><text:s text:c="9"/>'((daily today require-timed)</text:p>
      <text:p text:style-name="OrgSrcBlock"><text:s text:c="11"/><text:span text:style-name="OrgSrcFontLockStringFace">"----------------"</text:span></text:p>
      <text:p text:style-name="OrgSrcBlock"><text:s text:c="11"/>(800 1000 1200 1400 1600 1800 2000 2200 2400 2600)))</text:p>
      <text:p text:style-name="OrgSrcBlock"><text:s text:c="3"/>(setq org-agenda-current-time-string <text:span text:style-name="OrgSrcFontLockStringFace">"&lt; d('- ' ) now!"</text:span>)</text:p>
      <text:p text:style-name="OrgSrcBlock"><text:s text:c="3"/>(setq org-agenda-timegrid-use-ampm t)</text:p>
      <text:p text:style-name="OrgSrcBlock"/>
      <text:p text:style-name="OrgSrcBlock"><text:s text:c="3"/><text:span text:style-name="OrgSrcFontLockCommentDelimiterFace">;; </text:span><text:span text:style-name="OrgSrcFontLockCommentFace">アジェンダ作成対象（指定しないとagendaが生成されない）</text:span></text:p>
      <text:p text:style-name="OrgSrcBlock"><text:s text:c="3"/><text:span text:style-name="OrgSrcFontLockCommentDelimiterFace">;; </text:span><text:span text:style-name="OrgSrcFontLockCommentFace">ここを間違うと、MobileOrg, iCal export もうまくいかない</text:span></text:p>
      <text:p text:style-name="OrgSrcBlock"><text:s text:c="3"/>(setq org-agenda-files</text:p>
      <text:p text:style-name="OrgSrcBlock"><text:s text:c="9"/>'(<text:span text:style-name="OrgSrcFontLockStringFace">"~/Dropbox/org/org-ical.org"</text:span> <text:span text:style-name="OrgSrcFontLockStringFace">"~/Dropbox/org/next.org"</text:span></text:p>
      <text:p text:style-name="OrgSrcBlock"><text:s text:c="11"/><text:span text:style-name="OrgSrcFontLockStringFace">"~/Dropbox/org/today.org"</text:span> <text:span text:style-name="OrgSrcFontLockStringFace">"~/Dropbox/org/buffer.org"</text:span></text:p>
      <text:p text:style-name="OrgSrcBlock"><text:s text:c="11"/><text:span text:style-name="OrgSrcFontLockStringFace">"~/Dropbox/org/stock.org"</text:span></text:p>
      <text:p text:style-name="OrgSrcBlock"><text:s text:c="11"/><text:span text:style-name="OrgSrcFontLockStringFace">"~/Dropbox/org/work.org"</text:span> <text:span text:style-name="OrgSrcFontLockStringFace">"~/Dropbox/org/research.org"</text:span>))</text:p>
      <text:p text:style-name="OrgSrcBlock"/>
      <text:p text:style-name="OrgSrcBlock"><text:s text:c="3"/>(add-hook 'org-finalize-agenda-hook</text:p>
      <text:p text:style-name="OrgSrcBlock"><text:s text:c="13"/>'(<text:span text:style-name="OrgSrcFontLockKeywordFace">lambda</text:span> () (org-agenda-to-appt t '((headline <text:span text:style-name="OrgSrcFontLockStringFace">"TODO"</text:span>)))))</text:p>
      <text:p text:style-name="OrgSrcBlock"/>
      <text:p text:style-name="OrgSrcBlock"><text:s text:c="3"/><text:span text:style-name="OrgSrcFontLockCommentDelimiterFace">;; </text:span><text:span text:style-name="OrgSrcFontLockCommentFace">移動直後にagendaバッファを閉じる（ツリーの内容はSPACEで確認可）</text:span></text:p>
      <text:p text:style-name="OrgSrcBlock"><text:s text:c="3"/>(org-defkey org-agenda-mode-map [(tab)]</text:p>
      <text:p text:style-name="OrgSrcBlock"><text:s text:c="15"/>'(<text:span text:style-name="OrgSrcFontLockKeywordFace">lambda</text:span> () (interactive)</text:p>
      <text:p text:style-name="OrgSrcBlock"><text:s text:c="18"/>(org-agenda-goto)</text:p>
      <text:p text:style-name="OrgSrcBlock"><text:s text:c="18"/>(<text:span text:style-name="OrgSrcFontLockKeywordFace">with-current-buffer</text:span> <text:span text:style-name="OrgSrcFontLockStringFace">"*Org Agenda*"</text:span></text:p>
      <text:p text:style-name="OrgSrcBlock"><text:s text:c="20"/>(org-agenda-quit))))</text:p>
      <text:p text:style-name="OrgSrcBlock"/>
      <text:p text:style-name="OrgSrcBlock"><text:s text:c="3"/><text:span text:style-name="OrgSrcFontLockCommentDelimiterFace">;; </text:span><text:span text:style-name="OrgSrcFontLockCommentFace">特定タグを持つツリーリストを一発移動（org-tags-view, org-tree-slide）</text:span></text:p>
      <text:p text:style-name="OrgSrcBlock"><text:s text:c="3"/>(<text:span text:style-name="OrgSrcFontLockKeywordFace">defvar</text:span> <text:span text:style-name="OrgSrcFontLockVariableNameFace">my:doing-tag</text:span> <text:span text:style-name="OrgSrcFontLockStringFace">"Doing"</text:span>)</text:p>
      <text:p text:style-name="OrgSrcBlock"><text:s text:c="3"/>(<text:span text:style-name="OrgSrcFontLockKeywordFace">defun</text:span> <text:span text:style-name="OrgSrcFontLockFunctionNameFace">my:sparse-doing-tree</text:span> ()</text:p>
      <text:p text:style-name="OrgSrcBlock"><text:s text:c="5"/>(interactive)</text:p>
      <text:p text:style-name="OrgSrcBlock"><text:s text:c="5"/>(org-tags-view nil my:doing-tag))</text:p>
      <text:p text:style-name="OrgSrcBlock"><text:s text:c="3"/><text:span text:style-name="OrgSrcFontLockCommentDelimiterFace">;; </text:span><text:span text:style-name="OrgSrcFontLockCommentFace">Doingタグをトグルする</text:span></text:p>
      <text:p text:style-name="OrgSrcBlock"><text:s text:c="3"/>(<text:span text:style-name="OrgSrcFontLockKeywordFace">defun</text:span> <text:span text:style-name="OrgSrcFontLockFunctionNameFace">my:toggle-doing-tag</text:span> ()</text:p>
      <text:p text:style-name="OrgSrcBlock"><text:s text:c="5"/>(interactive)</text:p>
      <text:p text:style-name="OrgSrcBlock"><text:s text:c="5"/>(<text:span text:style-name="OrgSrcFontLockKeywordFace">when</text:span> (eq major-mode 'org-mode)</text:p>
      <text:p text:style-name="OrgSrcBlock"><text:s text:c="7"/>(<text:span text:style-name="OrgSrcFontLockKeywordFace">save-excursion</text:span></text:p>
      <text:p text:style-name="OrgSrcBlock"><text:s text:c="9"/>(<text:span text:style-name="OrgSrcFontLockKeywordFace">save-restriction</text:span></text:p>
      <text:p text:style-name="OrgSrcBlock"><text:s text:c="11"/>(<text:span text:style-name="OrgSrcFontLockKeywordFace">unless</text:span> (org-at-heading-p)</text:p>
      <text:p text:style-name="OrgSrcBlock"><text:s text:c="13"/>(outline-previous-heading))</text:p>
      <text:p text:style-name="OrgSrcBlock"><text:s text:c="11"/>(<text:span text:style-name="OrgSrcFontLockKeywordFace">if</text:span> (string-match</text:p>
      <text:p text:style-name="OrgSrcBlock"><text:s text:c="16"/>(concat <text:span text:style-name="OrgSrcFontLockStringFace">":"</text:span> my:doing-tag <text:span text:style-name="OrgSrcFontLockStringFace">":"</text:span>) (org-get-tags-string))</text:p>
      <text:p text:style-name="OrgSrcBlock"><text:s text:c="15"/>(org-toggle-tag my:doing-tag 'off)</text:p>
      <text:p text:style-name="OrgSrcBlock"><text:s text:c="13"/>(org-toggle-tag my:doing-tag 'on))</text:p>
      <text:p text:style-name="OrgSrcBlock"><text:s text:c="11"/>(org-reveal)))))</text:p>
      <text:p text:style-name="OrgSrcBlock"/>
      <text:p text:style-name="OrgSrcBlock"><text:soft-page-break/><text:s text:c="3"/>(custom-set-faces</text:p>
      <text:p text:style-name="OrgSrcBlock"><text:s text:c="4"/><text:span text:style-name="OrgSrcFontLockCommentDelimiterFace">;; </text:span><text:span text:style-name="OrgSrcFontLockCommentFace">'(org-agenda-clocking ((t (:background "</text:span><text:span text:style-name="OrgSrcDefault0061">#300020</text:span><text:span text:style-name="OrgSrcFontLockCommentFace">"))))</text:span></text:p>
      <text:p text:style-name="OrgSrcBlock"><text:s text:c="4"/>'(org-agenda-structure ((t (<text:span text:style-name="OrgSrcFontLockBuiltinFace">:underline</text:span> t <text:span text:style-name="OrgSrcFontLockBuiltinFace">:foreground</text:span> <text:span text:style-name="OrgSrcFontLockStringFace">"</text:span><text:span text:style-name="OrgSrcDefault0062">#6873ff</text:span><text:span text:style-name="OrgSrcFontLockStringFace">"</text:span>))))</text:p>
      <text:p text:style-name="OrgSrcBlock"><text:s text:c="4"/>'(org-agenda-date-today ((t (<text:span text:style-name="OrgSrcFontLockBuiltinFace">:weight</text:span> bold <text:span text:style-name="OrgSrcFontLockBuiltinFace">:foreground</text:span> <text:span text:style-name="OrgSrcFontLockStringFace">"</text:span><text:span text:style-name="OrgSrcDefault0063">#4a6aff</text:span><text:span text:style-name="OrgSrcFontLockStringFace">"</text:span>))))</text:p>
      <text:p text:style-name="OrgSrcBlock"><text:s text:c="4"/>'(org-agenda-date ((t (<text:span text:style-name="OrgSrcFontLockBuiltinFace">:weight</text:span> bold <text:span text:style-name="OrgSrcFontLockBuiltinFace">:foreground</text:span> <text:span text:style-name="OrgSrcFontLockStringFace">"</text:span><text:span text:style-name="OrgSrcDefault0064">#6ac214</text:span><text:span text:style-name="OrgSrcFontLockStringFace">"</text:span>))))</text:p>
      <text:p text:style-name="OrgSrcBlock"><text:s text:c="4"/>'(org-agenda-date-weekend ((t (<text:span text:style-name="OrgSrcFontLockBuiltinFace">:weight</text:span> bold <text:span text:style-name="OrgSrcFontLockBuiltinFace">:foreground</text:span> <text:span text:style-name="OrgSrcFontLockStringFace">"</text:span><text:span text:style-name="OrgSrcDefault0065">#ff8d1e</text:span><text:span text:style-name="OrgSrcFontLockStringFace">"</text:span>))))</text:p>
      <text:p text:style-name="OrgSrcBlock"><text:s text:c="4"/>'(org-time-grid ((t (<text:span text:style-name="OrgSrcFontLockBuiltinFace">:foreground</text:span> <text:span text:style-name="OrgSrcFontLockStringFace">"</text:span><text:span text:style-name="OrgSrcDefault0066">#0a4796</text:span><text:span text:style-name="OrgSrcFontLockStringFace">"</text:span>))))</text:p>
      <text:p text:style-name="OrgSrcBlock"><text:s text:c="4"/>'(org-warning ((t (<text:span text:style-name="OrgSrcFontLockBuiltinFace">:foreground</text:span> <text:span text:style-name="OrgSrcFontLockStringFace">"</text:span><text:span text:style-name="OrgSrcDefault0067">#ff431a</text:span><text:span text:style-name="OrgSrcFontLockStringFace">"</text:span>))))</text:p>
      <text:p text:style-name="OrgSrcBlock"><text:s text:c="4"/>'(org-upcoming-deadline ((t (<text:span text:style-name="OrgSrcFontLockBuiltinFace">:inherit</text:span> font-lock-keyword-face))))</text:p>
      <text:p text:style-name="OrgSrcBlock"><text:s text:c="4"/>)</text:p>
      <text:p text:style-name="OrgSrcBlock"/>
      <text:p text:style-name="OrgSrcBlock"><text:s text:c="3"/>(define-key org-mode-map (kbd <text:span text:style-name="OrgSrcFontLockStringFace">"&lt;f11&gt;"</text:span>) 'my:toggle-doing-tag)</text:p>
      <text:p text:style-name="OrgSrcBlockLastLine"><text:s text:c="3"/>(define-key org-mode-map (kbd <text:span text:style-name="OrgSrcFontLockStringFace">"C-&lt;f11&gt;"</text:span>) 'my:sparse-doing-tree)))</text:p>
      <text:h text:style-name="Heading_20_2" text:outline-level="2"><text:bookmark text:name="orgheadline151"/><text:bookmark-start text:name="OrgXref.orgheadline151"/>[appt.el] アラーム設定 <text:bookmark-end text:name="OrgXref.orgheadline151"/></text:h>
      <text:list xml:id="list110938497572392" text:style-name="OrgBulletedList">
        <text:list-item>
          <text:p text:style-name="P2">Growl と連携していると、Emacsがバックグラウンドにあってもアラームに気づける。</text:p>
        </text:list-item>
      </text:list>
      <text:p text:style-name="OrgSrcBlock">(eval-after-autoload-if-found</text:p>
      <text:p text:style-name="OrgSrcBlock"><text:s/>'org-mode <text:span text:style-name="OrgSrcFontLockStringFace">"org"</text:span> <text:span text:style-name="OrgSrcFontLockStringFace">"Org Mode"</text:span> t nil</text:p>
      <text:p text:style-name="OrgSrcBlock"><text:s/>'(<text:span text:style-name="OrgSrcFontLockCommentDelimiterFace">;; </text:span><text:span text:style-name="OrgSrcFontLockCommentFace">アラーム表示を有効にする</text:span></text:p>
      <text:p text:style-name="OrgSrcBlock"><text:s text:c="3"/>(appt-activate 1)</text:p>
      <text:p text:style-name="OrgSrcBlock"><text:s text:c="3"/><text:span text:style-name="OrgSrcFontLockCommentDelimiterFace">;; </text:span><text:span text:style-name="OrgSrcFontLockCommentFace">window を フレーム内に表示する</text:span></text:p>
      <text:p text:style-name="OrgSrcBlock"><text:s text:c="3"/>(setq appt-display-format 'window)</text:p>
      <text:p text:style-name="OrgSrcBlock"><text:s text:c="3"/><text:span text:style-name="OrgSrcFontLockCommentDelimiterFace">;; </text:span><text:span text:style-name="OrgSrcFontLockCommentFace">window を継続表示する時間[s]</text:span></text:p>
      <text:p text:style-name="OrgSrcBlock"><text:s text:c="3"/>(setq appt-display-duration 8)</text:p>
      <text:p text:style-name="OrgSrcBlock"><text:s text:c="3"/><text:span text:style-name="OrgSrcFontLockCommentDelimiterFace">;; </text:span><text:span text:style-name="OrgSrcFontLockCommentFace">ビープ音の有無</text:span></text:p>
      <text:p text:style-name="OrgSrcBlock"><text:s text:c="3"/>(setq appt-audible t)</text:p>
      <text:p text:style-name="OrgSrcBlock"><text:s text:c="3"/><text:span text:style-name="OrgSrcFontLockCommentDelimiterFace">;; </text:span><text:span text:style-name="OrgSrcFontLockCommentFace">何分前から警告表示を開始するか[m]</text:span></text:p>
      <text:p text:style-name="OrgSrcBlock"><text:s text:c="3"/>(setq appt-message-warning-time 3)</text:p>
      <text:p text:style-name="OrgSrcBlock"><text:s text:c="3"/><text:span text:style-name="OrgSrcFontLockCommentDelimiterFace">;; </text:span><text:span text:style-name="OrgSrcFontLockCommentFace">モードラインにアラームを表示する</text:span></text:p>
      <text:p text:style-name="OrgSrcBlock"><text:s text:c="3"/>(setq appt-display-mode-line t)</text:p>
      <text:p text:style-name="OrgSrcBlock"><text:s text:c="3"/><text:span text:style-name="OrgSrcFontLockCommentDelimiterFace">;; </text:span><text:span text:style-name="OrgSrcFontLockCommentFace">org-agenda の内容をアラームに登録する</text:span></text:p>
      <text:p text:style-name="OrgSrcBlock"><text:s text:c="3"/><text:span text:style-name="OrgSrcFontLockCommentDelimiterFace">;; </text:span><text:span text:style-name="OrgSrcFontLockCommentFace">(add-hook 'org-mode-hook</text:span></text:p>
      <text:p text:style-name="OrgSrcBlock"><text:s text:c="3"/><text:span text:style-name="OrgSrcFontLockCommentDelimiterFace">;; <text:s text:c="10"/></text:span><text:span text:style-name="OrgSrcFontLockCommentFace">'(lambda ()</text:span></text:p>
      <text:p text:style-name="OrgSrcBlock"><text:s text:c="3"/><text:span text:style-name="OrgSrcFontLockCommentDelimiterFace">;; <text:s text:c="13"/></text:span><text:span text:style-name="OrgSrcFontLockCommentFace">(message "--- agenda to appt")</text:span></text:p>
      <text:p text:style-name="OrgSrcBlock"><text:s text:c="3"/><text:span text:style-name="OrgSrcFontLockCommentDelimiterFace">;; <text:s text:c="13"/></text:span><text:span text:style-name="OrgSrcFontLockCommentFace">(org-agenda-to-appt t '((headline "TODO")))))</text:span></text:p>
      <text:p text:style-name="OrgSrcBlock"><text:s text:c="3"/><text:span text:style-name="OrgSrcFontLockCommentDelimiterFace">;; </text:span><text:span text:style-name="OrgSrcFontLockCommentFace">定期的に更新する</text:span></text:p>
      <text:p text:style-name="OrgSrcBlock"><text:s text:c="3"/>(run-with-idle-timer 300 t</text:p>
      <text:p text:style-name="OrgSrcBlock"><text:s text:c="24"/>'(<text:span text:style-name="OrgSrcFontLockKeywordFace">lambda</text:span> ()</text:p>
      <text:p text:style-name="OrgSrcBlock"><text:s text:c="27"/>(org-agenda-to-appt t '((headline <text:span text:style-name="OrgSrcFontLockStringFace">"TODO"</text:span>)))))</text:p>
      <text:p text:style-name="OrgSrcBlock"><text:s text:c="3"/><text:span text:style-name="OrgSrcFontLockCommentDelimiterFace">;; </text:span><text:span text:style-name="OrgSrcFontLockCommentFace">保存時にアラームを登録</text:span></text:p>
      <text:p text:style-name="OrgSrcBlock"><text:s text:c="3"/><text:span text:style-name="OrgSrcFontLockCommentDelimiterFace">;; </text:span><text:span text:style-name="OrgSrcFontLockCommentFace">(add-hook 'org-mode-hook</text:span></text:p>
      <text:p text:style-name="OrgSrcBlock"><text:s text:c="3"/><text:span text:style-name="OrgSrcFontLockCommentDelimiterFace">;; <text:s text:c="10"/></text:span><text:span text:style-name="OrgSrcFontLockCommentFace">(lambda() (add-hook 'before-save-hook</text:span></text:p>
      <text:p text:style-name="OrgSrcBlock"><text:s text:c="3"/><text:span text:style-name="OrgSrcFontLockCommentDelimiterFace">;; <text:s text:c="30"/></text:span><text:span text:style-name="OrgSrcFontLockCommentFace">'org-agenda-to-appt t '((headline "TODO")))))</text:span></text:p>
      <text:p text:style-name="OrgSrcBlockLastLine"><text:s text:c="3"/>))</text:p>
      <text:h text:style-name="Heading_20_2" text:outline-level="2"><text:bookmark text:name="orgheadline152"/><text:bookmark-start text:name="OrgXref.orgheadline152"/>[org-capture] 高速にメモを取る <text:bookmark-end text:name="OrgXref.orgheadline152"/></text:h>
      <text:p text:style-name="OrgSrcBlock">(eval-after-autoload-if-found</text:p>
      <text:p text:style-name="OrgSrcBlock"><text:s/>'org-capture <text:span text:style-name="OrgSrcFontLockStringFace">"org-capture"</text:span> <text:span text:style-name="OrgSrcFontLockStringFace">"Org Mode"</text:span> t nil</text:p>
      <text:p text:style-name="OrgSrcBlock"><text:s/>'( <text:s/></text:p>
      <text:p text:style-name="OrgSrcBlock"><text:s text:c="3"/><text:span text:style-name="OrgSrcFontLockCommentDelimiterFace">;; </text:span><text:span text:style-name="OrgSrcFontLockCommentFace">2010-06-13 の形式では、タグとして認識されない</text:span></text:p>
      <text:p text:style-name="OrgSrcBlock"><text:s text:c="3"/>(<text:span text:style-name="OrgSrcFontLockKeywordFace">defun</text:span> <text:span text:style-name="OrgSrcFontLockFunctionNameFace">get-current-date-tags</text:span> () (format-time-string <text:span text:style-name="OrgSrcFontLockStringFace">"%Y%m%d"</text:span>))</text:p>
      <text:p text:style-name="OrgSrcBlock"><text:s text:c="3"/>(setq org-default-notes-file (concat org-directory <text:span text:style-name="OrgSrcFontLockStringFace">"next.org"</text:span>))</text:p>
      <text:p text:style-name="OrgSrcBlock"><text:s text:c="3"/>(<text:span text:style-name="OrgSrcFontLockKeywordFace">defvar</text:span> <text:span text:style-name="OrgSrcFontLockVariableNameFace">org-capture-words-notes-file</text:span> (concat org-directory <text:span text:style-name="OrgSrcFontLockStringFace">"words.org"</text:span>))</text:p>
      <text:p text:style-name="OrgSrcBlock"><text:s text:c="3"/>(<text:span text:style-name="OrgSrcFontLockKeywordFace">defvar</text:span> <text:span text:style-name="OrgSrcFontLockVariableNameFace">org-capture-notes-file</text:span> (concat org-directory <text:span text:style-name="OrgSrcFontLockStringFace">"note.org"</text:span>))</text:p>
      <text:p text:style-name="OrgSrcBlock"><text:soft-page-break/><text:s text:c="3"/>(<text:span text:style-name="OrgSrcFontLockKeywordFace">defvar</text:span> <text:span text:style-name="OrgSrcFontLockVariableNameFace">org-capture-research-file</text:span> (concat org-directory <text:span text:style-name="OrgSrcFontLockStringFace">"research.org"</text:span>))</text:p>
      <text:p text:style-name="OrgSrcBlock"><text:s text:c="3"/>(<text:span text:style-name="OrgSrcFontLockKeywordFace">defvar</text:span> <text:span text:style-name="OrgSrcFontLockVariableNameFace">org-capture-buffer-file</text:span> (concat org-directory <text:span text:style-name="OrgSrcFontLockStringFace">"buffer.org"</text:span>))</text:p>
      <text:p text:style-name="OrgSrcBlock"><text:s text:c="3"/>(<text:span text:style-name="OrgSrcFontLockKeywordFace">defvar</text:span> <text:span text:style-name="OrgSrcFontLockVariableNameFace">org-capture-today-file</text:span> (concat org-directory <text:span text:style-name="OrgSrcFontLockStringFace">"today.org"</text:span>))</text:p>
      <text:p text:style-name="OrgSrcBlock"><text:s text:c="3"/>(<text:span text:style-name="OrgSrcFontLockKeywordFace">defvar</text:span> <text:span text:style-name="OrgSrcFontLockVariableNameFace">org-capture-ical-file</text:span> (concat org-directory <text:span text:style-name="OrgSrcFontLockStringFace">"org-ical.org"</text:span>))</text:p>
      <text:p text:style-name="OrgSrcBlock"/>
      <text:p text:style-name="OrgSrcBlock"><text:s text:c="3"/><text:span text:style-name="OrgSrcFontLockCommentDelimiterFace">;; </text:span><text:span text:style-name="OrgSrcFontLockCommentFace">see org.pdf:p73</text:span></text:p>
      <text:p text:style-name="OrgSrcBlock"><text:s text:c="3"/>(setq org-capture-templates</text:p>
      <text:p text:style-name="OrgSrcBlock"><text:s text:c="9"/>`((<text:span text:style-name="OrgSrcFontLockStringFace">"t"</text:span> <text:span text:style-name="OrgSrcFontLockStringFace">"TODO 項目を INBOX に貼り付ける"</text:span> entry</text:p>
      <text:p text:style-name="OrgSrcBlock"><text:s text:c="12"/>(file+headline nil <text:span text:style-name="OrgSrcFontLockStringFace">"INBOX"</text:span>) <text:span text:style-name="OrgSrcFontLockStringFace">"** TODO %?\n\t"</text:span>)</text:p>
      <text:p text:style-name="OrgSrcBlock"><text:s text:c="11"/>(<text:span text:style-name="OrgSrcFontLockStringFace">"c"</text:span> <text:span text:style-name="OrgSrcFontLockStringFace">"同期カレンダーにエントリー"</text:span> entry</text:p>
      <text:p text:style-name="OrgSrcBlock"><text:s text:c="12"/>(file+headline ,org-capture-ical-file <text:span text:style-name="OrgSrcFontLockStringFace">"Schedule"</text:span>)</text:p>
      <text:p text:style-name="OrgSrcBlock"><text:s text:c="12"/><text:span text:style-name="OrgSrcFontLockStringFace">"** TODO %?\n\t"</text:span>) </text:p>
      <text:p text:style-name="OrgSrcBlock"><text:s text:c="11"/>(<text:span text:style-name="OrgSrcFontLockStringFace">"d"</text:span> <text:span text:style-name="OrgSrcFontLockStringFace">"Doingタグ付きのタスクをInboxに投げる"</text:span> entry</text:p>
      <text:p text:style-name="OrgSrcBlock"><text:s text:c="12"/>(file+headline nil <text:span text:style-name="OrgSrcFontLockStringFace">"INBOX"</text:span>)</text:p>
      <text:p text:style-name="OrgSrcBlock"><text:s text:c="12"/><text:span text:style-name="OrgSrcFontLockStringFace">"** TODO %? :Doing:\n <text:s/>- \n"</text:span>)</text:p>
      <text:p text:style-name="OrgSrcBlock"><text:s text:c="11"/>(<text:span text:style-name="OrgSrcFontLockStringFace">"l"</text:span> <text:span text:style-name="OrgSrcFontLockStringFace">"本日のチェックリスト"</text:span> entry</text:p>
      <text:p text:style-name="OrgSrcBlock"><text:s text:c="12"/>(file+headline ,org-capture-today-file <text:span text:style-name="OrgSrcFontLockStringFace">"Today"</text:span>)</text:p>
      <text:p text:style-name="OrgSrcBlock"><text:s text:c="12"/><text:span text:style-name="OrgSrcFontLockStringFace">"** FOCUS 本日のチェックリスト %T\n（起床時間の記録）[[http://www.hayaoki-seikatsu.com/users/takaxp/][早起き日記]] \n（朝食）\n <text:s/>- [ ] %?\n（昼食）\n（帰宅／夕食）\n----\n（研究速報）\n <text:s/>- [ ] \n"</text:span>)</text:p>
      <text:p text:style-name="OrgSrcBlock"><text:s text:c="11"/>(<text:span text:style-name="OrgSrcFontLockStringFace">"i"</text:span> <text:span text:style-name="OrgSrcFontLockStringFace">"アイディアを書き込む"</text:span> entry (file+headline nil <text:span text:style-name="OrgSrcFontLockStringFace">"INBOX"</text:span>)</text:p>
      <text:p text:style-name="OrgSrcBlock"><text:s text:c="12"/><text:span text:style-name="OrgSrcFontLockStringFace">"** %?\n <text:s/>- \n\t%U"</text:span>)</text:p>
      <text:p text:style-name="OrgSrcBlock"><text:s text:c="11"/>(<text:span text:style-name="OrgSrcFontLockStringFace">"b"</text:span> <text:span text:style-name="OrgSrcFontLockStringFace">"Bug タグ付きの TODO 項目を貼り付ける"</text:span> entry</text:p>
      <text:p text:style-name="OrgSrcBlock"><text:s text:c="12"/>(file+headline nil <text:span text:style-name="OrgSrcFontLockStringFace">"INBOX"</text:span>)</text:p>
      <text:p text:style-name="OrgSrcBlock"><text:s text:c="12"/><text:span text:style-name="OrgSrcFontLockStringFace">"** TODO %? :bug:\n %i\n %a %t"</text:span>)</text:p>
      <text:p text:style-name="OrgSrcBlock"><text:s text:c="11"/>(<text:span text:style-name="OrgSrcFontLockStringFace">"w"</text:span> ,(concat <text:span text:style-name="OrgSrcFontLockStringFace">"英単語を "</text:span> org-capture-words-notes-file</text:p>
      <text:p text:style-name="OrgSrcBlock"><text:s text:c="25"/><text:span text:style-name="OrgSrcFontLockStringFace">" に書き込む"</text:span>) entry</text:p>
      <text:p text:style-name="OrgSrcBlock"><text:s text:c="25"/>(file+headline ,org-capture-words-notes-file <text:span text:style-name="OrgSrcFontLockStringFace">"WORDS"</text:span>)</text:p>
      <text:p text:style-name="OrgSrcBlock"><text:s text:c="25"/><text:span text:style-name="OrgSrcFontLockStringFace">"** %? :%(get-current-date-tags):\n「」\n <text:s/>- "</text:span>)</text:p>
      <text:p text:style-name="OrgSrcBlock"><text:s text:c="11"/>(<text:span text:style-name="OrgSrcFontLockStringFace">"g"</text:span> ,(concat <text:span text:style-name="OrgSrcFontLockStringFace">"英語ノートを "</text:span> org-capture-words-notes-file</text:p>
      <text:p text:style-name="OrgSrcBlock"><text:s text:c="25"/><text:span text:style-name="OrgSrcFontLockStringFace">" に書き込む"</text:span>)</text:p>
      <text:p text:style-name="OrgSrcBlock"><text:s text:c="12"/>entry (file+headline ,org-capture-words-notes-file <text:span text:style-name="OrgSrcFontLockStringFace">"GRAMMER"</text:span>)</text:p>
      <text:p text:style-name="OrgSrcBlock"><text:s text:c="12"/><text:span text:style-name="OrgSrcFontLockStringFace">"** %? :%(get-current-date-tags):\n\n%U"</text:span>)</text:p>
      <text:p text:style-name="OrgSrcBlock"><text:s text:c="11"/>(<text:span text:style-name="OrgSrcFontLockStringFace">"T"</text:span> <text:span text:style-name="OrgSrcFontLockStringFace">"時間付きエントリー"</text:span> entry (file+headline nil <text:span text:style-name="OrgSrcFontLockStringFace">"INBOX"</text:span>)</text:p>
      <text:p text:style-name="OrgSrcBlock"><text:s text:c="12"/><text:span text:style-name="OrgSrcFontLockStringFace">"** %? %T--\n"</text:span>)</text:p>
      <text:p text:style-name="OrgSrcBlock"><text:s text:c="11"/>(<text:span text:style-name="OrgSrcFontLockStringFace">"n"</text:span> <text:span text:style-name="OrgSrcFontLockStringFace">"ノートとしてINBOXに貼り付ける"</text:span> entry</text:p>
      <text:p text:style-name="OrgSrcBlock"><text:s text:c="12"/>(file+headline nil <text:span text:style-name="OrgSrcFontLockStringFace">"INBOX"</text:span>)</text:p>
      <text:p text:style-name="OrgSrcBlock"><text:s text:c="12"/><text:span text:style-name="OrgSrcFontLockStringFace">"** %? :note:\n\t%U"</text:span>)</text:p>
      <text:p text:style-name="OrgSrcBlock"><text:s text:c="11"/>(<text:span text:style-name="OrgSrcFontLockStringFace">"D"</text:span> <text:span text:style-name="OrgSrcFontLockStringFace">"「ドラッカー365の金言」をノートする"</text:span> entry</text:p>
      <text:p text:style-name="OrgSrcBlock"><text:s text:c="12"/>(file+headline ,org-capture-notes-file <text:span text:style-name="OrgSrcFontLockStringFace">"The Daily Drucker"</text:span>)</text:p>
      <text:p text:style-name="OrgSrcBlock"><text:s text:c="12"/><text:span text:style-name="OrgSrcFontLockStringFace">"** 「%?」\nDrucker) \n <text:s/>- \n <text:s/>- \nACTION POINT:\n <text:s/>- \nQUESTION:\n <text:s/>- \n"</text:span>)</text:p>
      <text:p text:style-name="OrgSrcBlock"><text:s text:c="11"/>(<text:span text:style-name="OrgSrcFontLockStringFace">"r"</text:span> ,(concat <text:span text:style-name="OrgSrcFontLockStringFace">"研究ノートを "</text:span> org-capture-research-file</text:p>
      <text:p text:style-name="OrgSrcBlock"><text:s text:c="25"/><text:span text:style-name="OrgSrcFontLockStringFace">" に書き込む"</text:span>)</text:p>
      <text:p text:style-name="OrgSrcBlock"><text:s text:c="12"/>entry (file+headline ,org-capture-research-file <text:span text:style-name="OrgSrcFontLockStringFace">"Survey"</text:span>)</text:p>
      <text:p text:style-name="OrgSrcBlock"><text:s text:c="12"/><text:span text:style-name="OrgSrcFontLockStringFace">"** %? :note:\n# \n <text:s/>- \n\t%U"</text:span>)</text:p>
      <text:p text:style-name="OrgSrcBlock"><text:s text:c="11"/>(<text:span text:style-name="OrgSrcFontLockStringFace">"`"</text:span> ,(concat <text:span text:style-name="OrgSrcFontLockStringFace">"ノートをバッファ "</text:span> org-capture-buffer-file</text:p>
      <text:p text:style-name="OrgSrcBlock"><text:s text:c="25"/><text:span text:style-name="OrgSrcFontLockStringFace">" に書き込む"</text:span>)</text:p>
      <text:p text:style-name="OrgSrcBlock"><text:s text:c="12"/>entry (file+headline ,org-capture-buffer-file <text:span text:style-name="OrgSrcFontLockStringFace">"Buffers"</text:span>)</text:p>
      <text:p text:style-name="OrgSrcBlock"><text:s text:c="12"/><text:span text:style-name="OrgSrcFontLockStringFace">"** %(get-random-string 16) %U\n\n%?\n\n----"</text:span>)))</text:p>
      <text:p text:style-name="OrgSrcBlockLastLine"><text:s text:c="3"/>))</text:p>
      <text:h text:style-name="Heading_20_2" text:outline-level="2"><text:bookmark text:name="orgheadline153"/><text:bookmark-start text:name="OrgXref.orgheadline153"/>[org-refile] <text:bookmark-end text:name="OrgXref.orgheadline153"/></text:h>
      <text:p text:style-name="OrgSrcBlock">(eval-after-autoload-if-found</text:p>
      <text:p text:style-name="OrgSrcBlock"><text:s/>'org-refile <text:span text:style-name="OrgSrcFontLockStringFace">"org"</text:span> <text:span text:style-name="OrgSrcFontLockStringFace">"Org Mode"</text:span> t nil</text:p>
      <text:p text:style-name="OrgSrcBlock"><text:s/>'((setq org-refile-targets</text:p>
      <text:p text:style-name="OrgSrcBlock"><text:s text:c="9"/>(quote ((<text:span text:style-name="OrgSrcFontLockStringFace">"org-ical.org"</text:span> <text:span text:style-name="OrgSrcFontLockBuiltinFace">:level</text:span> . 1)</text:p>
      <text:p text:style-name="OrgSrcBlock"><text:s text:c="17"/>(<text:span text:style-name="OrgSrcFontLockStringFace">"research.org"</text:span> <text:span text:style-name="OrgSrcFontLockBuiltinFace">:level</text:span> . 1)</text:p>
      <text:p text:style-name="OrgSrcBlock"><text:soft-page-break/><text:s text:c="17"/>(<text:span text:style-name="OrgSrcFontLockStringFace">"work.org"</text:span> <text:span text:style-name="OrgSrcFontLockBuiltinFace">:level</text:span> . 1)</text:p>
      <text:p text:style-name="OrgSrcBlock"><text:s text:c="17"/>(<text:span text:style-name="OrgSrcFontLockStringFace">"next.org"</text:span> <text:span text:style-name="OrgSrcFontLockBuiltinFace">:level</text:span> . 1)</text:p>
      <text:p text:style-name="OrgSrcBlock"><text:s text:c="17"/>(<text:span text:style-name="OrgSrcFontLockStringFace">"sleep.org"</text:span> <text:span text:style-name="OrgSrcFontLockBuiltinFace">:level</text:span> . 1))))</text:p>
      <text:p text:style-name="OrgSrcBlockLastLine"><text:s text:c="7"/>))</text:p>
      <text:h text:style-name="Heading_20_2" text:outline-level="2"><text:bookmark text:name="orgheadline154"/><text:bookmark-start text:name="OrgXref.orgheadline154"/>[org-babel] 基本設定 <text:bookmark-end text:name="OrgXref.orgheadline154"/></text:h>
      <text:p text:style-name="OrgSrcBlock">(eval-after-autoload-if-found</text:p>
      <text:p text:style-name="OrgSrcBlock"><text:s/>'org-mode <text:span text:style-name="OrgSrcFontLockStringFace">"org"</text:span> <text:span text:style-name="OrgSrcFontLockStringFace">"Org Mode"</text:span> t nil</text:p>
      <text:p text:style-name="OrgSrcBlock"><text:s/>'((setq org-confirm-babel-evaluate nil)</text:p>
      <text:p text:style-name="OrgSrcBlock"><text:s text:c="3"/>(setq org-src-fontify-natively t)</text:p>
      <text:p text:style-name="OrgSrcBlock"><text:s text:c="3"/>(setq org-src-tab-acts-natively t)</text:p>
      <text:p text:style-name="OrgSrcBlock"><text:s text:c="3"/><text:span text:style-name="OrgSrcFontLockCommentDelimiterFace">;; </text:span><text:span text:style-name="OrgSrcFontLockCommentFace">org-src-window-setup (current-window, other-window, other-frame)</text:span></text:p>
      <text:p text:style-name="OrgSrcBlock"><text:s text:c="3"/>(setq org-src-window-setup 'current-window)</text:p>
      <text:p text:style-name="OrgSrcBlock"><text:s text:c="3"/>(<text:span text:style-name="OrgSrcFontLockKeywordFace">require</text:span> '<text:span text:style-name="OrgSrcFontLockConstantFace">ob-http</text:span> nil t)</text:p>
      <text:p text:style-name="OrgSrcBlock"><text:s text:c="3"/><text:span text:style-name="OrgSrcFontLockCommentDelimiterFace">;; </text:span><text:span text:style-name="OrgSrcFontLockCommentFace">Add ":results output" after program name</text:span></text:p>
      <text:p text:style-name="OrgSrcBlock"><text:s text:c="3"/>(org-babel-do-load-languages</text:p>
      <text:p text:style-name="OrgSrcBlock"><text:s text:c="4"/>'org-babel-load-languages</text:p>
      <text:p text:style-name="OrgSrcBlock"><text:s text:c="4"/>'((dot . t)</text:p>
      <text:p text:style-name="OrgSrcBlock"><text:s text:c="6"/>(C . t)</text:p>
      <text:p text:style-name="OrgSrcBlock"><text:s text:c="6"/>(perl . t)</text:p>
      <text:p text:style-name="OrgSrcBlock"><text:s text:c="6"/>(sh . t)</text:p>
      <text:p text:style-name="OrgSrcBlock"><text:s text:c="6"/>(latex . t)</text:p>
      <text:p text:style-name="OrgSrcBlock"><text:s text:c="6"/>(R . t)</text:p>
      <text:p text:style-name="OrgSrcBlock"><text:s text:c="6"/>(python . t)))</text:p>
      <text:p text:style-name="OrgSrcBlock"><text:s text:c="3"/><text:span text:style-name="OrgSrcFontLockCommentDelimiterFace">;; </text:span><text:span text:style-name="OrgSrcFontLockCommentFace">(require 'ob-C nil t)</text:span></text:p>
      <text:p text:style-name="OrgSrcBlock"><text:s text:c="3"/><text:span text:style-name="OrgSrcFontLockCommentDelimiterFace">;; </text:span><text:span text:style-name="OrgSrcFontLockCommentFace">(require 'ob-perl nil t)</text:span></text:p>
      <text:p text:style-name="OrgSrcBlock"><text:s text:c="3"/><text:span text:style-name="OrgSrcFontLockCommentDelimiterFace">;; </text:span><text:span text:style-name="OrgSrcFontLockCommentFace">(require 'ob-sh nil t)</text:span></text:p>
      <text:p text:style-name="OrgSrcBlock"><text:s text:c="3"/><text:span text:style-name="OrgSrcFontLockCommentDelimiterFace">;; </text:span><text:span text:style-name="OrgSrcFontLockCommentFace">(require 'ob-python nil t)</text:span></text:p>
      <text:p text:style-name="OrgSrcBlock"/>
      <text:p text:style-name="OrgSrcBlock"><text:s text:c="3"/><text:span text:style-name="OrgSrcFontLockCommentDelimiterFace">;; </text:span><text:span text:style-name="OrgSrcFontLockCommentFace">実装済みの言語に好きな名前を紐付ける</text:span></text:p>
      <text:p text:style-name="OrgSrcBlock"><text:s text:c="3"/>(add-to-list 'org-src-lang-modes '(<text:span text:style-name="OrgSrcFontLockStringFace">"cs"</text:span> . csharp))</text:p>
      <text:p text:style-name="OrgSrcBlockLastLine"><text:s text:c="3"/>(add-to-list 'org-src-lang-modes '(<text:span text:style-name="OrgSrcFontLockStringFace">"zsh"</text:span> . sh))))</text:p>
      <text:h text:style-name="Heading_20_2" text:outline-level="2"><text:bookmark text:name="orgheadline155"/><text:bookmark-start text:name="OrgXref.orgheadline155"/>[org-babel] ソースブロックの入力キーをカスタマイズ <text:bookmark-end text:name="OrgXref.orgheadline155"/></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eval-after-autoload-if-found</text:p>
      <text:p text:style-name="OrgSrcBlock"><text:s/>'org-mode <text:span text:style-name="OrgSrcFontLockStringFace">"org"</text:span> <text:span text:style-name="OrgSrcFontLockStringFace">"Org Mode"</text:span> t nil</text:p>
      <text:p text:style-name="OrgSrcBlock"><text:s/>'((add-to-list 'org-structure-template-alist</text:p>
      <text:p text:style-name="OrgSrcBlock"><text:s text:c="16"/>'(<text:span text:style-name="OrgSrcFontLockStringFace">"C"</text:span> <text:span text:style-name="OrgSrcFontLockStringFace">"#+BEGIN_COMMENT\n?\n#+END_COMMENT"</text:span> <text:span text:style-name="OrgSrcFontLockStringFace">""</text:span>))</text:p>
      <text:p text:style-name="OrgSrcBlock"><text:s text:c="3"/>(add-to-list 'org-structure-template-alist</text:p>
      <text:p text:style-name="OrgSrcBlockLastLine"><text:s text:c="16"/>'(<text:span text:style-name="OrgSrcFontLockStringFace">"S"</text:span> <text:span text:style-name="OrgSrcFontLockStringFace">"#+BEGIN_SRC emacs-lisp\n?\n#+END_SRC"</text:span> <text:span text:style-name="OrgSrcFontLockStringFace">"&lt;src lang=\"emacs-lisp\"&gt;\n\n&lt;/src&gt;"</text:span>))))</text:p>
      <text:h text:style-name="Heading_20_2" text:outline-level="2"><text:bookmark text:name="orgheadline156"/><text:bookmark-start text:name="OrgXref.orgheadline156"/>[MobileOrg] iOS との連携 <text:bookmark-end text:name="OrgXref.orgheadline156"/></text:h>
      <text:p text:style-name="Text_20_body"><text:a xlink:type="simple" xlink:href="http://orgmode.org/manual/Setting-up-the-staging-area.html" text:style-name="Internet_20_link" text:visited-style-name="Visited_20_Internet_20_Link">http://orgmode.org/manual/Setting-up-the-staging-area.html</text:a></text:p>
      <text:p text:style-name="OrgSrcBlock">(eval-after-autoload-if-found</text:p>
      <text:p text:style-name="OrgSrcBlock"><text:s/>'org-mode <text:span text:style-name="OrgSrcFontLockStringFace">"org"</text:span> <text:span text:style-name="OrgSrcFontLockStringFace">"Org Mode"</text:span> t nil</text:p>
      <text:p text:style-name="OrgSrcBlock"><text:s/>'(</text:p>
      <text:p text:style-name="OrgSrcBlock"><text:s text:c="3"/><text:span text:style-name="OrgSrcFontLockCommentDelimiterFace">;;</text:span><text:span text:style-name="OrgSrcFontLockCommentFace">(setq org-mobile-files '("~/Dropbox/org/next.org" "1.org" "2.org"))</text:span></text:p>
      <text:p text:style-name="OrgSrcBlock"><text:s text:c="3"/>(setq org-mobile-files '(<text:span text:style-name="OrgSrcFontLockStringFace">"~/Dropbox/org/next.org"</text:span>))</text:p>
      <text:p text:style-name="OrgSrcBlock"><text:soft-page-break/><text:s text:c="3"/><text:span text:style-name="OrgSrcFontLockCommentDelimiterFace">;;</text:span><text:span text:style-name="OrgSrcFontLockCommentFace">(setq org-mobile-force-id-on-agenda-items nil)</text:span></text:p>
      <text:p text:style-name="OrgSrcBlock"/>
      <text:p text:style-name="OrgSrcBlock"><text:s text:c="3"/><text:span text:style-name="OrgSrcFontLockCommentDelimiterFace">;; </text:span><text:span text:style-name="OrgSrcFontLockCommentFace">Set a file to capture data from iOS devices</text:span></text:p>
      <text:p text:style-name="OrgSrcBlock"><text:s text:c="3"/>(setq org-mobile-inbox-for-pull (concat org-directory <text:span text:style-name="OrgSrcFontLockStringFace">"captured.org"</text:span>))</text:p>
      <text:p text:style-name="OrgSrcBlock"/>
      <text:p text:style-name="OrgSrcBlock"><text:s text:c="3"/><text:span text:style-name="OrgSrcFontLockCommentDelimiterFace">;; </text:span><text:span text:style-name="OrgSrcFontLockCommentFace">Upload location stored org files (index.org will be created)</text:span></text:p>
      <text:p text:style-name="OrgSrcBlock"><text:s text:c="3"/>(setq org-mobile-directory <text:span text:style-name="OrgSrcFontLockStringFace">"~/Dropbox/Apps/MobileOrg/"</text:span>)</text:p>
      <text:p text:style-name="OrgSrcBlock"/>
      <text:p text:style-name="OrgSrcBlock"><text:span text:style-name="OrgSrcFontLockCommentDelimiterFace">;;; </text:span><text:span text:style-name="OrgSrcFontLockCommentFace">Menu to push or pull org files using MobileOrg</text:span></text:p>
      <text:p text:style-name="OrgSrcBlock"><text:s text:c="3"/>(<text:span text:style-name="OrgSrcFontLockKeywordFace">defun</text:span> <text:span text:style-name="OrgSrcFontLockFunctionNameFace">org-mobile-sync</text:span> ()</text:p>
      <text:p text:style-name="OrgSrcBlock"><text:s text:c="5"/>(interactive)</text:p>
      <text:p text:style-name="OrgSrcBlock"><text:s text:c="5"/>(<text:span text:style-name="OrgSrcFontLockKeywordFace">let</text:span></text:p>
      <text:p text:style-name="OrgSrcBlock"><text:s text:c="9"/>(org-mobile-sync-type</text:p>
      <text:p text:style-name="OrgSrcBlock"><text:s text:c="10"/>(read-from-minibuffer <text:span text:style-name="OrgSrcFontLockStringFace">"How do you sync the org files? (pull or push) "</text:span>))</text:p>
      <text:p text:style-name="OrgSrcBlock"><text:s text:c="7"/>(message <text:span text:style-name="OrgSrcFontLockStringFace">"%s"</text:span> org-mobile-sync-type)</text:p>
      <text:p text:style-name="OrgSrcBlock"><text:s text:c="7"/>(<text:span text:style-name="OrgSrcFontLockKeywordFace">cond</text:span></text:p>
      <text:p text:style-name="OrgSrcBlock"><text:s text:c="8"/>((string= <text:span text:style-name="OrgSrcFontLockStringFace">"pull"</text:span> org-mobile-sync-type) (org-mobile-pull))</text:p>
      <text:p text:style-name="OrgSrcBlock"><text:s text:c="8"/>((string= <text:span text:style-name="OrgSrcFontLockStringFace">"push"</text:span> org-mobile-sync-type) (org-mobile-push)))))</text:p>
      <text:p text:style-name="OrgSrcBlockLastLine"><text:s text:c="3"/>))</text:p>
      <text:h text:style-name="Heading_20_2" text:outline-level="2"><text:bookmark text:name="orgheadline157"/><text:bookmark-start text:name="OrgXref.orgheadline157"/>[org-tree-slide] Org でプレゼンテーション <text:bookmark-end text:name="OrgXref.orgheadline157"/></text:h>
      <text:p text:style-name="Text_20_body"><text:a xlink:type="simple" xlink:href="http://pastelwill.jp/wiki/doku.php?id=emacs:org-tree-slide" text:style-name="Internet_20_link" text:visited-style-name="Visited_20_Internet_20_Link">http://pastelwill.jp/wiki/doku.php?id=emacs:org-tree-slide</text:a></text:p>
      <text:p text:style-name="OrgSrcBlock"><text:span text:style-name="OrgSrcFontLockCommentDelimiterFace">;; </text:span><text:span text:style-name="OrgSrcFontLockCommentFace">Org-tree-slide</text:span></text:p>
      <text:p text:style-name="OrgSrcBlock">(<text:span text:style-name="OrgSrcFontLockKeywordFace">when</text:span> (eval-after-autoload-if-found</text:p>
      <text:p text:style-name="OrgSrcBlock"><text:s text:c="7"/>'org-tree-slide-mode <text:span text:style-name="OrgSrcFontLockStringFace">"org-tree-slide"</text:span> nil t nil</text:p>
      <text:p text:style-name="OrgSrcBlock"><text:s text:c="7"/>'(<text:span text:style-name="OrgSrcFontLockCommentDelimiterFace">;; </text:span><text:span text:style-name="OrgSrcFontLockCommentFace">&lt;f8&gt;/&lt;f9&gt;/&lt;f10&gt;/&lt;f11&gt; are assigned to control org-tree-slide</text:span></text:p>
      <text:p text:style-name="OrgSrcBlock"><text:s text:c="9"/>(define-key org-tree-slide-mode-map (kbd <text:span text:style-name="OrgSrcFontLockStringFace">"&lt;f9&gt;"</text:span>)</text:p>
      <text:p text:style-name="OrgSrcBlock"><text:s text:c="11"/>'org-tree-slide-move-previous-tree)</text:p>
      <text:p text:style-name="OrgSrcBlock"><text:s text:c="9"/>(define-key org-tree-slide-mode-map (kbd <text:span text:style-name="OrgSrcFontLockStringFace">"&lt;f10&gt;"</text:span>)</text:p>
      <text:p text:style-name="OrgSrcBlock"><text:s text:c="11"/>'org-tree-slide-move-next-tree)</text:p>
      <text:p text:style-name="OrgSrcBlock"><text:s text:c="9"/>(org-tree-slide-narrowing-control-profile)</text:p>
      <text:p text:style-name="OrgSrcBlock"><text:s text:c="9"/>(setq org-tree-slide-modeline-display 'outside)</text:p>
      <text:p text:style-name="OrgSrcBlock"><text:s text:c="9"/>(setq org-tree-slide-skip-outline-level 5)</text:p>
      <text:p text:style-name="OrgSrcBlock"><text:s text:c="9"/>(setq org-tree-slide-skip-done nil)))</text:p>
      <text:p text:style-name="OrgSrcBlock"><text:s text:c="2"/>(global-set-key (kbd <text:span text:style-name="OrgSrcFontLockStringFace">"&lt;f8&gt;"</text:span>) 'org-tree-slide-mode)</text:p>
      <text:p text:style-name="OrgSrcBlockLastLine"><text:s text:c="2"/>(global-set-key (kbd <text:span text:style-name="OrgSrcFontLockStringFace">"S-&lt;f8&gt;"</text:span>) '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text:bookmark text:name="orgheadline158"/><text:bookmark-start text:name="OrgXref.orgheadline158"/>[org-tree-slide] クロックインとアウトを自動化する <text:bookmark-end text:name="OrgXref.orgheadline158"/></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eval-after-autoload-if-found</text:p>
      <text:p text:style-name="OrgSrcBlock"><text:s/>'org-tree-slide-mode <text:span text:style-name="OrgSrcFontLockStringFace">"org-tree-slide"</text:span> nil t nil</text:p>
      <text:p text:style-name="OrgSrcBlock"><text:s/>'((<text:span text:style-name="OrgSrcFontLockKeywordFace">defun</text:span> <text:span text:style-name="OrgSrcFontLockFunctionNameFace">my:org-clock-in</text:span> ()</text:p>
      <text:p text:style-name="OrgSrcBlock"><text:s text:c="5"/>(setq vc-display-status nil) <text:span text:style-name="OrgSrcFontLockCommentDelimiterFace">;; </text:span><text:span text:style-name="OrgSrcFontLockCommentFace">モードライン節約</text:span></text:p>
      <text:p text:style-name="OrgSrcBlock"><text:s text:c="5"/>(org-clock-in))</text:p>
      <text:p text:style-name="OrgSrcBlock"/>
      <text:p text:style-name="OrgSrcBlock"><text:s text:c="3"/>(<text:span text:style-name="OrgSrcFontLockKeywordFace">defun</text:span> <text:span text:style-name="OrgSrcFontLockFunctionNameFace">my:org-clock-out</text:span> ()</text:p>
      <text:p text:style-name="OrgSrcBlock"><text:s text:c="5"/>(setq vc-display-status t) <text:span text:style-name="OrgSrcFontLockCommentDelimiterFace">;; </text:span><text:span text:style-name="OrgSrcFontLockCommentFace">モードライン節約解除</text:span></text:p>
      <text:p text:style-name="OrgSrcBlock"><text:soft-page-break/><text:s text:c="5"/>(<text:span text:style-name="OrgSrcFontLockKeywordFace">require</text:span> '<text:span text:style-name="OrgSrcFontLockConstantFace">org-clock</text:span> nil t)</text:p>
      <text:p text:style-name="OrgSrcBlock"><text:s text:c="5"/>(<text:span text:style-name="OrgSrcFontLockKeywordFace">when</text:span> (org-clocking-p) (org-clock-out)))</text:p>
      <text:p text:style-name="OrgSrcBlock"/>
      <text:p text:style-name="OrgSrcBlock"><text:s text:c="3"/>(add-hook 'org-tree-slide-before-move-previous-hook</text:p>
      <text:p text:style-name="OrgSrcBlock"><text:s text:c="13"/>'my:org-clock-out)</text:p>
      <text:p text:style-name="OrgSrcBlock"><text:s text:c="3"/>(add-hook 'org-tree-slide-before-move-next-hook</text:p>
      <text:p text:style-name="OrgSrcBlock"><text:s text:c="13"/>'my:org-clock-out)</text:p>
      <text:p text:style-name="OrgSrcBlock"><text:s text:c="3"/>(add-hook 'org-tree-slide-stop-hook 'my:org-clock-out)</text:p>
      <text:p text:style-name="OrgSrcBlock"/>
      <text:p text:style-name="OrgSrcBlock"><text:s text:c="3"/>(add-hook 'org-tree-slide-before-narrow-hook</text:p>
      <text:p text:style-name="OrgSrcBlock"><text:s text:c="13"/>'(<text:span text:style-name="OrgSrcFontLockKeywordFace">lambda</text:span> ()</text:p>
      <text:p text:style-name="OrgSrcBlock"><text:s text:c="16"/>(<text:span text:style-name="OrgSrcFontLockKeywordFace">when</text:span></text:p>
      <text:p text:style-name="OrgSrcBlock"><text:s text:c="20"/>(and (or (equal (buffer-name) <text:span text:style-name="OrgSrcFontLockStringFace">"work.org"</text:span>)</text:p>
      <text:p text:style-name="OrgSrcBlock"><text:s text:c="29"/>(equal (buffer-name) <text:span text:style-name="OrgSrcFontLockStringFace">"effort.org"</text:span>))</text:p>
      <text:p text:style-name="OrgSrcBlock"><text:s text:c="25"/>(and (or (eq (org-outline-level) 2)</text:p>
      <text:p text:style-name="OrgSrcBlock"><text:s text:c="34"/>(eq (org-outline-level) 3))</text:p>
      <text:p text:style-name="OrgSrcBlock"><text:s text:c="30"/>(looking-at (concat <text:span text:style-name="OrgSrcFontLockStringFace">"^\\*+ "</text:span></text:p>
      <text:p text:style-name="OrgSrcBlock"><text:s text:c="50"/>org-not-done-regexp))))</text:p>
      <text:p text:style-name="OrgSrcBlockLastLine"><text:s text:c="18"/>(my:org-clock-in))))))</text:p>
      <text:h text:style-name="Heading_20_2" text:outline-level="2"><text:bookmark text:name="orgheadline160"/><text:bookmark-start text:name="OrgXref.orgheadline160"/>[org-tree-slide] 特定のツリーをプロポーショナルフォントで表示する <text:bookmark-end text:name="OrgXref.orgheadline160"/></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eval-after-autoload-if-found</text:p>
      <text:p text:style-name="OrgSrcBlock"><text:s/>'org-tree-slide-mode <text:span text:style-name="OrgSrcFontLockStringFace">"org-tree-slide"</text:span> nil t nil</text:p>
      <text:p text:style-name="OrgSrcBlock"><text:s/>'((<text:span text:style-name="OrgSrcFontLockKeywordFace">defcustom</text:span> <text:span text:style-name="OrgSrcFontLockVariableNameFace">use-proportional-font</text:span> nil</text:p>
      <text:p text:style-name="OrgSrcBlock"><text:s text:c="5"/><text:span text:style-name="OrgSrcFontLockDocFace">"The status of FONT property"</text:span></text:p>
      <text:p text:style-name="OrgSrcBlock"><text:s text:c="5"/><text:span text:style-name="OrgSrcFontLockBuiltinFace">:type</text:span> 'boolean</text:p>
      <text:p text:style-name="OrgSrcBlock"><text:s text:c="5"/><text:span text:style-name="OrgSrcFontLockBuiltinFace">:group</text:span> 'org-mode)</text:p>
      <text:p text:style-name="OrgSrcBlock"/>
      <text:p text:style-name="OrgSrcBlock"><text:s text:c="3"/>(set-face-attribute 'variable-pitch nil</text:p>
      <text:p text:style-name="OrgSrcBlock"><text:s text:c="23"/><text:span text:style-name="OrgSrcFontLockBuiltinFace">:family</text:span> <text:span text:style-name="OrgSrcFontLockStringFace">"Verdana"</text:span></text:p>
      <text:p text:style-name="OrgSrcBlock"><text:s text:c="23"/><text:span text:style-name="OrgSrcFontLockBuiltinFace">:height</text:span> 125)</text:p>
      <text:p text:style-name="OrgSrcBlock"/>
      <text:p text:style-name="OrgSrcBlock"><text:s text:c="3"/>(<text:span text:style-name="OrgSrcFontLockKeywordFace">defun</text:span> <text:span text:style-name="OrgSrcFontLockFunctionNameFace">my:proportional-font-toggle</text:span> ()</text:p>
      <text:p text:style-name="OrgSrcBlock"><text:s text:c="5"/>(interactive)</text:p>
      <text:p text:style-name="OrgSrcBlock"><text:s text:c="5"/>(setq use-proportional-font (not use-proportional-font))</text:p>
      <text:p text:style-name="OrgSrcBlock"><text:s text:c="5"/>(<text:span text:style-name="OrgSrcFontLockKeywordFace">if</text:span> use-proportional-font</text:p>
      <text:p text:style-name="OrgSrcBlock"><text:s text:c="9"/>(org-entry-put nil <text:span text:style-name="OrgSrcFontLockStringFace">"FONT"</text:span> <text:span text:style-name="OrgSrcFontLockStringFace">"PROPORTIONAL"</text:span>)</text:p>
      <text:p text:style-name="OrgSrcBlock"><text:s text:c="7"/>(org-delete-property <text:span text:style-name="OrgSrcFontLockStringFace">"FONT"</text:span>)))</text:p>
      <text:p text:style-name="OrgSrcBlock"/>
      <text:p text:style-name="OrgSrcBlock"><text:s text:c="3"/>(add-hook 'org-tree-slide-before-narrow-hook</text:p>
      <text:p text:style-name="OrgSrcBlock"><text:s text:c="13"/>'(<text:span text:style-name="OrgSrcFontLockKeywordFace">lambda</text:span> ()</text:p>
      <text:p text:style-name="OrgSrcBlock"><text:s text:c="16"/>(<text:span text:style-name="OrgSrcFontLockKeywordFace">if</text:span> (equal <text:span text:style-name="OrgSrcFontLockStringFace">"PROPORTIONAL"</text:span></text:p>
      <text:p text:style-name="OrgSrcBlock"><text:s text:c="27"/>(org-entry-get-with-inheritance <text:span text:style-name="OrgSrcFontLockStringFace">"FONT"</text:span>))</text:p>
      <text:p text:style-name="OrgSrcBlock"><text:s text:c="20"/>(buffer-face-set 'variable-pitch)</text:p>
      <text:p text:style-name="OrgSrcBlock"><text:s text:c="18"/>(buffer-face-mode 0))))</text:p>
      <text:p text:style-name="OrgSrcBlock"><text:s text:c="3"/>(add-hook 'org-tree-slide-stop-hook</text:p>
      <text:p text:style-name="OrgSrcBlock"><text:s text:c="13"/>'(<text:span text:style-name="OrgSrcFontLockKeywordFace">lambda</text:span> ()</text:p>
      <text:p text:style-name="OrgSrcBlockLastLine"><text:s text:c="16"/>(buffer-face-mode 0)))))</text:p>
      <text:h text:style-name="Heading_20_3" text:outline-level="3"><text:bookmark text:name="orgheadline159"/><text:bookmark-start text:name="OrgXref.orgheadline159"/><text:soft-page-break/>キーバインド <text:bookmark-end text:name="OrgXref.orgheadline159"/></text:h>
      <text:p text:style-name="OrgSrcBlock">(<text:span text:style-name="OrgSrcFontLockKeywordFace">with-eval-after-load</text:span> <text:span text:style-name="OrgSrcFontLockStringFace">"org"</text:span></text:p>
      <text:p text:style-name="OrgSrcBlockLastLine"><text:s text:c="2"/>(define-key org-mode-map (kbd <text:span text:style-name="OrgSrcFontLockStringFace">"C-c f p"</text:span>) 'my:proportional-font-toggle))</text:p>
      <text:h text:style-name="Heading_20_2" text:outline-level="2"><text:bookmark text:name="orgheadline161"/><text:bookmark-start text:name="OrgXref.orgheadline161"/>[org-fstree] ディレクトリ構造を読み取る <text:bookmark-end text:name="OrgXref.orgheadline161"/></text:h>
      <text:p text:style-name="OrgSrcBlock">(eval-after-autoload-if-found</text:p>
      <text:p text:style-name="OrgSrcBlock"><text:s/>'org-mode <text:span text:style-name="OrgSrcFontLockStringFace">"org"</text:span> nil t nil</text:p>
      <text:p text:style-name="OrgSrcBlockLastLine"><text:s/>'((<text:span text:style-name="OrgSrcFontLockKeywordFace">require</text:span> '<text:span text:style-name="OrgSrcFontLockConstantFace">org-fstree</text:span> nil t)))</text:p>
      <text:h text:style-name="Heading_20_2" text:outline-level="2"><text:bookmark text:name="orgheadline162"/><text:bookmark-start text:name="OrgXref.orgheadline162"/>[calfw-org] calfw に org の予定を表示する <text:bookmark-end text:name="OrgXref.orgheadline162"/></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 (eval-after-autoload-if-found</text:p>
      <text:p text:style-name="OrgSrcBlock"><text:s text:c="7"/>'(my:cfw-open-org-calendar cfw:open-org-calendar)</text:p>
      <text:p text:style-name="OrgSrcBlock"><text:s text:c="7"/><text:span text:style-name="OrgSrcFontLockStringFace">"calfw-org"</text:span> <text:span text:style-name="OrgSrcFontLockStringFace">"Rich calendar for org-mode"</text:span> t nil</text:p>
      <text:p text:style-name="OrgSrcBlock"><text:s text:c="7"/>'(</text:p>
      <text:p text:style-name="OrgSrcBlock"><text:s text:c="9"/><text:span text:style-name="OrgSrcFontLockCommentDelimiterFace">;; </text:span><text:span text:style-name="OrgSrcFontLockCommentFace">icalendar との連結</text:span></text:p>
      <text:p text:style-name="OrgSrcBlock"><text:s text:c="9"/>(setq cfw:org-icalendars '(<text:span text:style-name="OrgSrcFontLockStringFace">"~/Dropbox/org/org-ical.org"</text:span>))</text:p>
      <text:p text:style-name="OrgSrcBlock"/>
      <text:p text:style-name="OrgSrcBlock"><text:s text:c="9"/><text:span text:style-name="OrgSrcFontLockCommentDelimiterFace">;; </text:span><text:span text:style-name="OrgSrcFontLockCommentFace">org で使う表にフェイスを統一</text:span></text:p>
      <text:p text:style-name="OrgSrcBlock"><text:s text:c="9"/>(setq cfw:fchar-junction ?+</text:p>
      <text:p text:style-name="OrgSrcBlock"><text:s text:c="15"/>cfw:fchar-vertical-line ?|</text:p>
      <text:p text:style-name="OrgSrcBlock"><text:s text:c="15"/>cfw:fchar-horizontal-line ?-</text:p>
      <text:p text:style-name="OrgSrcBlock"><text:s text:c="15"/>cfw:fchar-left-junction ?|</text:p>
      <text:p text:style-name="OrgSrcBlock"><text:s text:c="15"/>cfw:fchar-right-junction ?|</text:p>
      <text:p text:style-name="OrgSrcBlock"><text:s text:c="15"/>cfw:fchar-top-junction ?+</text:p>
      <text:p text:style-name="OrgSrcBlock"><text:s text:c="15"/>cfw:fchar-top-left-corner ?|</text:p>
      <text:p text:style-name="OrgSrcBlock"><text:s text:c="15"/>cfw:fchar-top-right-corner ?| )</text:p>
      <text:p text:style-name="OrgSrcBlock"/>
      <text:p text:style-name="OrgSrcBlock"><text:s text:c="9"/>(<text:span text:style-name="OrgSrcFontLockKeywordFace">defun</text:span> <text:span text:style-name="OrgSrcFontLockFunctionNameFace">my:org-mark-ring-goto-calfw</text:span> ()</text:p>
      <text:p text:style-name="OrgSrcBlock"><text:s text:c="11"/>(interactive)</text:p>
      <text:p text:style-name="OrgSrcBlock"><text:s text:c="11"/>(org-mark-ring-goto))</text:p>
      <text:p text:style-name="OrgSrcBlock"/>
      <text:p text:style-name="OrgSrcBlock"><text:s text:c="9"/>(<text:span text:style-name="OrgSrcFontLockKeywordFace">defun</text:span> <text:span text:style-name="OrgSrcFontLockFunctionNameFace">my:cfw-open-org-calendar</text:span> ()</text:p>
      <text:p text:style-name="OrgSrcBlock"><text:s text:c="11"/>(interactive)</text:p>
      <text:p text:style-name="OrgSrcBlock"><text:s text:c="11"/>(change-frame-width-double)</text:p>
      <text:p text:style-name="OrgSrcBlock"><text:s text:c="11"/>(cfw:open-org-calendar))</text:p>
      <text:p text:style-name="OrgSrcBlock"/>
      <text:p text:style-name="OrgSrcBlock"><text:s text:c="9"/>(<text:span text:style-name="OrgSrcFontLockKeywordFace">defun</text:span> <text:span text:style-name="OrgSrcFontLockFunctionNameFace">my:cfw-burry-buffer</text:span> ()</text:p>
      <text:p text:style-name="OrgSrcBlock"><text:s text:c="11"/>(interactive)</text:p>
      <text:p text:style-name="OrgSrcBlock"><text:s text:c="11"/>(bury-buffer)</text:p>
      <text:p text:style-name="OrgSrcBlock"><text:s text:c="11"/>(change-frame-width-single))</text:p>
      <text:p text:style-name="OrgSrcBlock"/>
      <text:p text:style-name="OrgSrcBlock"><text:s text:c="9"/>(<text:span text:style-name="OrgSrcFontLockKeywordFace">defun</text:span> <text:span text:style-name="OrgSrcFontLockFunctionNameFace">cfw:org-goto-date</text:span> ()</text:p>
      <text:p text:style-name="OrgSrcBlock"><text:s text:c="11"/><text:span text:style-name="OrgSrcFontLockDocFace">"Move the cursor to the specified date."</text:span></text:p>
      <text:p text:style-name="OrgSrcBlock"><text:s text:c="11"/>(interactive)</text:p>
      <text:p text:style-name="OrgSrcBlock"><text:s text:c="11"/>(cfw:navi-goto-date</text:p>
      <text:p text:style-name="OrgSrcBlock"><text:s text:c="12"/>(cfw:emacs-to-calendar (org-read-date nil 'to-time))))</text:p>
      <text:p text:style-name="OrgSrcBlock"/>
      <text:p text:style-name="OrgSrcBlock"><text:s text:c="9"/>(define-key cfw:calendar-mode-map (kbd <text:span text:style-name="OrgSrcFontLockStringFace">"j"</text:span>) 'cfw:org-goto-date)</text:p>
      <text:p text:style-name="OrgSrcBlock"><text:s text:c="9"/>(define-key cfw:org-schedule-map (kbd <text:span text:style-name="OrgSrcFontLockStringFace">"q"</text:span>) 'my:cfw-burry-buffer)))</text:p>
      <text:p text:style-name="OrgSrcBlock"><text:s text:c="2"/>(global-set-key (kbd <text:span text:style-name="OrgSrcFontLockStringFace">"C-c f c"</text:span>) 'my:cfw-open-org-calendar))</text:p>
      <text:p text:style-name="OrgSrcBlock"/>
      <text:p text:style-name="OrgSrcBlock"><text:span text:style-name="OrgSrcFontLockCommentDelimiterFace">;; <text:s text:c="8"/></text:span><text:span text:style-name="OrgSrcFontLockCommentFace">(add-hook 'window-configuration-change-hook 'cfw:resize-calendar)</text:span></text:p>
      <text:p text:style-name="OrgSrcBlock"><text:span text:style-name="OrgSrcFontLockCommentDelimiterFace">;; </text:span><text:span text:style-name="OrgSrcFontLockCommentFace">(defun cfw:resize-calendar ()</text:span></text:p>
      <text:p text:style-name="OrgSrcBlock"><text:soft-page-brea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when (eq major-mode 'cfw:calendar-mode)</text:span></text:p>
      <text:p text:style-name="OrgSrcBlock"><text:span text:style-name="OrgSrcFontLockCommentDelimiterFace">;; <text:s text:c="4"/></text:span><text:span text:style-name="OrgSrcFontLockCommentFace">(cfw:refresh-calendar-buffer nil)</text:span></text:p>
      <text:p text:style-name="OrgSrcBlock"><text:span text:style-name="OrgSrcFontLockCommentDelimiterFace">;; <text:s text:c="4"/></text:span><text:span text:style-name="OrgSrcFontLockCommentFace">(message "Calendar resized.")))</text:span></text:p>
      <text:p text:style-name="OrgSrcBlock"/>
      <text:p text:style-name="OrgSrcBlock"><text:span text:style-name="OrgSrcFontLockCommentDelimiterFace">;; </text:span><text:span text:style-name="OrgSrcFontLockCommentFace">(defun open-calfw-agenda-org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cfw:open-org-calendar))</text:span></text:p>
      <text:p text:style-name="OrgSrcBlock"/>
      <text:p text:style-name="OrgSrcBlock"><text:span text:style-name="OrgSrcFontLockCommentDelimiterFace">;; </text:span><text:span text:style-name="OrgSrcFontLockCommentFace">(setq org-agenda-custom-commands</text:span></text:p>
      <text:p text:style-name="OrgSrcBlock"><text:span text:style-name="OrgSrcFontLockCommentDelimiterFace">;; <text:s text:c="6"/></text:span><text:span text:style-name="OrgSrcFontLockCommentFace">'(("w" todo "FOCUS")</text:span></text:p>
      <text:p text:style-name="OrgSrcBlockLastLine"><text:span text:style-name="OrgSrcFontLockCommentDelimiterFace">;; <text:s text:c="8"/></text:span><text:span text:style-name="OrgSrcFontLockCommentFace">("G" open-calfw-agenda-org "Graphical display in calfw"))))))</text:span></text:p>
      <text:h text:style-name="Heading_20_2" text:outline-level="2"><text:bookmark text:name="orgheadline163"/><text:bookmark-start text:name="OrgXref.orgheadline163"/>[org-export-generic] エクスポート機能を拡張する <text:bookmark-end text:name="OrgXref.orgheadline163"/></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OrgSrcBlock">(eval-after-autoload-if-found</text:p>
      <text:p text:style-name="OrgSrcBlock"><text:s/>'org-export-generic <text:span text:style-name="OrgSrcFontLockStringFace">"org-mode"</text:span> nil t nil</text:p>
      <text:p text:style-name="OrgSrcBlock"><text:s/>'((org-set-generic-type</text:p>
      <text:p text:style-name="OrgSrcBlock"><text:s text:c="4"/><text:span text:style-name="OrgSrcFontLockStringFace">"textile"</text:span></text:p>
      <text:p text:style-name="OrgSrcBlock"><text:s text:c="4"/>'(<text:span text:style-name="OrgSrcFontLockBuiltinFace">:file-suffix</text:span></text:p>
      <text:p text:style-name="OrgSrcBlock"><text:s text:c="6"/><text:span text:style-name="OrgSrcFontLockStringFace">".textile"</text:span></text:p>
      <text:p text:style-name="OrgSrcBlock"><text:s text:c="6"/><text:span text:style-name="OrgSrcFontLockBuiltinFace">:key-binding</text:span> ?T</text:p>
      <text:p text:style-name="OrgSrcBlock"><text:s text:c="6"/><text:span text:style-name="OrgSrcFontLockBuiltinFace">:title-format</text:span> <text:s text:c="3"/><text:span text:style-name="OrgSrcFontLockStringFace">"Title: %s\n\n"</text:span></text:p>
      <text:p text:style-name="OrgSrcBlock"><text:s text:c="6"/><text:span text:style-name="OrgSrcFontLockCommentDelimiterFace">;; <text:s text:c="2"/></text:span><text:span text:style-name="OrgSrcFontLockCommentFace">:date-format <text:s text:c="4"/>"Date: %s\n"</text:span></text:p>
      <text:p text:style-name="OrgSrcBlock"><text:s text:c="6"/><text:span text:style-name="OrgSrcFontLockBuiltinFace">:date-export</text:span> nil</text:p>
      <text:p text:style-name="OrgSrcBlock"><text:s text:c="6"/><text:span text:style-name="OrgSrcFontLockBuiltinFace">:toc-export</text:span> <text:s text:c="5"/>nil</text:p>
      <text:p text:style-name="OrgSrcBlock"><text:s text:c="6"/><text:span text:style-name="OrgSrcFontLockBuiltinFace">:author-export</text:span> <text:s text:c="2"/>nil</text:p>
      <text:p text:style-name="OrgSrcBlock"><text:s text:c="6"/><text:span text:style-name="OrgSrcFontLockBuiltinFace">:tags-export</text:span> <text:s text:c="4"/>nil</text:p>
      <text:p text:style-name="OrgSrcBlock"><text:s text:c="6"/><text:span text:style-name="OrgSrcFontLockBuiltinFace">:drawers-export</text:span> <text:s/>nil</text:p>
      <text:p text:style-name="OrgSrcBlock"><text:s text:c="6"/><text:span text:style-name="OrgSrcFontLockBuiltinFace">:date-export</text:span> <text:s text:c="4"/>t</text:p>
      <text:p text:style-name="OrgSrcBlock"><text:s text:c="6"/><text:span text:style-name="OrgSrcFontLockBuiltinFace">:timestamps-export</text:span> <text:s/>t</text:p>
      <text:p text:style-name="OrgSrcBlock"><text:s text:c="6"/><text:span text:style-name="OrgSrcFontLockBuiltinFace">:priorities-export</text:span> <text:s/>nil</text:p>
      <text:p text:style-name="OrgSrcBlock"><text:s text:c="6"/><text:span text:style-name="OrgSrcFontLockBuiltinFace">:todo-keywords-export</text:span> t</text:p>
      <text:p text:style-name="OrgSrcBlock"><text:s text:c="6"/><text:span text:style-name="OrgSrcFontLockBuiltinFace">:body-line-fixed-format</text:span> <text:span text:style-name="OrgSrcFontLockStringFace">"\t%s\n"</text:span></text:p>
      <text:p text:style-name="OrgSrcBlock"><text:s text:c="40"/><text:span text:style-name="OrgSrcFontLockCommentDelimiterFace">;</text:span><text:span text:style-name="OrgSrcFontLockCommentFace">:body-list-prefix "\n"</text:span></text:p>
      <text:p text:style-name="OrgSrcBlock"><text:s text:c="6"/><text:span text:style-name="OrgSrcFontLockBuiltinFace">:body-list-format</text:span> <text:span text:style-name="OrgSrcFontLockStringFace">"* %s"</text:span></text:p>
      <text:p text:style-name="OrgSrcBlock"><text:s text:c="6"/><text:span text:style-name="OrgSrcFontLockBuiltinFace">:body-list-suffix</text:span> <text:span text:style-name="OrgSrcFontLockStringFace">"\n"</text:span></text:p>
      <text:p text:style-name="OrgSrcBlock"><text:s text:c="6"/><text:span text:style-name="OrgSrcFontLockBuiltinFace">:body-bullet-list-prefix</text:span> (<text:span text:style-name="OrgSrcFontLockStringFace">"* "</text:span> <text:span text:style-name="OrgSrcFontLockStringFace">"** "</text:span> <text:span text:style-name="OrgSrcFontLockStringFace">"*** "</text:span> <text:span text:style-name="OrgSrcFontLockStringFace">"**** "</text:span> <text:span text:style-name="OrgSrcFontLockStringFace">"***** "</text:span>)</text:p>
      <text:p text:style-name="OrgSrcBlock"><text:s text:c="6"/><text:span text:style-name="OrgSrcFontLockBuiltinFace">:body-number-list-format</text:span> <text:span text:style-name="OrgSrcFontLockStringFace">"# %s"</text:span></text:p>
      <text:p text:style-name="OrgSrcBlock"><text:s text:c="6"/><text:span text:style-name="OrgSrcFontLockBuiltinFace">:body-number-list-suffix</text:span> <text:span text:style-name="OrgSrcFontLockStringFace">"\n"</text:span></text:p>
      <text:p text:style-name="OrgSrcBlock"><text:s text:c="6"/><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6"/><text:span text:style-name="OrgSrcFontLockBuiltinFace">:body-section-header-prefix</text:span> (<text:span text:style-name="OrgSrcFontLockStringFace">"h1. "</text:span> <text:span text:style-name="OrgSrcFontLockStringFace">"h2. "</text:span> <text:span text:style-name="OrgSrcFontLockStringFace">"h3. "</text:span> <text:span text:style-name="OrgSrcFontLockStringFace">"h4. "</text:span> <text:span text:style-name="OrgSrcFontLockStringFace">"h5. "</text:span> <text:span text:style-name="OrgSrcFontLockStringFace">"h6. "</text:span>)</text:p>
      <text:p text:style-name="OrgSrcBlock"><text:s text:c="6"/><text:span text:style-name="OrgSrcFontLockBuiltinFace">:body-section-header-format</text:span> <text:span text:style-name="OrgSrcFontLockStringFace">"%s"</text:span></text:p>
      <text:p text:style-name="OrgSrcBlock"><text:s text:c="6"/><text:span text:style-name="OrgSrcFontLockBuiltinFace">:body-section-header-suffix</text:span> (<text:span text:style-name="OrgSrcFontLockStringFace">"\n\n"</text:span>)</text:p>
      <text:p text:style-name="OrgSrcBlock"><text:s text:c="6"/><text:span text:style-name="OrgSrcFontLockBuiltinFace">:body-header-section-numbers</text:span> nil</text:p>
      <text:p text:style-name="OrgSrcBlock"><text:s text:c="6"/><text:span text:style-name="OrgSrcFontLockBuiltinFace">:body-header-section-number-format</text:span> <text:span text:style-name="OrgSrcFontLockStringFace">"%s) "</text:span></text:p>
      <text:p text:style-name="OrgSrcBlock"><text:s text:c="6"/><text:span text:style-name="OrgSrcFontLockBuiltinFace">:body-line-format</text:span> <text:span text:style-name="OrgSrcFontLockStringFace">"%s\n"</text:span></text:p>
      <text:p text:style-name="OrgSrcBlock"><text:s text:c="6"/><text:span text:style-name="OrgSrcFontLockBuiltinFace">:body-newline-paragraph</text:span> <text:span text:style-name="OrgSrcFontLockStringFace">"\n"</text:span></text:p>
      <text:p text:style-name="OrgSrcBlock"><text:s text:c="6"/><text:span text:style-name="OrgSrcFontLockBuiltinFace">:bold-format</text:span> <text:span text:style-name="OrgSrcFontLockStringFace">"*%s*"</text:span></text:p>
      <text:p text:style-name="OrgSrcBlock"><text:s text:c="6"/><text:span text:style-name="OrgSrcFontLockBuiltinFace">:italic-format</text:span> <text:span text:style-name="OrgSrcFontLockStringFace">"_%s_"</text:span></text:p>
      <text:p text:style-name="OrgSrcBlock"><text:s text:c="6"/><text:span text:style-name="OrgSrcFontLockBuiltinFace">:underline-format</text:span> <text:span text:style-name="OrgSrcFontLockStringFace">"+%s+"</text:span></text:p>
      <text:p text:style-name="OrgSrcBlock"><text:s text:c="6"/><text:span text:style-name="OrgSrcFontLockBuiltinFace">:strikethrough-format</text:span> <text:span text:style-name="OrgSrcFontLockStringFace">"-%s-"</text:span></text:p>
      <text:p text:style-name="OrgSrcBlock"><text:s text:c="6"/><text:span text:style-name="OrgSrcFontLockBuiltinFace">:verbatim-format</text:span> <text:span text:style-name="OrgSrcFontLockStringFace">"`%s`"</text:span></text:p>
      <text:p text:style-name="OrgSrcBlock"><text:s text:c="6"/><text:span text:style-name="OrgSrcFontLockBuiltinFace">:code-format</text:span> <text:span text:style-name="OrgSrcFontLockStringFace">"@%s@"</text:span></text:p>
      <text:p text:style-name="OrgSrcBlock"><text:s text:c="6"/><text:span text:style-name="OrgSrcFontLockBuiltinFace">:body-line-wrap</text:span> <text:s text:c="2"/>75</text:p>
      <text:p text:style-name="OrgSrcBlock"><text:s text:c="6"/><text:span text:style-name="OrgSrcFontLockBuiltinFace">:blockquote-start</text:span> <text:span text:style-name="OrgSrcFontLockStringFace">"\n&lt;pre&gt;\n"</text:span></text:p>
      <text:p text:style-name="OrgSrcBlock"><text:s text:c="6"/><text:span text:style-name="OrgSrcFontLockBuiltinFace">:blockquote-end</text:span> <text:span text:style-name="OrgSrcFontLockStringFace">"\n&lt;/pre&gt;\n"</text:span></text:p>
      <text:p text:style-name="OrgSrcBlock"><text:soft-page-break/><text:s text:c="6"/>))</text:p>
      <text:p text:style-name="OrgSrcBlock"/>
      <text:p text:style-name="OrgSrcBlock"><text:s text:c="3"/>(org-set-generic-type</text:p>
      <text:p text:style-name="OrgSrcBlock"><text:s text:c="3"/><text:span text:style-name="OrgSrcFontLockStringFace">"markdown"</text:span> </text:p>
      <text:p text:style-name="OrgSrcBlock"><text:s text:c="3"/>'(<text:span text:style-name="OrgSrcFontLockBuiltinFace">:file-suffix</text:span></text:p>
      <text:p text:style-name="OrgSrcBlock"><text:s text:c="5"/><text:span text:style-name="OrgSrcFontLockStringFace">".markdown"</text:span></text:p>
      <text:p text:style-name="OrgSrcBlock"><text:s text:c="5"/><text:span text:style-name="OrgSrcFontLockBuiltinFace">:key-binding</text:span> <text:s text:c="4"/>?M</text:p>
      <text:p text:style-name="OrgSrcBlock"><text:s text:c="5"/><text:span text:style-name="OrgSrcFontLockBuiltinFace">:title-format</text:span> <text:s text:c="3"/><text:span text:style-name="OrgSrcFontLockStringFace">"Title: %s\n"</text:span></text:p>
      <text:p text:style-name="OrgSrcBlock"><text:s text:c="5"/><text:span text:style-name="OrgSrcFontLockBuiltinFace">:date-format</text:span> <text:s text:c="4"/><text:span text:style-name="OrgSrcFontLockStringFace">"Date: %s\n"</text:span></text:p>
      <text:p text:style-name="OrgSrcBlock"><text:s text:c="5"/><text:span text:style-name="OrgSrcFontLockBuiltinFace">:toc-export</text:span> <text:s text:c="5"/>nil</text:p>
      <text:p text:style-name="OrgSrcBlock"><text:s text:c="5"/><text:span text:style-name="OrgSrcFontLockBuiltinFace">:author-export</text:span> <text:s text:c="2"/>t</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5"/><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format</text:span> <text:span text:style-name="OrgSrcFontLockStringFace">"%s\n"</text:span></text:p>
      <text:p text:style-name="OrgSrcBlock"><text:s text:c="5"/><text:span text:style-name="OrgSrcFontLockBuiltinFace">:body-section-header-suffix</text:span> (?= ?- <text:span text:style-name="OrgSrcFontLockStringFace">""</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text:s text:c="5"/>))</text:p>
      <text:p text:style-name="OrgSrcBlockLastLine"><text:s text:c="3"/>))</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text:bookmark text:name="orgheadline164"/><text:bookmark-start text:name="OrgXref.orgheadline164"/>[org-odt] ODT形式に出力 <text:bookmark-end text:name="OrgXref.orgheadline164"/></text:h>
      <text:p text:style-name="OrgSrcBlock">(eval-after-autoload-if-found</text:p>
      <text:p text:style-name="OrgSrcBlock"><text:s/>'(ox-odt) <text:span text:style-name="OrgSrcFontLockStringFace">"ox-odt"</text:span> nil t nil</text:p>
      <text:p text:style-name="OrgSrcBlock"><text:s/>'((setq org-odt-styles-file</text:p>
      <text:p text:style-name="OrgSrcBlock"><text:s text:c="9"/>(concat (getenv <text:span text:style-name="OrgSrcFontLockStringFace">"HOME"</text:span>) <text:span text:style-name="OrgSrcFontLockStringFace">"/Dropbox/emacs.d/config/style.odt"</text:span>))</text:p>
      <text:p text:style-name="OrgSrcBlock"><text:s text:c="3"/><text:span text:style-name="OrgSrcFontLockCommentDelimiterFace">;; </text:span><text:span text:style-name="OrgSrcFontLockCommentFace">(setq org-odt-content-template-file</text:span></text:p>
      <text:p text:style-name="OrgSrcBlock"><text:s text:c="3"/><text:span text:style-name="OrgSrcFontLockCommentDelimiterFace">;; <text:s text:c="6"/></text:span><text:span text:style-name="OrgSrcFontLockCommentFace">(concat (getenv "HOME") "/Dropbox/emacs.d/config/style.ott"))</text:span></text:p>
      <text:p text:style-name="OrgSrcBlock"><text:s text:c="3"/>(setq org-odt-preferred-output-format <text:span text:style-name="OrgSrcFontLockStringFace">"pdf"</text:span>) <text:span text:style-name="OrgSrcFontLockCommentDelimiterFace">;; </text:span><text:span text:style-name="OrgSrcFontLockCommentFace">docx</text:span></text:p>
      <text:p text:style-name="OrgSrcBlock"><text:s text:c="3"/><text:span text:style-name="OrgSrcFontLockCommentDelimiterFace">;; </text:span><text:span text:style-name="OrgSrcFontLockCommentFace">ox-odt.el の 自作パッチの変数（DOCSTRINGが記述されていない）</text:span></text:p>
      <text:p text:style-name="OrgSrcBlock"><text:s text:c="3"/>(setq org-odt-apply-custom-punctuation t)</text:p>
      <text:p text:style-name="OrgSrcBlock"><text:s text:c="3"/>(setq org-odt-convert-processes</text:p>
      <text:p text:style-name="OrgSrcBlock"><text:s text:c="9"/>'((<text:span text:style-name="OrgSrcFontLockStringFace">"LibreOffice"</text:span></text:p>
      <text:p text:style-name="OrgSrcBlock"><text:s text:c="12"/><text:span text:style-name="OrgSrcFontLockStringFace">"/Applications/LibreOffice.app/Contents/MacOS/soffice --headless --convert-to %f%x --outdir %d %i"</text:span>)</text:p>
      <text:p text:style-name="OrgSrcBlockLastLine"><text:s text:c="11"/>(<text:span text:style-name="OrgSrcFontLockStringFace">"unoconv"</text:span> <text:span text:style-name="OrgSrcFontLockStringFace">"unoconv -f %f -o %d %i"</text:span>)))))</text:p>
      <text:h text:style-name="Heading_20_2" text:outline-level="2"><text:bookmark text:name="orgheadline165"/><text:bookmark-start text:name="OrgXref.orgheadline165"/><text:soft-page-break/>[org-crypt] ツリーを暗号化する <text:bookmark-end text:name="OrgXref.orgheadline165"/></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 org-encrypt-entry org-decrypt-entry) <text:span text:style-name="OrgSrcFontLockStringFace">"org-crypt"</text:span> <text:span text:style-name="OrgSrcFontLockStringFace">"Org Mode"</text:span> t nil</text:p>
      <text:p text:style-name="OrgSrcBlock"><text:s/>'((setq org-crypt-key <text:span text:style-name="OrgSrcFontLockStringFace">"&lt;insert your key&gt;"</text:span>)</text:p>
      <text:p text:style-name="OrgSrcBlock"><text:s text:c="3"/><text:span text:style-name="OrgSrcFontLockCommentDelimiterFace">;; </text:span><text:span text:style-name="OrgSrcFontLockCommentFace">org-encrypt-entries の影響を受けるタグを指定</text:span></text:p>
      <text:p text:style-name="OrgSrcBlock"><text:s text:c="3"/>(setq org-tags-exclude-from-inheritance (quote (<text:span text:style-name="OrgSrcFontLockStringFace">"secret"</text:span>)))</text:p>
      <text:p text:style-name="OrgSrcBlock"><text:s text:c="3"/><text:span text:style-name="OrgSrcFontLockCommentDelimiterFace">;; </text:span><text:span text:style-name="OrgSrcFontLockCommentFace">自動保存の確認を無効に</text:span></text:p>
      <text:p text:style-name="OrgSrcBlockLastLine"><text:s text:c="3"/>(setq org-crypt-disable-auto-save 'nil)))</text:p>
      <text:h text:style-name="Heading_20_2" text:outline-level="2"><text:bookmark text:name="orgheadline166"/><text:bookmark-start text:name="OrgXref.orgheadline166"/>[org-mac-link] 外部アプリから情報を取る <text:bookmark-end text:name="OrgXref.orgheadline166"/></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 <text:span text:style-name="OrgSrcFontLockStringFace">"org"</text:span></text:p>
      <text:p text:style-name="OrgSrcBlock"><text:s text:c="2"/>(add-to-list 'org-modules 'org-mac-iCal)</text:p>
      <text:p text:style-name="OrgSrcBlock"><text:s text:c="2"/>(add-to-list 'org-modules 'org-mac-link) <text:span text:style-name="OrgSrcFontLockCommentDelimiterFace">;; </text:span><text:span text:style-name="OrgSrcFontLockCommentFace">includes org-mac-message</text:span></text:p>
      <text:p text:style-name="OrgSrcBlockLastLine"><text:s text:c="2"/>(define-key org-mode-map (kbd <text:span text:style-name="OrgSrcFontLockStringFace">"C-c c"</text:span>) 'org-mac-grab-link))</text:p>
      <text:h text:style-name="Heading_20_2" text:outline-level="2"><text:bookmark text:name="orgheadline167"/><text:bookmark-start text:name="OrgXref.orgheadline167"/>[org-notify] 通知 <text:bookmark-end text:name="OrgXref.orgheadline167"/></text:h>
      <text:p text:style-name="Text_20_body">org-mode の通知に独自関数をぶら下げています。</text:p>
      <text:list xml:id="list110939065314213" text:style-name="OrgBulletedList">
        <text:list-item>
          <text:p text:style-name="P2"><text:a xlink:type="simple" xlink:href="http://blog.devnode.pl/blog/2012/01/04/get-notified/" text:style-name="Internet_20_link" text:visited-style-name="Visited_20_Internet_20_Link">http://blog.devnode.pl/blog/2012/01/04/get-notified/</text:a></text:p>
        </text:list-item>
        <text:list-item>
          <text:p text:style-name="P2"><text:a xlink:type="simple" xlink:href="https://github.com/p-m/org-notify/blob/master/org-notify.el" text:style-name="Internet_20_link" text:visited-style-name="Visited_20_Internet_20_Link">https://github.com/p-m/org-notify/blob/master/org-notify.el</text:a></text:p>
        </text:list-item>
        <text:list-item>
          <text:p text:style-name="P2"><text:a xlink:type="simple" xlink:href="http://sheephead.homelinux.org/2015/01/10/7220/" text:style-name="Internet_20_link" text:visited-style-name="Visited_20_Internet_20_Link">http://sheephead.homelinux.org/2015/01/10/7220/</text:a></text:p>
        </text:list-item>
      </text:list>
      <text:p text:style-name="OrgSrcBlock">(eval-after-autoload-if-found</text:p>
      <text:p text:style-name="OrgSrcBlock"><text:s/>'org-mode <text:span text:style-name="OrgSrcFontLockStringFace">"org"</text:span> <text:span text:style-name="OrgSrcFontLockStringFace">"Org Mode"</text:span> t nil</text:p>
      <text:p text:style-name="OrgSrcBlock"><text:s/>'((setq org-show-notification-handler</text:p>
      <text:p text:style-name="OrgSrcBlock"><text:soft-page-break/><text:s text:c="8"/>'(<text:span text:style-name="OrgSrcFontLockKeywordFace">lambda</text:span> (notification)</text:p>
      <text:p text:style-name="OrgSrcBlock"><text:s text:c="11"/>(my:desktop-notify <text:span text:style-name="OrgSrcFontLockStringFace">"osx-native"</text:span> <text:span text:style-name="OrgSrcFontLockStringFace">"org-mode notification"</text:span></text:p>
      <text:p text:style-name="OrgSrcBlock"><text:s text:c="30"/>01 01 notification nil)</text:p>
      <text:p text:style-name="OrgSrcBlockLastLine"><text:s text:c="11"/>(message notification)))))</text:p>
      <text:h text:style-name="Heading_20_2" text:outline-level="2"><text:bookmark text:name="orgheadline168"/><text:bookmark-start text:name="OrgXref.orgheadline168"/>[org-grep] org ファイルを grep する <text:bookmark-end text:name="OrgXref.orgheadline168"/></text:h>
      <text:p text:style-name="OrgSrcBlock">(<text:span text:style-name="OrgSrcFontLockKeywordFace">when</text:span> (eval-after-autoload-if-found</text:p>
      <text:p text:style-name="OrgSrcBlock"><text:s text:c="7"/>'(org-grep) <text:span text:style-name="OrgSrcFontLockStringFace">"org-grep"</text:span> nil t nil</text:p>
      <text:p text:style-name="OrgSrcBlock"><text:s text:c="7"/>'((setq org-grep-extensions nil)</text:p>
      <text:p text:style-name="OrgSrcBlock"><text:s text:c="9"/>(add-to-list 'org-grep-directories <text:span text:style-name="OrgSrcFontLockStringFace">"~/.emacs.d"</text:span>)</text:p>
      <text:p text:style-name="OrgSrcBlock"><text:s text:c="9"/>(add-to-list 'org-grep-directories <text:span text:style-name="OrgSrcFontLockStringFace">"~/.emacs.d/.cask/package"</text:span>)))</text:p>
      <text:p text:style-name="OrgSrcBlockLastLine"><text:s text:c="2"/>(global-set-key (kbd <text:span text:style-name="OrgSrcFontLockStringFace">"C-M-g"</text:span>) 'org-grep))</text:p>
      <text:h text:style-name="Heading_20_2" text:outline-level="2"><text:bookmark text:name="orgheadline169"/><text:bookmark-start text:name="OrgXref.orgheadline169"/><text:span text:style-name="OrgTodo">READ</text:span> ME を常に org-mode で開く <text:bookmark-end text:name="OrgXref.orgheadline169"/></text:h>
      <text:p text:style-name="OrgSrcBlock">(eval-after-autoload-if-found</text:p>
      <text:p text:style-name="OrgSrcBlock">'org-mode <text:span text:style-name="OrgSrcFontLockStringFace">"org"</text:span> <text:span text:style-name="OrgSrcFontLockStringFace">"Org Mode"</text:span> t nil</text:p>
      <text:p text:style-name="OrgSrcBlockLastLine">'((push '(<text:span text:style-name="OrgSrcFontLockStringFace">"[rR][eE][aA][dD][mM][eE]"</text:span> . org-mode) auto-mode-alist)))</text:p>
      <text:h text:style-name="Heading_20_2" text:outline-level="2"><text:bookmark text:name="orgheadline171"/><text:bookmark-start text:name="OrgXref.orgheadline171"/>Growlnotify と org-mode でアラーム管理 <text:bookmark-end text:name="OrgXref.orgheadline171"/></text:h>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 text:style-name="Internet_20_link" text:visited-style-name="Visited_20_Internet_20_Link">utility.el</text:a>に記述した関数です。</text:p>
      <text:p text:style-name="OrgSrcBlock">(<text:span text:style-name="OrgSrcFontLockKeywordFace">when</text:span> (eval-after-autoload-if-found</text:p>
      <text:p text:style-name="OrgSrcBlock"><text:s text:c="7"/>'(set-alarms-from-file my:update-alarms-from-file) <text:span text:style-name="OrgSrcFontLockStringFace">"utility"</text:span> nil t nil</text:p>
      <text:p text:style-name="OrgSrcBlock"><text:s text:c="7"/>'((set-alarms-from-file <text:span text:style-name="OrgSrcFontLockStringFace">"~/Dropbox/org/today.org"</text:span>)</text:p>
      <text:p text:style-name="OrgSrcBlock"><text:s text:c="9"/>(<text:span text:style-name="OrgSrcFontLockKeywordFace">defun</text:span> <text:span text:style-name="OrgSrcFontLockFunctionNameFace">my:update-alarms-from-file</text:span> ()</text:p>
      <text:p text:style-name="OrgSrcBlock"><text:s text:c="11"/>(<text:span text:style-name="OrgSrcFontLockKeywordFace">when</text:span> (string= <text:span text:style-name="OrgSrcFontLockStringFace">"today.org"</text:span> (buffer-name))</text:p>
      <text:p text:style-name="OrgSrcBlock"><text:s text:c="13"/>(set-alarms-from-file <text:span text:style-name="OrgSrcFontLockStringFace">"~/Dropbox/org/today.org"</text:span>)))))</text:p>
      <text:p text:style-name="OrgSrcBlockLastLine"><text:s text:c="2"/>(add-hook 'after-save-hook 'my:update-alarms-from-file))</text:p>
      <text:h text:style-name="Heading_20_3" text:outline-level="3"><text:bookmark text:name="orgheadline170"/><text:bookmark-start text:name="OrgXref.orgheadline170"/>キーバインド <text:bookmark-end text:name="OrgXref.orgheadline170"/></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CommentDelimiterFace">;; </text:span><text:span text:style-name="OrgSrcFontLockCommentFace">(org-transpose-element) が割り当てられているので取り返す。</text:span></text:p>
      <text:p text:style-name="OrgSrcBlock"><text:s text:c="9"/>(org-defkey org-mode-map <text:span text:style-name="OrgSrcFontLockStringFace">"\C-\M-t"</text:span> 'beginning-of-buffer)</text:p>
      <text:p text:style-name="OrgSrcBlock"/>
      <text:p text:style-name="OrgSrcBlock"><text:s text:c="9"/><text:span text:style-name="OrgSrcFontLockCommentDelimiterFace">;;</text:span><text:span text:style-name="OrgSrcFontLockCommentFace">(define-key org-mode-map (kbd "C-c 1")</text:span></text:p>
      <text:p text:style-name="OrgSrcBlock"><text:s text:c="9"/><text:span text:style-name="OrgSrcFontLockCommentDelimiterFace">;; <text:s/></text:span><text:span text:style-name="OrgSrcFontLockCommentFace">'org-export-icalendar-combine-agenda-files)</text:span></text:p>
      <text:p text:style-name="OrgSrcBlock"><text:soft-page-break/><text:s text:c="9"/>(define-key org-mode-map (kbd <text:span text:style-name="OrgSrcFontLockStringFace">"C-c f 1"</text:span>) 'my:ox-icalendar)</text:p>
      <text:p text:style-name="OrgSrcBlock"><text:s text:c="9"/>(<text:span text:style-name="OrgSrcFontLockKeywordFace">defun</text:span> <text:span text:style-name="OrgSrcFontLockFunctionNameFace">my:do-org-update-staistics-cookies</text:span> ()</text:p>
      <text:p text:style-name="OrgSrcBlock"><text:s text:c="11"/>(interactive)</text:p>
      <text:p text:style-name="OrgSrcBlock"><text:s text:c="11"/>(message <text:span text:style-name="OrgSrcFontLockStringFace">"Update statistics ..."</text:span>)</text:p>
      <text:p text:style-name="OrgSrcBlock"><text:s text:c="11"/>(do-org-update-statistics-cookies))</text:p>
      <text:p text:style-name="OrgSrcBlock"><text:s text:c="9"/>(define-key org-mode-map (kbd <text:span text:style-name="OrgSrcFontLockStringFace">"C-c f 2"</text:span>)</text:p>
      <text:p text:style-name="OrgSrcBlock"><text:s text:c="11"/>'my:do-org-update-staistics-cookies)</text:p>
      <text:p text:style-name="OrgSrcBlock"><text:s text:c="9"/>(define-key org-mode-map (kbd <text:span text:style-name="OrgSrcFontLockStringFace">"C-c m"</text:span>) 'org-mobile-sync)</text:p>
      <text:p text:style-name="OrgSrcBlock"><text:s text:c="9"/>(define-key org-mode-map (kbd <text:span text:style-name="OrgSrcFontLockStringFace">"&lt;f5&gt;"</text:span>) 'org-narrow-to-subtree)</text:p>
      <text:p text:style-name="OrgSrcBlock"><text:s text:c="9"/>(define-key org-mode-map (kbd <text:span text:style-name="OrgSrcFontLockStringFace">"S-&lt;f5&gt;"</text:span>) 'widen)))</text:p>
      <text:p text:style-name="OrgSrcBlock"/>
      <text:p text:style-name="OrgSrcBlock"><text:s text:c="2"/>(global-set-key (kbd <text:span text:style-name="OrgSrcFontLockStringFace">"S-&lt;f12&gt;"</text:span>)</text:p>
      <text:p text:style-name="OrgSrcBlock"><text:s text:c="18"/>'(<text:span text:style-name="OrgSrcFontLockKeywordFace">lambda</text:span> () (interactive) (show-org-buffer <text:span text:style-name="OrgSrcFontLockStringFace">"work.org"</text:span>)))</text:p>
      <text:p text:style-name="OrgSrcBlock"><text:s text:c="2"/>(global-set-key (kbd <text:span text:style-name="OrgSrcFontLockStringFace">"C-M-o"</text:span>)</text:p>
      <text:p text:style-name="OrgSrcBlock"><text:s text:c="18"/>'(<text:span text:style-name="OrgSrcFontLockKeywordFace">lambda</text:span> () (interactive) (show-org-buffer <text:span text:style-name="OrgSrcFontLockStringFace">"next.org"</text:span>)))</text:p>
      <text:p text:style-name="OrgSrcBlock"><text:s text:c="2"/>(global-set-key (kbd <text:span text:style-name="OrgSrcFontLockStringFace">"C-M-c"</text:span>) </text:p>
      <text:p text:style-name="OrgSrcBlock"><text:s text:c="18"/>'(<text:span text:style-name="OrgSrcFontLockKeywordFace">lambda</text:span> () (interactive) (show-org-buffer <text:span text:style-name="OrgSrcFontLockStringFace">"org-ical.org"</text:span>)))</text:p>
      <text:p text:style-name="OrgSrcBlock"><text:s text:c="2"/>(global-set-key (kbd <text:span text:style-name="OrgSrcFontLockStringFace">"C-M-9"</text:span>) </text:p>
      <text:p text:style-name="OrgSrcBlock"><text:s text:c="18"/>'(<text:span text:style-name="OrgSrcFontLockKeywordFace">lambda</text:span> () (interactive) (show-org-buffer <text:span text:style-name="OrgSrcFontLockStringFace">"buffer.org"</text:span>)))</text:p>
      <text:p text:style-name="OrgSrcBlock"><text:s text:c="2"/>(global-set-key (kbd <text:span text:style-name="OrgSrcFontLockStringFace">"C-M-0"</text:span>) </text:p>
      <text:p text:style-name="OrgSrcBlock"><text:s text:c="18"/>'(<text:span text:style-name="OrgSrcFontLockKeywordFace">lambda</text:span> () (interactive) (show-org-buffer <text:span text:style-name="OrgSrcFontLockStringFace">"today.org"</text:span>)))</text:p>
      <text:p text:style-name="OrgSrcBlock"><text:s text:c="2"/>(global-set-key (kbd <text:span text:style-name="OrgSrcFontLockStringFace">"C-c l"</text:span>) 'org-store-link)</text:p>
      <text:p text:style-name="OrgSrcBlock"><text:s text:c="2"/>(global-set-key (kbd <text:span text:style-name="OrgSrcFontLockStringFace">"C-c a"</text:span>) 'org-agenda)</text:p>
      <text:p text:style-name="OrgSrcBlockLastLine"><text:s text:c="2"/>(global-set-key (kbd <text:span text:style-name="OrgSrcFontLockStringFace">"C-c r"</text:span>) 'org-capture))</text:p>
      <text:h text:style-name="Heading_20_2" text:outline-level="2"><text:bookmark text:name="orgheadline172"/><text:bookmark-start text:name="OrgXref.orgheadline172"/>org-mode の latex エクスポート関数をオーバーライド <text:bookmark-end text:name="OrgXref.orgheadline172"/></text:h>
      <text:p text:style-name="OrgSrcBlock"><text:span text:style-name="OrgSrcFontLockCommentDelimiterFace">;;; </text:span><text:span text:style-name="OrgSrcFontLockCommentFace">Tex export (org-mode -&gt; tex with beamer class) ;;;;;;;;;;;;;;;;;;;;;;;;;;;;</text:span></text:p>
      <text:p text:style-name="OrgSrcBlock"><text:span text:style-name="OrgSrcFontLockCommentDelimiterFace">;; </text:span><text:span text:style-name="OrgSrcFontLockCommentFace">(setq org-export-latex-classes</text:span></text:p>
      <text:p text:style-name="OrgSrcBlock"><text:span text:style-name="OrgSrcFontLockCommentDelimiterFace">;; <text:s text:c="2"/></text:span><text:span text:style-name="OrgSrcFontLockCommentFace">'(("article"</text:span></text:p>
      <text:p text:style-name="OrgSrcBlock"><text:span text:style-name="OrgSrcFontLockCommentDelimiterFace">;; <text:s text:c="5"/></text:span><text:span text:style-name="OrgSrcFontLockCommentFace">"\\documentclass[11pt]{article}</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5"/></text:span><text:span text:style-name="OrgSrcFontLockCommentFace">("\\paragraph{%s}" . "\\paragraph*{%s}")</text:span></text:p>
      <text:p text:style-name="OrgSrcBlock"><text:span text:style-name="OrgSrcFontLockCommentDelimiterFace">;; <text:s text:c="5"/></text:span><text:span text:style-name="OrgSrcFontLockCommentFace">("\\subparagraph{%s}" . "\\subparagraph*{%s}"))</text:span></text:p>
      <text:p text:style-name="OrgSrcBlock"><text:span text:style-name="OrgSrcFontLockCommentDelimiterFace">;; <text:s text:c="4"/></text:span><text:span text:style-name="OrgSrcFontLockCommentFace">("report"</text:span></text:p>
      <text:p text:style-name="OrgSrcBlock"><text:span text:style-name="OrgSrcFontLockCommentDelimiterFace">;; <text:s text:c="5"/></text:span><text:span text:style-name="OrgSrcFontLockCommentFace">"\\documentclass[11pt]{report}</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oft-page-brea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ook"</text:span></text:p>
      <text:p text:style-name="OrgSrcBlock"><text:span text:style-name="OrgSrcFontLockCommentDelimiterFace">;; <text:s text:c="5"/></text:span><text:span text:style-name="OrgSrcFontLockCommentFace">"\\documentclass[11pt]{book}</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eamer"</text:span></text:p>
      <text:p text:style-name="OrgSrcBlock"><text:span text:style-name="OrgSrcFontLockCommentDelimiterFace">;; <text:s text:c="5"/></text:span><text:span text:style-name="OrgSrcFontLockCommentFace">"\\documentclass{beamer}</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LastLine"><text:span text:style-name="OrgSrcFontLockCommentDelimiterFace">;; <text:s text:c="5"/></text:span><text:span text:style-name="OrgSrcFontLockCommentFace">org-beamer-sectioning)))</text:span></text:p>
      <text:h text:style-name="Heading_20_1" text:outline-level="1"><text:bookmark text:name="orgheadline189"/><text:bookmark-start text:name="OrgXref.orgheadline189"/>フォント／配色関連 <text:bookmark-end text:name="OrgXref.orgheadline189"/></text:h>
      <text:h text:style-name="Heading_20_2" text:outline-level="2"><text:bookmark text:name="orgheadline174"/><text:bookmark-start text:name="OrgXref.orgheadline174"/>正規表現を見やすくする <text:bookmark-end text:name="OrgXref.orgheadline174"/></text:h>
      <text:p text:style-name="OrgSrcBlock">(set-face-foreground 'font-lock-regexp-grouping-backslash <text:span text:style-name="OrgSrcFontLockStringFace">"</text:span><text:span text:style-name="OrgSrcDefault0050">#66CC99</text:span><text:span text:style-name="OrgSrcFontLockStringFace">"</text:span>)</text:p>
      <text:p text:style-name="OrgSrcBlockLastLine">(set-face-foreground 'font-lock-regexp-grouping-construct <text:span text:style-name="OrgSrcFontLockStringFace">"</text:span><text:span text:style-name="OrgSrcDefault0054">#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p>
      <text:list xml:id="list110940423401772" text:style-name="OrgBulletedList">
        <text:list-item>
          <text:p text:style-name="P2"><text:a xlink:type="simple" xlink:href="http://www.emacswiki.org/emacs/ReBuilder" text:style-name="Internet_20_link" text:visited-style-name="Visited_20_Internet_20_Link">EmacsWiki: Re Builder</text:a></text:p>
        </text:list-item>
        <text:list-item>
          <text:p text:style-name="P2"><text:a xlink:type="simple" xlink:href="http://emacswiki.org/emacs/rx" text:style-name="Internet_20_link" text:visited-style-name="Visited_20_Internet_20_Link">EmacsWiki: rx</text:a></text:p>
        </text:list-item>
      </text:list>
      <text:h text:style-name="Heading_20_2" text:outline-level="2"><text:bookmark text:name="orgheadline175"/><text:bookmark-start text:name="OrgXref.orgheadline175"/>設定ファイルを見やすくする <text:bookmark-end text:name="OrgXref.orgheadline175"/></text:h>
      <text:p text:style-name="Text_20_body"><text:span text:style-name="OrgCode">generic-x</text:span> を使うと、 <text:span text:style-name="OrgCode">/etc/hosts</text:span> や <text:span text:style-name="OrgCode">/etc/apache2.conf</text:span> に色を付けられる。</text:p>
      <text:p text:style-name="OrgSrcBlockLastLine">(<text:span text:style-name="OrgSrcFontLockKeywordFace">require</text:span> '<text:span text:style-name="OrgSrcFontLockConstantFace">generic-x</text:span> nil t)</text:p>
      <text:h text:style-name="Heading_20_2" text:outline-level="2"><text:bookmark text:name="orgheadline176"/><text:bookmark-start text:name="OrgXref.orgheadline176"/>カーソル行に色をつける <text:bookmark-end text:name="OrgXref.orgheadline176"/></text:h>
      <text:p text:style-name="OrgSrcBlock"><text:span text:style-name="OrgSrcFontLockCommentDelimiterFace">;; </text:span><text:span text:style-name="OrgSrcFontLockCommentFace">Color of the current line</text:span></text:p>
      <text:p text:style-name="OrgSrcBlock"><text:span text:style-name="OrgSrcFontLockCommentDelimiterFace">;; </text:span><text:span text:style-name="OrgSrcFontLockCommentFace">Cite: http://murakan.cocolog-nifty.com/blog/2009/01/emacs-tips-1d45.html</text:span></text:p>
      <text:p text:style-name="OrgSrcBlock"><text:span text:style-name="OrgSrcFontLockCommentDelimiterFace">;; </text:span><text:span text:style-name="OrgSrcFontLockCommentFace">see also http://www.emacswiki.org/cgi-bin/emacs/highlight-current-line.el</text:span></text:p>
      <text:p text:style-name="OrgSrcBlock">(global-hl-line-mode t)</text:p>
      <text:p text:style-name="OrgSrcBlockLastLine">(set-face-background 'hl-line <text:span text:style-name="OrgSrcFontLockStringFace">"</text:span><text:span text:style-name="OrgSrcDefault0068">#DEEDFF</text:span><text:span text:style-name="OrgSrcFontLockStringFace">"</text:span>)</text:p>
      <text:h text:style-name="Heading_20_2" text:outline-level="2"><text:bookmark text:name="orgheadline177"/><text:bookmark-start text:name="OrgXref.orgheadline177"/><text:soft-page-break/>カーソルの色 <text:bookmark-end text:name="OrgXref.orgheadline177"/></text:h>
      <text:p text:style-name="OrgSrcBlock"><text:span text:style-name="OrgSrcFontLockCommentDelimiterFace">;; </text:span><text:span text:style-name="OrgSrcFontLockCommentFace">Cursor (see also takaxp-mac.el)</text:span></text:p>
      <text:p text:style-name="OrgSrcBlock"><text:span text:style-name="OrgSrcFontLockCommentDelimiterFace">;;</text:span><text:span text:style-name="OrgSrcFontLockCommentFace">(add-to-list 'default-frame-alist '(cursor-type . (hbar . 5)))</text:span></text:p>
      <text:p text:style-name="OrgSrcBlock"><text:span text:style-name="OrgSrcFontLockCommentDelimiterFace">;;</text:span><text:span text:style-name="OrgSrcFontLockCommentFace">(add-to-list 'default-frame-alist '(cursor-type . bar))</text:span></text:p>
      <text:p text:style-name="OrgSrcBlock"><text:span text:style-name="OrgSrcFontLockCommentDelimiterFace">;;</text:span><text:span text:style-name="OrgSrcFontLockCommentFace">(add-hook 'window-configuration-change-hook</text:span></text:p>
      <text:p text:style-name="OrgSrcBlock"/>
      <text:p text:style-name="OrgSrcBlock">(<text:span text:style-name="OrgSrcFontLockKeywordFace">defvar</text:span> <text:span text:style-name="OrgSrcFontLockVariableNameFace">my:cursor-color-ime-on</text:span> <text:span text:style-name="OrgSrcFontLockStringFace">"</text:span><text:span text:style-name="OrgSrcDefault0069">#91C3FF</text:span><text:span text:style-name="OrgSrcFontLockStringFace">"</text:span>)</text:p>
      <text:p text:style-name="OrgSrcBlock">(<text:span text:style-name="OrgSrcFontLockKeywordFace">defvar</text:span> <text:span text:style-name="OrgSrcFontLockVariableNameFace">my:cursor-color-ime-off</text:span> <text:span text:style-name="OrgSrcFontLockStringFace">"</text:span><text:span text:style-name="OrgSrcDefault0070">#AAAAAA</text:span><text:span text:style-name="OrgSrcFontLockStringFace">"</text:span>)</text:p>
      <text:p text:style-name="OrgSrcBlock">(set-cursor-color my:cursor-color-ime-on)</text:p>
      <text:p text:style-name="OrgSrcBlock"/>
      <text:p text:style-name="OrgSrcBlock">(<text:span text:style-name="OrgSrcFontLockKeywordFace">if</text:span> (and (eq window-system 'ns) (&gt;= emacs-major-version 24))</text:p>
      <text:p text:style-name="OrgSrcBlock"><text:s text:c="4"/><text:span text:style-name="OrgSrcFontLockCommentDelimiterFace">;; </text:span><text:span text:style-name="OrgSrcFontLockCommentFace">when IME is ON</text:span></text:p>
      <text:p text:style-name="OrgSrcBlock"><text:s text:c="4"/>(<text:span text:style-name="OrgSrcFontLockKeywordFace">when</text:span> (fboundp 'mac-set-input-method-parameter)</text:p>
      <text:p text:style-name="OrgSrcBlock"><text:s text:c="6"/>(mac-set-input-method-parameter</text:p>
      <text:p text:style-name="OrgSrcBlock"><text:s text:c="7"/><text:span text:style-name="OrgSrcFontLockStringFace">"com.google.inputmethod.Japanese.base"</text:span> 'title <text:span text:style-name="OrgSrcFontLockStringFace">"グ"</text:span>))</text:p>
      <text:p text:style-name="OrgSrcBlock"/>
      <text:p text:style-name="OrgSrcBlock"><text:s text:c="2"/>(<text:span text:style-name="OrgSrcFontLockKeywordFace">defun</text:span> <text:span text:style-name="OrgSrcFontLockFunctionNameFace">update-cursor-color</text:span> ()</text:p>
      <text:p text:style-name="OrgSrcBlock"><text:s text:c="4"/>(interactive)</text:p>
      <text:p text:style-name="OrgSrcBlock"><text:s text:c="4"/>(<text:span text:style-name="OrgSrcFontLockKeywordFace">if</text:span> current-input-method (set-cursor-color my:cursor-color-ime-off)</text:p>
      <text:p text:style-name="OrgSrcBlock"><text:s text:c="6"/>(set-cursor-color my:cursor-color-ime-on)))</text:p>
      <text:p text:style-name="OrgSrcBlock"><text:s text:c="2"/>(update-cursor-color)</text:p>
      <text:p text:style-name="OrgSrcBlock"><text:s text:c="2"/>(run-with-idle-timer 10 t 'update-cursor-color))</text:p>
      <text:p text:style-name="OrgSrcBlock"/>
      <text:p text:style-name="OrgSrcBlock">(add-hook 'input-method-activate-hook</text:p>
      <text:p text:style-name="OrgSrcBlock"><text:s text:c="10"/>(<text:span text:style-name="OrgSrcFontLockKeywordFace">lambda</text:span> () (set-cursor-color my:cursor-color-ime-on)))</text:p>
      <text:p text:style-name="OrgSrcBlock">(add-hook 'input-method-inactivate-hook</text:p>
      <text:p text:style-name="OrgSrcBlockLastLine"><text:s text:c="10"/>(<text:span text:style-name="OrgSrcFontLockKeywordFace">lambda</text:span> () (set-cursor-color my:cursor-color-ime-off)))</text:p>
      <text:h text:style-name="Heading_20_2" text:outline-level="2"><text:bookmark text:name="orgheadline178"/><text:bookmark-start text:name="OrgXref.orgheadline178"/>カーソルを点滅させない <text:bookmark-end text:name="OrgXref.orgheadline178"/></text:h>
      <text:p text:style-name="OrgSrcBlock"><text:span text:style-name="OrgSrcFontLockCommentDelimiterFace">;; </text:span><text:span text:style-name="OrgSrcFontLockCommentFace">Disable cursor blink</text:span></text:p>
      <text:p text:style-name="OrgSrcBlockLastLine">(blink-cursor-mode -1)</text:p>
      <text:h text:style-name="Heading_20_2" text:outline-level="2"><text:bookmark text:name="orgheadline179"/><text:bookmark-start text:name="OrgXref.orgheadline179"/>カーソル位置のフォントを確認 <text:bookmark-end text:name="OrgXref.orgheadline179"/></text:h>
      <text:p text:style-name="Text_20_body"><text:span text:style-name="OrgCode">M-x describe-char</text:span> することで、カーソル位置のフォントの情報がポップで表示される。</text:p>
      <text:h text:style-name="Heading_20_2" text:outline-level="2"><text:bookmark text:name="orgheadline182"/><text:bookmark-start text:name="OrgXref.orgheadline182"/>フォント設定 <text:bookmark-end text:name="OrgXref.orgheadline182"/></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 text:style-name="Internet_20_link" text:visited-style-name="Visited_20_Internet_20_Link">Migu 2M</text:a>を気に入って使っています。</text:p>
      <text:section text:style-name="Sect2" text:name="Section7">
        <table:table table:name="Table7" table:style-name="Table7">
          <table:table-column table:style-name="Table7.A" table:number-columns-repeated="3"/>
          <table:table-row>
            <table:table-cell table:style-name="Table7.A1" office:value-type="string">
              <text:p text:style-name="OrgTableContentsLeft"/>
            </table:table-cell>
            <table:table-cell table:style-name="Table7.A1" office:value-type="string">
              <text:p text:style-name="OrgTableContentsLeft">ASCII</text:p>
            </table:table-cell>
            <table:table-cell table:style-name="Table7.A1" office:value-type="string">
              <text:p text:style-name="OrgTableContentsLeft">日本語</text:p>
            </table:table-cell>
          </table:table-row>
          <table:table-row>
            <table:table-cell table:style-name="Table7.A2" office:value-type="string">
              <text:p text:style-name="OrgTableContentsLeft">Mac</text:p>
            </table:table-cell>
            <table:table-cell table:style-name="Table7.A2" office:value-type="string">
              <text:p text:style-name="OrgTableContentsLeft">Monaco</text:p>
            </table:table-cell>
            <table:table-cell table:style-name="Table7.A2" office:value-type="string">
              <text:p text:style-name="OrgTableContentsLeft">ヒラギノ丸ゴ</text:p>
            </table:table-cell>
          </table:table-row>
          <table:table-row>
            <table:table-cell table:style-name="Table7.A2" office:value-type="string">
              <text:p text:style-name="OrgTableContentsLeft">Windows</text:p>
            </table:table-cell>
            <table:table-cell table:style-name="Table7.A2" office:value-type="string">
              <text:p text:style-name="OrgTableContentsLeft">Inconsolata</text:p>
            </table:table-cell>
            <table:table-cell table:style-name="Table7.A2" office:value-type="string">
              <text:p text:style-name="OrgTableContentsLeft">メイリオ</text:p>
            </table:table-cell>
          </table:table-row>
          <table:table-row>
            <table:table-cell table:style-name="Table7.C4" office:value-type="string">
              <text:p text:style-name="OrgTableContentsLeft">Linux</text:p>
            </table:table-cell>
            <table:table-cell table:style-name="Table7.C4" office:value-type="string">
              <text:p text:style-name="OrgTableContentsLeft">Inconsolata</text:p>
            </table:table-cell>
            <table:table-cell table:style-name="Table7.C4" office:value-type="string">
              <text:p text:style-name="OrgTableContentsLeft">MigMix</text:p>
            </table:table-cell>
          </table:table-row>
        </table:table>
      </text:section>
      <text:p text:style-name="Text_20_body"><text:a xlink:type="simple" xlink:href="http://d.hatena.ne.jp/setoryohei/20110117/1295336454" text:style-name="Internet_20_link" text:visited-style-name="Visited_20_Internet_20_Link">http://d.hatena.ne.jp/setoryohei/20110117/1295336454</text:a></text:p>
      <text:p text:style-name="OrgSrcBlock"><text:soft-page-break/><text:s text:c="2"/>(<text:span text:style-name="OrgSrcFontLockKeywordFace">defvar</text:span> <text:span text:style-name="OrgSrcFontLockVariableNameFace">my:font-size</text:span> 12)</text:p>
      <text:p text:style-name="OrgSrcBlock"><text:s text:c="2"/>(<text:span text:style-name="OrgSrcFontLockKeywordFace">defun</text:span> <text:span text:style-name="OrgSrcFontLockFunctionNameFace">my:ja-font-setter</text:span> (spec)</text:p>
      <text:p text:style-name="OrgSrcBlock"><text:s text:c="4"/>(set-fontset-font nil 'japanese-jisx0208 spec)</text:p>
      <text:p text:style-name="OrgSrcBlock"><text:s text:c="4"/>(set-fontset-font nil 'katakana-jisx0201 spec)</text:p>
      <text:p text:style-name="OrgSrcBlock"><text:s text:c="4"/>(set-fontset-font nil 'japanese-jisx0212 spec)</text:p>
      <text:p text:style-name="OrgSrcBlock"><text:s text:c="4"/>(set-fontset-font nil '(#x0080 . #x024F) spec)</text:p>
      <text:p text:style-name="OrgSrcBlock"><text:s text:c="4"/>(set-fontset-font nil '(#x0370 . #x03FF) spec)</text:p>
      <text:p text:style-name="OrgSrcBlock"><text:s text:c="4"/>(set-fontset-font nil 'mule-unicode-0100-24ff spec))</text:p>
      <text:p text:style-name="OrgSrcBlock"><text:s text:c="2"/>(<text:span text:style-name="OrgSrcFontLockKeywordFace">defun</text:span> <text:span text:style-name="OrgSrcFontLockFunctionNameFace">my:ascii-font-setter</text:span> (spec)</text:p>
      <text:p text:style-name="OrgSrcBlock"><text:s text:c="4"/>(set-fontset-font nil 'ascii spec)) <text:s text:c="5"/></text:p>
      <text:p text:style-name="OrgSrcBlock"/>
      <text:p text:style-name="OrgSrcBlock"><text:s text:c="2"/>(<text:span text:style-name="OrgSrcFontLockKeywordFace">cond</text:span></text:p>
      <text:p text:style-name="OrgSrcBlock"><text:s text:c="3"/><text:span text:style-name="OrgSrcFontLockCommentDelimiterFace">;; </text:span><text:span text:style-name="OrgSrcFontLockCommentFace">CocoaEmacs</text:span></text:p>
      <text:p text:style-name="OrgSrcBlock"><text:s text:c="3"/>((eq window-system 'ns)</text:p>
      <text:p text:style-name="OrgSrcBlock"><text:s text:c="4"/>(<text:span text:style-name="OrgSrcFontLockKeywordFace">when</text:span> (or (= emacs-major-version 23) (= emacs-major-version 24))</text:p>
      <text:p text:style-name="OrgSrcBlock"><text:s text:c="6"/>(<text:span text:style-name="OrgSrcFontLockKeywordFace">let</text:span></text:p>
      <text:p text:style-name="OrgSrcBlock"><text:s text:c="10"/><text:span text:style-name="OrgSrcFontLockCommentDelimiterFace">;; </text:span><text:span text:style-name="OrgSrcFontLockCommentFace">1) Monaco, Hiragino/Migu 2M : font-size=12, -apple-hiragino=1.2</text:span></text:p>
      <text:p text:style-name="OrgSrcBlock"><text:s text:c="10"/><text:span text:style-name="OrgSrcFontLockCommentDelimiterFace">;; </text:span><text:span text:style-name="OrgSrcFontLockCommentFace">2) Inconsolata, Migu 2M <text:s text:c="4"/>: font-size=14, </text:span></text:p>
      <text:p text:style-name="OrgSrcBlock"><text:s text:c="10"/><text:span text:style-name="OrgSrcFontLockCommentDelimiterFace">;; </text:span><text:span text:style-name="OrgSrcFontLockCommentFace">3) Inconsolata, Hiragino <text:s text:c="3"/>: font-size=14, -apple-hiragino=1.0</text:span></text:p>
      <text:p text:style-name="OrgSrcBlock"/>
      <text:p text:style-name="OrgSrcBlock"><text:span text:style-name="OrgSrcFontLockCommentDelimiterFace">;; </text:span><text:span text:style-name="OrgSrcFontLockCommentFace">Fonts</text:span></text:p>
      <text:p text:style-name="OrgSrcBlock"/>
      <text:p text:style-name="OrgSrcBlock"><text:s text:c="10"/>((font-size my:font-size)</text:p>
      <text:p text:style-name="OrgSrcBlock"><text:span text:style-name="OrgSrcFontLockCommentDelimiterFace">; <text:s text:c="9"/></text:span><text:span text:style-name="OrgSrcFontLockCommentFace">((font-size 28) ; for mirroring presentation (1440x900)</text:span></text:p>
      <text:p text:style-name="OrgSrcBlock"><text:span text:style-name="OrgSrcFontLockCommentDelimiterFace">; <text:s text:c="10"/></text:span><text:span text:style-name="OrgSrcFontLockCommentFace">(ascii-font "Inconsolata")</text:span></text:p>
      <text:p text:style-name="OrgSrcBlock"><text:s text:c="11"/>(ascii-font <text:span text:style-name="OrgSrcFontLockStringFace">"Monaco"</text:span>)</text:p>
      <text:p text:style-name="OrgSrcBlock"><text:s text:c="11"/>(ja-font <text:span text:style-name="OrgSrcFontLockStringFace">"Migu 2M"</text:span>))</text:p>
      <text:p text:style-name="OrgSrcBlock"><text:s text:c="8"/><text:span text:style-name="OrgSrcFontLockCommentDelimiterFace">;; </text:span><text:span text:style-name="OrgSrcFontLockCommentFace">(ja-font "Hiragino Maru Gothic Pro")) </text:span></text:p>
      <text:p text:style-name="OrgSrcBlock"><text:s text:c="8"/>(my:ascii-font-setter (font-spec <text:span text:style-name="OrgSrcFontLockBuiltinFace">:family</text:span> ascii-font <text:span text:style-name="OrgSrcFontLockBuiltinFace">:size</text:span> font-size))</text:p>
      <text:p text:style-name="OrgSrcBlock"><text:s text:c="8"/>(my:ja-font-setter (font-spec <text:span text:style-name="OrgSrcFontLockBuiltinFace">:family</text:span> ja-font <text:span text:style-name="OrgSrcFontLockBuiltinFace">:size</text:span> font-size)))</text:p>
      <text:p text:style-name="OrgSrcBlock"/>
      <text:p text:style-name="OrgSrcBlock"><text:s text:c="6"/><text:span text:style-name="OrgSrcFontLockCommentDelimiterFace">;; </text:span><text:span text:style-name="OrgSrcFontLockCommentFace">Fix ratio provided by set-face-attribute for fonts display</text:span></text:p>
      <text:p text:style-name="OrgSrcBlock"><text:s text:c="6"/>(setq face-font-rescale-alist</text:p>
      <text:p text:style-name="OrgSrcBlock"><text:s text:c="12"/>'((<text:span text:style-name="OrgSrcFontLockStringFace">"^-apple-hiragino.*"</text:span> . 1.0) <text:span text:style-name="OrgSrcFontLockCommentDelimiterFace">; </text:span><text:span text:style-name="OrgSrcFontLockCommentFace">1.2</text:span></text:p>
      <text:p text:style-name="OrgSrcBlock"><text:s text:c="14"/>(<text:span text:style-name="OrgSrcFontLockStringFace">".*Migu.*"</text:span> . 1.2)</text:p>
      <text:p text:style-name="OrgSrcBlock"><text:s text:c="14"/>(<text:span text:style-name="OrgSrcFontLockStringFace">".*Inconsolata.*"</text:span> 1.0)</text:p>
      <text:p text:style-name="OrgSrcBlock"><text:s text:c="14"/>(<text:span text:style-name="OrgSrcFontLockStringFace">".*osaka-bold.*"</text:span> . 1.0) <text:s text:c="4"/><text:span text:style-name="OrgSrcFontLockCommentDelimiterFace">; </text:span><text:span text:style-name="OrgSrcFontLockCommentFace">1.2</text:span></text:p>
      <text:p text:style-name="OrgSrcBlock"><text:s text:c="14"/>(<text:span text:style-name="OrgSrcFontLockStringFace">".*osaka-medium.*"</text:span> . 1.0) <text:s text:c="2"/><text:span text:style-name="OrgSrcFontLockCommentDelimiterFace">; </text:span><text:span text:style-name="OrgSrcFontLockCommentFace">1.0</text:span></text:p>
      <text:p text:style-name="OrgSrcBlock"><text:s text:c="14"/>(<text:span text:style-name="OrgSrcFontLockStringFace">".*courier-bold-.*-mac-roman"</text:span> . 1.0) <text:span text:style-name="OrgSrcFontLockCommentDelimiterFace">; </text:span><text:span text:style-name="OrgSrcFontLockCommentFace">0.9</text:span></text:p>
      <text:p text:style-name="OrgSrcBlock"><text:s text:c="14"/><text:span text:style-name="OrgSrcFontLockCommentDelimiterFace">;; </text:span><text:span text:style-name="OrgSrcFontLockCommentFace">(".*monaco cy-bold-.*-mac-cyrillic" . 1.0)</text:span></text:p>
      <text:p text:style-name="OrgSrcBlock"><text:s text:c="14"/><text:span text:style-name="OrgSrcFontLockCommentDelimiterFace">;; </text:span><text:span text:style-name="OrgSrcFontLockCommentFace">(".*monaco-bold-.*-mac-roman" . 1.0) ; 0.9</text:span></text:p>
      <text:p text:style-name="OrgSrcBlock"><text:s text:c="14"/>(<text:span text:style-name="OrgSrcFontLockStringFace">"-cdac$"</text:span> . 1.0))) <text:s text:c="10"/><text:span text:style-name="OrgSrcFontLockCommentDelimiterFace">; </text:span><text:span text:style-name="OrgSrcFontLockCommentFace">1.3</text:span></text:p>
      <text:p text:style-name="OrgSrcBlock"/>
      <text:p text:style-name="OrgSrcBlock"><text:s text:c="6"/><text:span text:style-name="OrgSrcFontLockCommentDelimiterFace">;; </text:span><text:span text:style-name="OrgSrcFontLockCommentFace">Anti aliasing with Quartz 2D</text:span></text:p>
      <text:p text:style-name="OrgSrcBlock"><text:s text:c="6"/>(setq mac-allow-anti-aliasing t)))</text:p>
      <text:p text:style-name="OrgSrcBlock"/>
      <text:p text:style-name="OrgSrcBlock"><text:s text:c="3"/>((eq window-system 'w32) <text:span text:style-name="OrgSrcFontLockCommentDelimiterFace">; </text:span><text:span text:style-name="OrgSrcFontLockCommentFace">windows7</text:span></text:p>
      <text:p text:style-name="OrgSrcBlock"><text:s text:c="4"/>(<text:span text:style-name="OrgSrcFontLockKeywordFace">let</text:span></text:p>
      <text:p text:style-name="OrgSrcBlock"><text:s text:c="8"/>((font-size 14)</text:p>
      <text:p text:style-name="OrgSrcBlock"><text:s text:c="9"/>(font-height 100)</text:p>
      <text:p text:style-name="OrgSrcBlock"><text:s text:c="9"/>(ascii-font <text:span text:style-name="OrgSrcFontLockStringFace">"Inconsolata"</text:span>)</text:p>
      <text:p text:style-name="OrgSrcBlock"><text:s text:c="9"/><text:span text:style-name="OrgSrcFontLockCommentDelimiterFace">;; </text:span><text:span text:style-name="OrgSrcFontLockCommentFace">(ja-font "Meiryo UI"))</text:span></text:p>
      <text:p text:style-name="OrgSrcBlock"><text:s text:c="9"/>(ja-font <text:span text:style-name="OrgSrcFontLockStringFace">"メイリオ"</text:span>))</text:p>
      <text:p text:style-name="OrgSrcBlock"><text:s text:c="6"/>(my:ja-font-setter</text:p>
      <text:p text:style-name="OrgSrcBlock"><text:s text:c="7"/>(font-spec <text:span text:style-name="OrgSrcFontLockBuiltinFace">:family</text:span> ja-font <text:span text:style-name="OrgSrcFontLockBuiltinFace">:size</text:span> font-size <text:span text:style-name="OrgSrcFontLockBuiltinFace">:height</text:span> font-height))</text:p>
      <text:p text:style-name="OrgSrcBlock"><text:s text:c="6"/>(my:ascii-font-setter (font-spec <text:span text:style-name="OrgSrcFontLockBuiltinFace">:family</text:span> ascii-font <text:span text:style-name="OrgSrcFontLockBuiltinFace">:size</text:span> font-size)))</text:p>
      <text:p text:style-name="OrgSrcBlock"><text:s text:c="4"/>(setq face-font-rescale-alist '((<text:span text:style-name="OrgSrcFontLockStringFace">".*Inconsolata.*"</text:span> . 1.0))) <text:span text:style-name="OrgSrcFontLockCommentDelimiterFace">; </text:span><text:span text:style-name="OrgSrcFontLockCommentFace">0.9</text:span></text:p>
      <text:p text:style-name="OrgSrcBlock">) <text:s text:c="2"/></text:p>
      <text:p text:style-name="OrgSrcBlock"><text:s text:c="3"/>(window-system <text:span text:style-name="OrgSrcFontLockCommentDelimiterFace">; </text:span><text:span text:style-name="OrgSrcFontLockCommentFace">for SuSE Linux 12.1</text:span></text:p>
      <text:p text:style-name="OrgSrcBlock"><text:s text:c="4"/>(<text:span text:style-name="OrgSrcFontLockKeywordFace">let</text:span></text:p>
      <text:p text:style-name="OrgSrcBlock"><text:s text:c="8"/>((font-size 14)</text:p>
      <text:p text:style-name="OrgSrcBlock"><text:soft-page-break/><text:s text:c="9"/>(font-height 100)</text:p>
      <text:p text:style-name="OrgSrcBlock"><text:s text:c="9"/>(ascii-font <text:span text:style-name="OrgSrcFontLockStringFace">"Inconsolata"</text:span>)</text:p>
      <text:p text:style-name="OrgSrcBlock"><text:s text:c="9"/><text:span text:style-name="OrgSrcFontLockCommentDelimiterFace">;; </text:span><text:span text:style-name="OrgSrcFontLockCommentFace">(ja-font "MigMix 1M")</text:span></text:p>
      <text:p text:style-name="OrgSrcBlock"><text:s text:c="9"/>(ja-font <text:span text:style-name="OrgSrcFontLockStringFace">"Migu 1M"</text:span>))</text:p>
      <text:p text:style-name="OrgSrcBlock"><text:s text:c="6"/>(my:ja-font-setter</text:p>
      <text:p text:style-name="OrgSrcBlock"><text:s text:c="7"/>(font-spec <text:span text:style-name="OrgSrcFontLockBuiltinFace">:family</text:span> ja-font <text:span text:style-name="OrgSrcFontLockBuiltinFace">:size</text:span> font-size <text:span text:style-name="OrgSrcFontLockBuiltinFace">:height</text:span> font-height))</text:p>
      <text:p text:style-name="OrgSrcBlock"><text:s text:c="6"/>(my:ascii-font-setter (font-spec <text:span text:style-name="OrgSrcFontLockBuiltinFace">:family</text:span> ascii-font <text:span text:style-name="OrgSrcFontLockBuiltinFace">:size</text:span> font-size)))</text:p>
      <text:p text:style-name="OrgSrcBlock"><text:s text:c="4"/>(setq face-font-rescale-alist '((<text:span text:style-name="OrgSrcFontLockStringFace">".*MigMix.*"</text:span> . 2.0)</text:p>
      <text:p text:style-name="OrgSrcBlock"><text:s text:c="36"/>(<text:span text:style-name="OrgSrcFontLockStringFace">".*Inconsolata.*"</text:span> . 1.0))) <text:span text:style-name="OrgSrcFontLockCommentDelimiterFace">; </text:span><text:span text:style-name="OrgSrcFontLockCommentFace">0.9</text:span></text:p>
      <text:p text:style-name="OrgSrcBlockLastLine"><text:s text:c="4"/>))</text:p>
      <text:h text:style-name="Heading_20_3" text:outline-level="3"><text:bookmark text:name="orgheadline180"/><text:bookmark-start text:name="OrgXref.orgheadline180"/>フォントのインストール方法 <text:bookmark-end text:name="OrgXref.orgheadline180"/></text:h>
      <text:p text:style-name="Text_20_body">Linux では次のように処理するだけでよく、意外と簡単。</text:p>
      <text:list xml:id="list110938918802515" text:style-name="OrgNumberedList">
        <text:list-item>
          <text:p text:style-name="P3">~/.fonts を作成する</text:p>
        </text:list-item>
        <text:list-item>
          <text:p text:style-name="P3">フォントを1.のディレクトリに置く</text:p>
        </text:list-item>
        <text:list-item>
          <text:p text:style-name="P3">fc-cache -fv を実行</text:p>
        </text:list-item>
        <text:list-item>
          <text:p text:style-name="P3">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text:bookmark text:name="orgheadline181"/><text:bookmark-start text:name="OrgXref.orgheadline181"/>フォントチェック用コード <text:bookmark-end text:name="OrgXref.orgheadline181"/></text:h>
      <text:p text:style-name="Text_20_body">サンプルの <text:a xlink:type="simple" xlink:href="http://dl.dropbox.com/u/2440/dokuwiki/font-test.org" text:style-name="Internet_20_link" text:visited-style-name="Visited_20_Internet_20_Link">orgファイル</text:a> を作って、見た目をチェックしています。バッファ内の桁数チェックや、ASCIIが漢字の半分の幅になっているかのチェックが楽になります。</text:p>
      <text:h text:style-name="Heading_20_2" text:outline-level="2"><text:bookmark text:name="orgheadline183"/><text:bookmark-start text:name="OrgXref.orgheadline183"/>行間を制御する <text:bookmark-end text:name="OrgXref.orgheadline183"/></text:h>
      <text:p text:style-name="OrgSrcBlockLastLine">(set-default 'line-spacing 0.2)</text:p>
      <text:h text:style-name="Heading_20_2" text:outline-level="2"><text:bookmark text:name="orgheadline184"/><text:bookmark-start text:name="OrgXref.orgheadline184"/>パッチをカラフルに表示する <text:bookmark-end text:name="OrgXref.orgheadline184"/></text:h>
      <text:p text:style-name="Text_20_body">Built-in の <text:a xlink:type="simple" xlink:href="http://www.emacswiki.org/emacs/DiffMode" text:style-name="Internet_20_link" text:visited-style-name="Visited_20_Internet_20_Link">diff-mode.el</text:a> をカスタマイズします。</text:p>
      <text:p text:style-name="Text_20_body">現在試験中。</text:p>
      <text:p text:style-name="OrgSrcBlockLastLine">(setq ediff-window-setup-function 'ediff-setup-windows-plain)</text:p>
      <text:p text:style-name="Text_20_body"><text:a xlink:type="simple" xlink:href="http://d.hatena.ne.jp/syohex/20111228/1325086893" text:style-name="Internet_20_link" text:visited-style-name="Visited_20_Internet_20_Link">http://d.hatena.ne.jp/syohex/20111228/1325086893</text:a></text:p>
      <text:p text:style-name="OrgSrcBlock">(eval-after-autoload-if-found</text:p>
      <text:p text:style-name="OrgSrcBlock"><text:s/>'diff-mode <text:span text:style-name="OrgSrcFontLockStringFace">"diff-mode"</text:span> nil t nil <text:s text:c="2"/></text:p>
      <text:p text:style-name="OrgSrcBlock"><text:s/>'((set-face-attribute 'diff-add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1">green</text:span><text:span text:style-name="OrgSrcFontLockStringFace">"</text:span></text:p>
      <text:p text:style-name="OrgSrcBlock"><text:s text:c="23"/><text:span text:style-name="OrgSrcFontLockBuiltinFace">:weight</text:span> 'normal)</text:p>
      <text:p text:style-name="OrgSrcBlock"><text:s text:c="3"/>(set-face-attribute 'diff-remov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2">firebrick1</text:span><text:span text:style-name="OrgSrcFontLockStringFace">"</text:span></text:p>
      <text:p text:style-name="OrgSrcBlock"><text:s text:c="23"/><text:span text:style-name="OrgSrcFontLockBuiltinFace">:weight</text:span> 'normal)</text:p>
      <text:p text:style-name="OrgSrcBlock"/>
      <text:p text:style-name="OrgSrcBlock"><text:s text:c="3"/>(set-face-attribute 'diff-file-header-face nil</text:p>
      <text:p text:style-name="OrgSrcBlock"><text:s text:c="23"/><text:span text:style-name="OrgSrcFontLockBuiltinFace">:background</text:span> nil <text:span text:style-name="OrgSrcFontLockBuiltinFace">:weight</text:span> 'extra-bold)</text:p>
      <text:p text:style-name="OrgSrcBlock"/>
      <text:p text:style-name="OrgSrcBlock"><text:s text:c="3"/>(set-face-attribute 'diff-hunk-header-face nil</text:p>
      <text:p text:style-name="OrgSrcBlock"><text:soft-page-break/><text:s text:c="23"/><text:span text:style-name="OrgSrcFontLockBuiltinFace">:foreground</text:span> <text:span text:style-name="OrgSrcFontLockStringFace">"</text:span><text:span text:style-name="OrgSrcDefault0073">chocolate4</text:span><text:span text:style-name="OrgSrcFontLockStringFace">"</text:span></text:p>
      <text:p text:style-name="OrgSrcBlock"><text:s text:c="23"/><text:span text:style-name="OrgSrcFontLockBuiltinFace">:background</text:span> <text:span text:style-name="OrgSrcFontLockStringFace">"</text:span><text:span text:style-name="OrgSrcDefault0074">white</text:span><text:span text:style-name="OrgSrcFontLockStringFace">"</text:span> <text:span text:style-name="OrgSrcFontLockBuiltinFace">:weight</text:span> 'extra-bold</text:p>
      <text:p text:style-name="OrgSrcBlockLastLine"><text:s text:c="23"/><text:span text:style-name="OrgSrcFontLockBuiltinFace">:inherit</text:span> nil)))</text:p>
      <text:h text:style-name="Heading_20_2" text:outline-level="2"><text:bookmark text:name="orgheadline185"/><text:bookmark-start text:name="OrgXref.orgheadline185"/>背景を黒系色にする <text:bookmark-end text:name="OrgXref.orgheadline185"/></text:h>
      <text:p text:style-name="OrgSrcBlock">(custom-set-faces</text:p>
      <text:p text:style-name="OrgSrcBlock"><text:s/>'(default ((t</text:p>
      <text:p text:style-name="OrgSrcBlock"><text:s text:c="13"/>(<text:span text:style-name="OrgSrcFontLockBuiltinFace">:background</text:span> <text:span text:style-name="OrgSrcFontLockStringFace">"</text:span><text:span text:style-name="OrgSrcDefault0075">black</text:span><text:span text:style-name="OrgSrcFontLockStringFace">"</text:span> <text:span text:style-name="OrgSrcFontLockBuiltinFace">:foreground</text:span> <text:span text:style-name="OrgSrcFontLockStringFace">"</text:span><text:span text:style-name="OrgSrcDefault0076">#55FF55</text:span><text:span text:style-name="OrgSrcFontLockStringFace">"</text:span>)</text:p>
      <text:p text:style-name="OrgSrcBlockLastLine"><text:s text:c="13"/>))))</text:p>
      <text:h text:style-name="Heading_20_2" text:outline-level="2"><text:bookmark text:name="orgheadline187"/><text:bookmark-start text:name="OrgXref.orgheadline187"/>[rainbow-mode.el] 配色のリアルタイム確認 <text:bookmark-end text:name="OrgXref.orgheadline187"/></text:h>
      <text:p text:style-name="Text_20_body">M-x rainbow-mode とすると、色指定のコードの背景色を、その指定色にリアルタイム変換してくれる。</text:p>
      <text:p text:style-name="Text_20_body"><text:a xlink:type="simple" xlink:href="http://elpa.gnu.org/packages/rainbow-mode.html" text:style-name="Internet_20_link" text:visited-style-name="Visited_20_Internet_20_Link">http://elpa.gnu.org/packages/rainbow-mode.html</text:a></text:p>
      <text:p text:style-name="OrgSrcBlock">(<text:span text:style-name="OrgSrcFontLockKeywordFace">when</text:span> (eval-after-autoload-if-found</text:p>
      <text:p text:style-name="OrgSrcBlock"><text:s text:c="7"/>'(rainbow-mode) <text:span text:style-name="OrgSrcFontLockStringFace">"rainbow-mode"</text:span> nil t nil</text:p>
      <text:p text:style-name="OrgSrcBlock"><text:s text:c="7"/>'())</text:p>
      <text:p text:style-name="OrgSrcBlock"><text:s text:c="2"/>(add-hook 'emmet-mode-hook 'rainbow-mode)</text:p>
      <text:p text:style-name="OrgSrcBlock"><text:s text:c="2"/>(add-hook 'emacs-lisp-mode-hook 'rainbow-mode)</text:p>
      <text:p text:style-name="OrgSrcBlock"><text:s text:c="2"/>(add-hook 'org-mode-hook 'rainbow-mode)</text:p>
      <text:p text:style-name="OrgSrcBlockLastLine"><text:s text:c="2"/>)</text:p>
      <text:h text:style-name="Heading_20_3" text:outline-level="3"><text:bookmark text:name="orgheadline186"/><text:bookmark-start text:name="OrgXref.orgheadline186"/>色一覧 <text:bookmark-end text:name="OrgXref.orgheadline186"/></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text:soft-pag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2" text:outline-level="2"><text:bookmark text:name="orgheadline188"/><text:bookmark-start text:name="OrgXref.orgheadline188"/>[volatile-highlights] コピペした領域を強調 <text:bookmark-end text:name="OrgXref.orgheadline188"/></text:h>
      <text:p text:style-name="Text_20_body">コピペ領域をその直後のみハイライトします。</text:p>
      <text:p text:style-name="OrgSrcBlock">(<text:span text:style-name="OrgSrcFontLockKeywordFace">when</text:span> (eval-after-autoload-if-found</text:p>
      <text:p text:style-name="OrgSrcBlock"><text:s text:c="7"/>'(volatile-highlights-mode) <text:span text:style-name="OrgSrcFontLockStringFace">"volatile-highlights"</text:span> nil t nil</text:p>
      <text:p text:style-name="OrgSrcBlock"><text:s text:c="7"/>'((set-face-attribute</text:p>
      <text:p text:style-name="OrgSrcBlock"><text:s text:c="10"/>'vhl/default-face nil <text:span text:style-name="OrgSrcFontLockBuiltinFace">:foreground</text:span> <text:span text:style-name="OrgSrcFontLockStringFace">"</text:span><text:span text:style-name="OrgSrcDefault0077">#FF3333</text:span><text:span text:style-name="OrgSrcFontLockStringFace">"</text:span> <text:span text:style-name="OrgSrcFontLockBuiltinFace">:background</text:span> <text:span text:style-name="OrgSrcFontLockStringFace">"</text:span><text:span text:style-name="OrgSrcDefault0078">#FFCDCD</text:span><text:span text:style-name="OrgSrcFontLockStringFace">"</text:span>)</text:p>
      <text:p text:style-name="OrgSrcBlock"><text:s text:c="9"/>(volatile-highlights-mode t)</text:p>
      <text:p text:style-name="OrgSrcBlock"/>
      <text:p text:style-name="OrgSrcBlock"><text:s text:c="9"/><text:span text:style-name="OrgSrcFontLockCommentDelimiterFace">;; </text:span><text:span text:style-name="OrgSrcFontLockCommentFace">ふわっとエフェクトの追加（ペースト時の色 =&gt; カーソル色 =&gt; 本来色）</text:span></text:p>
      <text:p text:style-name="OrgSrcBlock"><text:s text:c="9"/>(<text:span text:style-name="OrgSrcFontLockKeywordFace">defun</text:span> <text:span text:style-name="OrgSrcFontLockFunctionNameFace">my:vhl-change-color</text:span> ()</text:p>
      <text:p text:style-name="OrgSrcBlock"><text:s text:c="11"/>(<text:span text:style-name="OrgSrcFontLockKeywordFace">let</text:span></text:p>
      <text:p text:style-name="OrgSrcBlock"><text:s text:c="15"/>((next 0.2)</text:p>
      <text:p text:style-name="OrgSrcBlock"><text:s text:c="16"/>(reset 0.5)</text:p>
      <text:p text:style-name="OrgSrcBlock"><text:s text:c="16"/>(colors '(<text:span text:style-name="OrgSrcFontLockStringFace">"</text:span><text:span text:style-name="OrgSrcDefault0079">#F8D3D7</text:span><text:span text:style-name="OrgSrcFontLockStringFace">"</text:span> <text:span text:style-name="OrgSrcFontLockStringFace">"</text:span><text:span text:style-name="OrgSrcDefault0080">#F2DAE1</text:span><text:span text:style-name="OrgSrcFontLockStringFace">"</text:span> <text:span text:style-name="OrgSrcFontLockStringFace">"</text:span><text:span text:style-name="OrgSrcDefault0081">#EBE0EB</text:span><text:span text:style-name="OrgSrcFontLockStringFace">"</text:span> <text:span text:style-name="OrgSrcFontLockStringFace">"</text:span><text:span text:style-name="OrgSrcDefault0082">#E5E7F5</text:span><text:span text:style-name="OrgSrcFontLockStringFace">"</text:span> <text:span text:style-name="OrgSrcFontLockStringFace">"</text:span><text:span text:style-name="OrgSrcDefault0068">#DEEDFF</text:span><text:span text:style-name="OrgSrcFontLockStringFace">"</text:span>)))</text:p>
      <text:p text:style-name="OrgSrcBlock"><text:s text:c="13"/>(<text:span text:style-name="OrgSrcFontLockKeywordFace">dolist</text:span> (color colors)</text:p>
      <text:p text:style-name="OrgSrcBlock"><text:s text:c="15"/>(run-at-time next nil</text:p>
      <text:p text:style-name="OrgSrcBlock"><text:s text:c="28"/>'set-face-attribute</text:p>
      <text:p text:style-name="OrgSrcBlock"><text:s text:c="28"/>'vhl/default-face</text:p>
      <text:p text:style-name="OrgSrcBlock"><text:s text:c="28"/>nil <text:span text:style-name="OrgSrcFontLockBuiltinFace">:foreground</text:span> <text:span text:style-name="OrgSrcFontLockStringFace">"</text:span><text:span text:style-name="OrgSrcDefault0077">#FF3333</text:span><text:span text:style-name="OrgSrcFontLockStringFace">"</text:span> <text:span text:style-name="OrgSrcFontLockBuiltinFace">:background</text:span> color)</text:p>
      <text:p text:style-name="OrgSrcBlock"><text:s text:c="15"/>(setq next (+ 0.05 next)))</text:p>
      <text:p text:style-name="OrgSrcBlock"><text:s text:c="13"/>(run-at-time reset nil 'vhl/clear-all))</text:p>
      <text:p text:style-name="OrgSrcBlock"><text:s text:c="11"/>(set-face-attribute 'vhl/default-face</text:p>
      <text:p text:style-name="OrgSrcBlock"><text:s text:c="31"/>nil <text:span text:style-name="OrgSrcFontLockBuiltinFace">:foreground</text:span> <text:span text:style-name="OrgSrcFontLockStringFace">"</text:span><text:span text:style-name="OrgSrcDefault0077">#FF3333</text:span><text:span text:style-name="OrgSrcFontLockStringFace">"</text:span></text:p>
      <text:p text:style-name="OrgSrcBlock"><text:s text:c="31"/><text:span text:style-name="OrgSrcFontLockBuiltinFace">:background</text:span> <text:span text:style-name="OrgSrcFontLockStringFace">"</text:span><text:span text:style-name="OrgSrcDefault0078">#FFCDCD</text:span><text:span text:style-name="OrgSrcFontLockStringFace">"</text:span>))</text:p>
      <text:p text:style-name="OrgSrcBlock"/>
      <text:p text:style-name="OrgSrcBlock"><text:s text:c="9"/>(<text:span text:style-name="OrgSrcFontLockKeywordFace">defun</text:span> <text:span text:style-name="OrgSrcFontLockFunctionNameFace">my:yank</text:span> (<text:span text:style-name="OrgSrcFontLockTypeFace">&amp;optional</text:span> ARG)</text:p>
      <text:p text:style-name="OrgSrcBlock"><text:s text:c="11"/>(interactive)</text:p>
      <text:p text:style-name="OrgSrcBlock"><text:s text:c="11"/>(yank ARG)</text:p>
      <text:p text:style-name="OrgSrcBlock"><text:s text:c="11"/>(my:vhl-change-color))</text:p>
      <text:p text:style-name="OrgSrcBlock"><text:s text:c="9"/>(global-set-key (kbd <text:span text:style-name="OrgSrcFontLockStringFace">"M-v"</text:span>) 'my:yank)</text:p>
      <text:p text:style-name="OrgSrcBlock"><text:s text:c="9"/>(global-set-key (kbd <text:span text:style-name="OrgSrcFontLockStringFace">"C-y"</text:span>) 'my:yank)</text:p>
      <text:p text:style-name="OrgSrcBlock"/>
      <text:p text:style-name="OrgSrcBlock"><text:s text:c="9"/>(<text:span text:style-name="OrgSrcFontLockKeywordFace">with-eval-after-load</text:span> <text:span text:style-name="OrgSrcFontLockStringFace">"org"</text:span></text:p>
      <text:p text:style-name="OrgSrcBlock"><text:s text:c="11"/>(define-key org-mode-map (kbd <text:span text:style-name="OrgSrcFontLockStringFace">"C-y"</text:span>)</text:p>
      <text:p text:style-name="OrgSrcBlock"><text:s text:c="13"/>'(<text:span text:style-name="OrgSrcFontLockKeywordFace">lambda</text:span> () (interactive)</text:p>
      <text:p text:style-name="OrgSrcBlock"><text:s text:c="16"/>(org-yank)</text:p>
      <text:p text:style-name="OrgSrcBlock"><text:s text:c="16"/>(my:vhl-change-color))))))</text:p>
      <text:p text:style-name="OrgSrcBlock"><text:soft-page-break/></text:p>
      <text:p text:style-name="OrgSrcBlock"><text:s text:c="2"/>(add-hook 'org-mode-hook 'volatile-highlights-mode)</text:p>
      <text:p text:style-name="OrgSrcBlock"><text:s text:c="2"/>(add-hook 'emacs-lisp-mode-hook 'volatile-highlights-mode)</text:p>
      <text:p text:style-name="OrgSrcBlockLastLine"><text:s text:c="2"/>(add-hook 'emmet-mode-hook 'rainbow-mode))</text:p>
      <text:h text:style-name="Heading_20_1" text:outline-level="1"><text:bookmark text:name="orgheadline195"/><text:bookmark-start text:name="OrgXref.orgheadline195"/>フレーム／ウィンドウ制御 <text:bookmark-end text:name="OrgXref.orgheadline195"/></text:h>
      <text:h text:style-name="Heading_20_2" text:outline-level="2"><text:bookmark text:name="orgheadline190"/><text:bookmark-start text:name="OrgXref.orgheadline190"/>起動時の設定 <text:bookmark-end text:name="OrgXref.orgheadline190"/></text:h>
      <text:p text:style-name="OrgSrcBlock"><text:span text:style-name="OrgSrcFontLockCommentDelimiterFace">;; </text:span><text:span text:style-name="OrgSrcFontLockCommentFace">To avoid an error setting up the frame width (only for Emacs23)</text:span></text:p>
      <text:p text:style-name="OrgSrcBlock"><text:s text:c="40"/><text:span text:style-name="OrgSrcFontLockCommentDelimiterFace">;</text:span><text:span text:style-name="OrgSrcFontLockCommentFace">(set-frame-width (selected-frame) 81)</text:span></text:p>
      <text:p text:style-name="OrgSrcBlock"><text:s text:c="40"/><text:span text:style-name="OrgSrcFontLockCommentDelimiterFace">;</text:span><text:span text:style-name="OrgSrcFontLockCommentFace">(set-frame-width (selected-frame) 80)</text:span></text:p>
      <text:p text:style-name="OrgSrcBlock"/>
      <text:p text:style-name="OrgSrcBlock"><text:span text:style-name="OrgSrcFontLockCommentDelimiterFace">;; </text:span><text:span text:style-name="OrgSrcFontLockCommentFace">Default window position to show a Emacs frame</text:span></text:p>
      <text:p text:style-name="OrgSrcBlock"><text:span text:style-name="OrgSrcFontLockCommentDelimiterFace">;; </text:span><text:span text:style-name="OrgSrcFontLockCommentFace">Dynabook UX: top=0, left=0, width=80, height=32</text:span></text:p>
      <text:p text:style-name="OrgSrcBlock">(<text:span text:style-name="OrgSrcFontLockKeywordFace">cond</text:span></text:p>
      <text:p text:style-name="OrgSrcBlock"><text:s/>((eq window-system 'ns) <text:span text:style-name="OrgSrcFontLockCommentDelimiterFace">; </text:span><text:span text:style-name="OrgSrcFontLockCommentFace">for Macintosh</text:span></text:p>
      <text:p text:style-name="OrgSrcBlock"><text:s text:c="2"/>(setq initial-frame-alist</text:p>
      <text:p text:style-name="OrgSrcBlock"><text:s text:c="8"/>(append</text:p>
      <text:p text:style-name="OrgSrcBlock"><text:s text:c="9"/>'((top . 22) <text:s/><text:span text:style-name="OrgSrcFontLockCommentDelimiterFace">; </text:span><text:span text:style-name="OrgSrcFontLockCommentFace">Y-pos from (0,0) the height of menu bar is 22pix.</text:span></text:p>
      <text:p text:style-name="OrgSrcBlock"><text:s text:c="11"/>(left . 0) <text:s/><text:span text:style-name="OrgSrcFontLockCommentDelimiterFace">; </text:span><text:span text:style-name="OrgSrcFontLockCommentFace">X-pos from (0,0) ; 420 is the center for MBP</text:span></text:p>
      <text:p text:style-name="OrgSrcBlock"><text:s text:c="11"/><text:span text:style-name="OrgSrcFontLockCommentDelimiterFace">;; </text:span><text:span text:style-name="OrgSrcFontLockCommentFace">26 is the setting for Butler's Docklet</text:span></text:p>
      <text:p text:style-name="OrgSrcBlock"><text:s text:c="11"/><text:span text:style-name="OrgSrcFontLockCommentDelimiterFace">;; </text:span><text:span text:style-name="OrgSrcFontLockCommentFace">837 is the setting for right side for MBP</text:span></text:p>
      <text:p text:style-name="OrgSrcBlock"><text:s text:c="11"/>(width . 80) <text:span text:style-name="OrgSrcFontLockCommentDelimiterFace">; </text:span><text:span text:style-name="OrgSrcFontLockCommentFace">Width <text:s/>: character count</text:span></text:p>
      <text:p text:style-name="OrgSrcBlock"><text:s text:c="11"/><text:span text:style-name="OrgSrcFontLockCommentDelimiterFace">;; <text:s text:c="12"/></text:span><text:span text:style-name="OrgSrcFontLockCommentFace">(height . 24); Height : character count</text:span></text:p>
      <text:p text:style-name="OrgSrcBlock"><text:s text:c="11"/>(alpha . (100 90))</text:p>
      <text:p text:style-name="OrgSrcBlock"><text:s text:c="11"/>(cursor-height . 16)</text:p>
      <text:p text:style-name="OrgSrcBlock"><text:s text:c="11"/>(vertical-scroll-bars . nil)</text:p>
      <text:p text:style-name="OrgSrcBlock"><text:s text:c="11"/>) initial-frame-alist)))</text:p>
      <text:p text:style-name="OrgSrcBlock"/>
      <text:p text:style-name="OrgSrcBlock"><text:s/>((eq window-system 'x) <text:span text:style-name="OrgSrcFontLockCommentDelimiterFace">; </text:span><text:span text:style-name="OrgSrcFontLockCommentFace">for Linux</text:span></text:p>
      <text:p text:style-name="OrgSrcBlock"><text:s text:c="2"/>(setq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38)</text:p>
      <text:p text:style-name="OrgSrcBlock"><text:s text:c="11"/>) initial-frame-alist)))</text:p>
      <text:p text:style-name="OrgSrcBlock"/>
      <text:p text:style-name="OrgSrcBlock"><text:s/>(t <text:s text:c="20"/><text:span text:style-name="OrgSrcFontLockCommentDelimiterFace">; </text:span><text:span text:style-name="OrgSrcFontLockCommentFace">for Windows</text:span></text:p>
      <text:p text:style-name="OrgSrcBlock"><text:s text:c="2"/>(setq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26)</text:p>
      <text:p text:style-name="OrgSrcBlock"><text:s text:c="11"/>) initial-frame-alist))))</text:p>
      <text:p text:style-name="OrgSrcBlock"/>
      <text:p text:style-name="OrgSrcBlock"><text:s text:c="2"/><text:span text:style-name="OrgSrcFontLockCommentDelimiterFace">;; </text:span><text:span text:style-name="OrgSrcFontLockCommentFace">Apply the initial setting to default</text:span></text:p>
      <text:p text:style-name="OrgSrcBlockLastLine"><text:s text:c="2"/>(setq default-frame-alist initial-frame-alist)</text:p>
      <text:h text:style-name="Heading_20_2" text:outline-level="2"><text:bookmark text:name="orgheadline191"/><text:bookmark-start text:name="OrgXref.orgheadline191"/>[elscreen.el] Emacs バッファをタブ化 <text:bookmark-end text:name="OrgXref.orgheadline191"/></text:h>
      <text:p text:style-name="OrgSrcBlock"><text:span text:style-name="OrgSrcFontLockCommentDelimiterFace">;;; </text:span><text:span text:style-name="OrgSrcFontLockCommentFace">ElScreen (require apel) ;;;;;;;;;;;;;;;;;;;;;;;;;;;;;;;;;;;;;;;;;;;;;;;;;;;</text:span></text:p>
      <text:p text:style-name="OrgSrcBlock"><text:span text:style-name="OrgSrcFontLockCommentDelimiterFace">;;; </text:span><text:span text:style-name="OrgSrcFontLockCommentFace">Note: change a string in the elscreen.el from "mac" to "ns"</text:span></text:p>
      <text:p text:style-name="OrgSrcBlock"><text:span text:style-name="OrgSrcFontLockCommentDelimiterFace">;; </text:span><text:span text:style-name="OrgSrcFontLockCommentFace">2011-10-26: e2wm's perspective (two) mode is more useful for me.</text:span></text:p>
      <text:p text:style-name="OrgSrcBlockLastLine"><text:soft-page-break/>(load <text:span text:style-name="OrgSrcFontLockStringFace">"elscreen"</text:span> <text:span text:style-name="OrgSrcFontLockStringFace">"ElScreen"</text:span> t)</text:p>
      <text:h text:style-name="Heading_20_2" text:outline-level="2"><text:bookmark text:name="orgheadline192"/><text:bookmark-start text:name="OrgXref.orgheadline192"/>[e2wm.el] 二画面表示 <text:bookmark-end text:name="OrgXref.orgheadline192"/></text:h>
      <text:list xml:id="list110940301733040" text:style-name="OrgNumberedList">
        <text:list-item>
          <text:p text:style-name="P3"><text:a xlink:type="simple" xlink:href="http://github.com/kiwanami/emacs-window-manager/raw/master/e2wm.el" text:style-name="Internet_20_link" text:visited-style-name="Visited_20_Internet_20_Link">http://github.com/kiwanami/emacs-window-manager/raw/master/e2wm.el</text:a></text:p>
        </text:list-item>
        <text:list-item>
          <text:p text:style-name="P3"><text:a xlink:type="simple" xlink:href="http://github.com/kiwanami/emacs-window-layout/raw/master/window-layout.el" text:style-name="Internet_20_link" text:visited-style-name="Visited_20_Internet_20_Link">http://github.com/kiwanami/emacs-window-layout/raw/master/window-layout.el</text:a></text:p>
        </text:list-item>
      </text:list>
      <text:p text:style-name="OrgSrcBlock">(eval-after-autoload-if-found </text:p>
      <text:p text:style-name="OrgSrcBlock"><text:s/>'e2wm:dp-two <text:span text:style-name="OrgSrcFontLockStringFace">"e2wm"</text:span> nil t nil</text:p>
      <text:p text:style-name="OrgSrcBlock"><text:s/>'((setq e2wm:c-two-recipe</text:p>
      <text:p text:style-name="OrgSrcBlock"><text:s text:c="9"/>'(- (<text:span text:style-name="OrgSrcFontLockBuiltinFace">:lower-size</text:span> 10)</text:p>
      <text:p text:style-name="OrgSrcBlock"><text:s text:c="13"/>(| left right)</text:p>
      <text:p text:style-name="OrgSrcBlock"><text:s text:c="13"/>sub))</text:p>
      <text:p text:style-name="OrgSrcBlock"><text:s text:c="3"/>(setq e2wm:c-two-winfo</text:p>
      <text:p text:style-name="OrgSrcBlock"><text:s text:c="9"/>'((<text:span text:style-name="OrgSrcFontLockBuiltinFace">:name</text:span> left )</text:p>
      <text:p text:style-name="OrgSrcBlock"><text:s text:c="11"/>(<text:span text:style-name="OrgSrcFontLockBuiltinFace">:name</text:span> right )</text:p>
      <text:p text:style-name="OrgSrcBlock"><text:s text:c="11"/>(<text:span text:style-name="OrgSrcFontLockBuiltinFace">:name</text:span> sub <text:span text:style-name="OrgSrcFontLockBuiltinFace">:default-hide</text:span> t)))</text:p>
      <text:p text:style-name="OrgSrcBlock"/>
      <text:p text:style-name="OrgSrcBlock"><text:s text:c="3"/><text:span text:style-name="OrgSrcFontLockCommentDelimiterFace">;; </text:span><text:span text:style-name="OrgSrcFontLockCommentFace">高さを画面の最大に矯正</text:span></text:p>
      <text:p text:style-name="OrgSrcBlock"><text:s text:c="3"/>(<text:span text:style-name="OrgSrcFontLockKeywordFace">when</text:span> (<text:span text:style-name="OrgSrcFontLockKeywordFace">require</text:span> '<text:span text:style-name="OrgSrcFontLockConstantFace">frame-ctr</text:span> nil t)</text:p>
      <text:p text:style-name="OrgSrcBlock"><text:s text:c="5"/>(setq frame-height-tall (max-frame-height))</text:p>
      <text:p text:style-name="OrgSrcBlock"><text:s text:c="5"/>(setq frame-height-small frame-height-tall))</text:p>
      <text:p text:style-name="OrgSrcBlock"/>
      <text:p text:style-name="OrgSrcBlock"><text:s text:c="3"/><text:span text:style-name="OrgSrcFontLockCommentDelimiterFace">;; </text:span><text:span text:style-name="OrgSrcFontLockCommentFace">left, prev</text:span></text:p>
      <text:p text:style-name="OrgSrcBlock"><text:s text:c="3"/>(setq e2wm:c-two-right-default 'left)</text:p>
      <text:p text:style-name="OrgSrcBlock"/>
      <text:p text:style-name="OrgSrcBlock"><text:s text:c="3"/><text:span text:style-name="OrgSrcFontLockCommentDelimiterFace">;; </text:span><text:span text:style-name="OrgSrcFontLockCommentFace">To avoid rebooting issue when using desktop.el and recentf.el</text:span></text:p>
      <text:p text:style-name="OrgSrcBlockLastLine"><text:s text:c="3"/>(add-hook 'kill-emacs-hook 'e2wm:stop-management)))</text:p>
      <text:h text:style-name="Heading_20_2" text:outline-level="2"><text:bookmark text:name="orgheadline193"/><text:bookmark-start text:name="OrgXref.orgheadline193"/>[frame-ctr.el] キーボードでフレームの場所を移す <text:bookmark-end text:name="OrgXref.orgheadline193"/></text:h>
      <text:p text:style-name="Text_20_body">拙作の <text:a xlink:type="simple" xlink:href="https://github.com/takaxp/frame-ctr" text:style-name="Internet_20_link" text:visited-style-name="Visited_20_Internet_20_Link">frame-ctr.el</text:a>を使います。e2wm.el と frame-cmds.el に依存しています。</text:p>
      <text:p text:style-name="Text_20_body">frame-ctr.el は、frame-cmds, frame-fns と e2wm.el を利用したアドホックなフレーム管理ツールです。</text:p>
      <text:list xml:id="list110940269870409" text:style-name="OrgNumberedList">
        <text:list-item>
          <text:p text:style-name="P3"><text:a xlink:type="simple" xlink:href="http://www.emacswiki.org/emacs/download/frame-cmds.el" text:style-name="Internet_20_link" text:visited-style-name="Visited_20_Internet_20_Link">http://www.emacswiki.org/emacs/download/frame-cmds.el</text:a></text:p>
        </text:list-item>
        <text:list-item>
          <text:p text:style-name="P3"><text:a xlink:type="simple" xlink:href="http://www.emacswiki.org/emacs/download/frame-fns.el" text:style-name="Internet_20_link" text:visited-style-name="Visited_20_Internet_20_Link">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when</text:span> (eval-after-autoload-if-found</text:p>
      <text:p text:style-name="OrgSrcBlock"><text:s text:c="7"/>'(move-frame-with-user-specify</text:p>
      <text:p text:style-name="OrgSrcBlock"><text:s text:c="9"/>move-frame-to-center move-frame-to-edge-top move-frame-right</text:p>
      <text:p text:style-name="OrgSrcBlock"><text:s text:c="9"/>move-frame-left move-frame-to-edge-bottom frame-ctr-open-height-ring</text:p>
      <text:p text:style-name="OrgSrcBlock"><text:s text:c="9"/>fit-frame-to-fullscreen set-font-size-input max-frame-height</text:p>
      <text:p text:style-name="OrgSrcBlock"><text:s text:c="9"/>reset-font-size increase-font-size decrease-font-size set-font-size)</text:p>
      <text:p text:style-name="OrgSrcBlock"><text:s text:c="7"/><text:span text:style-name="OrgSrcFontLockStringFace">"frame-ctr"</text:span> nil t nil </text:p>
      <text:p text:style-name="OrgSrcBlock"><text:s text:c="7"/>'((make-frame-height-ring)</text:p>
      <text:p text:style-name="OrgSrcBlock"><text:s text:c="9"/>(<text:span text:style-name="OrgSrcFontLockKeywordFace">cond</text:span></text:p>
      <text:p text:style-name="OrgSrcBlock"><text:s text:c="10"/>((eq (display-pixel-width) 1920) (setq fullscreen-fontsize 38))</text:p>
      <text:p text:style-name="OrgSrcBlock"><text:s text:c="10"/>((eq (display-pixel-width) 1440) (setq fullscreen-fontsize 28))</text:p>
      <text:p text:style-name="OrgSrcBlock"><text:soft-page-break/><text:s text:c="10"/>((eq (display-pixel-width) 1366) (setq fullscreen-fontsize 19))</text:p>
      <text:p text:style-name="OrgSrcBlock"><text:s text:c="10"/>((eq (display-pixel-width) 800) (setq fullscreen-fontsize 14))</text:p>
      <text:p text:style-name="OrgSrcBlock"><text:s text:c="10"/>(t (setq fullscreen-fontsize 12)))</text:p>
      <text:p text:style-name="OrgSrcBlock"/>
      <text:p text:style-name="OrgSrcBlock"><text:s text:c="9"/><text:span text:style-name="OrgSrcFontLockCommentDelimiterFace">;; </text:span><text:span text:style-name="OrgSrcFontLockCommentFace">リングの状態を最新に更新（max-frame-height が変わるため）</text:span></text:p>
      <text:p text:style-name="OrgSrcBlock"><text:s text:c="9"/>(add-hook 'frame-ctr-after-fullscreen-hook</text:p>
      <text:p text:style-name="OrgSrcBlock"><text:s text:c="19"/>'make-frame-height-ring)))</text:p>
      <text:p text:style-name="OrgSrcBlock"/>
      <text:p text:style-name="OrgSrcBlock"><text:s text:c="2"/><text:span text:style-name="OrgSrcFontLockCommentDelimiterFace">;; </text:span><text:span text:style-name="OrgSrcFontLockCommentFace">Move the frame to somewhere (default: 0,0)</text:span></text:p>
      <text:p text:style-name="OrgSrcBlock"><text:s text:c="2"/>(global-set-key (kbd <text:span text:style-name="OrgSrcFontLockStringFace">"M-0"</text:span>) 'move-frame-with-user-specify)</text:p>
      <text:p text:style-name="OrgSrcBlock"><text:s text:c="2"/><text:span text:style-name="OrgSrcFontLockCommentDelimiterFace">;; </text:span><text:span text:style-name="OrgSrcFontLockCommentFace">Move the frame to left side of the current position (require 'frame-cmds)</text:span></text:p>
      <text:p text:style-name="OrgSrcBlock"><text:s text:c="2"/>(global-set-key (kbd <text:span text:style-name="OrgSrcFontLockStringFace">"M-1"</text:span>) '(<text:span text:style-name="OrgSrcFontLockKeywordFace">lambda</text:span> () (interactive) (move-frame-left 40)))</text:p>
      <text:p text:style-name="OrgSrcBlock"><text:s text:c="2"/><text:span text:style-name="OrgSrcFontLockCommentDelimiterFace">;; </text:span><text:span text:style-name="OrgSrcFontLockCommentFace">Move the frame to the center of the window display (require 'frame-ctr)</text:span></text:p>
      <text:p text:style-name="OrgSrcBlock"><text:s text:c="2"/>(global-set-key (kbd <text:span text:style-name="OrgSrcFontLockStringFace">"M-2"</text:span>) 'move-frame-to-center)</text:p>
      <text:p text:style-name="OrgSrcBlock"><text:s text:c="2"/><text:span text:style-name="OrgSrcFontLockCommentDelimiterFace">;; </text:span><text:span text:style-name="OrgSrcFontLockCommentFace">Move the frame to right side of the current position(require 'frame-cmds)</text:span></text:p>
      <text:p text:style-name="OrgSrcBlock"><text:s text:c="2"/>(global-set-key (kbd <text:span text:style-name="OrgSrcFontLockStringFace">"M-3"</text:span>) '(<text:span text:style-name="OrgSrcFontLockKeywordFace">lambda</text:span> () (interactive)(move-frame-right 40)))</text:p>
      <text:p text:style-name="OrgSrcBlock"><text:s text:c="2"/><text:span text:style-name="OrgSrcFontLockCommentDelimiterFace">;; </text:span><text:span text:style-name="OrgSrcFontLockCommentFace">Move the current frame to the top of the window display</text:span></text:p>
      <text:p text:style-name="OrgSrcBlock"><text:s text:c="2"/>(global-set-key (kbd <text:span text:style-name="OrgSrcFontLockStringFace">"&lt;f1&gt;"</text:span>) 'move-frame-to-edge-top)</text:p>
      <text:p text:style-name="OrgSrcBlock"><text:s text:c="2"/><text:span text:style-name="OrgSrcFontLockCommentDelimiterFace">;; </text:span><text:span text:style-name="OrgSrcFontLockCommentFace">Move the current frame to the bottom of the window display</text:span></text:p>
      <text:p text:style-name="OrgSrcBlock"><text:s text:c="2"/>(global-set-key (kbd <text:span text:style-name="OrgSrcFontLockStringFace">"S-&lt;f1&gt;"</text:span>) 'move-frame-to-edge-bottom)</text:p>
      <text:p text:style-name="OrgSrcBlock"><text:s text:c="2"/><text:span text:style-name="OrgSrcFontLockCommentDelimiterFace">;; </text:span><text:span text:style-name="OrgSrcFontLockCommentFace">Cycle heights</text:span></text:p>
      <text:p text:style-name="OrgSrcBlock"><text:s text:c="2"/>(global-set-key (kbd <text:span text:style-name="OrgSrcFontLockStringFace">"&lt;f2&gt;"</text:span>) 'frame-ctr-open-height-ring)</text:p>
      <text:p text:style-name="OrgSrcBlock"/>
      <text:p text:style-name="OrgSrcBlock"><text:s text:c="2"/>(global-set-key (kbd <text:span text:style-name="OrgSrcFontLockStringFace">"C-x C-9"</text:span>) 'fit-frame-to-fullscreen)</text:p>
      <text:p text:style-name="OrgSrcBlock"><text:s text:c="2"/>(global-set-key (kbd <text:span text:style-name="OrgSrcFontLockStringFace">"C-x C-0"</text:span>) 'reset-font-size)</text:p>
      <text:p text:style-name="OrgSrcBlock"><text:s text:c="2"/>(global-set-key (kbd <text:span text:style-name="OrgSrcFontLockStringFace">"C-="</text:span>) 'increase-font-size)</text:p>
      <text:p text:style-name="OrgSrcBlock"><text:s text:c="2"/>(global-set-key (kbd <text:span text:style-name="OrgSrcFontLockStringFace">"C--"</text:span>) 'decrease-font-size))</text:p>
      <text:p text:style-name="OrgSrcBlock"/>
      <text:p text:style-name="OrgSrcBlock">(<text:span text:style-name="OrgSrcFontLockKeywordFace">when</text:span> (eval-after-autoload-if-found</text:p>
      <text:p text:style-name="OrgSrcBlock"><text:s text:c="7"/>'(change-frame-width-single</text:p>
      <text:p text:style-name="OrgSrcBlock"><text:s text:c="9"/>change-frame-width-double change-frame-double-window</text:p>
      <text:p text:style-name="OrgSrcBlock"><text:s text:c="9"/>change-frame-single-window) <text:span text:style-name="OrgSrcFontLockStringFace">"frame-ctr-e2wm"</text:span> nil t nil</text:p>
      <text:p text:style-name="OrgSrcBlock"><text:s text:c="9"/>'())</text:p>
      <text:p text:style-name="OrgSrcBlock"/>
      <text:p text:style-name="OrgSrcBlock"><text:s text:c="2"/><text:span text:style-name="OrgSrcFontLockCommentDelimiterFace">;; </text:span><text:span text:style-name="OrgSrcFontLockCommentFace">Set the frame width single size</text:span></text:p>
      <text:p text:style-name="OrgSrcBlock"><text:s text:c="2"/><text:span text:style-name="OrgSrcFontLockCommentDelimiterFace">;; <text:s/></text:span><text:span text:style-name="OrgSrcFontLockCommentFace">C-u C-x - =&gt; e2wm OFF, single size width and double height, move center</text:span></text:p>
      <text:p text:style-name="OrgSrcBlock"><text:s text:c="2"/>(global-set-key (kbd <text:span text:style-name="OrgSrcFontLockStringFace">"C-x -"</text:span>) 'change-frame-single-window)</text:p>
      <text:p text:style-name="OrgSrcBlock"><text:s text:c="2"/><text:span text:style-name="OrgSrcFontLockCommentDelimiterFace">;; </text:span><text:span text:style-name="OrgSrcFontLockCommentFace">Set the frame width double size</text:span></text:p>
      <text:p text:style-name="OrgSrcBlock"><text:s text:c="2"/><text:span text:style-name="OrgSrcFontLockCommentDelimiterFace">;; <text:s/></text:span><text:span text:style-name="OrgSrcFontLockCommentFace">C-u C-x = =&gt; e2wm ON, double size width and height, move to the center</text:span></text:p>
      <text:p text:style-name="OrgSrcBlock"><text:s text:c="2"/>(global-set-key (kbd <text:span text:style-name="OrgSrcFontLockStringFace">"C-x ="</text:span>) 'change-frame-double-window)</text:p>
      <text:p text:style-name="OrgSrcBlock"><text:s text:c="2"/>(global-set-key (kbd <text:span text:style-name="OrgSrcFontLockStringFace">"C-c f s"</text:span>) 'change-frame-width-single)</text:p>
      <text:p text:style-name="OrgSrcBlockLastLine"><text:s text:c="2"/>(global-set-key (kbd <text:span text:style-name="OrgSrcFontLockStringFace">"C-c f d"</text:span>) 'change-frame-width-double))</text:p>
      <text:h text:style-name="Heading_20_2" text:outline-level="2"><text:bookmark text:name="orgheadline194"/><text:bookmark-start text:name="OrgXref.orgheadline194"/>[popwin.el] ポップアップウィンドウの制御 <text:bookmark-end text:name="OrgXref.orgheadline194"/></text:h>
      <text:p text:style-name="Text_20_body"><text:a xlink:type="simple" xlink:href="https://github.com/m2ym/popwin-el/" text:style-name="Internet_20_link" text:visited-style-name="Visited_20_Internet_20_Link">https://github.com/m2ym/popwin-el/</text:a></text:p>
      <text:p text:style-name="Text_20_body">popwin:display-buffer を autoload してもうまくいかない。</text:p>
      <text:p text:style-name="OrgSrcBlock">(<text:span text:style-name="OrgSrcFontLockKeywordFace">when</text:span> (eval-after-autoload-if-found</text:p>
      <text:p text:style-name="OrgSrcBlock"><text:s text:c="7"/>'(popwin-mode) <text:span text:style-name="OrgSrcFontLockStringFace">"popwin"</text:span> nil t nil</text:p>
      <text:p text:style-name="OrgSrcBlock"><text:s text:c="7"/>'(<text:span text:style-name="OrgSrcFontLockCommentDelimiterFace">;; </text:span><text:span text:style-name="OrgSrcFontLockCommentFace">for emacs 24.1</text:span></text:p>
      <text:p text:style-name="OrgSrcBlock"><text:s text:c="9"/><text:span text:style-name="OrgSrcFontLockCommentDelimiterFace">;; </text:span><text:span text:style-name="OrgSrcFontLockCommentFace">(setq special-display-function 'popwin:special-display-popup-window)</text:span></text:p>
      <text:p text:style-name="OrgSrcBlock"><text:s text:c="9"/><text:span text:style-name="OrgSrcFontLockCommentDelimiterFace">;; </text:span><text:span text:style-name="OrgSrcFontLockCommentFace">(setq display-buffer-function 'popwin:display-buffer)</text:span></text:p>
      <text:p text:style-name="OrgSrcBlock"><text:s text:c="9"/><text:span text:style-name="OrgSrcFontLockCommentDelimiterFace">;; </text:span><text:span text:style-name="OrgSrcFontLockCommentFace">for emacs 24.3</text:span></text:p>
      <text:p text:style-name="OrgSrcBlock"><text:s text:c="9"/><text:span text:style-name="OrgSrcFontLockCommentDelimiterFace">;; </text:span><text:span text:style-name="OrgSrcFontLockCommentFace">(setq special-display-alist 'popwin:special-display-popup-window)</text:span></text:p>
      <text:p text:style-name="OrgSrcBlock"><text:s text:c="9"/><text:span text:style-name="OrgSrcFontLockCommentDelimiterFace">;; </text:span><text:span text:style-name="OrgSrcFontLockCommentFace">(setq display-buffer-alist 'popwin:display-buffer)</text:span></text:p>
      <text:p text:style-name="OrgSrcBlock"><text:s text:c="9"/><text:span text:style-name="OrgSrcFontLockCommentDelimiterFace">;; </text:span><text:span text:style-name="OrgSrcFontLockCommentFace">(push '("*sdic*" :position top) popwin:special-display-config)</text:span></text:p>
      <text:p text:style-name="OrgSrcBlock"/>
      <text:p text:style-name="OrgSrcBlock"><text:soft-page-break/><text:s text:c="9"/>(setq popwin:special-display-config</text:p>
      <text:p text:style-name="OrgSrcBlock"><text:s text:c="15"/>(append</text:p>
      <text:p text:style-name="OrgSrcBlock"><text:s text:c="16"/>'((<text:span text:style-name="OrgSrcFontLockStringFace">"CAPTURE-next.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CAPTURE-org-ical.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Help*"</text:span> <text:s text:c="9"/><text:span text:style-name="OrgSrcFontLockBuiltinFace">:height</text:span> 20 <text:span text:style-name="OrgSrcFontLockBuiltinFace">:position</text:span> bottom)</text:p>
      <text:p text:style-name="OrgSrcBlock"><text:s text:c="18"/>(<text:span text:style-name="OrgSrcFontLockStringFace">"dict-app-result"</text:span> <text:span text:style-name="OrgSrcFontLockBuiltinFace">:height</text:span> 20 <text:span text:style-name="OrgSrcFontLockBuiltinFace">:position</text:span> bottom)</text:p>
      <text:p text:style-name="OrgSrcBlock"><text:s text:c="18"/>(<text:span text:style-name="OrgSrcFontLockStringFace">"*osx-dictionary*"</text:span> <text:span text:style-name="OrgSrcFontLockBuiltinFace">:height</text:span> 20 <text:span text:style-name="OrgSrcFontLockBuiltinFace">:position</text:span> bottom)</text:p>
      <text:p text:style-name="OrgSrcBlock"><text:s text:c="18"/>(<text:span text:style-name="OrgSrcFontLockStringFace">"*wclock*"</text:span> <text:s text:c="7"/><text:span text:style-name="OrgSrcFontLockBuiltinFace">:height</text:span> 10 <text:span text:style-name="OrgSrcFontLockBuiltinFace">:position</text:span> bottom)</text:p>
      <text:p text:style-name="OrgSrcBlock"><text:s text:c="18"/>(<text:span text:style-name="OrgSrcFontLockStringFace">"*Org Agenda*"</text:span> <text:s text:c="3"/><text:span text:style-name="OrgSrcFontLockBuiltinFace">:height</text:span> 10 <text:span text:style-name="OrgSrcFontLockBuiltinFace">:position</text:span> bottom)</text:p>
      <text:p text:style-name="OrgSrcBlock"><text:s text:c="18"/>(<text:span text:style-name="OrgSrcFontLockStringFace">"*Org Select*"</text:span> <text:s/><text:span text:style-name="OrgSrcFontLockBuiltinFace">:height</text:span> 10 <text:span text:style-name="OrgSrcFontLockBuiltinFace">:position</text:span> bottom)</text:p>
      <text:p text:style-name="OrgSrcBlock"><text:s text:c="18"/>(<text:span text:style-name="OrgSrcFontLockStringFace">"*Occur*"</text:span> <text:s text:c="6"/><text:span text:style-name="OrgSrcFontLockBuiltinFace">:height</text:span> 10 <text:span text:style-name="OrgSrcFontLockBuiltinFace">:position</text:span> bottom)</text:p>
      <text:p text:style-name="OrgSrcBlock"><text:span text:style-name="OrgSrcFontLockCommentDelimiterFace">;;; <text:s text:c="11"/></text:span><text:span text:style-name="OrgSrcFontLockCommentFace">(undo-tree-visualizer-buffer-name :height 10 :position top)</text:span></text:p>
      <text:p text:style-name="OrgSrcBlock"><text:span text:style-name="OrgSrcFontLockCommentDelimiterFace">;;; <text:s text:c="11"/></text:span><text:span text:style-name="OrgSrcFontLockCommentFace">(undo-tree-diff-buffer-name :height 20 :position bottom)</text:span></text:p>
      <text:p text:style-name="OrgSrcBlock"><text:s text:c="18"/>(<text:span text:style-name="OrgSrcFontLockStringFace">"*eshell*"</text:span> <text:s text:c="5"/><text:span text:style-name="OrgSrcFontLockBuiltinFace">:height</text:span> 10 <text:span text:style-name="OrgSrcFontLockBuiltinFace">:position</text:span> bottom))</text:p>
      <text:p text:style-name="OrgSrcBlock"><text:s text:c="16"/>popwin:special-display-config))))</text:p>
      <text:p text:style-name="OrgSrcBlockLastLine"><text:s text:c="2"/>(popwin-mode 1))</text:p>
      <text:h text:style-name="Heading_20_1" text:outline-level="1"><text:bookmark text:name="orgheadline198"/><text:bookmark-start text:name="OrgXref.orgheadline198"/>ユーティリティ関数 <text:bookmark-end text:name="OrgXref.orgheadline198"/></text:h>
      <text:h text:style-name="Heading_20_2" text:outline-level="2"><text:bookmark text:name="orgheadline196"/><text:bookmark-start text:name="OrgXref.orgheadline196"/>[pomodoro.el] ポモドーロの実践 <text:bookmark-end text:name="OrgXref.orgheadline196"/></text:h>
      <text:p text:style-name="Text_20_body"><text:a xlink:type="simple" xlink:href="https://twitter.com/syohex" text:style-name="Internet_20_link" text:visited-style-name="Visited_20_Internet_20_Link">@syohex</text:a> さん謹製の <text:a xlink:type="simple" xlink:href="https://github.com/syohex/emacs-utils/blob/master/pomodoro.el" text:style-name="Internet_20_link" text:visited-style-name="Visited_20_Internet_20_Link">pomodoro.el</text:a> に少しカスタマイズしたおれおれ <text:a xlink:type="simple" xlink:href="https://github.com/takaxp/emacs-utils/blob/master/pomodoro.el" text:style-name="Internet_20_link" text:visited-style-name="Visited_20_Internet_20_Link">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 text:style-name="Internet_20_link" text:visited-style-name="Visited_20_Internet_20_Link">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 text:style-name="Internet_20_link" text:visited-style-name="Visited_20_Internet_20_Link">pomodoro</text:a> は機械的に仕事をしたい人にピッタリです。人によっては <text:a xlink:type="simple" xlink:href="http://ja.wikipedia.org/wiki/Getting_Things_Done" text:style-name="Internet_20_link" text:visited-style-name="Visited_20_Internet_20_Link">GTD</text:a> よりも取っ付きやすいと思います。</text:p>
      <text:p text:style-name="OrgSrcBlock">(eval-after-autoload-if-found</text:p>
      <text:p text:style-name="OrgSrcBlock"><text:s/>'(pomodoro:start) <text:span text:style-name="OrgSrcFontLockStringFace">"pomodoro"</text:span> nil t nil</text:p>
      <text:p text:style-name="OrgSrcBlock"><text:s/>'(<text:span text:style-name="OrgSrcFontLockCommentDelimiterFace">;; </text:span><text:span text:style-name="OrgSrcFontLockCommentFace">作業時間終了後に開くファイルを指定しない</text:span></text:p>
      <text:p text:style-name="OrgSrcBlock"><text:s text:c="3"/>(setq pomodoro:file nil)</text:p>
      <text:p text:style-name="OrgSrcBlock"/>
      <text:p text:style-name="OrgSrcBlock"><text:s text:c="3"/><text:span text:style-name="OrgSrcFontLockCommentDelimiterFace">;; </text:span><text:span text:style-name="OrgSrcFontLockCommentFace">●だけで表現する（残り時間表示なし）</text:span></text:p>
      <text:p text:style-name="OrgSrcBlock"><text:s text:c="3"/>(setq pomodoro:mode-line-time-display nil)</text:p>
      <text:p text:style-name="OrgSrcBlock"/>
      <text:p text:style-name="OrgSrcBlock"><text:s text:c="3"/><text:span text:style-name="OrgSrcFontLockCommentDelimiterFace">;; </text:span><text:span text:style-name="OrgSrcFontLockCommentFace">●の置き換え</text:span></text:p>
      <text:p text:style-name="OrgSrcBlock"><text:s text:c="3"/>(setq pomodoro:mode-line-work-sign <text:span text:style-name="OrgSrcFontLockStringFace">"●"</text:span>)</text:p>
      <text:p text:style-name="OrgSrcBlock"><text:s text:c="3"/>(setq pomodoro:mode-line-rest-sign pomodoro:mode-line-work-sign)</text:p>
      <text:p text:style-name="OrgSrcBlock"><text:s text:c="3"/>(setq pomodoro:mode-line-long-rest-sign pomodoro:mode-line-work-sign)</text:p>
      <text:p text:style-name="OrgSrcBlock"/>
      <text:p text:style-name="OrgSrcBlock"><text:s text:c="3"/><text:span text:style-name="OrgSrcFontLockCommentDelimiterFace">;; </text:span><text:span text:style-name="OrgSrcFontLockCommentFace">長い休憩に入るまでにポモドーロする回数</text:span></text:p>
      <text:p text:style-name="OrgSrcBlock"><text:s text:c="3"/>(setq pomodoro:iteration-for-long-rest 2)</text:p>
      <text:p text:style-name="OrgSrcBlock"/>
      <text:p text:style-name="OrgSrcBlock"><text:s text:c="3"/><text:span text:style-name="OrgSrcFontLockCommentDelimiterFace">;; </text:span><text:span text:style-name="OrgSrcFontLockCommentFace">作業時間関連</text:span></text:p>
      <text:p text:style-name="OrgSrcBlock"><text:s text:c="3"/>(setq pomodoro:work-time 120 <text:s text:c="4"/><text:span text:style-name="OrgSrcFontLockCommentDelimiterFace">; </text:span><text:span text:style-name="OrgSrcFontLockCommentFace">作業時間</text:span></text:p>
      <text:p text:style-name="OrgSrcBlock"><text:s text:c="9"/>pomodoro:rest-time 20 <text:s text:c="5"/><text:span text:style-name="OrgSrcFontLockCommentDelimiterFace">; </text:span><text:span text:style-name="OrgSrcFontLockCommentFace">休憩時間</text:span></text:p>
      <text:p text:style-name="OrgSrcBlock"><text:s text:c="9"/>pomodoro:long-rest-time 60 <text:span text:style-name="OrgSrcFontLockCommentDelimiterFace">; </text:span><text:span text:style-name="OrgSrcFontLockCommentFace">長い休憩時間</text:span></text:p>
      <text:p text:style-name="OrgSrcBlock"><text:s text:c="9"/>pomodoro:max-iteration 16) <text:span text:style-name="OrgSrcFontLockCommentDelimiterFace">; </text:span><text:span text:style-name="OrgSrcFontLockCommentFace">ポモドーロする回数</text:span></text:p>
      <text:p text:style-name="OrgSrcBlock"/>
      <text:p text:style-name="OrgSrcBlock"><text:soft-page-break/><text:s text:c="3"/><text:span text:style-name="OrgSrcFontLockCommentDelimiterFace">;; </text:span><text:span text:style-name="OrgSrcFontLockCommentFace">タイマーの表示をノーマルフェイスにする</text:span></text:p>
      <text:p text:style-name="OrgSrcBlock"><text:s text:c="3"/>(set-face-bold-p 'pomodoro:timer-face nil)</text:p>
      <text:p text:style-name="OrgSrcBlock"/>
      <text:p text:style-name="OrgSrcBlock"><text:s text:c="3"/><text:span text:style-name="OrgSrcFontLockCommentDelimiterFace">;; </text:span><text:span text:style-name="OrgSrcFontLockCommentFace">作業中（赤）、休憩中（青）、長い休憩中（緑）にする</text:span></text:p>
      <text:p text:style-name="OrgSrcBlock"><text:s text:c="3"/>(set-face-foreground 'pomodoro:work-face <text:span text:style-name="OrgSrcFontLockStringFace">"</text:span><text:span text:style-name="OrgSrcDefault0083">#F53838</text:span><text:span text:style-name="OrgSrcFontLockStringFace">"</text:span>)</text:p>
      <text:p text:style-name="OrgSrcBlock"><text:s text:c="3"/>(set-face-foreground 'pomodoro:rest-face <text:span text:style-name="OrgSrcFontLockStringFace">"</text:span><text:span text:style-name="OrgSrcDefault0084">#3869FA</text:span><text:span text:style-name="OrgSrcFontLockStringFace">"</text:span>)</text:p>
      <text:p text:style-name="OrgSrcBlock"><text:s text:c="3"/>(set-face-foreground 'pomodoro:long-rest-face <text:span text:style-name="OrgSrcFontLockStringFace">"</text:span><text:span text:style-name="OrgSrcDefault0085">#00B800</text:span><text:span text:style-name="OrgSrcFontLockStringFace">"</text:span>)</text:p>
      <text:p text:style-name="OrgSrcBlock"/>
      <text:p text:style-name="OrgSrcBlock"><text:s text:c="3"/>(<text:span text:style-name="OrgSrcFontLockKeywordFace">defvar</text:span> <text:span text:style-name="OrgSrcFontLockVariableNameFace">my:pomodoro-speak</text:span> nil)</text:p>
      <text:p text:style-name="OrgSrcBlock"><text:s text:c="3"/>(<text:span text:style-name="OrgSrcFontLockKeywordFace">defun</text:span> <text:span text:style-name="OrgSrcFontLockFunctionNameFace">my:pomodoro-speak-toggle</text:span> ()</text:p>
      <text:p text:style-name="OrgSrcBlock"><text:s text:c="5"/>(interactive)</text:p>
      <text:p text:style-name="OrgSrcBlock"><text:s text:c="5"/>(setq my:pomodoro-speak (not my:pomodoro-speak)))</text:p>
      <text:p text:style-name="OrgSrcBlock"/>
      <text:p text:style-name="OrgSrcBlock"><text:s text:c="3"/><text:span text:style-name="OrgSrcFontLockCommentDelimiterFace">;; </text:span><text:span text:style-name="OrgSrcFontLockCommentFace">Mac ユーザ向け。Kyokoさんに指示してもらう</text:span></text:p>
      <text:p text:style-name="OrgSrcBlock"><text:s text:c="3"/>(<text:span text:style-name="OrgSrcFontLockKeywordFace">defvar</text:span> <text:span text:style-name="OrgSrcFontLockVariableNameFace">pomodoro:with-speak</text:span> nil)</text:p>
      <text:p text:style-name="OrgSrcBlock"><text:s text:c="3"/>(<text:span text:style-name="OrgSrcFontLockKeywordFace">when</text:span> pomodoro:with-speak</text:p>
      <text:p text:style-name="OrgSrcBlock"><text:s text:c="5"/>(add-hook 'pomodoro:finish-work-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rest-time))</text:p>
      <text:p text:style-name="OrgSrcBlock"><text:s text:c="32"/><text:span text:style-name="OrgSrcFontLockStringFace">"分間、休憩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finish-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work-time))</text:p>
      <text:p text:style-name="OrgSrcBlock"><text:s text:c="32"/><text:span text:style-name="OrgSrcFontLockStringFace">"分間、作業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long-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これから"</text:span></text:p>
      <text:p text:style-name="OrgSrcBlock"><text:s text:c="32"/>(number-to-string</text:p>
      <text:p text:style-name="OrgSrcBlock"><text:s text:c="33"/>(floor pomodoro:long-rest-time))</text:p>
      <text:p text:style-name="OrgSrcBlock"><text:s text:c="32"/><text:span text:style-name="OrgSrcFontLockStringFace">"分間の休憩です"</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3"/>(<text:span text:style-name="OrgSrcFontLockKeywordFace">defun</text:span> <text:span text:style-name="OrgSrcFontLockFunctionNameFace">my:pomodoro-notify</text:span> ()</text:p>
      <text:p text:style-name="OrgSrcBlock"><text:s text:c="5"/>(interactive)</text:p>
      <text:p text:style-name="OrgSrcBlock"><text:s text:c="5"/>(shell-command-to-string</text:p>
      <text:p text:style-name="OrgSrcBlock"><text:s text:c="6"/>(concat <text:span text:style-name="OrgSrcFontLockStringFace">"terminal-notifier -title \"Pomodoro\" -message \""</text:span></text:p>
      <text:p text:style-name="OrgSrcBlock"><text:s text:c="14"/><text:span text:style-name="OrgSrcFontLockStringFace">"DONE! This time slot has been finished!\""</text:span>)))</text:p>
      <text:p text:style-name="OrgSrcBlock"><text:s text:c="3"/>(add-hook 'pomodoro:finish-work-hook 'my:pomodoro-notify)</text:p>
      <text:p text:style-name="OrgSrcBlockLastLine"><text:s text:c="3"/>))</text:p>
      <text:h text:style-name="Heading_20_2" text:outline-level="2"><text:bookmark text:name="orgheadline197"/><text:bookmark-start text:name="OrgXref.orgheadline197"/>[utility.el] 自作してテスト中の便利関数群 <text:bookmark-end text:name="OrgXref.orgheadline197"/></text:h>
      <text:p text:style-name="Text_20_body">関数定義を<text:a xlink:type="simple" xlink:href="http://pastelwill.jp/wiki/doku.php?id=emacs:utility.el" text:style-name="Internet_20_link" text:visited-style-name="Visited_20_Internet_20_Link">別ファイル</text:a>に分離して、Emacs起動の高速化を図っています。各関数を autoload の管理下において、必要なときにロードするように設定しています。</text:p>
      <text:p text:style-name="OrgSrcBlock"><text:soft-page-break/>(<text:span text:style-name="OrgSrcFontLockKeywordFace">when</text:span> (eval-after-autoload-if-found</text:p>
      <text:p text:style-name="OrgSrcBlock"><text:s text:c="7"/>'(takaxp:date takaxp:window-resizer eval-org-buffer</text:p>
      <text:p text:style-name="OrgSrcBlock"><text:s text:c="21"/>kyoko-mad-mode-toggle org2dokuwiki-cp-kill-ring</text:p>
      <text:p text:style-name="OrgSrcBlock"><text:s text:c="21"/>open-current-directory set-alarms-from-file</text:p>
      <text:p text:style-name="OrgSrcBlock"><text:s text:c="21"/>takaxp:open-file-ring reload-ical-export</text:p>
      <text:p text:style-name="OrgSrcBlock"><text:s text:c="21"/>show-org-buffer get-random-string init-auto-install</text:p>
      <text:p text:style-name="OrgSrcBlock"><text:s text:c="21"/>add-itemize-head insert-formatted-current-date</text:p>
      <text:p text:style-name="OrgSrcBlock"><text:s text:c="21"/>insert-formatted-current-time insert-formatted-signature</text:p>
      <text:p text:style-name="OrgSrcBlock"><text:s text:c="21"/>export-timeline-business export-timeline-private </text:p>
      <text:p text:style-name="OrgSrcBlock"><text:s text:c="21"/>browse-url-chrome count-words-buffer do-test-applescript</text:p>
      <text:p text:style-name="OrgSrcBlock"><text:s text:c="21"/>delete-backup-files recursive-delete-backup-files</text:p>
      <text:p text:style-name="OrgSrcBlock"><text:s text:c="21"/>describe-timer my:daylight-theme my:night-theme)</text:p>
      <text:p text:style-name="OrgSrcBlock"><text:s text:c="7"/><text:span text:style-name="OrgSrcFontLockStringFace">"utility"</text:span> nil t)</text:p>
      <text:p text:style-name="OrgSrcBlock"><text:s text:c="2"/><text:span text:style-name="OrgSrcFontLockCommentDelimiterFace">;; <text:s text:c="8"/></text:span><text:span text:style-name="OrgSrcFontLockCommentFace">'((message "Loading utility.el ... [done]")))</text:span></text:p>
      <text:p text:style-name="OrgSrcBlock"/>
      <text:p text:style-name="OrgSrcBlock"><text:s text:c="2"/>(global-set-key (kbd <text:span text:style-name="OrgSrcFontLockStringFace">"&lt;f12&gt;"</text:span>) 'takaxp:open-file-ring)</text:p>
      <text:p text:style-name="OrgSrcBlock"><text:s text:c="2"/>(global-set-key (kbd <text:span text:style-name="OrgSrcFontLockStringFace">"C-c t"</text:span>) 'takaxp:date)</text:p>
      <text:p text:style-name="OrgSrcBlockLastLine"><text:s text:c="2"/>(global-set-key (kbd <text:span text:style-name="OrgSrcFontLockStringFace">"C-c f 4"</text:span>) 'takaxp:window-resizer))</text:p>
      <text:h text:style-name="Heading_20_1" text:outline-level="1"><text:bookmark text:name="orgheadline200"/><text:bookmark-start text:name="OrgXref.orgheadline200"/>お試し中 <text:bookmark-end text:name="OrgXref.orgheadline200"/></text:h>
      <text:h text:style-name="Heading_20_2" text:outline-level="2"><text:bookmark text:name="orgheadline199"/><text:bookmark-start text:name="OrgXref.orgheadline199"/>yascroll <text:bookmark-end text:name="OrgXref.orgheadline199"/></text:h>
      <text:list xml:id="list110940556949122" text:style-name="OrgBulletedList">
        <text:list-item>
          <text:p text:style-name="P2"><text:a xlink:type="simple" xlink:href="http://d.hatena.ne.jp/m2ym/20110401/1301617991" text:style-name="Internet_20_link" text:visited-style-name="Visited_20_Internet_20_Link">http://d.hatena.ne.jp/m2ym/20110401/1301617991</text:a></text:p>
        </text:list-item>
        <text:list-item>
          <text:p text:style-name="P2">2015-03-15: smooth-scroll との組み合わせで重いため試用停止中</text:p>
        </text:list-item>
      </text:list>
      <text:p text:style-name="OrgSrcBlock">(use-package yascroll</text:p>
      <text:p text:style-name="OrgSrcBlock"><text:s text:c="2"/><text:span text:style-name="OrgSrcFontLockBuiltinFace">:disabled</text:span> t</text:p>
      <text:p text:style-name="OrgSrcBlock"><text:s text:c="2"/><text:span text:style-name="OrgSrcFontLockBuiltinFace">:init</text:span></text:p>
      <text:p text:style-name="OrgSrcBlock"><text:s text:c="2"/>(global-yascroll-bar-mode 1)</text:p>
      <text:p text:style-name="OrgSrcBlock"><text:s text:c="2"/>(setq yascroll:delay-to-hide 1)</text:p>
      <text:p text:style-name="OrgSrcBlock"><text:s text:c="2"/>(setq yascroll:disabled-modes '(org))</text:p>
      <text:p text:style-name="OrgSrcBlock"><text:s text:c="2"/>(set-face-foreground 'yascroll:thumb-fringe <text:span text:style-name="OrgSrcFontLockStringFace">"</text:span><text:span text:style-name="OrgSrcDefault0010">#b2cefb</text:span><text:span text:style-name="OrgSrcFontLockStringFace">"</text:span>)</text:p>
      <text:p text:style-name="OrgSrcBlock"><text:s text:c="2"/>(set-face-background 'yascroll:thumb-fringe <text:span text:style-name="OrgSrcFontLockStringFace">"</text:span><text:span text:style-name="OrgSrcDefault0010">#b2cefb</text:span><text:span text:style-name="OrgSrcFontLockStringFace">"</text:span>)</text:p>
      <text:p text:style-name="OrgSrcBlockLastLine"><text:s text:c="2"/>)</text:p>
      <text:h text:style-name="Heading_20_1" text:outline-level="1"><text:bookmark text:name="orgheadline201"/><text:bookmark-start text:name="OrgXref.orgheadline201"/>provide <text:bookmark-end text:name="OrgXref.orgheadline201"/></text:h>
      <text:p text:style-name="OrgSrcBlockLastLine">(<text:span text:style-name="OrgSrcFontLockKeywordFace">provide</text:span> '<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igu 2M"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S PMincho" svg:font-family="'MS PMincho'" style:font-adornments="Regular" style:font-pitch="variable"/>
    <style:font-face style:name="Migu 2M1" svg:font-family="'Migu 2M'" style:font-adornments="Bold" style:font-pitch="variable"/>
    <style:font-face style:name="Migu 2M2"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Migu 2M" style:font-size-asian="12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GB" style:letter-kerning="true" style:font-name-asian="Migu 2M" style:font-size-asian="12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Migu 2M2" style:font-family-asian="'Migu 2M'" style:font-style-name-asian="Regular"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name-asian="Migu 2M1" style:font-family-asian="'Migu 2M'" style:font-style-name-asian="Bold"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MS PMincho" style:font-family-asian="'MS PMincho'" style:font-style-name-asian="Regular" style:font-pitch-asian="variable"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ffffff" draw:opacity="100%"/>
      <style:paragraph-properties fo:background-color="#ffffff" fo:padding="0.0193in" fo:border="0.51pt solid #000000" style:shadow="none"/>
      <style:text-properties fo:color="#20202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Default0085" style:family="text"/>
    <style:style style:name="OrgSrcDefault0084" style:family="text"/>
    <style:style style:name="OrgSrcDefault0083" style:family="text"/>
    <style:style style:name="OrgSrcDefault0082" style:family="text"/>
    <style:style style:name="OrgSrcDefault0081" style:family="text"/>
    <style:style style:name="OrgSrcDefault0080" style:family="text"/>
    <style:style style:name="OrgSrcDefault0079" style:family="text"/>
    <style:style style:name="OrgSrcDefault0078" style:family="text"/>
    <style:style style:name="OrgSrcDefault0077" style:family="text"/>
    <style:style style:name="OrgSrcDefault0076" style:family="text"/>
    <style:style style:name="OrgSrcDefault0075" style:family="text"/>
    <style:style style:name="OrgSrcDefault0074" style:family="text"/>
    <style:style style:name="OrgSrcDefault0073" style:family="text"/>
    <style:style style:name="OrgSrcDefault0072" style:family="text"/>
    <style:style style:name="OrgSrcDefault0071" style:family="text"/>
    <style:style style:name="OrgSrcDefault0070" style:family="text"/>
    <style:style style:name="OrgSrcDefault0069" style:family="text"/>
    <style:style style:name="OrgSrcDefault0068" style:family="text"/>
    <style:style style:name="OrgSrcDefault0067" style:family="text"/>
    <style:style style:name="OrgSrcDefault0066" style:family="text"/>
    <style:style style:name="OrgSrcDefault0065" style:family="text"/>
    <style:style style:name="OrgSrcDefault0064" style:family="text"/>
    <style:style style:name="OrgSrcDefault0063" style:family="text"/>
    <style:style style:name="OrgSrcDefault0062" style:family="text"/>
    <style:style style:name="OrgSrcDefault0061" style:family="text"/>
    <style:style style:name="OrgSrcDefault0060" style:family="text"/>
    <style:style style:name="OrgSrcDefault0059" style:family="text"/>
    <style:style style:name="OrgSrcDefault0058" style:family="text"/>
    <style:style style:name="OrgSrcDefault0057" style:family="text"/>
    <style:style style:name="OrgSrcDefault0056" style:family="text"/>
    <style:style style:name="OrgSrcDefault0055" style:family="text"/>
    <style:style style:name="OrgSrcDefault0054" style:family="text"/>
    <style:style style:name="OrgSrcDefault0053" style:family="text"/>
    <style:style style:name="OrgSrcDefault0052" style:family="text"/>
    <style:style style:name="OrgSrcDefault0051" style:family="text"/>
    <style:style style:name="OrgSrcDefault0050" style:family="text"/>
    <style:style style:name="OrgSrcDefault0049" style:family="text"/>
    <style:style style:name="OrgSrcDefault0048" style:family="text"/>
    <style:style style:name="OrgSrcDefault0047" style:family="text"/>
    <style:style style:name="OrgSrcDefault0046" style:family="text"/>
    <style:style style:name="OrgSrcDefault0045" style:family="text"/>
    <style:style style:name="OrgSrcDefault0044" style:family="text"/>
    <style:style style:name="OrgSrcDefault0043" style:family="text"/>
    <style:style style:name="OrgSrcDefault0042" style:family="text"/>
    <style:style style:name="OrgSrcDefault0041" style:family="text"/>
    <style:style style:name="OrgSrcDefault0040" style:family="text"/>
    <style:style style:name="OrgSrcDefault0039" style:family="text"/>
    <style:style style:name="OrgSrcDefault0038" style:family="text"/>
    <style:style style:name="OrgSrcDefault0037" style:family="text"/>
    <style:style style:name="OrgSrcDefault0036" style:family="text"/>
    <style:style style:name="OrgSrcDefault0035" style:family="text"/>
    <style:style style:name="OrgSrcDefault0034" style:family="text"/>
    <style:style style:name="OrgSrcDefault0033" style:family="text"/>
    <style:style style:name="OrgSrcDefault0032" style:family="text"/>
    <style:style style:name="OrgSrcDefault0031" style:family="text"/>
    <style:style style:name="OrgSrcDefault0030" style:family="text"/>
    <style:style style:name="OrgSrcFontLockPreprocessorFace" style:family="text">
      <style:text-properties fo:color="#5a529c"/>
    </style:style>
    <style:style style:name="OrgSrcDefault0029" style:family="text"/>
    <style:style style:name="OrgSrcDefault0028" style:family="text"/>
    <style:style style:name="OrgSrcDefault0027" style:family="text"/>
    <style:style style:name="OrgSrcDefault0026" style:family="text"/>
    <style:style style:name="OrgSrcDefault0025" style:family="text"/>
    <style:style style:name="OrgSrcDefault0024" style:family="text"/>
    <style:style style:name="OrgSrcDefault0023" style:family="text"/>
    <style:style style:name="OrgSrcDefault0022" style:family="text"/>
    <style:style style:name="OrgSrcDefault0021" style:family="text"/>
    <style:style style:name="OrgSrcDefault0020" style:family="text"/>
    <style:style style:name="OrgSrcDefault0019" style:family="text"/>
    <style:style style:name="OrgSrcDefault0018" style:family="text"/>
    <style:style style:name="OrgSrcDefault0017" style:family="text"/>
    <style:style style:name="OrgSrcDefault0016" style:family="text"/>
    <style:style style:name="OrgSrcDefault0015" style:family="text"/>
    <style:style style:name="OrgSrcDefault0014" style:family="text"/>
    <style:style style:name="OrgSrcDefault0013" style:family="text"/>
    <style:style style:name="OrgSrcDefault0012" style:family="text"/>
    <style:style style:name="OrgSrcDefault0011" style:family="text"/>
    <style:style style:name="OrgSrcDefault0010" style:family="text"/>
    <style:style style:name="OrgSrcDefault0009" style:family="text"/>
    <style:style style:name="OrgSrcDefault0008" style:family="text"/>
    <style:style style:name="OrgSrcDefault0007" style:family="text"/>
    <style:style style:name="OrgSrcDefault0006" style:family="text"/>
    <style:style style:name="OrgSrcDefault0005" style:family="text"/>
    <style:style style:name="OrgSrcDefault0004" style:family="text"/>
    <style:style style:name="OrgSrcDefault0003" style:family="text"/>
    <style:style style:name="OrgSrcDefault0002" style:family="text"/>
    <style:style style:name="OrgSrcDefault0001" style:family="text"/>
    <style:style style:name="OrgSrcDefault0000" style:family="text"/>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FontLockCommentFace" style:family="text">
      <style:text-properties fo:color="#c1352c"/>
    </style:style>
    <style:style style:name="OrgSrcFontLockCommentDelimiterFace" style:family="text">
      <style:text-properties fo:color="#c1352c"/>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aki Ishikawa</meta:initial-creator>
    <dc:date>2015-12-06T11:16:04.312480000</dc:date>
    <meta:creation-date>2015-12-06T10:58:32</meta:creation-date>
    <meta:generator>LibreOffice/5.0.3.2$MacOSX_X86_64 LibreOffice_project/e5f16313668ac592c1bfb310f4390624e3dbfb75</meta:generator>
    <meta:keyword/>
    <dc:subject/>
    <dc:title>Configurations for GNU Emacs</dc:title>
    <meta:editing-duration>PT6M27S</meta:editing-duration>
    <meta:editing-cycles>1</meta:editing-cycles>
    <meta:document-statistic meta:table-count="7" meta:image-count="0" meta:object-count="0" meta:page-count="79" meta:paragraph-count="3354" meta:word-count="26378" meta:character-count="140773" meta:non-whitespace-character-count="112797"/>
  </office:meta>
</office:document-meta>
</file>